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5" table:style-name="ta1">
        <table:shapes>
          <draw:frame draw:z-index="0" draw:style-name="gr1" draw:text-style-name="P1" svg:width="6.2949in" svg:height="3.5453in" svg:x="1.9972in" svg:y="4.0469in">
            <draw:object draw:notify-on-update-of-ranges="rosfoot5.A1:rosfoot5.A1 rosfoot5.B1:rosfoot5.JW1 rosfoot5.A6:rosfoot5.A6 rosfoot5.B6:rosfoot5.JW6 rosfoot5.A8:rosfoot5.A8 rosfoot5.B8:rosfoot5.JW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number-columns-repeated="2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7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0" table:number-columns-repeated="2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number-columns-repeated="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3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5" table:number-columns-repeated="56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809967041" calcext:value-type="float">
            <text:p>0.066713809967041</text:p>
          </table:table-cell>
          <table:table-cell office:value-type="float" office:value="0.100070714950562" calcext:value-type="float">
            <text:p>0.100070714950562</text:p>
          </table:table-cell>
          <table:table-cell office:value-type="float" office:value="0.133427619934082" calcext:value-type="float">
            <text:p>0.133427619934082</text:p>
          </table:table-cell>
          <table:table-cell office:value-type="float" office:value="0.200141668319702" calcext:value-type="float">
            <text:p>0.200141668319702</text:p>
          </table:table-cell>
          <table:table-cell office:value-type="float" office:value="0.233498573303223" calcext:value-type="float">
            <text:p>0.233498573303223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33357048034668" calcext:value-type="float">
            <text:p>0.33357048034668</text:p>
          </table:table-cell>
          <table:table-cell office:value-type="float" office:value="0.366928100585937" calcext:value-type="float">
            <text:p>0.366928100585937</text:p>
          </table:table-cell>
          <table:table-cell office:value-type="float" office:value="0.400285720825195" calcext:value-type="float">
            <text:p>0.400285720825195</text:p>
          </table:table-cell>
          <table:table-cell office:value-type="float" office:value="0.467000961303711" calcext:value-type="float">
            <text:p>0.467000961303711</text:p>
          </table:table-cell>
          <table:table-cell office:value-type="float" office:value="0.50035834312439" calcext:value-type="float">
            <text:p>0.50035834312439</text:p>
          </table:table-cell>
          <table:table-cell office:value-type="float" office:value="0.533715963363647" calcext:value-type="float">
            <text:p>0.533715963363647</text:p>
          </table:table-cell>
          <table:table-cell office:value-type="float" office:value="0.567073583602905" calcext:value-type="float">
            <text:p>0.567073583602905</text:p>
          </table:table-cell>
          <table:table-cell office:value-type="float" office:value="0.633788824081421" calcext:value-type="float">
            <text:p>0.633788824081421</text:p>
          </table:table-cell>
          <table:table-cell office:value-type="float" office:value="0.667146444320679" calcext:value-type="float">
            <text:p>0.667146444320679</text:p>
          </table:table-cell>
          <table:table-cell office:value-type="float" office:value="0.700504064559937" calcext:value-type="float">
            <text:p>0.700504064559937</text:p>
          </table:table-cell>
          <table:table-cell office:value-type="float" office:value="0.767219305038452" calcext:value-type="float">
            <text:p>0.767219305038452</text:p>
          </table:table-cell>
          <table:table-cell office:value-type="float" office:value="0.80057692527771" calcext:value-type="float">
            <text:p>0.80057692527771</text:p>
          </table:table-cell>
          <table:table-cell office:value-type="float" office:value="0.833934307098389" calcext:value-type="float">
            <text:p>0.833934307098389</text:p>
          </table:table-cell>
          <table:table-cell office:value-type="float" office:value="0.867291927337647" calcext:value-type="float">
            <text:p>0.867291927337647</text:p>
          </table:table-cell>
          <table:table-cell office:value-type="float" office:value="0.900649547576904" calcext:value-type="float">
            <text:p>0.900649547576904</text:p>
          </table:table-cell>
          <table:table-cell office:value-type="float" office:value="0.96736478805542" calcext:value-type="float">
            <text:p>0.96736478805542</text:p>
          </table:table-cell>
          <table:table-cell office:value-type="float" office:value="1.00072240829468" calcext:value-type="float">
            <text:p>1.00072240829468</text:p>
          </table:table-cell>
          <table:table-cell office:value-type="float" office:value="1.03408002853394" calcext:value-type="float">
            <text:p>1.03408002853394</text:p>
          </table:table-cell>
          <table:table-cell office:value-type="float" office:value="1.06743764877319" calcext:value-type="float">
            <text:p>1.06743764877319</text:p>
          </table:table-cell>
          <table:table-cell office:value-type="float" office:value="1.13415288925171" calcext:value-type="float">
            <text:p>1.13415288925171</text:p>
          </table:table-cell>
          <table:table-cell office:value-type="float" office:value="1.20086812973022" calcext:value-type="float">
            <text:p>1.20086812973022</text:p>
          </table:table-cell>
          <table:table-cell office:value-type="float" office:value="1.26758313179016" calcext:value-type="float">
            <text:p>1.26758313179016</text:p>
          </table:table-cell>
          <table:table-cell office:value-type="float" office:value="1.33429837226868" calcext:value-type="float">
            <text:p>1.33429837226868</text:p>
          </table:table-cell>
          <table:table-cell office:value-type="float" office:value="1.40101313591003" calcext:value-type="float">
            <text:p>1.40101313591003</text:p>
          </table:table-cell>
          <table:table-cell office:value-type="float" office:value="1.43437075614929" calcext:value-type="float">
            <text:p>1.43437075614929</text:p>
          </table:table-cell>
          <table:table-cell office:value-type="float" office:value="1.46772813796997" calcext:value-type="float">
            <text:p>1.46772813796997</text:p>
          </table:table-cell>
          <table:table-cell office:value-type="float" office:value="1.50108575820923" calcext:value-type="float">
            <text:p>1.50108575820923</text:p>
          </table:table-cell>
          <table:table-cell office:value-type="float" office:value="1.53444337844849" calcext:value-type="float">
            <text:p>1.53444337844849</text:p>
          </table:table-cell>
          <table:table-cell office:value-type="float" office:value="1.56780076026917" calcext:value-type="float">
            <text:p>1.56780076026917</text:p>
          </table:table-cell>
          <table:table-cell office:value-type="float" office:value="1.6345157623291" calcext:value-type="float">
            <text:p>1.6345157623291</text:p>
          </table:table-cell>
          <table:table-cell office:value-type="float" office:value="1.70123100280762" calcext:value-type="float">
            <text:p>1.70123100280762</text:p>
          </table:table-cell>
          <table:table-cell office:value-type="float" office:value="1.7345883846283" calcext:value-type="float">
            <text:p>1.7345883846283</text:p>
          </table:table-cell>
          <table:table-cell office:value-type="float" office:value="1.80130338668823" calcext:value-type="float">
            <text:p>1.80130338668823</text:p>
          </table:table-cell>
          <table:table-cell office:value-type="float" office:value="1.90137600898743" calcext:value-type="float">
            <text:p>1.90137600898743</text:p>
          </table:table-cell>
          <table:table-cell office:value-type="float" office:value="1.96809101104736" calcext:value-type="float">
            <text:p>1.96809101104736</text:p>
          </table:table-cell>
          <table:table-cell office:value-type="float" office:value="2.0348060131073" calcext:value-type="float">
            <text:p>2.0348060131073</text:p>
          </table:table-cell>
          <table:table-cell office:value-type="float" office:value="2.10152101516724" calcext:value-type="float">
            <text:p>2.10152101516724</text:p>
          </table:table-cell>
          <table:table-cell office:value-type="float" office:value="2.13487863540649" calcext:value-type="float">
            <text:p>2.13487863540649</text:p>
          </table:table-cell>
          <table:table-cell office:value-type="float" office:value="2.16823601722717" calcext:value-type="float">
            <text:p>2.16823601722717</text:p>
          </table:table-cell>
          <table:table-cell office:value-type="float" office:value="2.20159363746643" calcext:value-type="float">
            <text:p>2.20159363746643</text:p>
          </table:table-cell>
          <table:table-cell office:value-type="float" office:value="2.23495125770569" calcext:value-type="float">
            <text:p>2.23495125770569</text:p>
          </table:table-cell>
          <table:table-cell office:value-type="float" office:value="2.26830887794495" calcext:value-type="float">
            <text:p>2.26830887794495</text:p>
          </table:table-cell>
          <table:table-cell office:value-type="float" office:value="2.30166530609131" calcext:value-type="float">
            <text:p>2.30166530609131</text:p>
          </table:table-cell>
          <table:table-cell office:value-type="float" office:value="2.36837863922119" calcext:value-type="float">
            <text:p>2.36837863922119</text:p>
          </table:table-cell>
          <table:table-cell office:value-type="float" office:value="2.4350917339325" calcext:value-type="float">
            <text:p>2.4350917339325</text:p>
          </table:table-cell>
          <table:table-cell office:value-type="float" office:value="2.50180506706238" calcext:value-type="float">
            <text:p>2.50180506706238</text:p>
          </table:table-cell>
          <table:table-cell office:value-type="float" office:value="2.56851840019226" calcext:value-type="float">
            <text:p>2.56851840019226</text:p>
          </table:table-cell>
          <table:table-cell office:value-type="float" office:value="2.63523149490356" calcext:value-type="float">
            <text:p>2.63523149490356</text:p>
          </table:table-cell>
          <table:table-cell office:value-type="float" office:value="2.70194458961487" calcext:value-type="float">
            <text:p>2.70194458961487</text:p>
          </table:table-cell>
          <table:table-cell office:value-type="float" office:value="2.73530125617981" calcext:value-type="float">
            <text:p>2.73530125617981</text:p>
          </table:table-cell>
          <table:table-cell office:value-type="float" office:value="2.80201435089111" calcext:value-type="float">
            <text:p>2.80201435089111</text:p>
          </table:table-cell>
          <table:table-cell office:value-type="float" office:value="2.86872744560242" calcext:value-type="float">
            <text:p>2.86872744560242</text:p>
          </table:table-cell>
          <table:table-cell office:value-type="float" office:value="2.90208387374878" calcext:value-type="float">
            <text:p>2.90208387374878</text:p>
          </table:table-cell>
          <table:table-cell office:value-type="float" office:value="2.93544054031372" calcext:value-type="float">
            <text:p>2.93544054031372</text:p>
          </table:table-cell>
          <table:table-cell office:value-type="float" office:value="2.96879720687866" calcext:value-type="float">
            <text:p>2.96879720687866</text:p>
          </table:table-cell>
          <table:table-cell office:value-type="float" office:value="3.0021538734436" calcext:value-type="float">
            <text:p>3.0021538734436</text:p>
          </table:table-cell>
          <table:table-cell office:value-type="float" office:value="3.06886672973633" calcext:value-type="float">
            <text:p>3.06886672973633</text:p>
          </table:table-cell>
          <table:table-cell office:value-type="float" office:value="3.10222339630127" calcext:value-type="float">
            <text:p>3.10222339630127</text:p>
          </table:table-cell>
          <table:table-cell office:value-type="float" office:value="3.13557982444763" calcext:value-type="float">
            <text:p>3.13557982444763</text:p>
          </table:table-cell>
          <table:table-cell office:value-type="float" office:value="3.16893625259399" calcext:value-type="float">
            <text:p>3.16893625259399</text:p>
          </table:table-cell>
          <table:table-cell office:value-type="float" office:value="3.20229291915894" calcext:value-type="float">
            <text:p>3.20229291915894</text:p>
          </table:table-cell>
          <table:table-cell office:value-type="float" office:value="3.26900577545166" calcext:value-type="float">
            <text:p>3.26900577545166</text:p>
          </table:table-cell>
          <table:table-cell office:value-type="float" office:value="3.3023669719696" calcext:value-type="float">
            <text:p>3.3023669719696</text:p>
          </table:table-cell>
          <table:table-cell office:value-type="float" office:value="3.36908888816833" calcext:value-type="float">
            <text:p>3.36908888816833</text:p>
          </table:table-cell>
          <table:table-cell office:value-type="float" office:value="3.43581104278564" calcext:value-type="float">
            <text:p>3.43581104278564</text:p>
          </table:table-cell>
          <table:table-cell office:value-type="float" office:value="3.50253319740295" calcext:value-type="float">
            <text:p>3.50253319740295</text:p>
          </table:table-cell>
          <table:table-cell office:value-type="float" office:value="3.73606181144714" calcext:value-type="float">
            <text:p>3.73606181144714</text:p>
          </table:table-cell>
          <table:table-cell office:value-type="float" office:value="3.93623018264771" calcext:value-type="float">
            <text:p>3.93623018264771</text:p>
          </table:table-cell>
          <table:table-cell office:value-type="float" office:value="4.03631472587585" calcext:value-type="float">
            <text:p>4.03631472587585</text:p>
          </table:table-cell>
          <table:table-cell office:value-type="float" office:value="4.06967616081238" calcext:value-type="float">
            <text:p>4.06967616081238</text:p>
          </table:table-cell>
          <table:table-cell office:value-type="float" office:value="4.136399269104" calcext:value-type="float">
            <text:p>4.136399269104</text:p>
          </table:table-cell>
          <table:table-cell office:value-type="float" office:value="4.50342202186585" calcext:value-type="float">
            <text:p>4.50342202186585</text:p>
          </table:table-cell>
          <table:table-cell office:value-type="float" office:value="5.3376202583313" calcext:value-type="float">
            <text:p>5.3376202583313</text:p>
          </table:table-cell>
          <table:table-cell office:value-type="float" office:value="5.40433239936829" calcext:value-type="float">
            <text:p>5.40433239936829</text:p>
          </table:table-cell>
          <table:table-cell office:value-type="float" office:value="5.50440049171448" calcext:value-type="float">
            <text:p>5.50440049171448</text:p>
          </table:table-cell>
          <table:table-cell office:value-type="float" office:value="5.57111263275147" calcext:value-type="float">
            <text:p>5.57111263275147</text:p>
          </table:table-cell>
          <table:table-cell office:value-type="float" office:value="5.60446858406067" calcext:value-type="float">
            <text:p>5.60446858406067</text:p>
          </table:table-cell>
          <table:table-cell office:value-type="float" office:value="5.63782453536987" calcext:value-type="float">
            <text:p>5.63782453536987</text:p>
          </table:table-cell>
          <table:table-cell office:value-type="float" office:value="5.67118048667908" calcext:value-type="float">
            <text:p>5.67118048667908</text:p>
          </table:table-cell>
          <table:table-cell office:value-type="float" office:value="5.70453643798828" calcext:value-type="float">
            <text:p>5.70453643798828</text:p>
          </table:table-cell>
          <table:table-cell office:value-type="float" office:value="5.77124810218811" calcext:value-type="float">
            <text:p>5.77124810218811</text:p>
          </table:table-cell>
          <table:table-cell office:value-type="float" office:value="5.83796000480652" calcext:value-type="float">
            <text:p>5.83796000480652</text:p>
          </table:table-cell>
          <table:table-cell office:value-type="float" office:value="5.87131571769714" calcext:value-type="float">
            <text:p>5.87131571769714</text:p>
          </table:table-cell>
          <table:table-cell office:value-type="float" office:value="5.90467166900635" calcext:value-type="float">
            <text:p>5.90467166900635</text:p>
          </table:table-cell>
          <table:table-cell office:value-type="float" office:value="5.97138333320618" calcext:value-type="float">
            <text:p>5.97138333320618</text:p>
          </table:table-cell>
          <table:table-cell office:value-type="float" office:value="6.03809499740601" calcext:value-type="float">
            <text:p>6.03809499740601</text:p>
          </table:table-cell>
          <table:table-cell office:value-type="float" office:value="6.07145094871521" calcext:value-type="float">
            <text:p>6.07145094871521</text:p>
          </table:table-cell>
          <table:table-cell office:value-type="float" office:value="6.10480666160584" calcext:value-type="float">
            <text:p>6.10480666160584</text:p>
          </table:table-cell>
          <table:table-cell office:value-type="float" office:value="6.20487427711487" calcext:value-type="float">
            <text:p>6.20487427711487</text:p>
          </table:table-cell>
          <table:table-cell office:value-type="float" office:value="6.30494523048401" calcext:value-type="float">
            <text:p>6.30494523048401</text:p>
          </table:table-cell>
          <table:table-cell office:value-type="float" office:value="6.37166428565979" calcext:value-type="float">
            <text:p>6.37166428565979</text:p>
          </table:table-cell>
          <table:table-cell office:value-type="float" office:value="6.40502381324768" calcext:value-type="float">
            <text:p>6.40502381324768</text:p>
          </table:table-cell>
          <table:table-cell office:value-type="float" office:value="6.43838357925415" calcext:value-type="float">
            <text:p>6.43838357925415</text:p>
          </table:table-cell>
          <table:table-cell office:value-type="float" office:value="6.50510239601135" calcext:value-type="float">
            <text:p>6.50510239601135</text:p>
          </table:table-cell>
          <table:table-cell office:value-type="float" office:value="6.60518145561218" calcext:value-type="float">
            <text:p>6.60518145561218</text:p>
          </table:table-cell>
          <table:table-cell office:value-type="float" office:value="7.13893675804138" calcext:value-type="float">
            <text:p>7.13893675804138</text:p>
          </table:table-cell>
          <table:table-cell office:value-type="float" office:value="7.2056565284729" calcext:value-type="float">
            <text:p>7.2056565284729</text:p>
          </table:table-cell>
          <table:table-cell office:value-type="float" office:value="7.27237606048584" calcext:value-type="float">
            <text:p>7.27237606048584</text:p>
          </table:table-cell>
          <table:table-cell office:value-type="float" office:value="7.30573511123657" calcext:value-type="float">
            <text:p>7.30573511123657</text:p>
          </table:table-cell>
          <table:table-cell office:value-type="float" office:value="7.33909392356873" calcext:value-type="float">
            <text:p>7.33909392356873</text:p>
          </table:table-cell>
          <table:table-cell office:value-type="float" office:value="7.37245273590088" calcext:value-type="float">
            <text:p>7.37245273590088</text:p>
          </table:table-cell>
          <table:table-cell office:value-type="float" office:value="7.40581178665161" calcext:value-type="float">
            <text:p>7.40581178665161</text:p>
          </table:table-cell>
          <table:table-cell office:value-type="float" office:value="7.4725296497345" calcext:value-type="float">
            <text:p>7.4725296497345</text:p>
          </table:table-cell>
          <table:table-cell office:value-type="float" office:value="7.70604276657105" calcext:value-type="float">
            <text:p>7.70604276657105</text:p>
          </table:table-cell>
          <table:table-cell office:value-type="float" office:value="7.77276062965393" calcext:value-type="float">
            <text:p>7.77276062965393</text:p>
          </table:table-cell>
          <table:table-cell office:value-type="float" office:value="7.80611991882324" calcext:value-type="float">
            <text:p>7.80611991882324</text:p>
          </table:table-cell>
          <table:table-cell office:value-type="float" office:value="7.9729151725769" calcext:value-type="float">
            <text:p>7.9729151725769</text:p>
          </table:table-cell>
          <table:table-cell office:value-type="float" office:value="8.07299256324768" calcext:value-type="float">
            <text:p>8.07299256324768</text:p>
          </table:table-cell>
          <table:table-cell office:value-type="float" office:value="8.10635185241699" calcext:value-type="float">
            <text:p>8.10635185241699</text:p>
          </table:table-cell>
          <table:table-cell office:value-type="float" office:value="8.17307019233704" calcext:value-type="float">
            <text:p>8.17307019233704</text:p>
          </table:table-cell>
          <table:table-cell office:value-type="float" office:value="8.30650329589844" calcext:value-type="float">
            <text:p>8.30650329589844</text:p>
          </table:table-cell>
          <table:table-cell office:value-type="float" office:value="8.33985877037048" calcext:value-type="float">
            <text:p>8.33985877037048</text:p>
          </table:table-cell>
          <table:table-cell office:value-type="float" office:value="8.37321424484253" calcext:value-type="float">
            <text:p>8.37321424484253</text:p>
          </table:table-cell>
          <table:table-cell office:value-type="float" office:value="8.40656995773315" calcext:value-type="float">
            <text:p>8.40656995773315</text:p>
          </table:table-cell>
          <table:table-cell office:value-type="float" office:value="8.4399254322052" calcext:value-type="float">
            <text:p>8.4399254322052</text:p>
          </table:table-cell>
          <table:table-cell office:value-type="float" office:value="8.47328090667725" calcext:value-type="float">
            <text:p>8.47328090667725</text:p>
          </table:table-cell>
          <table:table-cell office:value-type="float" office:value="8.53999185562134" calcext:value-type="float">
            <text:p>8.53999185562134</text:p>
          </table:table-cell>
          <table:table-cell office:value-type="float" office:value="8.57334733009338" calcext:value-type="float">
            <text:p>8.57334733009338</text:p>
          </table:table-cell>
          <table:table-cell office:value-type="float" office:value="8.60670280456543" calcext:value-type="float">
            <text:p>8.60670280456543</text:p>
          </table:table-cell>
          <table:table-cell office:value-type="float" office:value="8.64005827903748" calcext:value-type="float">
            <text:p>8.64005827903748</text:p>
          </table:table-cell>
          <table:table-cell office:value-type="float" office:value="8.94025659561157" calcext:value-type="float">
            <text:p>8.94025659561157</text:p>
          </table:table-cell>
          <table:table-cell office:value-type="float" office:value="9.00696706771851" calcext:value-type="float">
            <text:p>9.00696706771851</text:p>
          </table:table-cell>
          <table:table-cell office:value-type="float" office:value="9.07367753982544" calcext:value-type="float">
            <text:p>9.07367753982544</text:p>
          </table:table-cell>
          <table:table-cell office:value-type="float" office:value="9.14038801193237" calcext:value-type="float">
            <text:p>9.14038801193237</text:p>
          </table:table-cell>
          <table:table-cell office:value-type="float" office:value="9.17374300956726" calcext:value-type="float">
            <text:p>9.17374300956726</text:p>
          </table:table-cell>
          <table:table-cell office:value-type="float" office:value="9.20709800720215" calcext:value-type="float">
            <text:p>9.20709800720215</text:p>
          </table:table-cell>
          <table:table-cell office:value-type="float" office:value="9.74078798294067" calcext:value-type="float">
            <text:p>9.74078798294067</text:p>
          </table:table-cell>
          <table:table-cell office:value-type="float" office:value="9.7741436958313" calcext:value-type="float">
            <text:p>9.7741436958313</text:p>
          </table:table-cell>
          <table:table-cell office:value-type="float" office:value="9.80749917030335" calcext:value-type="float">
            <text:p>9.80749917030335</text:p>
          </table:table-cell>
          <table:table-cell office:value-type="float" office:value="9.84085464477539" calcext:value-type="float">
            <text:p>9.84085464477539</text:p>
          </table:table-cell>
          <table:table-cell office:value-type="float" office:value="9.90756583213806" calcext:value-type="float">
            <text:p>9.90756583213806</text:p>
          </table:table-cell>
          <table:table-cell office:value-type="float" office:value="9.97427678108215" calcext:value-type="float">
            <text:p>9.97427678108215</text:p>
          </table:table-cell>
          <table:table-cell office:value-type="float" office:value="10.0409877300262" calcext:value-type="float">
            <text:p>10.0409877300262</text:p>
          </table:table-cell>
          <table:table-cell office:value-type="float" office:value="10.1076984405518" calcext:value-type="float">
            <text:p>10.1076984405518</text:p>
          </table:table-cell>
          <table:table-cell office:value-type="float" office:value="10.2411201000214" calcext:value-type="float">
            <text:p>10.2411201000214</text:p>
          </table:table-cell>
          <table:table-cell office:value-type="float" office:value="10.3078315258026" calcext:value-type="float">
            <text:p>10.3078315258026</text:p>
          </table:table-cell>
          <table:table-cell office:value-type="float" office:value="10.3745436668396" calcext:value-type="float">
            <text:p>10.3745436668396</text:p>
          </table:table-cell>
          <table:table-cell office:value-type="float" office:value="10.5746796131134" calcext:value-type="float">
            <text:p>10.5746796131134</text:p>
          </table:table-cell>
          <table:table-cell office:value-type="float" office:value="10.6080355644226" calcext:value-type="float">
            <text:p>10.6080355644226</text:p>
          </table:table-cell>
          <table:table-cell office:value-type="float" office:value="10.674747467041" calcext:value-type="float">
            <text:p>10.674747467041</text:p>
          </table:table-cell>
          <table:table-cell office:value-type="float" office:value="10.7414593696594" calcext:value-type="float">
            <text:p>10.7414593696594</text:p>
          </table:table-cell>
          <table:table-cell office:value-type="float" office:value="10.8415269851685" calcext:value-type="float">
            <text:p>10.8415269851685</text:p>
          </table:table-cell>
          <table:table-cell office:value-type="float" office:value="10.8748829364777" calcext:value-type="float">
            <text:p>10.8748829364777</text:p>
          </table:table-cell>
          <table:table-cell office:value-type="float" office:value="10.9082386493683" calcext:value-type="float">
            <text:p>10.9082386493683</text:p>
          </table:table-cell>
          <table:table-cell office:value-type="float" office:value="10.9415946006775" calcext:value-type="float">
            <text:p>10.9415946006775</text:p>
          </table:table-cell>
          <table:table-cell office:value-type="float" office:value="10.9749503135681" calcext:value-type="float">
            <text:p>10.9749503135681</text:p>
          </table:table-cell>
          <table:table-cell office:value-type="float" office:value="11.0416619777679" calcext:value-type="float">
            <text:p>11.0416619777679</text:p>
          </table:table-cell>
          <table:table-cell office:value-type="float" office:value="11.0750176906586" calcext:value-type="float">
            <text:p>11.0750176906586</text:p>
          </table:table-cell>
          <table:table-cell office:value-type="float" office:value="11.1083734035492" calcext:value-type="float">
            <text:p>11.1083734035492</text:p>
          </table:table-cell>
          <table:table-cell office:value-type="float" office:value="11.1417291164398" calcext:value-type="float">
            <text:p>11.1417291164398</text:p>
          </table:table-cell>
          <table:table-cell office:value-type="float" office:value="11.175085067749" calcext:value-type="float">
            <text:p>11.175085067749</text:p>
          </table:table-cell>
          <table:table-cell office:value-type="float" office:value="11.2084407806396" calcext:value-type="float">
            <text:p>11.2084407806396</text:p>
          </table:table-cell>
          <table:table-cell office:value-type="float" office:value="11.2417964935303" calcext:value-type="float">
            <text:p>11.2417964935303</text:p>
          </table:table-cell>
          <table:table-cell office:value-type="float" office:value="11.4752817153931" calcext:value-type="float">
            <text:p>11.4752817153931</text:p>
          </table:table-cell>
          <table:table-cell office:value-type="float" office:value="11.5419914722443" calcext:value-type="float">
            <text:p>11.5419914722443</text:p>
          </table:table-cell>
          <table:table-cell office:value-type="float" office:value="11.6420557498932" calcext:value-type="float">
            <text:p>11.6420557498932</text:p>
          </table:table-cell>
          <table:table-cell office:value-type="float" office:value="11.7087650299072" calcext:value-type="float">
            <text:p>11.7087650299072</text:p>
          </table:table-cell>
          <table:table-cell office:value-type="float" office:value="11.7754745483398" calcext:value-type="float">
            <text:p>11.7754745483398</text:p>
          </table:table-cell>
          <table:table-cell office:value-type="float" office:value="12.075665473938" calcext:value-type="float">
            <text:p>12.075665473938</text:p>
          </table:table-cell>
          <table:table-cell office:value-type="float" office:value="12.3091480731964" calcext:value-type="float">
            <text:p>12.3091480731964</text:p>
          </table:table-cell>
          <table:table-cell office:value-type="float" office:value="12.3758609294891" calcext:value-type="float">
            <text:p>12.3758609294891</text:p>
          </table:table-cell>
          <table:table-cell office:value-type="float" office:value="12.4425730705261" calcext:value-type="float">
            <text:p>12.4425730705261</text:p>
          </table:table-cell>
          <table:table-cell office:value-type="float" office:value="12.4759292602539" calcext:value-type="float">
            <text:p>12.4759292602539</text:p>
          </table:table-cell>
          <table:table-cell office:value-type="float" office:value="12.5426416397095" calcext:value-type="float">
            <text:p>12.5426416397095</text:p>
          </table:table-cell>
          <table:table-cell office:value-type="float" office:value="12.6093537807465" calcext:value-type="float">
            <text:p>12.6093537807465</text:p>
          </table:table-cell>
          <table:table-cell office:value-type="float" office:value="12.6427099704742" calcext:value-type="float">
            <text:p>12.6427099704742</text:p>
          </table:table-cell>
          <table:table-cell office:value-type="float" office:value="12.6760659217834" calcext:value-type="float">
            <text:p>12.6760659217834</text:p>
          </table:table-cell>
          <table:table-cell office:value-type="float" office:value="12.8094902038574" calcext:value-type="float">
            <text:p>12.8094902038574</text:p>
          </table:table-cell>
          <table:table-cell office:value-type="float" office:value="12.8762021064758" calcext:value-type="float">
            <text:p>12.8762021064758</text:p>
          </table:table-cell>
          <table:table-cell office:value-type="float" office:value="12.9429140090942" calcext:value-type="float">
            <text:p>12.9429140090942</text:p>
          </table:table-cell>
          <table:table-cell office:value-type="float" office:value="13.0096259117126" calcext:value-type="float">
            <text:p>13.0096259117126</text:p>
          </table:table-cell>
          <table:table-cell office:value-type="float" office:value="13.0429818630219" calcext:value-type="float">
            <text:p>13.0429818630219</text:p>
          </table:table-cell>
          <table:table-cell office:value-type="float" office:value="13.1096937656403" calcext:value-type="float">
            <text:p>13.1096937656403</text:p>
          </table:table-cell>
          <table:table-cell office:value-type="float" office:value="13.1764054298401" calcext:value-type="float">
            <text:p>13.1764054298401</text:p>
          </table:table-cell>
          <table:table-cell office:value-type="float" office:value="13.2431173324585" calcext:value-type="float">
            <text:p>13.2431173324585</text:p>
          </table:table-cell>
          <table:table-cell office:value-type="float" office:value="13.3098285198212" calcext:value-type="float">
            <text:p>13.3098285198212</text:p>
          </table:table-cell>
          <table:table-cell office:value-type="float" office:value="13.3431837558746" calcext:value-type="float">
            <text:p>13.3431837558746</text:p>
          </table:table-cell>
          <table:table-cell office:value-type="float" office:value="13.4432497024536" calcext:value-type="float">
            <text:p>13.4432497024536</text:p>
          </table:table-cell>
          <table:table-cell office:value-type="float" office:value="13.5099604129791" calcext:value-type="float">
            <text:p>13.5099604129791</text:p>
          </table:table-cell>
          <table:table-cell office:value-type="float" office:value="13.5766706466675" calcext:value-type="float">
            <text:p>13.5766706466675</text:p>
          </table:table-cell>
          <table:table-cell office:value-type="float" office:value="13.6433811187744" calcext:value-type="float">
            <text:p>13.6433811187744</text:p>
          </table:table-cell>
          <table:table-cell office:value-type="float" office:value="13.7100915908813" calcext:value-type="float">
            <text:p>13.7100915908813</text:p>
          </table:table-cell>
          <table:table-cell office:value-type="float" office:value="13.7434465885162" calcext:value-type="float">
            <text:p>13.7434465885162</text:p>
          </table:table-cell>
          <table:table-cell office:value-type="float" office:value="13.7768018245697" calcext:value-type="float">
            <text:p>13.7768018245697</text:p>
          </table:table-cell>
          <table:table-cell office:value-type="float" office:value="13.8101568222046" calcext:value-type="float">
            <text:p>13.8101568222046</text:p>
          </table:table-cell>
          <table:table-cell office:value-type="float" office:value="13.8435118198395" calcext:value-type="float">
            <text:p>13.8435118198395</text:p>
          </table:table-cell>
          <table:table-cell office:value-type="float" office:value="14.0436418056488" calcext:value-type="float">
            <text:p>14.0436418056488</text:p>
          </table:table-cell>
          <table:table-cell office:value-type="float" office:value="14.0769968032837" calcext:value-type="float">
            <text:p>14.0769968032837</text:p>
          </table:table-cell>
          <table:table-cell office:value-type="float" office:value="14.1437067985535" calcext:value-type="float">
            <text:p>14.1437067985535</text:p>
          </table:table-cell>
          <table:table-cell office:value-type="float" office:value="14.1770615577698" calcext:value-type="float">
            <text:p>14.1770615577698</text:p>
          </table:table-cell>
          <table:table-cell office:value-type="float" office:value="14.2771260738373" calcext:value-type="float">
            <text:p>14.2771260738373</text:p>
          </table:table-cell>
          <table:table-cell office:value-type="float" office:value="14.3104810714722" calcext:value-type="float">
            <text:p>14.3104810714722</text:p>
          </table:table-cell>
          <table:table-cell office:value-type="float" office:value="14.3438360691071" calcext:value-type="float">
            <text:p>14.3438360691071</text:p>
          </table:table-cell>
          <table:table-cell office:value-type="float" office:value="14.4105458259583" calcext:value-type="float">
            <text:p>14.4105458259583</text:p>
          </table:table-cell>
          <table:table-cell office:value-type="float" office:value="14.4772555828094" calcext:value-type="float">
            <text:p>14.4772555828094</text:p>
          </table:table-cell>
          <table:table-cell office:value-type="float" office:value="14.6106746196747" calcext:value-type="float">
            <text:p>14.6106746196747</text:p>
          </table:table-cell>
          <table:table-cell office:value-type="float" office:value="14.644029378891" calcext:value-type="float">
            <text:p>14.644029378891</text:p>
          </table:table-cell>
          <table:table-cell office:value-type="float" office:value="14.6773838996887" calcext:value-type="float">
            <text:p>14.6773838996887</text:p>
          </table:table-cell>
          <table:table-cell office:value-type="float" office:value="14.8441569805145" calcext:value-type="float">
            <text:p>14.8441569805145</text:p>
          </table:table-cell>
          <table:table-cell office:value-type="float" office:value="14.9108662605286" calcext:value-type="float">
            <text:p>14.9108662605286</text:p>
          </table:table-cell>
          <table:table-cell office:value-type="float" office:value="14.9775750637054" calcext:value-type="float">
            <text:p>14.9775750637054</text:p>
          </table:table-cell>
          <table:table-cell office:value-type="float" office:value="15.0442838668823" calcext:value-type="float">
            <text:p>15.0442838668823</text:p>
          </table:table-cell>
          <table:table-cell office:value-type="float" office:value="15.1109926700592" calcext:value-type="float">
            <text:p>15.1109926700592</text:p>
          </table:table-cell>
          <table:table-cell office:value-type="float" office:value="15.1443471908569" calcext:value-type="float">
            <text:p>15.1443471908569</text:p>
          </table:table-cell>
          <table:table-cell office:value-type="float" office:value="15.1777014732361" calcext:value-type="float">
            <text:p>15.1777014732361</text:p>
          </table:table-cell>
          <table:table-cell office:value-type="float" office:value="15.2444100379944" calcext:value-type="float">
            <text:p>15.2444100379944</text:p>
          </table:table-cell>
          <table:table-cell office:value-type="float" office:value="15.4111845493317" calcext:value-type="float">
            <text:p>15.4111845493317</text:p>
          </table:table-cell>
          <table:table-cell office:value-type="float" office:value="15.4778943061829" calcext:value-type="float">
            <text:p>15.4778943061829</text:p>
          </table:table-cell>
          <table:table-cell office:value-type="float" office:value="15.5112493038178" calcext:value-type="float">
            <text:p>15.5112493038178</text:p>
          </table:table-cell>
          <table:table-cell office:value-type="float" office:value="15.5779590606689" calcext:value-type="float">
            <text:p>15.5779590606689</text:p>
          </table:table-cell>
          <table:table-cell office:value-type="float" office:value="15.6446685791016" calcext:value-type="float">
            <text:p>15.6446685791016</text:p>
          </table:table-cell>
          <table:table-cell office:value-type="float" office:value="15.7113780975342" calcext:value-type="float">
            <text:p>15.7113780975342</text:p>
          </table:table-cell>
          <table:table-cell office:value-type="float" office:value="15.7780876159668" calcext:value-type="float">
            <text:p>15.7780876159668</text:p>
          </table:table-cell>
          <table:table-cell office:value-type="float" office:value="15.8447971343994" calcext:value-type="float">
            <text:p>15.8447971343994</text:p>
          </table:table-cell>
          <table:table-cell office:value-type="float" office:value="16.0782794952393" calcext:value-type="float">
            <text:p>16.0782794952393</text:p>
          </table:table-cell>
          <table:table-cell office:value-type="float" office:value="16.1449885368347" calcext:value-type="float">
            <text:p>16.1449885368347</text:p>
          </table:table-cell>
          <table:table-cell office:value-type="float" office:value="16.1783430576324" calcext:value-type="float">
            <text:p>16.1783430576324</text:p>
          </table:table-cell>
          <table:table-cell office:value-type="float" office:value="16.2450518608093" calcext:value-type="float">
            <text:p>16.2450518608093</text:p>
          </table:table-cell>
          <table:table-cell office:value-type="float" office:value="16.2784063816071" calcext:value-type="float">
            <text:p>16.2784063816071</text:p>
          </table:table-cell>
          <table:table-cell office:value-type="float" office:value="16.3451201915741" calcext:value-type="float">
            <text:p>16.3451201915741</text:p>
          </table:table-cell>
          <table:table-cell office:value-type="float" office:value="16.378476858139" calcext:value-type="float">
            <text:p>16.378476858139</text:p>
          </table:table-cell>
          <table:table-cell office:value-type="float" office:value="16.4118337631226" calcext:value-type="float">
            <text:p>16.4118337631226</text:p>
          </table:table-cell>
          <table:table-cell office:value-type="float" office:value="16.4785470962524" calcext:value-type="float">
            <text:p>16.4785470962524</text:p>
          </table:table-cell>
          <table:table-cell office:value-type="float" office:value="16.6119742393494" calcext:value-type="float">
            <text:p>16.6119742393494</text:p>
          </table:table-cell>
          <table:table-cell office:value-type="float" office:value="16.6786878108978" calcext:value-type="float">
            <text:p>16.6786878108978</text:p>
          </table:table-cell>
          <table:table-cell office:value-type="float" office:value="16.7787578105927" calcext:value-type="float">
            <text:p>16.7787578105927</text:p>
          </table:table-cell>
          <table:table-cell office:value-type="float" office:value="16.8121147155762" calcext:value-type="float">
            <text:p>16.8121147155762</text:p>
          </table:table-cell>
          <table:table-cell office:value-type="float" office:value="16.8454713821411" calcext:value-type="float">
            <text:p>16.8454713821411</text:p>
          </table:table-cell>
          <table:table-cell office:value-type="float" office:value="16.912184715271" calcext:value-type="float">
            <text:p>16.912184715271</text:p>
          </table:table-cell>
          <table:table-cell office:value-type="float" office:value="16.9788978099823" calcext:value-type="float">
            <text:p>16.9788978099823</text:p>
          </table:table-cell>
          <table:table-cell office:value-type="float" office:value="17.0456113815308" calcext:value-type="float">
            <text:p>17.0456113815308</text:p>
          </table:table-cell>
          <table:table-cell office:value-type="float" office:value="17.0789680480957" calcext:value-type="float">
            <text:p>17.0789680480957</text:p>
          </table:table-cell>
          <table:table-cell office:value-type="float" office:value="17.1123247146606" calcext:value-type="float">
            <text:p>17.1123247146606</text:p>
          </table:table-cell>
          <table:table-cell office:value-type="float" office:value="17.2123944759369" calcext:value-type="float">
            <text:p>17.2123944759369</text:p>
          </table:table-cell>
          <table:table-cell office:value-type="float" office:value="17.412543296814" calcext:value-type="float">
            <text:p>17.412543296814</text:p>
          </table:table-cell>
          <table:table-cell office:value-type="float" office:value="17.4459023475647" calcext:value-type="float">
            <text:p>17.4459023475647</text:p>
          </table:table-cell>
          <table:table-cell office:value-type="float" office:value="17.512619972229" calcext:value-type="float">
            <text:p>17.512619972229</text:p>
          </table:table-cell>
          <table:table-cell office:value-type="float" office:value="17.5793378353119" calcext:value-type="float">
            <text:p>17.5793378353119</text:p>
          </table:table-cell>
          <table:table-cell office:value-type="float" office:value="17.6460556983948" calcext:value-type="float">
            <text:p>17.6460556983948</text:p>
          </table:table-cell>
          <table:table-cell office:value-type="float" office:value="17.7127735614777" calcext:value-type="float">
            <text:p>17.7127735614777</text:p>
          </table:table-cell>
          <table:table-cell office:value-type="float" office:value="17.8128504753113" calcext:value-type="float">
            <text:p>17.8128504753113</text:p>
          </table:table-cell>
          <table:table-cell office:value-type="float" office:value="18.1464405059814" calcext:value-type="float">
            <text:p>18.1464405059814</text:p>
          </table:table-cell>
          <table:table-cell office:value-type="float" office:value="18.1797993183136" calcext:value-type="float">
            <text:p>18.1797993183136</text:p>
          </table:table-cell>
          <table:table-cell office:value-type="float" office:value="18.2798764705658" calcext:value-type="float">
            <text:p>18.2798764705658</text:p>
          </table:table-cell>
          <table:table-cell office:value-type="float" office:value="18.3132338523865" calcext:value-type="float">
            <text:p>18.3132338523865</text:p>
          </table:table-cell>
          <table:table-cell office:value-type="float" office:value="18.3465912342072" calcext:value-type="float">
            <text:p>18.3465912342072</text:p>
          </table:table-cell>
          <table:table-cell office:value-type="float" office:value="18.3799486160278" calcext:value-type="float">
            <text:p>18.3799486160278</text:p>
          </table:table-cell>
          <table:table-cell office:value-type="float" office:value="18.5133781433105" calcext:value-type="float">
            <text:p>18.5133781433105</text:p>
          </table:table-cell>
          <table:table-cell office:value-type="float" office:value="18.613450050354" calcext:value-type="float">
            <text:p>18.613450050354</text:p>
          </table:table-cell>
          <table:table-cell office:value-type="float" office:value="18.6468076705933" calcext:value-type="float">
            <text:p>18.6468076705933</text:p>
          </table:table-cell>
          <table:table-cell office:value-type="float" office:value="18.6801650524139" calcext:value-type="float">
            <text:p>18.6801650524139</text:p>
          </table:table-cell>
          <table:table-cell office:value-type="float" office:value="18.713522195816" calcext:value-type="float">
            <text:p>18.713522195816</text:p>
          </table:table-cell>
          <table:table-cell office:value-type="float" office:value="18.7468795776367" calcext:value-type="float">
            <text:p>18.7468795776367</text:p>
          </table:table-cell>
          <table:table-cell office:value-type="float" office:value="18.7802367210388" calcext:value-type="float">
            <text:p>18.7802367210388</text:p>
          </table:table-cell>
          <table:table-cell office:value-type="float" office:value="18.8135941028595" calcext:value-type="float">
            <text:p>18.8135941028595</text:p>
          </table:table-cell>
          <table:table-cell office:value-type="float" office:value="18.8803088665009" calcext:value-type="float">
            <text:p>18.8803088665009</text:p>
          </table:table-cell>
          <table:table-cell office:value-type="float" office:value="18.913666009903" calcext:value-type="float">
            <text:p>18.913666009903</text:p>
          </table:table-cell>
          <table:table-cell office:value-type="float" office:value="18.9470233917236" calcext:value-type="float">
            <text:p>18.9470233917236</text:p>
          </table:table-cell>
          <table:table-cell office:value-type="float" office:value="19.1805238723755" calcext:value-type="float">
            <text:p>19.1805238723755</text:p>
          </table:table-cell>
          <table:table-cell office:value-type="float" office:value="19.2138812541962" calcext:value-type="float">
            <text:p>19.2138812541962</text:p>
          </table:table-cell>
          <table:table-cell office:value-type="float" office:value="19.2805957794189" calcext:value-type="float">
            <text:p>19.2805957794189</text:p>
          </table:table-cell>
          <table:table-cell office:value-type="float" office:value="19.3473148345947" calcext:value-type="float">
            <text:p>19.3473148345947</text:p>
          </table:table-cell>
          <table:table-cell office:value-type="float" office:value="19.4473941326141" calcext:value-type="float">
            <text:p>19.4473941326141</text:p>
          </table:table-cell>
          <table:table-cell office:value-type="float" office:value="19.5141134262085" calcext:value-type="float">
            <text:p>19.5141134262085</text:p>
          </table:table-cell>
          <table:table-cell office:value-type="float" office:value="19.5474734306335" calcext:value-type="float">
            <text:p>19.5474734306335</text:p>
          </table:table-cell>
          <table:table-cell office:value-type="float" office:value="19.5808329582214" calcext:value-type="float">
            <text:p>19.5808329582214</text:p>
          </table:table-cell>
          <table:table-cell office:value-type="float" office:value="19.6141927242279" calcext:value-type="float">
            <text:p>19.6141927242279</text:p>
          </table:table-cell>
          <table:table-cell office:value-type="float" office:value="19.647552728653" calcext:value-type="float">
            <text:p>19.647552728653</text:p>
          </table:table-cell>
          <table:table-cell office:value-type="float" office:value="19.9144320487976" calcext:value-type="float">
            <text:p>19.9144320487976</text:p>
          </table:table-cell>
          <table:table-cell office:value-type="float" office:value="19.9477922916412" calcext:value-type="float">
            <text:p>19.9477922916412</text:p>
          </table:table-cell>
          <table:table-cell office:value-type="float" office:value="20.0478723049164" calcext:value-type="float">
            <text:p>20.0478723049164</text:p>
          </table:table-cell>
          <table:table-cell office:value-type="float" office:value="20.1145925521851" calcext:value-type="float">
            <text:p>20.1145925521851</text:p>
          </table:table-cell>
          <table:table-cell office:value-type="float" office:value="20.1479527950287" calcext:value-type="float">
            <text:p>20.1479527950287</text:p>
          </table:table-cell>
          <table:table-cell office:value-type="float" office:value="20.1813130378723" calcext:value-type="float">
            <text:p>20.1813130378723</text:p>
          </table:table-cell>
          <table:table-cell office:value-type="float" office:value="20.2813935279846" calcext:value-type="float">
            <text:p>20.2813935279846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71476848566416" calcext:value-type="float">
            <text:p>0.171476848566416</text:p>
          </table:table-cell>
          <table:table-cell office:value-type="float" office:value="0.171400526858503" calcext:value-type="float">
            <text:p>0.171400526858503</text:p>
          </table:table-cell>
          <table:table-cell office:value-type="float" office:value="0.171614354984187" calcext:value-type="float">
            <text:p>0.171614354984187</text:p>
          </table:table-cell>
          <table:table-cell office:value-type="float" office:value="0.171584110825362" calcext:value-type="float">
            <text:p>0.171584110825362</text:p>
          </table:table-cell>
          <table:table-cell office:value-type="float" office:value="0.171487753480835" calcext:value-type="float">
            <text:p>0.171487753480835</text:p>
          </table:table-cell>
          <table:table-cell office:value-type="float" office:value="0.171389019960537" calcext:value-type="float">
            <text:p>0.171389019960537</text:p>
          </table:table-cell>
          <table:table-cell office:value-type="float" office:value="0.171415051361451" calcext:value-type="float">
            <text:p>0.171415051361451</text:p>
          </table:table-cell>
          <table:table-cell office:value-type="float" office:value="0.171582488844848" calcext:value-type="float">
            <text:p>0.171582488844848</text:p>
          </table:table-cell>
          <table:table-cell office:value-type="float" office:value="0.171315514513993" calcext:value-type="float">
            <text:p>0.171315514513993</text:p>
          </table:table-cell>
          <table:table-cell office:value-type="float" office:value="0.171497580697333" calcext:value-type="float">
            <text:p>0.171497580697333</text:p>
          </table:table-cell>
          <table:table-cell office:value-type="float" office:value="0.171525586058311" calcext:value-type="float">
            <text:p>0.171525586058311</text:p>
          </table:table-cell>
          <table:table-cell office:value-type="float" office:value="0.17148521675216" calcext:value-type="float">
            <text:p>0.17148521675216</text:p>
          </table:table-cell>
          <table:table-cell office:value-type="float" office:value="0.171330276891892" calcext:value-type="float">
            <text:p>0.171330276891892</text:p>
          </table:table-cell>
          <table:table-cell office:value-type="float" office:value="0.171395760428055" calcext:value-type="float">
            <text:p>0.171395760428055</text:p>
          </table:table-cell>
          <table:table-cell office:value-type="float" office:value="0.171388011153872" calcext:value-type="float">
            <text:p>0.171388011153872</text:p>
          </table:table-cell>
          <table:table-cell office:value-type="float" office:value="0.171458460111478" calcext:value-type="float">
            <text:p>0.171458460111478</text:p>
          </table:table-cell>
          <table:table-cell office:value-type="float" office:value="0.171476857685426" calcext:value-type="float">
            <text:p>0.171476857685426</text:p>
          </table:table-cell>
          <table:table-cell office:value-type="float" office:value="0.171336984985917" calcext:value-type="float">
            <text:p>0.171336984985917</text:p>
          </table:table-cell>
          <table:table-cell office:value-type="float" office:value="0.171478690380101" calcext:value-type="float">
            <text:p>0.171478690380101</text:p>
          </table:table-cell>
          <table:table-cell office:value-type="float" office:value="0.171546777035128" calcext:value-type="float">
            <text:p>0.171546777035128</text:p>
          </table:table-cell>
          <table:table-cell office:value-type="float" office:value="0.171498946833698" calcext:value-type="float">
            <text:p>0.171498946833698</text:p>
          </table:table-cell>
          <table:table-cell office:value-type="float" office:value="0.171539359610759" calcext:value-type="float">
            <text:p>0.171539359610759</text:p>
          </table:table-cell>
          <table:table-cell office:value-type="float" office:value="0.171418814364157" calcext:value-type="float">
            <text:p>0.171418814364157</text:p>
          </table:table-cell>
          <table:table-cell office:value-type="float" office:value="0.171471199420907" calcext:value-type="float">
            <text:p>0.171471199420907</text:p>
          </table:table-cell>
          <table:table-cell office:value-type="float" office:value="0.171391515340469" calcext:value-type="float">
            <text:p>0.171391515340469</text:p>
          </table:table-cell>
          <table:table-cell office:value-type="float" office:value="0.171455193272142" calcext:value-type="float">
            <text:p>0.171455193272142</text:p>
          </table:table-cell>
          <table:table-cell office:value-type="float" office:value="0.171586833790369" calcext:value-type="float">
            <text:p>0.171586833790369</text:p>
          </table:table-cell>
          <table:table-cell office:value-type="float" office:value="0.17160161403511" calcext:value-type="float">
            <text:p>0.17160161403511</text:p>
          </table:table-cell>
          <table:table-cell office:value-type="float" office:value="0.171426528625668" calcext:value-type="float">
            <text:p>0.171426528625668</text:p>
          </table:table-cell>
          <table:table-cell office:value-type="float" office:value="0.171436938228012" calcext:value-type="float">
            <text:p>0.171436938228012</text:p>
          </table:table-cell>
          <table:table-cell office:value-type="float" office:value="0.171432567752899" calcext:value-type="float">
            <text:p>0.171432567752899</text:p>
          </table:table-cell>
          <table:table-cell office:value-type="float" office:value="0.171364410136037" calcext:value-type="float">
            <text:p>0.171364410136037</text:p>
          </table:table-cell>
          <table:table-cell office:value-type="float" office:value="0.171435343372105" calcext:value-type="float">
            <text:p>0.171435343372105</text:p>
          </table:table-cell>
          <table:table-cell office:value-type="float" office:value="0.171614147991818" calcext:value-type="float">
            <text:p>0.171614147991818</text:p>
          </table:table-cell>
          <table:table-cell office:value-type="float" office:value="0.17138890917797" calcext:value-type="float">
            <text:p>0.17138890917797</text:p>
          </table:table-cell>
          <table:table-cell office:value-type="float" office:value="0.171578691537019" calcext:value-type="float">
            <text:p>0.171578691537019</text:p>
          </table:table-cell>
          <table:table-cell office:value-type="float" office:value="0.171326096285124" calcext:value-type="float">
            <text:p>0.171326096285124</text:p>
          </table:table-cell>
          <table:table-cell office:value-type="float" office:value="0.171397731887602" calcext:value-type="float">
            <text:p>0.171397731887602</text:p>
          </table:table-cell>
          <table:table-cell office:value-type="float" office:value="0.171489693404744" calcext:value-type="float">
            <text:p>0.171489693404744</text:p>
          </table:table-cell>
          <table:table-cell office:value-type="float" office:value="0.171509084832308" calcext:value-type="float">
            <text:p>0.171509084832308</text:p>
          </table:table-cell>
          <table:table-cell office:value-type="float" office:value="0.171473898925864" calcext:value-type="float">
            <text:p>0.171473898925864</text:p>
          </table:table-cell>
          <table:table-cell office:value-type="float" office:value="0.171390952697975" calcext:value-type="float">
            <text:p>0.171390952697975</text:p>
          </table:table-cell>
          <table:table-cell office:value-type="float" office:value="0.17138484801023" calcext:value-type="float">
            <text:p>0.17138484801023</text:p>
          </table:table-cell>
          <table:table-cell office:value-type="float" office:value="0.171417476086207" calcext:value-type="float">
            <text:p>0.171417476086207</text:p>
          </table:table-cell>
          <table:table-cell office:value-type="float" office:value="0.171410283233428" calcext:value-type="float">
            <text:p>0.171410283233428</text:p>
          </table:table-cell>
          <table:table-cell office:value-type="float" office:value="0.171527252165702" calcext:value-type="float">
            <text:p>0.171527252165702</text:p>
          </table:table-cell>
          <table:table-cell office:value-type="float" office:value="0.171486609041136" calcext:value-type="float">
            <text:p>0.171486609041136</text:p>
          </table:table-cell>
          <table:table-cell office:value-type="float" office:value="0.171503038265815" calcext:value-type="float">
            <text:p>0.171503038265815</text:p>
          </table:table-cell>
          <table:table-cell office:value-type="float" office:value="0.171455487637895" calcext:value-type="float">
            <text:p>0.171455487637895</text:p>
          </table:table-cell>
          <table:table-cell office:value-type="float" office:value="0.171483171425044" calcext:value-type="float">
            <text:p>0.171483171425044</text:p>
          </table:table-cell>
          <table:table-cell office:value-type="float" office:value="0.17153084390258" calcext:value-type="float">
            <text:p>0.17153084390258</text:p>
          </table:table-cell>
          <table:table-cell office:value-type="float" office:value="0.171337069127525" calcext:value-type="float">
            <text:p>0.171337069127525</text:p>
          </table:table-cell>
          <table:table-cell office:value-type="float" office:value="0.171575528771168" calcext:value-type="float">
            <text:p>0.171575528771168</text:p>
          </table:table-cell>
          <table:table-cell office:value-type="float" office:value="0.171380412607537" calcext:value-type="float">
            <text:p>0.171380412607537</text:p>
          </table:table-cell>
          <table:table-cell office:value-type="float" office:value="0.171400602736302" calcext:value-type="float">
            <text:p>0.171400602736302</text:p>
          </table:table-cell>
          <table:table-cell office:value-type="float" office:value="0.171415613982117" calcext:value-type="float">
            <text:p>0.171415613982117</text:p>
          </table:table-cell>
          <table:table-cell office:value-type="float" office:value="0.171528067743642" calcext:value-type="float">
            <text:p>0.171528067743642</text:p>
          </table:table-cell>
          <table:table-cell office:value-type="float" office:value="0.17141239959921" calcext:value-type="float">
            <text:p>0.17141239959921</text:p>
          </table:table-cell>
          <table:table-cell office:value-type="float" office:value="0.171393862927689" calcext:value-type="float">
            <text:p>0.171393862927689</text:p>
          </table:table-cell>
          <table:table-cell office:value-type="float" office:value="0.171320977372675" calcext:value-type="float">
            <text:p>0.171320977372675</text:p>
          </table:table-cell>
          <table:table-cell office:value-type="float" office:value="0.171219092338496" calcext:value-type="float">
            <text:p>0.171219092338496</text:p>
          </table:table-cell>
          <table:table-cell office:value-type="float" office:value="0.170869007218395" calcext:value-type="float">
            <text:p>0.170869007218395</text:p>
          </table:table-cell>
          <table:table-cell office:value-type="float" office:value="0.170511641203715" calcext:value-type="float">
            <text:p>0.170511641203715</text:p>
          </table:table-cell>
          <table:table-cell office:value-type="float" office:value="0.171363141866479" calcext:value-type="float">
            <text:p>0.171363141866479</text:p>
          </table:table-cell>
          <table:table-cell office:value-type="float" office:value="0.172497992481526" calcext:value-type="float">
            <text:p>0.172497992481526</text:p>
          </table:table-cell>
          <table:table-cell office:value-type="float" office:value="0.174365424479492" calcext:value-type="float">
            <text:p>0.174365424479492</text:p>
          </table:table-cell>
          <table:table-cell office:value-type="float" office:value="0.177581928097124" calcext:value-type="float">
            <text:p>0.177581928097124</text:p>
          </table:table-cell>
          <table:table-cell office:value-type="float" office:value="0.178254041813377" calcext:value-type="float">
            <text:p>0.178254041813377</text:p>
          </table:table-cell>
          <table:table-cell office:value-type="float" office:value="0.17624169907313" calcext:value-type="float">
            <text:p>0.17624169907313</text:p>
          </table:table-cell>
          <table:table-cell office:value-type="float" office:value="0.176158778081611" calcext:value-type="float">
            <text:p>0.176158778081611</text:p>
          </table:table-cell>
          <table:table-cell office:value-type="float" office:value="0.174330593226867" calcext:value-type="float">
            <text:p>0.174330593226867</text:p>
          </table:table-cell>
          <table:table-cell office:value-type="float" office:value="0.167881262832982" calcext:value-type="float">
            <text:p>0.167881262832982</text:p>
          </table:table-cell>
          <table:table-cell office:value-type="float" office:value="0.178572112747466" calcext:value-type="float">
            <text:p>0.178572112747466</text:p>
          </table:table-cell>
          <table:table-cell office:value-type="float" office:value="0.217221602446985" calcext:value-type="float">
            <text:p>0.217221602446985</text:p>
          </table:table-cell>
          <table:table-cell office:value-type="float" office:value="0.217476816320201" calcext:value-type="float">
            <text:p>0.217476816320201</text:p>
          </table:table-cell>
          <table:table-cell office:value-type="float" office:value="0.214001220057003" calcext:value-type="float">
            <text:p>0.214001220057003</text:p>
          </table:table-cell>
          <table:table-cell office:value-type="float" office:value="0.21519912230869" calcext:value-type="float">
            <text:p>0.21519912230869</text:p>
          </table:table-cell>
          <table:table-cell office:value-type="float" office:value="0.215630337728749" calcext:value-type="float">
            <text:p>0.215630337728749</text:p>
          </table:table-cell>
          <table:table-cell office:value-type="float" office:value="0.214774796259443" calcext:value-type="float">
            <text:p>0.214774796259443</text:p>
          </table:table-cell>
          <table:table-cell office:value-type="float" office:value="0.129607178766047" calcext:value-type="float">
            <text:p>0.129607178766047</text:p>
          </table:table-cell>
          <table:table-cell office:value-type="float" office:value="0.134936293250028" calcext:value-type="float">
            <text:p>0.134936293250028</text:p>
          </table:table-cell>
          <table:table-cell office:value-type="float" office:value="0.148373877048908" calcext:value-type="float">
            <text:p>0.148373877048908</text:p>
          </table:table-cell>
          <table:table-cell office:value-type="float" office:value="0.162777978019013" calcext:value-type="float">
            <text:p>0.162777978019013</text:p>
          </table:table-cell>
          <table:table-cell office:value-type="float" office:value="0.173862000946048" calcext:value-type="float">
            <text:p>0.173862000946048</text:p>
          </table:table-cell>
          <table:table-cell office:value-type="float" office:value="0.180647726081406" calcext:value-type="float">
            <text:p>0.180647726081406</text:p>
          </table:table-cell>
          <table:table-cell office:value-type="float" office:value="0.1815623140104" calcext:value-type="float">
            <text:p>0.1815623140104</text:p>
          </table:table-cell>
          <table:table-cell office:value-type="float" office:value="0.192137212061785" calcext:value-type="float">
            <text:p>0.192137212061785</text:p>
          </table:table-cell>
          <table:table-cell office:value-type="float" office:value="0.198979085546525" calcext:value-type="float">
            <text:p>0.198979085546525</text:p>
          </table:table-cell>
          <table:table-cell office:value-type="float" office:value="0.189334578084148" calcext:value-type="float">
            <text:p>0.189334578084148</text:p>
          </table:table-cell>
          <table:table-cell office:value-type="float" office:value="0.186609374975895" calcext:value-type="float">
            <text:p>0.186609374975895</text:p>
          </table:table-cell>
          <table:table-cell office:value-type="float" office:value="0.183797320544666" calcext:value-type="float">
            <text:p>0.183797320544666</text:p>
          </table:table-cell>
          <table:table-cell office:value-type="float" office:value="0.184250070858303" calcext:value-type="float">
            <text:p>0.184250070858303</text:p>
          </table:table-cell>
          <table:table-cell office:value-type="float" office:value="0.180171763144651" calcext:value-type="float">
            <text:p>0.180171763144651</text:p>
          </table:table-cell>
          <table:table-cell office:value-type="float" office:value="0.189137164832758" calcext:value-type="float">
            <text:p>0.189137164832758</text:p>
          </table:table-cell>
          <table:table-cell office:value-type="float" office:value="0.195937918653001" calcext:value-type="float">
            <text:p>0.195937918653001</text:p>
          </table:table-cell>
          <table:table-cell office:value-type="float" office:value="0.204197111021105" calcext:value-type="float">
            <text:p>0.204197111021105</text:p>
          </table:table-cell>
          <table:table-cell office:value-type="float" office:value="0.208206070151413" calcext:value-type="float">
            <text:p>0.208206070151413</text:p>
          </table:table-cell>
          <table:table-cell office:value-type="float" office:value="0.217585997308063" calcext:value-type="float">
            <text:p>0.217585997308063</text:p>
          </table:table-cell>
          <table:table-cell office:value-type="float" office:value="0.213786495817252" calcext:value-type="float">
            <text:p>0.213786495817252</text:p>
          </table:table-cell>
          <table:table-cell office:value-type="float" office:value="0.215065239393814" calcext:value-type="float">
            <text:p>0.215065239393814</text:p>
          </table:table-cell>
          <table:table-cell office:value-type="float" office:value="0.210056408044145" calcext:value-type="float">
            <text:p>0.210056408044145</text:p>
          </table:table-cell>
          <table:table-cell office:value-type="float" office:value="0.214997202167083" calcext:value-type="float">
            <text:p>0.214997202167083</text:p>
          </table:table-cell>
          <table:table-cell office:value-type="float" office:value="0.155894967750947" calcext:value-type="float">
            <text:p>0.155894967750947</text:p>
          </table:table-cell>
          <table:table-cell office:value-type="float" office:value="0.158100919799932" calcext:value-type="float">
            <text:p>0.158100919799932</text:p>
          </table:table-cell>
          <table:table-cell office:value-type="float" office:value="0.164662824257281" calcext:value-type="float">
            <text:p>0.164662824257281</text:p>
          </table:table-cell>
          <table:table-cell office:value-type="float" office:value="0.165455647163237" calcext:value-type="float">
            <text:p>0.165455647163237</text:p>
          </table:table-cell>
          <table:table-cell office:value-type="float" office:value="0.166480898766814" calcext:value-type="float">
            <text:p>0.166480898766814</text:p>
          </table:table-cell>
          <table:table-cell office:value-type="float" office:value="0.166409276380013" calcext:value-type="float">
            <text:p>0.166409276380013</text:p>
          </table:table-cell>
          <table:table-cell office:value-type="float" office:value="0.166930534841134" calcext:value-type="float">
            <text:p>0.166930534841134</text:p>
          </table:table-cell>
          <table:table-cell office:value-type="float" office:value="0.167325616646296" calcext:value-type="float">
            <text:p>0.167325616646296</text:p>
          </table:table-cell>
          <table:table-cell office:value-type="float" office:value="0.139451440766165" calcext:value-type="float">
            <text:p>0.139451440766165</text:p>
          </table:table-cell>
          <table:table-cell office:value-type="float" office:value="0.128053186997165" calcext:value-type="float">
            <text:p>0.128053186997165</text:p>
          </table:table-cell>
          <table:table-cell office:value-type="float" office:value="0.127037215072005" calcext:value-type="float">
            <text:p>0.127037215072005</text:p>
          </table:table-cell>
          <table:table-cell office:value-type="float" office:value="0.11150874351713" calcext:value-type="float">
            <text:p>0.11150874351713</text:p>
          </table:table-cell>
          <table:table-cell office:value-type="float" office:value="0.113041804072699" calcext:value-type="float">
            <text:p>0.113041804072699</text:p>
          </table:table-cell>
          <table:table-cell office:value-type="float" office:value="0.116773472188647" calcext:value-type="float">
            <text:p>0.116773472188647</text:p>
          </table:table-cell>
          <table:table-cell office:value-type="float" office:value="0.135167938737718" calcext:value-type="float">
            <text:p>0.135167938737718</text:p>
          </table:table-cell>
          <table:table-cell office:value-type="float" office:value="0.172063429907666" calcext:value-type="float">
            <text:p>0.172063429907666</text:p>
          </table:table-cell>
          <table:table-cell office:value-type="float" office:value="0.172617273521195" calcext:value-type="float">
            <text:p>0.172617273521195</text:p>
          </table:table-cell>
          <table:table-cell office:value-type="float" office:value="0.16908759249091" calcext:value-type="float">
            <text:p>0.16908759249091</text:p>
          </table:table-cell>
          <table:table-cell office:value-type="float" office:value="0.167306676270665" calcext:value-type="float">
            <text:p>0.167306676270665</text:p>
          </table:table-cell>
          <table:table-cell office:value-type="float" office:value="0.162242579859169" calcext:value-type="float">
            <text:p>0.162242579859169</text:p>
          </table:table-cell>
          <table:table-cell office:value-type="float" office:value="0.160422059390377" calcext:value-type="float">
            <text:p>0.160422059390377</text:p>
          </table:table-cell>
          <table:table-cell office:value-type="float" office:value="0.157100752500958" calcext:value-type="float">
            <text:p>0.157100752500958</text:p>
          </table:table-cell>
          <table:table-cell office:value-type="float" office:value="0.153715925428873" calcext:value-type="float">
            <text:p>0.153715925428873</text:p>
          </table:table-cell>
          <table:table-cell office:value-type="float" office:value="0.149103337610507" calcext:value-type="float">
            <text:p>0.149103337610507</text:p>
          </table:table-cell>
          <table:table-cell office:value-type="float" office:value="0.146882712636391" calcext:value-type="float">
            <text:p>0.146882712636391</text:p>
          </table:table-cell>
          <table:table-cell office:value-type="float" office:value="0.194945542704756" calcext:value-type="float">
            <text:p>0.194945542704756</text:p>
          </table:table-cell>
          <table:table-cell office:value-type="float" office:value="0.193816943324431" calcext:value-type="float">
            <text:p>0.193816943324431</text:p>
          </table:table-cell>
          <table:table-cell office:value-type="float" office:value="0.187958666509406" calcext:value-type="float">
            <text:p>0.187958666509406</text:p>
          </table:table-cell>
          <table:table-cell office:value-type="float" office:value="0.191697677817262" calcext:value-type="float">
            <text:p>0.191697677817262</text:p>
          </table:table-cell>
          <table:table-cell office:value-type="float" office:value="0.19382665921161" calcext:value-type="float">
            <text:p>0.19382665921161</text:p>
          </table:table-cell>
          <table:table-cell office:value-type="float" office:value="0.194341100434307" calcext:value-type="float">
            <text:p>0.194341100434307</text:p>
          </table:table-cell>
          <table:table-cell office:value-type="float" office:value="0.153069903210303" calcext:value-type="float">
            <text:p>0.153069903210303</text:p>
          </table:table-cell>
          <table:table-cell office:value-type="float" office:value="0.155962784203538" calcext:value-type="float">
            <text:p>0.155962784203538</text:p>
          </table:table-cell>
          <table:table-cell office:value-type="float" office:value="0.156687038637477" calcext:value-type="float">
            <text:p>0.156687038637477</text:p>
          </table:table-cell>
          <table:table-cell office:value-type="float" office:value="0.158298161544511" calcext:value-type="float">
            <text:p>0.158298161544511</text:p>
          </table:table-cell>
          <table:table-cell office:value-type="float" office:value="0.153854431497923" calcext:value-type="float">
            <text:p>0.153854431497923</text:p>
          </table:table-cell>
          <table:table-cell office:value-type="float" office:value="0.155349107681318" calcext:value-type="float">
            <text:p>0.155349107681318</text:p>
          </table:table-cell>
          <table:table-cell office:value-type="float" office:value="0.155399827148142" calcext:value-type="float">
            <text:p>0.155399827148142</text:p>
          </table:table-cell>
          <table:table-cell office:value-type="float" office:value="0.163778253311656" calcext:value-type="float">
            <text:p>0.163778253311656</text:p>
          </table:table-cell>
          <table:table-cell office:value-type="float" office:value="0.152005615031219" calcext:value-type="float">
            <text:p>0.152005615031219</text:p>
          </table:table-cell>
          <table:table-cell office:value-type="float" office:value="0.133286043095225" calcext:value-type="float">
            <text:p>0.133286043095225</text:p>
          </table:table-cell>
          <table:table-cell office:value-type="float" office:value="0.123073330135186" calcext:value-type="float">
            <text:p>0.123073330135186</text:p>
          </table:table-cell>
          <table:table-cell office:value-type="float" office:value="0.110800408003835" calcext:value-type="float">
            <text:p>0.110800408003835</text:p>
          </table:table-cell>
          <table:table-cell office:value-type="float" office:value="0.113148574825145" calcext:value-type="float">
            <text:p>0.113148574825145</text:p>
          </table:table-cell>
          <table:table-cell office:value-type="float" office:value="0.122304924656719" calcext:value-type="float">
            <text:p>0.122304924656719</text:p>
          </table:table-cell>
          <table:table-cell office:value-type="float" office:value="0.135165629321762" calcext:value-type="float">
            <text:p>0.135165629321762</text:p>
          </table:table-cell>
          <table:table-cell office:value-type="float" office:value="0.157179930930862" calcext:value-type="float">
            <text:p>0.157179930930862</text:p>
          </table:table-cell>
          <table:table-cell office:value-type="float" office:value="0.161501150988419" calcext:value-type="float">
            <text:p>0.161501150988419</text:p>
          </table:table-cell>
          <table:table-cell office:value-type="float" office:value="0.164903777498409" calcext:value-type="float">
            <text:p>0.164903777498409</text:p>
          </table:table-cell>
          <table:table-cell office:value-type="float" office:value="0.162392030398112" calcext:value-type="float">
            <text:p>0.162392030398112</text:p>
          </table:table-cell>
          <table:table-cell office:value-type="float" office:value="0.159356753010501" calcext:value-type="float">
            <text:p>0.159356753010501</text:p>
          </table:table-cell>
          <table:table-cell office:value-type="float" office:value="0.156956454830399" calcext:value-type="float">
            <text:p>0.156956454830399</text:p>
          </table:table-cell>
          <table:table-cell office:value-type="float" office:value="0.157736364940386" calcext:value-type="float">
            <text:p>0.157736364940386</text:p>
          </table:table-cell>
          <table:table-cell office:value-type="float" office:value="0.156304780913029" calcext:value-type="float">
            <text:p>0.156304780913029</text:p>
          </table:table-cell>
          <table:table-cell office:value-type="float" office:value="0.153470355030975" calcext:value-type="float">
            <text:p>0.153470355030975</text:p>
          </table:table-cell>
          <table:table-cell office:value-type="float" office:value="0.149116667925831" calcext:value-type="float">
            <text:p>0.149116667925831</text:p>
          </table:table-cell>
          <table:table-cell office:value-type="float" office:value="0.149963870288223" calcext:value-type="float">
            <text:p>0.149963870288223</text:p>
          </table:table-cell>
          <table:table-cell office:value-type="float" office:value="0.151094272752187" calcext:value-type="float">
            <text:p>0.151094272752187</text:p>
          </table:table-cell>
          <table:table-cell office:value-type="float" office:value="0.187496685885543" calcext:value-type="float">
            <text:p>0.187496685885543</text:p>
          </table:table-cell>
          <table:table-cell office:value-type="float" office:value="0.190701026688998" calcext:value-type="float">
            <text:p>0.190701026688998</text:p>
          </table:table-cell>
          <table:table-cell office:value-type="float" office:value="0.187271290114703" calcext:value-type="float">
            <text:p>0.187271290114703</text:p>
          </table:table-cell>
          <table:table-cell office:value-type="float" office:value="0.189410806637983" calcext:value-type="float">
            <text:p>0.189410806637983</text:p>
          </table:table-cell>
          <table:table-cell office:value-type="float" office:value="0.192764830465861" calcext:value-type="float">
            <text:p>0.192764830465861</text:p>
          </table:table-cell>
          <table:table-cell office:value-type="float" office:value="0.196464279274117" calcext:value-type="float">
            <text:p>0.196464279274117</text:p>
          </table:table-cell>
          <table:table-cell office:value-type="float" office:value="0.141791789520432" calcext:value-type="float">
            <text:p>0.141791789520432</text:p>
          </table:table-cell>
          <table:table-cell office:value-type="float" office:value="0.143043234149855" calcext:value-type="float">
            <text:p>0.143043234149855</text:p>
          </table:table-cell>
          <table:table-cell office:value-type="float" office:value="0.145365969678048" calcext:value-type="float">
            <text:p>0.145365969678048</text:p>
          </table:table-cell>
          <table:table-cell office:value-type="float" office:value="0.147391668475934" calcext:value-type="float">
            <text:p>0.147391668475934</text:p>
          </table:table-cell>
          <table:table-cell office:value-type="float" office:value="0.150216762606656" calcext:value-type="float">
            <text:p>0.150216762606656</text:p>
          </table:table-cell>
          <table:table-cell office:value-type="float" office:value="0.150970877966596" calcext:value-type="float">
            <text:p>0.150970877966596</text:p>
          </table:table-cell>
          <table:table-cell office:value-type="float" office:value="0.150403163971369" calcext:value-type="float">
            <text:p>0.150403163971369</text:p>
          </table:table-cell>
          <table:table-cell office:value-type="float" office:value="0.157750028562308" calcext:value-type="float">
            <text:p>0.157750028562308</text:p>
          </table:table-cell>
          <table:table-cell office:value-type="float" office:value="0.145536240051867" calcext:value-type="float">
            <text:p>0.145536240051867</text:p>
          </table:table-cell>
          <table:table-cell office:value-type="float" office:value="0.126758706496147" calcext:value-type="float">
            <text:p>0.126758706496147</text:p>
          </table:table-cell>
          <table:table-cell office:value-type="float" office:value="0.114900004684147" calcext:value-type="float">
            <text:p>0.114900004684147</text:p>
          </table:table-cell>
          <table:table-cell office:value-type="float" office:value="0.110163091395185" calcext:value-type="float">
            <text:p>0.110163091395185</text:p>
          </table:table-cell>
          <table:table-cell office:value-type="float" office:value="0.112238185480705" calcext:value-type="float">
            <text:p>0.112238185480705</text:p>
          </table:table-cell>
          <table:table-cell office:value-type="float" office:value="0.106008543148824" calcext:value-type="float">
            <text:p>0.106008543148824</text:p>
          </table:table-cell>
          <table:table-cell office:value-type="float" office:value="0.104951635028777" calcext:value-type="float">
            <text:p>0.104951635028777</text:p>
          </table:table-cell>
          <table:table-cell office:value-type="float" office:value="0.106920086992085" calcext:value-type="float">
            <text:p>0.106920086992085</text:p>
          </table:table-cell>
          <table:table-cell office:value-type="float" office:value="0.116369349761512" calcext:value-type="float">
            <text:p>0.116369349761512</text:p>
          </table:table-cell>
          <table:table-cell office:value-type="float" office:value="0.121637206014766" calcext:value-type="float">
            <text:p>0.121637206014766</text:p>
          </table:table-cell>
          <table:table-cell office:value-type="float" office:value="0.145965612051105" calcext:value-type="float">
            <text:p>0.145965612051105</text:p>
          </table:table-cell>
          <table:table-cell office:value-type="float" office:value="0.150620331014815" calcext:value-type="float">
            <text:p>0.150620331014815</text:p>
          </table:table-cell>
          <table:table-cell office:value-type="float" office:value="0.145751675816918" calcext:value-type="float">
            <text:p>0.145751675816918</text:p>
          </table:table-cell>
          <table:table-cell office:value-type="float" office:value="0.143089969860917" calcext:value-type="float">
            <text:p>0.143089969860917</text:p>
          </table:table-cell>
          <table:table-cell office:value-type="float" office:value="0.140118913532964" calcext:value-type="float">
            <text:p>0.140118913532964</text:p>
          </table:table-cell>
          <table:table-cell office:value-type="float" office:value="0.138705416241302" calcext:value-type="float">
            <text:p>0.138705416241302</text:p>
          </table:table-cell>
          <table:table-cell office:value-type="float" office:value="0.140058899804152" calcext:value-type="float">
            <text:p>0.140058899804152</text:p>
          </table:table-cell>
          <table:table-cell office:value-type="float" office:value="0.140013207188466" calcext:value-type="float">
            <text:p>0.140013207188466</text:p>
          </table:table-cell>
          <table:table-cell office:value-type="float" office:value="0.141005182204952" calcext:value-type="float">
            <text:p>0.141005182204952</text:p>
          </table:table-cell>
          <table:table-cell office:value-type="float" office:value="0.177599209040027" calcext:value-type="float">
            <text:p>0.177599209040027</text:p>
          </table:table-cell>
          <table:table-cell office:value-type="float" office:value="0.182747066350695" calcext:value-type="float">
            <text:p>0.182747066350695</text:p>
          </table:table-cell>
          <table:table-cell office:value-type="float" office:value="0.182162104465274" calcext:value-type="float">
            <text:p>0.182162104465274</text:p>
          </table:table-cell>
          <table:table-cell office:value-type="float" office:value="0.183908979937919" calcext:value-type="float">
            <text:p>0.183908979937919</text:p>
          </table:table-cell>
          <table:table-cell office:value-type="float" office:value="0.183859322990611" calcext:value-type="float">
            <text:p>0.183859322990611</text:p>
          </table:table-cell>
          <table:table-cell office:value-type="float" office:value="0.181556187643001" calcext:value-type="float">
            <text:p>0.181556187643001</text:p>
          </table:table-cell>
          <table:table-cell office:value-type="float" office:value="0.183915532681887" calcext:value-type="float">
            <text:p>0.183915532681887</text:p>
          </table:table-cell>
          <table:table-cell office:value-type="float" office:value="0.1848467593673" calcext:value-type="float">
            <text:p>0.1848467593673</text:p>
          </table:table-cell>
          <table:table-cell office:value-type="float" office:value="0.188797367993335" calcext:value-type="float">
            <text:p>0.188797367993335</text:p>
          </table:table-cell>
          <table:table-cell office:value-type="float" office:value="0.190247670079873" calcext:value-type="float">
            <text:p>0.190247670079873</text:p>
          </table:table-cell>
          <table:table-cell office:value-type="float" office:value="0.185715361067173" calcext:value-type="float">
            <text:p>0.185715361067173</text:p>
          </table:table-cell>
          <table:table-cell office:value-type="float" office:value="0.18358466164196" calcext:value-type="float">
            <text:p>0.18358466164196</text:p>
          </table:table-cell>
          <table:table-cell office:value-type="float" office:value="0.151070832915818" calcext:value-type="float">
            <text:p>0.151070832915818</text:p>
          </table:table-cell>
          <table:table-cell office:value-type="float" office:value="0.149323888340489" calcext:value-type="float">
            <text:p>0.149323888340489</text:p>
          </table:table-cell>
          <table:table-cell office:value-type="float" office:value="0.153966585434126" calcext:value-type="float">
            <text:p>0.153966585434126</text:p>
          </table:table-cell>
          <table:table-cell office:value-type="float" office:value="0.159061230732299" calcext:value-type="float">
            <text:p>0.159061230732299</text:p>
          </table:table-cell>
          <table:table-cell office:value-type="float" office:value="0.159977030020549" calcext:value-type="float">
            <text:p>0.159977030020549</text:p>
          </table:table-cell>
          <table:table-cell office:value-type="float" office:value="0.160057363031852" calcext:value-type="float">
            <text:p>0.160057363031852</text:p>
          </table:table-cell>
          <table:table-cell office:value-type="float" office:value="0.160432673150616" calcext:value-type="float">
            <text:p>0.160432673150616</text:p>
          </table:table-cell>
          <table:table-cell office:value-type="float" office:value="0.166519016593076" calcext:value-type="float">
            <text:p>0.166519016593076</text:p>
          </table:table-cell>
          <table:table-cell office:value-type="float" office:value="0.143786737966068" calcext:value-type="float">
            <text:p>0.143786737966068</text:p>
          </table:table-cell>
          <table:table-cell office:value-type="float" office:value="0.125874436874628" calcext:value-type="float">
            <text:p>0.125874436874628</text:p>
          </table:table-cell>
          <table:table-cell office:value-type="float" office:value="0.118178731844554" calcext:value-type="float">
            <text:p>0.118178731844554</text:p>
          </table:table-cell>
          <table:table-cell office:value-type="float" office:value="0.106406763851126" calcext:value-type="float">
            <text:p>0.106406763851126</text:p>
          </table:table-cell>
          <table:table-cell office:value-type="float" office:value="0.0966275529351271" calcext:value-type="float">
            <text:p>0.096627552935127</text:p>
          </table:table-cell>
          <table:table-cell office:value-type="float" office:value="0.0956685580006629" calcext:value-type="float">
            <text:p>0.095668558000663</text:p>
          </table:table-cell>
          <table:table-cell office:value-type="float" office:value="0.096570425270172" calcext:value-type="float">
            <text:p>0.096570425270172</text:p>
          </table:table-cell>
          <table:table-cell office:value-type="float" office:value="0.100943473025939" calcext:value-type="float">
            <text:p>0.100943473025939</text:p>
          </table:table-cell>
          <table:table-cell office:value-type="float" office:value="0.152186535747209" calcext:value-type="float">
            <text:p>0.152186535747209</text:p>
          </table:table-cell>
          <table:table-cell office:value-type="float" office:value="0.157850786573978" calcext:value-type="float">
            <text:p>0.157850786573978</text:p>
          </table:table-cell>
          <table:table-cell office:value-type="float" office:value="0.155079259859413" calcext:value-type="float">
            <text:p>0.155079259859413</text:p>
          </table:table-cell>
          <table:table-cell office:value-type="float" office:value="0.147634098145613" calcext:value-type="float">
            <text:p>0.147634098145613</text:p>
          </table:table-cell>
          <table:table-cell office:value-type="float" office:value="0.1458184614185" calcext:value-type="float">
            <text:p>0.1458184614185</text:p>
          </table:table-cell>
          <table:table-cell office:value-type="float" office:value="0.140031987026537" calcext:value-type="float">
            <text:p>0.140031987026537</text:p>
          </table:table-cell>
          <table:table-cell office:value-type="float" office:value="0.1493918960013" calcext:value-type="float">
            <text:p>0.1493918960013</text:p>
          </table:table-cell>
          <table:table-cell office:value-type="float" office:value="0.146268449425836" calcext:value-type="float">
            <text:p>0.146268449425836</text:p>
          </table:table-cell>
          <table:table-cell office:value-type="float" office:value="0.158213754170705" calcext:value-type="float">
            <text:p>0.158213754170705</text:p>
          </table:table-cell>
          <table:table-cell office:value-type="float" office:value="0.184718367790292" calcext:value-type="float">
            <text:p>0.184718367790292</text:p>
          </table:table-cell>
          <table:table-cell office:value-type="float" office:value="0.193842322685581" calcext:value-type="float">
            <text:p>0.193842322685581</text:p>
          </table:table-cell>
          <table:table-cell office:value-type="float" office:value="0.191578087969492" calcext:value-type="float">
            <text:p>0.191578087969492</text:p>
          </table:table-cell>
          <table:table-cell office:value-type="float" office:value="0.189647523985416" calcext:value-type="float">
            <text:p>0.189647523985416</text:p>
          </table:table-cell>
          <table:table-cell office:value-type="float" office:value="0.190345211372866" calcext:value-type="float">
            <text:p>0.190345211372866</text:p>
          </table:table-cell>
          <table:table-cell office:value-type="float" office:value="0.191945444581543" calcext:value-type="float">
            <text:p>0.191945444581543</text:p>
          </table:table-cell>
          <table:table-cell office:value-type="float" office:value="0.195198775077452" calcext:value-type="float">
            <text:p>0.195198775077452</text:p>
          </table:table-cell>
          <table:table-cell office:value-type="float" office:value="0.196598198466607" calcext:value-type="float">
            <text:p>0.196598198466607</text:p>
          </table:table-cell>
          <table:table-cell office:value-type="float" office:value="0.202836327402455" calcext:value-type="float">
            <text:p>0.202836327402455</text:p>
          </table:table-cell>
          <table:table-cell office:value-type="float" office:value="0.203133020928767" calcext:value-type="float">
            <text:p>0.203133020928767</text:p>
          </table:table-cell>
          <table:table-cell office:value-type="float" office:value="0.203714039912257" calcext:value-type="float">
            <text:p>0.203714039912257</text:p>
          </table:table-cell>
          <table:table-cell office:value-type="float" office:value="0.176716350151532" calcext:value-type="float">
            <text:p>0.176716350151532</text:p>
          </table:table-cell>
          <table:table-cell office:value-type="float" office:value="0.175790434225634" calcext:value-type="float">
            <text:p>0.175790434225634</text:p>
          </table:table-cell>
          <table:table-cell office:value-type="float" office:value="0.177912176822734" calcext:value-type="float">
            <text:p>0.177912176822734</text:p>
          </table:table-cell>
          <table:table-cell office:value-type="float" office:value="0.182899013918891" calcext:value-type="float">
            <text:p>0.182899013918891</text:p>
          </table:table-cell>
          <table:table-cell office:value-type="float" office:value="0.184173096272668" calcext:value-type="float">
            <text:p>0.184173096272668</text:p>
          </table:table-cell>
          <table:table-cell office:value-type="float" office:value="0.18463076697227" calcext:value-type="float">
            <text:p>0.18463076697227</text:p>
          </table:table-cell>
          <table:table-cell office:value-type="float" office:value="0.187408410234915" calcext:value-type="float">
            <text:p>0.187408410234915</text:p>
          </table:table-cell>
          <table:table-cell office:value-type="float" office:value="0.128361792915103" calcext:value-type="float">
            <text:p>0.128361792915103</text:p>
          </table:table-cell>
          <table:table-cell office:value-type="float" office:value="0.122420434992737" calcext:value-type="float">
            <text:p>0.122420434992737</text:p>
          </table:table-cell>
          <table:table-cell office:value-type="float" office:value="0.114611998422904" calcext:value-type="float">
            <text:p>0.114611998422904</text:p>
          </table:table-cell>
          <table:table-cell office:value-type="float" office:value="0.118456678745185" calcext:value-type="float">
            <text:p>0.118456678745185</text:p>
          </table:table-cell>
          <table:table-cell office:value-type="float" office:value="0.123021927860934" calcext:value-type="float">
            <text:p>0.123021927860934</text:p>
          </table:table-cell>
          <table:table-cell office:value-type="float" office:value="0.126982750853372" calcext:value-type="float">
            <text:p>0.126982750853372</text:p>
          </table:table-cell>
          <table:table-cell office:value-type="float" office:value="0.151319540362485" calcext:value-type="float">
            <text:p>0.151319540362485</text:p>
          </table:table-cell>
          <table:table-cell office:value-type="float" office:value="0.168238056961572" calcext:value-type="float">
            <text:p>0.168238056961572</text:p>
          </table:table-cell>
          <table:table-cell office:value-type="float" office:value="0.172143921561733" calcext:value-type="float">
            <text:p>0.172143921561733</text:p>
          </table:table-cell>
          <table:table-cell office:value-type="float" office:value="0.172654616578275" calcext:value-type="float">
            <text:p>0.172654616578275</text:p>
          </table:table-cell>
          <table:table-cell office:value-type="float" office:value="0.172972751633611" calcext:value-type="float">
            <text:p>0.172972751633611</text:p>
          </table:table-cell>
          <table:table-cell office:value-type="float" office:value="0.170666980501614" calcext:value-type="float">
            <text:p>0.170666980501614</text:p>
          </table:table-cell>
          <table:table-cell office:value-type="float" office:value="0.168586355361533" calcext:value-type="float">
            <text:p>0.168586355361533</text:p>
          </table:table-cell>
          <table:table-cell office:value-type="float" office:value="0.168209623214934" calcext:value-type="float">
            <text:p>0.168209623214934</text:p>
          </table:table-cell>
          <table:table-cell office:value-type="float" office:value="0.1649105790452" calcext:value-type="float">
            <text:p>0.1649105790452</text:p>
          </table:table-cell>
          <table:table-cell office:value-type="float" office:value="0.15674906011053" calcext:value-type="float">
            <text:p>0.15674906011053</text:p>
          </table:table-cell>
          <table:table-cell office:value-type="float" office:value="0.159861756286048" calcext:value-type="float">
            <text:p>0.159861756286048</text:p>
          </table:table-cell>
          <table:table-cell office:value-type="float" office:value="0.204734831985031" calcext:value-type="float">
            <text:p>0.204734831985031</text:p>
          </table:table-cell>
          <table:table-cell office:value-type="float" office:value="0.214986276123631" calcext:value-type="float">
            <text:p>0.214986276123631</text:p>
          </table:table-cell>
          <table:table-cell office:value-type="float" office:value="0.207554085362095" calcext:value-type="float">
            <text:p>0.207554085362095</text:p>
          </table:table-cell>
          <table:table-cell office:value-type="float" office:value="0.202131414338998" calcext:value-type="float">
            <text:p>0.202131414338998</text:p>
          </table:table-cell>
          <table:table-cell office:value-type="float" office:value="0.199330539323446" calcext:value-type="float">
            <text:p>0.199330539323446</text:p>
          </table:table-cell>
          <table:table-cell office:value-type="float" office:value="0.201003636052313" calcext:value-type="float">
            <text:p>0.201003636052313</text:p>
          </table:table-cell>
          <table:table-cell office:value-type="float" office:value="0.203181306871882" calcext:value-type="float">
            <text:p>0.203181306871882</text:p>
          </table:table-cell>
          <table:table-cell office:value-type="float" office:value="0.202797829731752" calcext:value-type="float">
            <text:p>0.202797829731752</text:p>
          </table:table-cell>
          <table:table-cell office:value-type="float" office:value="0.20562524093467" calcext:value-type="float">
            <text:p>0.20562524093467</text:p>
          </table:table-cell>
          <table:table-cell office:value-type="float" office:value="0.21223533686859" calcext:value-type="float">
            <text:p>0.21223533686859</text:p>
          </table:table-cell>
          <table:table-cell office:value-type="float" office:value="0.204790449003055" calcext:value-type="float">
            <text:p>0.204790449003055</text:p>
          </table:table-cell>
          <table:table-cell office:value-type="float" office:value="0.203915243236872" calcext:value-type="float">
            <text:p>0.203915243236872</text:p>
          </table:table-cell>
          <table:table-cell office:value-type="float" office:value="0.210326155748767" calcext:value-type="float">
            <text:p>0.210326155748767</text:p>
          </table:table-cell>
          <table:table-cell office:value-type="float" office:value="0.210742739495482" calcext:value-type="float">
            <text:p>0.210742739495482</text:p>
          </table:table-cell>
          <table:table-cell office:value-type="float" office:value="0.210645866435636" calcext:value-type="float">
            <text:p>0.210645866435636</text:p>
          </table:table-cell>
          <table:table-cell office:value-type="float" office:value="0.210104380076328" calcext:value-type="float">
            <text:p>0.210104380076328</text:p>
          </table:table-cell>
          <table:table-cell office:value-type="float" office:value="0.210808098055079" calcext:value-type="float">
            <text:p>0.210808098055079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699049932493498" calcext:value-type="float">
            <text:p>-0.006990499324935</text:p>
          </table:table-cell>
          <table:table-cell office:value-type="float" office:value="-0.0069907184357952" calcext:value-type="float">
            <text:p>-0.006990718435795</text:p>
          </table:table-cell>
          <table:table-cell office:value-type="float" office:value="-0.00700382403269456" calcext:value-type="float">
            <text:p>-0.007003824032695</text:p>
          </table:table-cell>
          <table:table-cell office:value-type="float" office:value="-0.00699847556760124" calcext:value-type="float">
            <text:p>-0.006998475567601</text:p>
          </table:table-cell>
          <table:table-cell office:value-type="float" office:value="-0.00698823504956916" calcext:value-type="float">
            <text:p>-0.006988235049569</text:p>
          </table:table-cell>
          <table:table-cell office:value-type="float" office:value="-0.00699400597675012" calcext:value-type="float">
            <text:p>-0.00699400597675</text:p>
          </table:table-cell>
          <table:table-cell office:value-type="float" office:value="-0.00699785386291666" calcext:value-type="float">
            <text:p>-0.006997853862917</text:p>
          </table:table-cell>
          <table:table-cell office:value-type="float" office:value="-0.00699465248830591" calcext:value-type="float">
            <text:p>-0.006994652488306</text:p>
          </table:table-cell>
          <table:table-cell office:value-type="float" office:value="-0.00697558316644426" calcext:value-type="float">
            <text:p>-0.006975583166444</text:p>
          </table:table-cell>
          <table:table-cell office:value-type="float" office:value="-0.00699572425162783" calcext:value-type="float">
            <text:p>-0.006995724251628</text:p>
          </table:table-cell>
          <table:table-cell office:value-type="float" office:value="-0.00699202149147468" calcext:value-type="float">
            <text:p>-0.006992021491475</text:p>
          </table:table-cell>
          <table:table-cell office:value-type="float" office:value="-0.0069865117595927" calcext:value-type="float">
            <text:p>-0.006986511759593</text:p>
          </table:table-cell>
          <table:table-cell office:value-type="float" office:value="-0.00697807720928449" calcext:value-type="float">
            <text:p>-0.006978077209284</text:p>
          </table:table-cell>
          <table:table-cell office:value-type="float" office:value="-0.00698869061411012" calcext:value-type="float">
            <text:p>-0.00698869061411</text:p>
          </table:table-cell>
          <table:table-cell office:value-type="float" office:value="-0.00697933082086158" calcext:value-type="float">
            <text:p>-0.006979330820862</text:p>
          </table:table-cell>
          <table:table-cell office:value-type="float" office:value="-0.00700308969699976" calcext:value-type="float">
            <text:p>-0.007003089697</text:p>
          </table:table-cell>
          <table:table-cell office:value-type="float" office:value="-0.00698498881521505" calcext:value-type="float">
            <text:p>-0.006984988815215</text:p>
          </table:table-cell>
          <table:table-cell office:value-type="float" office:value="-0.00699226783319473" calcext:value-type="float">
            <text:p>-0.006992267833195</text:p>
          </table:table-cell>
          <table:table-cell office:value-type="float" office:value="-0.00700437257112699" calcext:value-type="float">
            <text:p>-0.007004372571127</text:p>
          </table:table-cell>
          <table:table-cell office:value-type="float" office:value="-0.0069993203960652" calcext:value-type="float">
            <text:p>-0.006999320396065</text:p>
          </table:table-cell>
          <table:table-cell office:value-type="float" office:value="-0.00699379873230565" calcext:value-type="float">
            <text:p>-0.006993798732306</text:p>
          </table:table-cell>
          <table:table-cell office:value-type="float" office:value="-0.00700975206694993" calcext:value-type="float">
            <text:p>-0.00700975206695</text:p>
          </table:table-cell>
          <table:table-cell office:value-type="float" office:value="-0.00700013300225091" calcext:value-type="float">
            <text:p>-0.007000133002251</text:p>
          </table:table-cell>
          <table:table-cell office:value-type="float" office:value="-0.00699710221678871" calcext:value-type="float">
            <text:p>-0.006997102216789</text:p>
          </table:table-cell>
          <table:table-cell office:value-type="float" office:value="-0.00699429783866632" calcext:value-type="float">
            <text:p>-0.006994297838666</text:p>
          </table:table-cell>
          <table:table-cell office:value-type="float" office:value="-0.0069953811186964" calcext:value-type="float">
            <text:p>-0.006995381118696</text:p>
          </table:table-cell>
          <table:table-cell office:value-type="float" office:value="-0.00700761047008717" calcext:value-type="float">
            <text:p>-0.007007610470087</text:p>
          </table:table-cell>
          <table:table-cell office:value-type="float" office:value="-0.00699883713979476" calcext:value-type="float">
            <text:p>-0.006998837139795</text:p>
          </table:table-cell>
          <table:table-cell office:value-type="float" office:value="-0.00699619969862838" calcext:value-type="float">
            <text:p>-0.006996199698628</text:p>
          </table:table-cell>
          <table:table-cell office:value-type="float" office:value="-0.00700151686871897" calcext:value-type="float">
            <text:p>-0.007001516868719</text:p>
          </table:table-cell>
          <table:table-cell office:value-type="float" office:value="-0.00699252012666661" calcext:value-type="float">
            <text:p>-0.006992520126667</text:p>
          </table:table-cell>
          <table:table-cell office:value-type="float" office:value="-0.00697928989617683" calcext:value-type="float">
            <text:p>-0.006979289896177</text:p>
          </table:table-cell>
          <table:table-cell office:value-type="float" office:value="-0.00697968054564292" calcext:value-type="float">
            <text:p>-0.006979680545643</text:p>
          </table:table-cell>
          <table:table-cell office:value-type="float" office:value="-0.00699732823277062" calcext:value-type="float">
            <text:p>-0.006997328232771</text:p>
          </table:table-cell>
          <table:table-cell office:value-type="float" office:value="-0.00697772900392333" calcext:value-type="float">
            <text:p>-0.006977729003923</text:p>
          </table:table-cell>
          <table:table-cell office:value-type="float" office:value="-0.00700759135972971" calcext:value-type="float">
            <text:p>-0.00700759135973</text:p>
          </table:table-cell>
          <table:table-cell office:value-type="float" office:value="-0.0069879797443876" calcext:value-type="float">
            <text:p>-0.006987979744388</text:p>
          </table:table-cell>
          <table:table-cell office:value-type="float" office:value="-0.00699230888140855" calcext:value-type="float">
            <text:p>-0.006992308881409</text:p>
          </table:table-cell>
          <table:table-cell office:value-type="float" office:value="-0.00698925444999908" calcext:value-type="float">
            <text:p>-0.006989254449999</text:p>
          </table:table-cell>
          <table:table-cell office:value-type="float" office:value="-0.00699407113435902" calcext:value-type="float">
            <text:p>-0.006994071134359</text:p>
          </table:table-cell>
          <table:table-cell office:value-type="float" office:value="-0.00699530996278207" calcext:value-type="float">
            <text:p>-0.006995309962782</text:p>
          </table:table-cell>
          <table:table-cell office:value-type="float" office:value="-0.00698777492286142" calcext:value-type="float">
            <text:p>-0.006987774922861</text:p>
          </table:table-cell>
          <table:table-cell office:value-type="float" office:value="-0.00698576539293154" calcext:value-type="float">
            <text:p>-0.006985765392932</text:p>
          </table:table-cell>
          <table:table-cell office:value-type="float" office:value="-0.00698852901774698" calcext:value-type="float">
            <text:p>-0.006988529017747</text:p>
          </table:table-cell>
          <table:table-cell office:value-type="float" office:value="-0.00699123460707281" calcext:value-type="float">
            <text:p>-0.006991234607073</text:p>
          </table:table-cell>
          <table:table-cell office:value-type="float" office:value="-0.00700538431013825" calcext:value-type="float">
            <text:p>-0.007005384310138</text:p>
          </table:table-cell>
          <table:table-cell office:value-type="float" office:value="-0.00699124762139368" calcext:value-type="float">
            <text:p>-0.006991247621394</text:p>
          </table:table-cell>
          <table:table-cell office:value-type="float" office:value="-0.00699127103130977" calcext:value-type="float">
            <text:p>-0.00699127103131</text:p>
          </table:table-cell>
          <table:table-cell office:value-type="float" office:value="-0.00700104220047299" calcext:value-type="float">
            <text:p>-0.007001042200473</text:p>
          </table:table-cell>
          <table:table-cell office:value-type="float" office:value="-0.00698801055888315" calcext:value-type="float">
            <text:p>-0.006988010558883</text:p>
          </table:table-cell>
          <table:table-cell office:value-type="float" office:value="-0.00700343687012203" calcext:value-type="float">
            <text:p>-0.007003436870122</text:p>
          </table:table-cell>
          <table:table-cell office:value-type="float" office:value="-0.00697810197956987" calcext:value-type="float">
            <text:p>-0.00697810197957</text:p>
          </table:table-cell>
          <table:table-cell office:value-type="float" office:value="-0.00699304911575546" calcext:value-type="float">
            <text:p>-0.006993049115755</text:p>
          </table:table-cell>
          <table:table-cell office:value-type="float" office:value="-0.00699246773132609" calcext:value-type="float">
            <text:p>-0.006992467731326</text:p>
          </table:table-cell>
          <table:table-cell office:value-type="float" office:value="-0.00698559879158107" calcext:value-type="float">
            <text:p>-0.006985598791581</text:p>
          </table:table-cell>
          <table:table-cell office:value-type="float" office:value="-0.00698347448181643" calcext:value-type="float">
            <text:p>-0.006983474481816</text:p>
          </table:table-cell>
          <table:table-cell office:value-type="float" office:value="-0.0069957201796529" calcext:value-type="float">
            <text:p>-0.006995720179653</text:p>
          </table:table-cell>
          <table:table-cell office:value-type="float" office:value="-0.00698170882523398" calcext:value-type="float">
            <text:p>-0.006981708825234</text:p>
          </table:table-cell>
          <table:table-cell office:value-type="float" office:value="-0.00698064804889375" calcext:value-type="float">
            <text:p>-0.006980648048894</text:p>
          </table:table-cell>
          <table:table-cell office:value-type="float" office:value="-0.00686045324881305" calcext:value-type="float">
            <text:p>-0.006860453248813</text:p>
          </table:table-cell>
          <table:table-cell office:value-type="float" office:value="-0.0065020695449886" calcext:value-type="float">
            <text:p>-0.006502069544989</text:p>
          </table:table-cell>
          <table:table-cell office:value-type="float" office:value="-0.00635545943081141" calcext:value-type="float">
            <text:p>-0.006355459430811</text:p>
          </table:table-cell>
          <table:table-cell office:value-type="float" office:value="-0.00627850673348708" calcext:value-type="float">
            <text:p>-0.006278506733487</text:p>
          </table:table-cell>
          <table:table-cell office:value-type="float" office:value="-0.00574873796084562" calcext:value-type="float">
            <text:p>-0.005748737960846</text:p>
          </table:table-cell>
          <table:table-cell office:value-type="float" office:value="-0.0058933973904204" calcext:value-type="float">
            <text:p>-0.00589339739042</text:p>
          </table:table-cell>
          <table:table-cell office:value-type="float" office:value="-0.00648463411199389" calcext:value-type="float">
            <text:p>-0.006484634111994</text:p>
          </table:table-cell>
          <table:table-cell office:value-type="float" office:value="-0.00800405718361074" calcext:value-type="float">
            <text:p>-0.008004057183611</text:p>
          </table:table-cell>
          <table:table-cell office:value-type="float" office:value="-0.00989123307279928" calcext:value-type="float">
            <text:p>-0.009891233072799</text:p>
          </table:table-cell>
          <table:table-cell office:value-type="float" office:value="-0.011411203630844" calcext:value-type="float">
            <text:p>-0.011411203630844</text:p>
          </table:table-cell>
          <table:table-cell office:value-type="float" office:value="-0.0116778213427141" calcext:value-type="float">
            <text:p>-0.011677821342714</text:p>
          </table:table-cell>
          <table:table-cell office:value-type="float" office:value="-0.010811965625549" calcext:value-type="float">
            <text:p>-0.010811965625549</text:p>
          </table:table-cell>
          <table:table-cell office:value-type="float" office:value="-0.00788084510304276" calcext:value-type="float">
            <text:p>-0.007880845103043</text:p>
          </table:table-cell>
          <table:table-cell office:value-type="float" office:value="-0.012455726735957" calcext:value-type="float">
            <text:p>-0.012455726735957</text:p>
          </table:table-cell>
          <table:table-cell office:value-type="float" office:value="-0.0383651593749269" calcext:value-type="float">
            <text:p>-0.038365159374927</text:p>
          </table:table-cell>
          <table:table-cell office:value-type="float" office:value="-0.0620393973491527" calcext:value-type="float">
            <text:p>-0.062039397349153</text:p>
          </table:table-cell>
          <table:table-cell office:value-type="float" office:value="-0.0583128439574165" calcext:value-type="float">
            <text:p>-0.058312843957417</text:p>
          </table:table-cell>
          <table:table-cell office:value-type="float" office:value="-0.0585855390120462" calcext:value-type="float">
            <text:p>-0.058585539012046</text:p>
          </table:table-cell>
          <table:table-cell office:value-type="float" office:value="-0.0588506371089475" calcext:value-type="float">
            <text:p>-0.058850637108948</text:p>
          </table:table-cell>
          <table:table-cell office:value-type="float" office:value="-0.0180524660189967" calcext:value-type="float">
            <text:p>-0.018052466018997</text:p>
          </table:table-cell>
          <table:table-cell office:value-type="float" office:value="-0.0270738650836844" calcext:value-type="float">
            <text:p>-0.027073865083684</text:p>
          </table:table-cell>
          <table:table-cell office:value-type="float" office:value="-0.0178354866089049" calcext:value-type="float">
            <text:p>-0.017835486608905</text:p>
          </table:table-cell>
          <table:table-cell office:value-type="float" office:value="-0.0142414378174328" calcext:value-type="float">
            <text:p>-0.014241437817433</text:p>
          </table:table-cell>
          <table:table-cell office:value-type="float" office:value="-0.0108862641961077" calcext:value-type="float">
            <text:p>-0.010886264196108</text:p>
          </table:table-cell>
          <table:table-cell office:value-type="float" office:value="-0.0157945758569652" calcext:value-type="float">
            <text:p>-0.015794575856965</text:p>
          </table:table-cell>
          <table:table-cell office:value-type="float" office:value="-0.0207394394005178" calcext:value-type="float">
            <text:p>-0.020739439400518</text:p>
          </table:table-cell>
          <table:table-cell office:value-type="float" office:value="-0.0227651765317351" calcext:value-type="float">
            <text:p>-0.022765176531735</text:p>
          </table:table-cell>
          <table:table-cell office:value-type="float" office:value="-0.0217813112099921" calcext:value-type="float">
            <text:p>-0.021781311209992</text:p>
          </table:table-cell>
          <table:table-cell office:value-type="float" office:value="-0.0200283533518015" calcext:value-type="float">
            <text:p>-0.020028353351802</text:p>
          </table:table-cell>
          <table:table-cell office:value-type="float" office:value="-0.0166627950217793" calcext:value-type="float">
            <text:p>-0.016662795021779</text:p>
          </table:table-cell>
          <table:table-cell office:value-type="float" office:value="-0.0152500230907801" calcext:value-type="float">
            <text:p>-0.01525002309078</text:p>
          </table:table-cell>
          <table:table-cell office:value-type="float" office:value="-0.0141705880808182" calcext:value-type="float">
            <text:p>-0.014170588080818</text:p>
          </table:table-cell>
          <table:table-cell office:value-type="float" office:value="-0.00787686657721905" calcext:value-type="float">
            <text:p>-0.007876866577219</text:p>
          </table:table-cell>
          <table:table-cell office:value-type="float" office:value="-0.00509741642704773" calcext:value-type="float">
            <text:p>-0.005097416427048</text:p>
          </table:table-cell>
          <table:table-cell office:value-type="float" office:value="-0.00847260305527679" calcext:value-type="float">
            <text:p>-0.008472603055277</text:p>
          </table:table-cell>
          <table:table-cell office:value-type="float" office:value="-0.0145091600995885" calcext:value-type="float">
            <text:p>-0.014509160099589</text:p>
          </table:table-cell>
          <table:table-cell office:value-type="float" office:value="-0.0350443206947795" calcext:value-type="float">
            <text:p>-0.03504432069478</text:p>
          </table:table-cell>
          <table:table-cell office:value-type="float" office:value="-0.0334512978362214" calcext:value-type="float">
            <text:p>-0.033451297836221</text:p>
          </table:table-cell>
          <table:table-cell office:value-type="float" office:value="-0.044279557613146" calcext:value-type="float">
            <text:p>-0.044279557613146</text:p>
          </table:table-cell>
          <table:table-cell office:value-type="float" office:value="-0.0495579127878972" calcext:value-type="float">
            <text:p>-0.049557912787897</text:p>
          </table:table-cell>
          <table:table-cell office:value-type="float" office:value="-0.0534755602692642" calcext:value-type="float">
            <text:p>-0.053475560269264</text:p>
          </table:table-cell>
          <table:table-cell office:value-type="float" office:value="-0.0545724105892858" calcext:value-type="float">
            <text:p>-0.054572410589286</text:p>
          </table:table-cell>
          <table:table-cell office:value-type="float" office:value="-0.0466777727897479" calcext:value-type="float">
            <text:p>-0.046677772789748</text:p>
          </table:table-cell>
          <table:table-cell office:value-type="float" office:value="-0.00515988754860551" calcext:value-type="float">
            <text:p>-0.005159887548606</text:p>
          </table:table-cell>
          <table:table-cell office:value-type="float" office:value="0.000110308904936912" calcext:value-type="float">
            <text:p>0.000110308904937</text:p>
          </table:table-cell>
          <table:table-cell office:value-type="float" office:value="0.00448256163463075" calcext:value-type="float">
            <text:p>0.004482561634631</text:p>
          </table:table-cell>
          <table:table-cell office:value-type="float" office:value="0.00680777789955914" calcext:value-type="float">
            <text:p>0.006807777899559</text:p>
          </table:table-cell>
          <table:table-cell office:value-type="float" office:value="0.00784660136329758" calcext:value-type="float">
            <text:p>0.007846601363298</text:p>
          </table:table-cell>
          <table:table-cell office:value-type="float" office:value="0.00785848966747417" calcext:value-type="float">
            <text:p>0.007858489667474</text:p>
          </table:table-cell>
          <table:table-cell office:value-type="float" office:value="0.00805185234110685" calcext:value-type="float">
            <text:p>0.008051852341107</text:p>
          </table:table-cell>
          <table:table-cell office:value-type="float" office:value="0.00788963355089518" calcext:value-type="float">
            <text:p>0.007889633550895</text:p>
          </table:table-cell>
          <table:table-cell office:value-type="float" office:value="-0.0301320098029651" calcext:value-type="float">
            <text:p>-0.030132009802965</text:p>
          </table:table-cell>
          <table:table-cell office:value-type="float" office:value="-0.0293954135346601" calcext:value-type="float">
            <text:p>-0.02939541353466</text:p>
          </table:table-cell>
          <table:table-cell office:value-type="float" office:value="-0.0270227141414702" calcext:value-type="float">
            <text:p>-0.02702271414147</text:p>
          </table:table-cell>
          <table:table-cell office:value-type="float" office:value="0.00682079765020916" calcext:value-type="float">
            <text:p>0.006820797650209</text:p>
          </table:table-cell>
          <table:table-cell office:value-type="float" office:value="0.00561391501433442" calcext:value-type="float">
            <text:p>0.005613915014334</text:p>
          </table:table-cell>
          <table:table-cell office:value-type="float" office:value="0.00208815478397478" calcext:value-type="float">
            <text:p>0.002088154783975</text:p>
          </table:table-cell>
          <table:table-cell office:value-type="float" office:value="-0.0122097699662981" calcext:value-type="float">
            <text:p>-0.012209769966298</text:p>
          </table:table-cell>
          <table:table-cell office:value-type="float" office:value="-0.0200421293141677" calcext:value-type="float">
            <text:p>-0.020042129314168</text:p>
          </table:table-cell>
          <table:table-cell office:value-type="float" office:value="-0.0180816539579058" calcext:value-type="float">
            <text:p>-0.018081653957906</text:p>
          </table:table-cell>
          <table:table-cell office:value-type="float" office:value="-0.0171986946966996" calcext:value-type="float">
            <text:p>-0.0171986946967</text:p>
          </table:table-cell>
          <table:table-cell office:value-type="float" office:value="-0.0155351954446061" calcext:value-type="float">
            <text:p>-0.015535195444606</text:p>
          </table:table-cell>
          <table:table-cell office:value-type="float" office:value="-0.0145685934513293" calcext:value-type="float">
            <text:p>-0.014568593451329</text:p>
          </table:table-cell>
          <table:table-cell office:value-type="float" office:value="-0.0139116200587799" calcext:value-type="float">
            <text:p>-0.01391162005878</text:p>
          </table:table-cell>
          <table:table-cell office:value-type="float" office:value="-0.0107410200973668" calcext:value-type="float">
            <text:p>-0.010741020097367</text:p>
          </table:table-cell>
          <table:table-cell office:value-type="float" office:value="-0.00936766590287038" calcext:value-type="float">
            <text:p>-0.00936766590287</text:p>
          </table:table-cell>
          <table:table-cell office:value-type="float" office:value="-0.00711194108170024" calcext:value-type="float">
            <text:p>-0.0071119410817</text:p>
          </table:table-cell>
          <table:table-cell office:value-type="float" office:value="-0.00840980708723903" calcext:value-type="float">
            <text:p>-0.008409807087239</text:p>
          </table:table-cell>
          <table:table-cell office:value-type="float" office:value="-0.0423519068040309" calcext:value-type="float">
            <text:p>-0.042351906804031</text:p>
          </table:table-cell>
          <table:table-cell office:value-type="float" office:value="-0.0535150758139949" calcext:value-type="float">
            <text:p>-0.053515075813995</text:p>
          </table:table-cell>
          <table:table-cell office:value-type="float" office:value="-0.0562037211191733" calcext:value-type="float">
            <text:p>-0.056203721119173</text:p>
          </table:table-cell>
          <table:table-cell office:value-type="float" office:value="-0.0539982775263377" calcext:value-type="float">
            <text:p>-0.053998277526338</text:p>
          </table:table-cell>
          <table:table-cell office:value-type="float" office:value="-0.0514936953092113" calcext:value-type="float">
            <text:p>-0.051493695309211</text:p>
          </table:table-cell>
          <table:table-cell office:value-type="float" office:value="-0.0498811067759938" calcext:value-type="float">
            <text:p>-0.049881106775994</text:p>
          </table:table-cell>
          <table:table-cell office:value-type="float" office:value="-0.0123693189006168" calcext:value-type="float">
            <text:p>-0.012369318900617</text:p>
          </table:table-cell>
          <table:table-cell office:value-type="float" office:value="-0.0109602003037611" calcext:value-type="float">
            <text:p>-0.010960200303761</text:p>
          </table:table-cell>
          <table:table-cell office:value-type="float" office:value="-0.00760129002105173" calcext:value-type="float">
            <text:p>-0.007601290021052</text:p>
          </table:table-cell>
          <table:table-cell office:value-type="float" office:value="-0.00328849102750932" calcext:value-type="float">
            <text:p>-0.003288491027509</text:p>
          </table:table-cell>
          <table:table-cell office:value-type="float" office:value="0.00246652880841966" calcext:value-type="float">
            <text:p>0.00246652880842</text:p>
          </table:table-cell>
          <table:table-cell office:value-type="float" office:value="0.00332160992362892" calcext:value-type="float">
            <text:p>0.003321609923629</text:p>
          </table:table-cell>
          <table:table-cell office:value-type="float" office:value="0.00510849640747416" calcext:value-type="float">
            <text:p>0.005108496407474</text:p>
          </table:table-cell>
          <table:table-cell office:value-type="float" office:value="-0.0000458967832526793" calcext:value-type="float">
            <text:p>-4.58967832526793E-05</text:p>
          </table:table-cell>
          <table:table-cell office:value-type="float" office:value="-0.0328048094421222" calcext:value-type="float">
            <text:p>-0.032804809442122</text:p>
          </table:table-cell>
          <table:table-cell office:value-type="float" office:value="-0.036063886535197" calcext:value-type="float">
            <text:p>-0.036063886535197</text:p>
          </table:table-cell>
          <table:table-cell office:value-type="float" office:value="-0.034483320600283" calcext:value-type="float">
            <text:p>-0.034483320600283</text:p>
          </table:table-cell>
          <table:table-cell office:value-type="float" office:value="0.00599912297267609" calcext:value-type="float">
            <text:p>0.005999122972676</text:p>
          </table:table-cell>
          <table:table-cell office:value-type="float" office:value="0.00606285789152553" calcext:value-type="float">
            <text:p>0.006062857891526</text:p>
          </table:table-cell>
          <table:table-cell office:value-type="float" office:value="0.0058388133039873" calcext:value-type="float">
            <text:p>0.005838813303987</text:p>
          </table:table-cell>
          <table:table-cell office:value-type="float" office:value="-0.00850476413196664" calcext:value-type="float">
            <text:p>-0.008504764131967</text:p>
          </table:table-cell>
          <table:table-cell office:value-type="float" office:value="-0.0200183460825956" calcext:value-type="float">
            <text:p>-0.020018346082596</text:p>
          </table:table-cell>
          <table:table-cell office:value-type="float" office:value="-0.0195171734323805" calcext:value-type="float">
            <text:p>-0.019517173432381</text:p>
          </table:table-cell>
          <table:table-cell office:value-type="float" office:value="-0.0177560806658018" calcext:value-type="float">
            <text:p>-0.017756080665802</text:p>
          </table:table-cell>
          <table:table-cell office:value-type="float" office:value="-0.0156452478721966" calcext:value-type="float">
            <text:p>-0.015645247872197</text:p>
          </table:table-cell>
          <table:table-cell office:value-type="float" office:value="-0.0143582929970779" calcext:value-type="float">
            <text:p>-0.014358292997078</text:p>
          </table:table-cell>
          <table:table-cell office:value-type="float" office:value="-0.0127726848821628" calcext:value-type="float">
            <text:p>-0.012772684882163</text:p>
          </table:table-cell>
          <table:table-cell office:value-type="float" office:value="-0.0107057216071372" calcext:value-type="float">
            <text:p>-0.010705721607137</text:p>
          </table:table-cell>
          <table:table-cell office:value-type="float" office:value="-0.00717521634467203" calcext:value-type="float">
            <text:p>-0.007175216344672</text:p>
          </table:table-cell>
          <table:table-cell office:value-type="float" office:value="-0.00325064217570314" calcext:value-type="float">
            <text:p>-0.003250642175703</text:p>
          </table:table-cell>
          <table:table-cell office:value-type="float" office:value="-0.000903774148735642" calcext:value-type="float">
            <text:p>-0.000903774148736</text:p>
          </table:table-cell>
          <table:table-cell office:value-type="float" office:value="-0.00359500988144613" calcext:value-type="float">
            <text:p>-0.003595009881446</text:p>
          </table:table-cell>
          <table:table-cell office:value-type="float" office:value="-0.00882916713133945" calcext:value-type="float">
            <text:p>-0.008829167131339</text:p>
          </table:table-cell>
          <table:table-cell office:value-type="float" office:value="-0.0337899811183694" calcext:value-type="float">
            <text:p>-0.033789981118369</text:p>
          </table:table-cell>
          <table:table-cell office:value-type="float" office:value="-0.0462251885173856" calcext:value-type="float">
            <text:p>-0.046225188517386</text:p>
          </table:table-cell>
          <table:table-cell office:value-type="float" office:value="-0.0545994405370213" calcext:value-type="float">
            <text:p>-0.054599440537021</text:p>
          </table:table-cell>
          <table:table-cell office:value-type="float" office:value="-0.051956350946898" calcext:value-type="float">
            <text:p>-0.051956350946898</text:p>
          </table:table-cell>
          <table:table-cell office:value-type="float" office:value="-0.0472642850777052" calcext:value-type="float">
            <text:p>-0.047264285077705</text:p>
          </table:table-cell>
          <table:table-cell office:value-type="float" office:value="-0.0172490187463573" calcext:value-type="float">
            <text:p>-0.017249018746357</text:p>
          </table:table-cell>
          <table:table-cell office:value-type="float" office:value="-0.00555366985801725" calcext:value-type="float">
            <text:p>-0.005553669858017</text:p>
          </table:table-cell>
          <table:table-cell office:value-type="float" office:value="0.0010805886024263" calcext:value-type="float">
            <text:p>0.001080588602426</text:p>
          </table:table-cell>
          <table:table-cell office:value-type="float" office:value="0.00541167519071816" calcext:value-type="float">
            <text:p>0.005411675190718</text:p>
          </table:table-cell>
          <table:table-cell office:value-type="float" office:value="0.00704248869118056" calcext:value-type="float">
            <text:p>0.007042488691181</text:p>
          </table:table-cell>
          <table:table-cell office:value-type="float" office:value="0.00808856694516853" calcext:value-type="float">
            <text:p>0.008088566945169</text:p>
          </table:table-cell>
          <table:table-cell office:value-type="float" office:value="0.00892661651552171" calcext:value-type="float">
            <text:p>0.008926616515522</text:p>
          </table:table-cell>
          <table:table-cell office:value-type="float" office:value="0.0106919803981716" calcext:value-type="float">
            <text:p>0.010691980398172</text:p>
          </table:table-cell>
          <table:table-cell office:value-type="float" office:value="0.00910960197833815" calcext:value-type="float">
            <text:p>0.009109601978338</text:p>
          </table:table-cell>
          <table:table-cell office:value-type="float" office:value="-0.0262043451166996" calcext:value-type="float">
            <text:p>-0.0262043451167</text:p>
          </table:table-cell>
          <table:table-cell office:value-type="float" office:value="-0.0309745329408547" calcext:value-type="float">
            <text:p>-0.030974532940855</text:p>
          </table:table-cell>
          <table:table-cell office:value-type="float" office:value="-0.0302707382785371" calcext:value-type="float">
            <text:p>-0.030270738278537</text:p>
          </table:table-cell>
          <table:table-cell office:value-type="float" office:value="-0.0199427316169584" calcext:value-type="float">
            <text:p>-0.019942731616958</text:p>
          </table:table-cell>
          <table:table-cell office:value-type="float" office:value="-0.014384501835801" calcext:value-type="float">
            <text:p>-0.014384501835801</text:p>
          </table:table-cell>
          <table:table-cell office:value-type="float" office:value="-0.00218054409659258" calcext:value-type="float">
            <text:p>-0.002180544096593</text:p>
          </table:table-cell>
          <table:table-cell office:value-type="float" office:value="-0.000592851889897896" calcext:value-type="float">
            <text:p>-0.000592851889898</text:p>
          </table:table-cell>
          <table:table-cell office:value-type="float" office:value="0.000591636062866897" calcext:value-type="float">
            <text:p>0.000591636062867</text:p>
          </table:table-cell>
          <table:table-cell office:value-type="float" office:value="-0.00869230416036147" calcext:value-type="float">
            <text:p>-0.008692304160361</text:p>
          </table:table-cell>
          <table:table-cell office:value-type="float" office:value="-0.0161674503392347" calcext:value-type="float">
            <text:p>-0.016167450339235</text:p>
          </table:table-cell>
          <table:table-cell office:value-type="float" office:value="-0.0187415646294972" calcext:value-type="float">
            <text:p>-0.018741564629497</text:p>
          </table:table-cell>
          <table:table-cell office:value-type="float" office:value="-0.015737711103808" calcext:value-type="float">
            <text:p>-0.015737711103808</text:p>
          </table:table-cell>
          <table:table-cell office:value-type="float" office:value="-0.0132683031479457" calcext:value-type="float">
            <text:p>-0.013268303147946</text:p>
          </table:table-cell>
          <table:table-cell office:value-type="float" office:value="-0.0121166212587146" calcext:value-type="float">
            <text:p>-0.012116621258715</text:p>
          </table:table-cell>
          <table:table-cell office:value-type="float" office:value="-0.00444327917969271" calcext:value-type="float">
            <text:p>-0.004443279179693</text:p>
          </table:table-cell>
          <table:table-cell office:value-type="float" office:value="-0.00147941425607634" calcext:value-type="float">
            <text:p>-0.001479414256076</text:p>
          </table:table-cell>
          <table:table-cell office:value-type="float" office:value="-0.00250873500124444" calcext:value-type="float">
            <text:p>-0.002508735001244</text:p>
          </table:table-cell>
          <table:table-cell office:value-type="float" office:value="-0.00742376476090062" calcext:value-type="float">
            <text:p>-0.007423764760901</text:p>
          </table:table-cell>
          <table:table-cell office:value-type="float" office:value="-0.0131962131492827" calcext:value-type="float">
            <text:p>-0.013196213149283</text:p>
          </table:table-cell>
          <table:table-cell office:value-type="float" office:value="-0.0323375619548938" calcext:value-type="float">
            <text:p>-0.032337561954894</text:p>
          </table:table-cell>
          <table:table-cell office:value-type="float" office:value="-0.0374181798899651" calcext:value-type="float">
            <text:p>-0.037418179889965</text:p>
          </table:table-cell>
          <table:table-cell office:value-type="float" office:value="-0.0482317566430022" calcext:value-type="float">
            <text:p>-0.048231756643002</text:p>
          </table:table-cell>
          <table:table-cell office:value-type="float" office:value="-0.0516355993510702" calcext:value-type="float">
            <text:p>-0.05163559935107</text:p>
          </table:table-cell>
          <table:table-cell office:value-type="float" office:value="-0.0524194210040503" calcext:value-type="float">
            <text:p>-0.05241942100405</text:p>
          </table:table-cell>
          <table:table-cell office:value-type="float" office:value="-0.0494586435595079" calcext:value-type="float">
            <text:p>-0.049458643559508</text:p>
          </table:table-cell>
          <table:table-cell office:value-type="float" office:value="-0.0481175067807213" calcext:value-type="float">
            <text:p>-0.048117506780721</text:p>
          </table:table-cell>
          <table:table-cell office:value-type="float" office:value="-0.0481587596318432" calcext:value-type="float">
            <text:p>-0.048158759631843</text:p>
          </table:table-cell>
          <table:table-cell office:value-type="float" office:value="-0.0442361062179335" calcext:value-type="float">
            <text:p>-0.044236106217934</text:p>
          </table:table-cell>
          <table:table-cell office:value-type="float" office:value="-0.0190031601139427" calcext:value-type="float">
            <text:p>-0.019003160113943</text:p>
          </table:table-cell>
          <table:table-cell office:value-type="float" office:value="-0.0188023264175661" calcext:value-type="float">
            <text:p>-0.018802326417566</text:p>
          </table:table-cell>
          <table:table-cell office:value-type="float" office:value="-0.0162156061111514" calcext:value-type="float">
            <text:p>-0.016215606111151</text:p>
          </table:table-cell>
          <table:table-cell office:value-type="float" office:value="-0.0126512282269841" calcext:value-type="float">
            <text:p>-0.012651228226984</text:p>
          </table:table-cell>
          <table:table-cell office:value-type="float" office:value="-0.00855307791231556" calcext:value-type="float">
            <text:p>-0.008553077912316</text:p>
          </table:table-cell>
          <table:table-cell office:value-type="float" office:value="-0.00483572930334776" calcext:value-type="float">
            <text:p>-0.004835729303348</text:p>
          </table:table-cell>
          <table:table-cell office:value-type="float" office:value="-0.000917981404677644" calcext:value-type="float">
            <text:p>-0.000917981404678</text:p>
          </table:table-cell>
          <table:table-cell office:value-type="float" office:value="-0.000116971403999647" calcext:value-type="float">
            <text:p>-0.000116971404</text:p>
          </table:table-cell>
          <table:table-cell office:value-type="float" office:value="0.00000510546351570183" calcext:value-type="float">
            <text:p>5.10546351570183E-06</text:p>
          </table:table-cell>
          <table:table-cell office:value-type="float" office:value="0.0012212492223685" calcext:value-type="float">
            <text:p>0.001221249222369</text:p>
          </table:table-cell>
          <table:table-cell office:value-type="float" office:value="0.00127114168902998" calcext:value-type="float">
            <text:p>0.00127114168903</text:p>
          </table:table-cell>
          <table:table-cell office:value-type="float" office:value="-0.0406008514907088" calcext:value-type="float">
            <text:p>-0.040600851490709</text:p>
          </table:table-cell>
          <table:table-cell office:value-type="float" office:value="-0.0438943046438708" calcext:value-type="float">
            <text:p>-0.043894304643871</text:p>
          </table:table-cell>
          <table:table-cell office:value-type="float" office:value="-0.0419309901388042" calcext:value-type="float">
            <text:p>-0.041930990138804</text:p>
          </table:table-cell>
          <table:table-cell office:value-type="float" office:value="-0.0380850497465857" calcext:value-type="float">
            <text:p>-0.038085049746586</text:p>
          </table:table-cell>
          <table:table-cell office:value-type="float" office:value="-0.0288214503385441" calcext:value-type="float">
            <text:p>-0.028821450338544</text:p>
          </table:table-cell>
          <table:table-cell office:value-type="float" office:value="-0.0211516978544858" calcext:value-type="float">
            <text:p>-0.021151697854486</text:p>
          </table:table-cell>
          <table:table-cell office:value-type="float" office:value="-0.0179461154109946" calcext:value-type="float">
            <text:p>-0.017946115410995</text:p>
          </table:table-cell>
          <table:table-cell office:value-type="float" office:value="-0.0134619117898365" calcext:value-type="float">
            <text:p>-0.013461911789837</text:p>
          </table:table-cell>
          <table:table-cell office:value-type="float" office:value="-0.0150105281853995" calcext:value-type="float">
            <text:p>-0.0150105281854</text:p>
          </table:table-cell>
          <table:table-cell office:value-type="float" office:value="-0.0133784872194066" calcext:value-type="float">
            <text:p>-0.013378487219407</text:p>
          </table:table-cell>
          <table:table-cell office:value-type="float" office:value="-0.0125503672569641" calcext:value-type="float">
            <text:p>-0.012550367256964</text:p>
          </table:table-cell>
          <table:table-cell office:value-type="float" office:value="-0.00945101245282966" calcext:value-type="float">
            <text:p>-0.00945101245283</text:p>
          </table:table-cell>
          <table:table-cell office:value-type="float" office:value="-0.00572917521134029" calcext:value-type="float">
            <text:p>-0.00572917521134</text:p>
          </table:table-cell>
          <table:table-cell office:value-type="float" office:value="-0.00194534893519372" calcext:value-type="float">
            <text:p>-0.001945348935194</text:p>
          </table:table-cell>
          <table:table-cell office:value-type="float" office:value="-0.0062642773185966" calcext:value-type="float">
            <text:p>-0.006264277318597</text:p>
          </table:table-cell>
          <table:table-cell office:value-type="float" office:value="-0.0117059624269518" calcext:value-type="float">
            <text:p>-0.011705962426952</text:p>
          </table:table-cell>
          <table:table-cell office:value-type="float" office:value="-0.0251809722556779" calcext:value-type="float">
            <text:p>-0.025180972255678</text:p>
          </table:table-cell>
          <table:table-cell office:value-type="float" office:value="-0.0310091974390361" calcext:value-type="float">
            <text:p>-0.031009197439036</text:p>
          </table:table-cell>
          <table:table-cell office:value-type="float" office:value="-0.0413024630326134" calcext:value-type="float">
            <text:p>-0.041302463032613</text:p>
          </table:table-cell>
          <table:table-cell office:value-type="float" office:value="-0.0527444457074538" calcext:value-type="float">
            <text:p>-0.052744445707454</text:p>
          </table:table-cell>
          <table:table-cell office:value-type="float" office:value="-0.0527760431672896" calcext:value-type="float">
            <text:p>-0.05277604316729</text:p>
          </table:table-cell>
          <table:table-cell office:value-type="float" office:value="-0.0518546370663403" calcext:value-type="float">
            <text:p>-0.05185463706634</text:p>
          </table:table-cell>
          <table:table-cell office:value-type="float" office:value="-0.0482315162967928" calcext:value-type="float">
            <text:p>-0.048231516296793</text:p>
          </table:table-cell>
          <table:table-cell office:value-type="float" office:value="-0.0491980583936039" calcext:value-type="float">
            <text:p>-0.049198058393604</text:p>
          </table:table-cell>
          <table:table-cell office:value-type="float" office:value="-0.0467505422422038" calcext:value-type="float">
            <text:p>-0.046750542242204</text:p>
          </table:table-cell>
          <table:table-cell office:value-type="float" office:value="-0.0433407723912593" calcext:value-type="float">
            <text:p>-0.043340772391259</text:p>
          </table:table-cell>
          <table:table-cell office:value-type="float" office:value="-0.0372213780182704" calcext:value-type="float">
            <text:p>-0.03722137801827</text:p>
          </table:table-cell>
          <table:table-cell office:value-type="float" office:value="-0.0188194800756124" calcext:value-type="float">
            <text:p>-0.018819480075612</text:p>
          </table:table-cell>
          <table:table-cell office:value-type="float" office:value="-0.0117561468455561" calcext:value-type="float">
            <text:p>-0.011756146845556</text:p>
          </table:table-cell>
          <table:table-cell office:value-type="float" office:value="-0.0113339102675907" calcext:value-type="float">
            <text:p>-0.011333910267591</text:p>
          </table:table-cell>
          <table:table-cell office:value-type="float" office:value="-0.00809589719908447" calcext:value-type="float">
            <text:p>-0.008095897199084</text:p>
          </table:table-cell>
          <table:table-cell office:value-type="float" office:value="-0.00360495763924489" calcext:value-type="float">
            <text:p>-0.003604957639245</text:p>
          </table:table-cell>
          <table:table-cell office:value-type="float" office:value="-0.000567120837454046" calcext:value-type="float">
            <text:p>-0.000567120837454</text:p>
          </table:table-cell>
          <table:table-cell office:value-type="float" office:value="-0.000625451999559111" calcext:value-type="float">
            <text:p>-0.000625451999559</text:p>
          </table:table-cell>
          <table:table-cell office:value-type="float" office:value="0.000735490034378635" calcext:value-type="float">
            <text:p>0.000735490034379</text:p>
          </table:table-cell>
          <table:table-cell office:value-type="float" office:value="-0.035163996525944" calcext:value-type="float">
            <text:p>-0.035163996525944</text:p>
          </table:table-cell>
          <table:table-cell office:value-type="float" office:value="-0.0300062452622684" calcext:value-type="float">
            <text:p>-0.030006245262268</text:p>
          </table:table-cell>
          <table:table-cell office:value-type="float" office:value="-0.011310195969882" calcext:value-type="float">
            <text:p>-0.011310195969882</text:p>
          </table:table-cell>
          <table:table-cell office:value-type="float" office:value="-0.010126232979475" calcext:value-type="float">
            <text:p>-0.010126232979475</text:p>
          </table:table-cell>
          <table:table-cell office:value-type="float" office:value="-0.00913203598204478" calcext:value-type="float">
            <text:p>-0.009132035982045</text:p>
          </table:table-cell>
          <table:table-cell office:value-type="float" office:value="-0.00693112953686086" calcext:value-type="float">
            <text:p>-0.006931129536861</text:p>
          </table:table-cell>
          <table:table-cell office:value-type="float" office:value="-0.018421927043001" calcext:value-type="float">
            <text:p>-0.018421927043001</text:p>
          </table:table-cell>
          <table:table-cell office:value-type="float" office:value="-0.0178004772053636" calcext:value-type="float">
            <text:p>-0.017800477205364</text:p>
          </table:table-cell>
          <table:table-cell office:value-type="float" office:value="-0.0166552080473525" calcext:value-type="float">
            <text:p>-0.016655208047353</text:p>
          </table:table-cell>
          <table:table-cell office:value-type="float" office:value="-0.0159058002513946" calcext:value-type="float">
            <text:p>-0.015905800251395</text:p>
          </table:table-cell>
          <table:table-cell office:value-type="float" office:value="-0.0147266872811073" calcext:value-type="float">
            <text:p>-0.014726687281107</text:p>
          </table:table-cell>
          <table:table-cell office:value-type="float" office:value="-0.0143595292371755" calcext:value-type="float">
            <text:p>-0.014359529237176</text:p>
          </table:table-cell>
          <table:table-cell office:value-type="float" office:value="-0.0138842851245469" calcext:value-type="float">
            <text:p>-0.013884285124547</text:p>
          </table:table-cell>
          <table:table-cell office:value-type="float" office:value="-0.0134306463030287" calcext:value-type="float">
            <text:p>-0.013430646303029</text:p>
          </table:table-cell>
          <table:table-cell office:value-type="float" office:value="-0.00993838592663949" calcext:value-type="float">
            <text:p>-0.009938385926639</text:p>
          </table:table-cell>
          <table:table-cell office:value-type="float" office:value="-0.00774070646339389" calcext:value-type="float">
            <text:p>-0.007740706463394</text:p>
          </table:table-cell>
          <table:table-cell office:value-type="float" office:value="-0.00927482486342717" calcext:value-type="float">
            <text:p>-0.009274824863427</text:p>
          </table:table-cell>
          <table:table-cell office:value-type="float" office:value="-0.0339573600842228" calcext:value-type="float">
            <text:p>-0.033957360084223</text:p>
          </table:table-cell>
          <table:table-cell office:value-type="float" office:value="-0.0367719574400908" calcext:value-type="float">
            <text:p>-0.036771957440091</text:p>
          </table:table-cell>
          <table:table-cell office:value-type="float" office:value="-0.0478126691726533" calcext:value-type="float">
            <text:p>-0.047812669172653</text:p>
          </table:table-cell>
          <table:table-cell office:value-type="float" office:value="-0.0552060842736718" calcext:value-type="float">
            <text:p>-0.055206084273672</text:p>
          </table:table-cell>
          <table:table-cell office:value-type="float" office:value="-0.054432876874058" calcext:value-type="float">
            <text:p>-0.054432876874058</text:p>
          </table:table-cell>
          <table:table-cell office:value-type="float" office:value="-0.0522467638720795" calcext:value-type="float">
            <text:p>-0.05224676387208</text:p>
          </table:table-cell>
          <table:table-cell office:value-type="float" office:value="-0.0530973773988852" calcext:value-type="float">
            <text:p>-0.053097377398885</text:p>
          </table:table-cell>
          <table:table-cell office:value-type="float" office:value="-0.0528457229320084" calcext:value-type="float">
            <text:p>-0.052845722932008</text:p>
          </table:table-cell>
          <table:table-cell office:value-type="float" office:value="-0.0519065311729125" calcext:value-type="float">
            <text:p>-0.051906531172913</text:p>
          </table:table-cell>
          <table:table-cell office:value-type="float" office:value="-0.0497522973191239" calcext:value-type="float">
            <text:p>-0.049752297319124</text:p>
          </table:table-cell>
          <table:table-cell office:value-type="float" office:value="-0.0147431329846714" calcext:value-type="float">
            <text:p>-0.014743132984671</text:p>
          </table:table-cell>
          <table:table-cell office:value-type="float" office:value="-0.0141749090075545" calcext:value-type="float">
            <text:p>-0.014174909007555</text:p>
          </table:table-cell>
          <table:table-cell office:value-type="float" office:value="-0.0129867086615883" calcext:value-type="float">
            <text:p>-0.012986708661588</text:p>
          </table:table-cell>
          <table:table-cell office:value-type="float" office:value="-0.0117983465621931" calcext:value-type="float">
            <text:p>-0.011798346562193</text:p>
          </table:table-cell>
          <table:table-cell office:value-type="float" office:value="-0.010509133918183" calcext:value-type="float">
            <text:p>-0.010509133918183</text:p>
          </table:table-cell>
          <table:table-cell office:value-type="float" office:value="-0.00833443489252231" calcext:value-type="float">
            <text:p>-0.008334434892522</text:p>
          </table:table-cell>
          <table:table-cell office:value-type="float" office:value="-0.00552705070706845" calcext:value-type="float">
            <text:p>-0.005527050707068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05293387619958" calcext:value-type="float">
            <text:p>0.505293387619958</text:p>
          </table:table-cell>
          <table:table-cell office:value-type="float" office:value="0.505092609867222" calcext:value-type="float">
            <text:p>0.505092609867222</text:p>
          </table:table-cell>
          <table:table-cell office:value-type="float" office:value="0.505654411567264" calcext:value-type="float">
            <text:p>0.505654411567264</text:p>
          </table:table-cell>
          <table:table-cell office:value-type="float" office:value="0.505611580228788" calcext:value-type="float">
            <text:p>0.505611580228788</text:p>
          </table:table-cell>
          <table:table-cell office:value-type="float" office:value="0.505317484934793" calcext:value-type="float">
            <text:p>0.505317484934793</text:p>
          </table:table-cell>
          <table:table-cell office:value-type="float" office:value="0.505044314983423" calcext:value-type="float">
            <text:p>0.505044314983423</text:p>
          </table:table-cell>
          <table:table-cell office:value-type="float" office:value="0.505124238803833" calcext:value-type="float">
            <text:p>0.505124238803833</text:p>
          </table:table-cell>
          <table:table-cell office:value-type="float" office:value="0.505619310890877" calcext:value-type="float">
            <text:p>0.505619310890877</text:p>
          </table:table-cell>
          <table:table-cell office:value-type="float" office:value="0.504773929216786" calcext:value-type="float">
            <text:p>0.504773929216786</text:p>
          </table:table-cell>
          <table:table-cell office:value-type="float" office:value="0.505316467121118" calcext:value-type="float">
            <text:p>0.505316467121118</text:p>
          </table:table-cell>
          <table:table-cell office:value-type="float" office:value="0.50543561437374" calcext:value-type="float">
            <text:p>0.50543561437374</text:p>
          </table:table-cell>
          <table:table-cell office:value-type="float" office:value="0.505332891827021" calcext:value-type="float">
            <text:p>0.505332891827021</text:p>
          </table:table-cell>
          <table:table-cell office:value-type="float" office:value="0.504846088951005" calcext:value-type="float">
            <text:p>0.504846088951005</text:p>
          </table:table-cell>
          <table:table-cell office:value-type="float" office:value="0.505045464820195" calcext:value-type="float">
            <text:p>0.505045464820195</text:p>
          </table:table-cell>
          <table:table-cell office:value-type="float" office:value="0.504989868478134" calcext:value-type="float">
            <text:p>0.504989868478134</text:p>
          </table:table-cell>
          <table:table-cell office:value-type="float" office:value="0.505241852561762" calcext:value-type="float">
            <text:p>0.505241852561762</text:p>
          </table:table-cell>
          <table:table-cell office:value-type="float" office:value="0.505261828786453" calcext:value-type="float">
            <text:p>0.505261828786453</text:p>
          </table:table-cell>
          <table:table-cell office:value-type="float" office:value="0.504836560680649" calcext:value-type="float">
            <text:p>0.504836560680649</text:p>
          </table:table-cell>
          <table:table-cell office:value-type="float" office:value="0.505279252985847" calcext:value-type="float">
            <text:p>0.505279252985847</text:p>
          </table:table-cell>
          <table:table-cell office:value-type="float" office:value="0.505475986771931" calcext:value-type="float">
            <text:p>0.505475986771931</text:p>
          </table:table-cell>
          <table:table-cell office:value-type="float" office:value="0.505354084256395" calcext:value-type="float">
            <text:p>0.505354084256395</text:p>
          </table:table-cell>
          <table:table-cell office:value-type="float" office:value="0.505454938140363" calcext:value-type="float">
            <text:p>0.505454938140363</text:p>
          </table:table-cell>
          <table:table-cell office:value-type="float" office:value="0.505087599524501" calcext:value-type="float">
            <text:p>0.505087599524501</text:p>
          </table:table-cell>
          <table:table-cell office:value-type="float" office:value="0.505258798783582" calcext:value-type="float">
            <text:p>0.505258798783582</text:p>
          </table:table-cell>
          <table:table-cell office:value-type="float" office:value="0.505003881696432" calcext:value-type="float">
            <text:p>0.505003881696432</text:p>
          </table:table-cell>
          <table:table-cell office:value-type="float" office:value="0.50521640579487" calcext:value-type="float">
            <text:p>0.50521640579487</text:p>
          </table:table-cell>
          <table:table-cell office:value-type="float" office:value="0.505599752672438" calcext:value-type="float">
            <text:p>0.505599752672438</text:p>
          </table:table-cell>
          <table:table-cell office:value-type="float" office:value="0.505605042609249" calcext:value-type="float">
            <text:p>0.505605042609249</text:p>
          </table:table-cell>
          <table:table-cell office:value-type="float" office:value="0.505127652105699" calcext:value-type="float">
            <text:p>0.505127652105699</text:p>
          </table:table-cell>
          <table:table-cell office:value-type="float" office:value="0.505141465988007" calcext:value-type="float">
            <text:p>0.505141465988007</text:p>
          </table:table-cell>
          <table:table-cell office:value-type="float" office:value="0.505143373519064" calcext:value-type="float">
            <text:p>0.505143373519064</text:p>
          </table:table-cell>
          <table:table-cell office:value-type="float" office:value="0.50496019194925" calcext:value-type="float">
            <text:p>0.50496019194925</text:p>
          </table:table-cell>
          <table:table-cell office:value-type="float" office:value="0.505183745204198" calcext:value-type="float">
            <text:p>0.505183745204198</text:p>
          </table:table-cell>
          <table:table-cell office:value-type="float" office:value="0.505675448674333" calcext:value-type="float">
            <text:p>0.505675448674333</text:p>
          </table:table-cell>
          <table:table-cell office:value-type="float" office:value="0.504987891921936" calcext:value-type="float">
            <text:p>0.504987891921936</text:p>
          </table:table-cell>
          <table:table-cell office:value-type="float" office:value="0.505590855157166" calcext:value-type="float">
            <text:p>0.505590855157166</text:p>
          </table:table-cell>
          <table:table-cell office:value-type="float" office:value="0.504828271316296" calcext:value-type="float">
            <text:p>0.504828271316296</text:p>
          </table:table-cell>
          <table:table-cell office:value-type="float" office:value="0.505066352470032" calcext:value-type="float">
            <text:p>0.505066352470032</text:p>
          </table:table-cell>
          <table:table-cell office:value-type="float" office:value="0.505331515058535" calcext:value-type="float">
            <text:p>0.505331515058535</text:p>
          </table:table-cell>
          <table:table-cell office:value-type="float" office:value="0.505365297151148" calcext:value-type="float">
            <text:p>0.505365297151148</text:p>
          </table:table-cell>
          <table:table-cell office:value-type="float" office:value="0.505295688704142" calcext:value-type="float">
            <text:p>0.505295688704142</text:p>
          </table:table-cell>
          <table:table-cell office:value-type="float" office:value="0.505045619750922" calcext:value-type="float">
            <text:p>0.505045619750922</text:p>
          </table:table-cell>
          <table:table-cell office:value-type="float" office:value="0.504988180476068" calcext:value-type="float">
            <text:p>0.504988180476068</text:p>
          </table:table-cell>
          <table:table-cell office:value-type="float" office:value="0.505132688911134" calcext:value-type="float">
            <text:p>0.505132688911134</text:p>
          </table:table-cell>
          <table:table-cell office:value-type="float" office:value="0.505099781068576" calcext:value-type="float">
            <text:p>0.505099781068576</text:p>
          </table:table-cell>
          <table:table-cell office:value-type="float" office:value="0.50543613534946" calcext:value-type="float">
            <text:p>0.50543613534946</text:p>
          </table:table-cell>
          <table:table-cell office:value-type="float" office:value="0.505353733629067" calcext:value-type="float">
            <text:p>0.505353733629067</text:p>
          </table:table-cell>
          <table:table-cell office:value-type="float" office:value="0.505406116129716" calcext:value-type="float">
            <text:p>0.505406116129716</text:p>
          </table:table-cell>
          <table:table-cell office:value-type="float" office:value="0.50523341529639" calcext:value-type="float">
            <text:p>0.50523341529639</text:p>
          </table:table-cell>
          <table:table-cell office:value-type="float" office:value="0.505287131258035" calcext:value-type="float">
            <text:p>0.505287131258035</text:p>
          </table:table-cell>
          <table:table-cell office:value-type="float" office:value="0.505474536286233" calcext:value-type="float">
            <text:p>0.505474536286233</text:p>
          </table:table-cell>
          <table:table-cell office:value-type="float" office:value="0.50489737472227" calcext:value-type="float">
            <text:p>0.50489737472227</text:p>
          </table:table-cell>
          <table:table-cell office:value-type="float" office:value="0.505552448991241" calcext:value-type="float">
            <text:p>0.505552448991241</text:p>
          </table:table-cell>
          <table:table-cell office:value-type="float" office:value="0.505017888458169" calcext:value-type="float">
            <text:p>0.505017888458169</text:p>
          </table:table-cell>
          <table:table-cell office:value-type="float" office:value="0.505072631673102" calcext:value-type="float">
            <text:p>0.505072631673102</text:p>
          </table:table-cell>
          <table:table-cell office:value-type="float" office:value="0.505117529106256" calcext:value-type="float">
            <text:p>0.505117529106256</text:p>
          </table:table-cell>
          <table:table-cell office:value-type="float" office:value="0.505438401033927" calcext:value-type="float">
            <text:p>0.505438401033927</text:p>
          </table:table-cell>
          <table:table-cell office:value-type="float" office:value="0.505081882020935" calcext:value-type="float">
            <text:p>0.505081882020935</text:p>
          </table:table-cell>
          <table:table-cell office:value-type="float" office:value="0.505138387949778" calcext:value-type="float">
            <text:p>0.505138387949778</text:p>
          </table:table-cell>
          <table:table-cell office:value-type="float" office:value="0.505039184401327" calcext:value-type="float">
            <text:p>0.505039184401327</text:p>
          </table:table-cell>
          <table:table-cell office:value-type="float" office:value="0.505037788337846" calcext:value-type="float">
            <text:p>0.505037788337846</text:p>
          </table:table-cell>
          <table:table-cell office:value-type="float" office:value="0.50497764482723" calcext:value-type="float">
            <text:p>0.50497764482723</text:p>
          </table:table-cell>
          <table:table-cell office:value-type="float" office:value="0.504650476395826" calcext:value-type="float">
            <text:p>0.504650476395826</text:p>
          </table:table-cell>
          <table:table-cell office:value-type="float" office:value="0.508336537537266" calcext:value-type="float">
            <text:p>0.508336537537266</text:p>
          </table:table-cell>
          <table:table-cell office:value-type="float" office:value="0.512743090620843" calcext:value-type="float">
            <text:p>0.512743090620843</text:p>
          </table:table-cell>
          <table:table-cell office:value-type="float" office:value="0.52007729639119" calcext:value-type="float">
            <text:p>0.52007729639119</text:p>
          </table:table-cell>
          <table:table-cell office:value-type="float" office:value="0.531579829303026" calcext:value-type="float">
            <text:p>0.531579829303026</text:p>
          </table:table-cell>
          <table:table-cell office:value-type="float" office:value="0.53470215650135" calcext:value-type="float">
            <text:p>0.53470215650135</text:p>
          </table:table-cell>
          <table:table-cell office:value-type="float" office:value="0.528945754585948" calcext:value-type="float">
            <text:p>0.528945754585948</text:p>
          </table:table-cell>
          <table:table-cell office:value-type="float" office:value="0.528270450562951" calcext:value-type="float">
            <text:p>0.528270450562951</text:p>
          </table:table-cell>
          <table:table-cell office:value-type="float" office:value="0.519494622111199" calcext:value-type="float">
            <text:p>0.519494622111199</text:p>
          </table:table-cell>
          <table:table-cell office:value-type="float" office:value="0.507097097800645" calcext:value-type="float">
            <text:p>0.507097097800645</text:p>
          </table:table-cell>
          <table:table-cell office:value-type="float" office:value="0.531240147471882" calcext:value-type="float">
            <text:p>0.531240147471882</text:p>
          </table:table-cell>
          <table:table-cell office:value-type="float" office:value="0.526177091142471" calcext:value-type="float">
            <text:p>0.526177091142471</text:p>
          </table:table-cell>
          <table:table-cell office:value-type="float" office:value="0.551418995748771" calcext:value-type="float">
            <text:p>0.551418995748771</text:p>
          </table:table-cell>
          <table:table-cell office:value-type="float" office:value="0.54962741523326" calcext:value-type="float">
            <text:p>0.54962741523326</text:p>
          </table:table-cell>
          <table:table-cell office:value-type="float" office:value="0.552169926948506" calcext:value-type="float">
            <text:p>0.552169926948506</text:p>
          </table:table-cell>
          <table:table-cell office:value-type="float" office:value="0.550307383269358" calcext:value-type="float">
            <text:p>0.550307383269358</text:p>
          </table:table-cell>
          <table:table-cell office:value-type="float" office:value="0.513544330575469" calcext:value-type="float">
            <text:p>0.513544330575469</text:p>
          </table:table-cell>
          <table:table-cell office:value-type="float" office:value="0.552762400247193" calcext:value-type="float">
            <text:p>0.552762400247193</text:p>
          </table:table-cell>
          <table:table-cell office:value-type="float" office:value="0.551204232082818" calcext:value-type="float">
            <text:p>0.551204232082818</text:p>
          </table:table-cell>
          <table:table-cell office:value-type="float" office:value="0.520081340424698" calcext:value-type="float">
            <text:p>0.520081340424698</text:p>
          </table:table-cell>
          <table:table-cell office:value-type="float" office:value="0.516141876144483" calcext:value-type="float">
            <text:p>0.516141876144483</text:p>
          </table:table-cell>
          <table:table-cell office:value-type="float" office:value="0.534141024722772" calcext:value-type="float">
            <text:p>0.534141024722772</text:p>
          </table:table-cell>
          <table:table-cell office:value-type="float" office:value="0.538594063797521" calcext:value-type="float">
            <text:p>0.538594063797521</text:p>
          </table:table-cell>
          <table:table-cell office:value-type="float" office:value="0.530832027110769" calcext:value-type="float">
            <text:p>0.530832027110769</text:p>
          </table:table-cell>
          <table:table-cell office:value-type="float" office:value="0.546936618290275" calcext:value-type="float">
            <text:p>0.546936618290275</text:p>
          </table:table-cell>
          <table:table-cell office:value-type="float" office:value="0.572350214466052" calcext:value-type="float">
            <text:p>0.572350214466052</text:p>
          </table:table-cell>
          <table:table-cell office:value-type="float" office:value="0.580021692123575" calcext:value-type="float">
            <text:p>0.580021692123575</text:p>
          </table:table-cell>
          <table:table-cell office:value-type="float" office:value="0.580790161856557" calcext:value-type="float">
            <text:p>0.580790161856557</text:p>
          </table:table-cell>
          <table:table-cell office:value-type="float" office:value="0.577347713129822" calcext:value-type="float">
            <text:p>0.577347713129822</text:p>
          </table:table-cell>
          <table:table-cell office:value-type="float" office:value="0.573665073485141" calcext:value-type="float">
            <text:p>0.573665073485141</text:p>
          </table:table-cell>
          <table:table-cell office:value-type="float" office:value="0.560643491722221" calcext:value-type="float">
            <text:p>0.560643491722221</text:p>
          </table:table-cell>
          <table:table-cell office:value-type="float" office:value="0.582558656446841" calcext:value-type="float">
            <text:p>0.582558656446841</text:p>
          </table:table-cell>
          <table:table-cell office:value-type="float" office:value="0.600191289715149" calcext:value-type="float">
            <text:p>0.600191289715149</text:p>
          </table:table-cell>
          <table:table-cell office:value-type="float" office:value="0.604070263806697" calcext:value-type="float">
            <text:p>0.604070263806697</text:p>
          </table:table-cell>
          <table:table-cell office:value-type="float" office:value="0.571898898975892" calcext:value-type="float">
            <text:p>0.571898898975892</text:p>
          </table:table-cell>
          <table:table-cell office:value-type="float" office:value="0.597022459453253" calcext:value-type="float">
            <text:p>0.597022459453253</text:p>
          </table:table-cell>
          <table:table-cell office:value-type="float" office:value="0.591018771313493" calcext:value-type="float">
            <text:p>0.591018771313493</text:p>
          </table:table-cell>
          <table:table-cell office:value-type="float" office:value="0.593044689980133" calcext:value-type="float">
            <text:p>0.593044689980133</text:p>
          </table:table-cell>
          <table:table-cell office:value-type="float" office:value="0.579545708932185" calcext:value-type="float">
            <text:p>0.579545708932185</text:p>
          </table:table-cell>
          <table:table-cell office:value-type="float" office:value="0.58059738447556" calcext:value-type="float">
            <text:p>0.58059738447556</text:p>
          </table:table-cell>
          <table:table-cell office:value-type="float" office:value="0.586876004269551" calcext:value-type="float">
            <text:p>0.586876004269551</text:p>
          </table:table-cell>
          <table:table-cell office:value-type="float" office:value="0.594553917857963" calcext:value-type="float">
            <text:p>0.594553917857963</text:p>
          </table:table-cell>
          <table:table-cell office:value-type="float" office:value="0.587182502438278" calcext:value-type="float">
            <text:p>0.587182502438278</text:p>
          </table:table-cell>
          <table:table-cell office:value-type="float" office:value="0.576136695067307" calcext:value-type="float">
            <text:p>0.576136695067307</text:p>
          </table:table-cell>
          <table:table-cell office:value-type="float" office:value="0.565593795670414" calcext:value-type="float">
            <text:p>0.565593795670414</text:p>
          </table:table-cell>
          <table:table-cell office:value-type="float" office:value="0.559398728866578" calcext:value-type="float">
            <text:p>0.559398728866578</text:p>
          </table:table-cell>
          <table:table-cell office:value-type="float" office:value="0.55859960044854" calcext:value-type="float">
            <text:p>0.55859960044854</text:p>
          </table:table-cell>
          <table:table-cell office:value-type="float" office:value="0.562415718585329" calcext:value-type="float">
            <text:p>0.562415718585329</text:p>
          </table:table-cell>
          <table:table-cell office:value-type="float" office:value="0.603765031487991" calcext:value-type="float">
            <text:p>0.603765031487991</text:p>
          </table:table-cell>
          <table:table-cell office:value-type="float" office:value="0.588584709601655" calcext:value-type="float">
            <text:p>0.588584709601655</text:p>
          </table:table-cell>
          <table:table-cell office:value-type="float" office:value="0.59015394140537" calcext:value-type="float">
            <text:p>0.59015394140537</text:p>
          </table:table-cell>
          <table:table-cell office:value-type="float" office:value="0.534022654610584" calcext:value-type="float">
            <text:p>0.534022654610584</text:p>
          </table:table-cell>
          <table:table-cell office:value-type="float" office:value="0.546150152131004" calcext:value-type="float">
            <text:p>0.546150152131004</text:p>
          </table:table-cell>
          <table:table-cell office:value-type="float" office:value="0.557321238881264" calcext:value-type="float">
            <text:p>0.557321238881264</text:p>
          </table:table-cell>
          <table:table-cell office:value-type="float" office:value="0.596703186268632" calcext:value-type="float">
            <text:p>0.596703186268632</text:p>
          </table:table-cell>
          <table:table-cell office:value-type="float" office:value="0.606390331884865" calcext:value-type="float">
            <text:p>0.606390331884865</text:p>
          </table:table-cell>
          <table:table-cell office:value-type="float" office:value="0.609722209477382" calcext:value-type="float">
            <text:p>0.609722209477382</text:p>
          </table:table-cell>
          <table:table-cell office:value-type="float" office:value="0.607542550478129" calcext:value-type="float">
            <text:p>0.607542550478129</text:p>
          </table:table-cell>
          <table:table-cell office:value-type="float" office:value="0.612972438866067" calcext:value-type="float">
            <text:p>0.612972438866067</text:p>
          </table:table-cell>
          <table:table-cell office:value-type="float" office:value="0.606513485157419" calcext:value-type="float">
            <text:p>0.606513485157419</text:p>
          </table:table-cell>
          <table:table-cell office:value-type="float" office:value="0.605490362270789" calcext:value-type="float">
            <text:p>0.605490362270789</text:p>
          </table:table-cell>
          <table:table-cell office:value-type="float" office:value="0.597935222236486" calcext:value-type="float">
            <text:p>0.597935222236486</text:p>
          </table:table-cell>
          <table:table-cell office:value-type="float" office:value="0.589948903114978" calcext:value-type="float">
            <text:p>0.589948903114978</text:p>
          </table:table-cell>
          <table:table-cell office:value-type="float" office:value="0.579054000243431" calcext:value-type="float">
            <text:p>0.579054000243431</text:p>
          </table:table-cell>
          <table:table-cell office:value-type="float" office:value="0.57867878297702" calcext:value-type="float">
            <text:p>0.57867878297702</text:p>
          </table:table-cell>
          <table:table-cell office:value-type="float" office:value="0.622609934615227" calcext:value-type="float">
            <text:p>0.622609934615227</text:p>
          </table:table-cell>
          <table:table-cell office:value-type="float" office:value="0.62629662501093" calcext:value-type="float">
            <text:p>0.62629662501093</text:p>
          </table:table-cell>
          <table:table-cell office:value-type="float" office:value="0.606109809087027" calcext:value-type="float">
            <text:p>0.606109809087027</text:p>
          </table:table-cell>
          <table:table-cell office:value-type="float" office:value="0.612255500519739" calcext:value-type="float">
            <text:p>0.612255500519739</text:p>
          </table:table-cell>
          <table:table-cell office:value-type="float" office:value="0.612143679038092" calcext:value-type="float">
            <text:p>0.612143679038092</text:p>
          </table:table-cell>
          <table:table-cell office:value-type="float" office:value="0.608625742597768" calcext:value-type="float">
            <text:p>0.608625742597768</text:p>
          </table:table-cell>
          <table:table-cell office:value-type="float" office:value="0.606206901734038" calcext:value-type="float">
            <text:p>0.606206901734038</text:p>
          </table:table-cell>
          <table:table-cell office:value-type="float" office:value="0.612842496392051" calcext:value-type="float">
            <text:p>0.612842496392051</text:p>
          </table:table-cell>
          <table:table-cell office:value-type="float" office:value="0.60744119652925" calcext:value-type="float">
            <text:p>0.60744119652925</text:p>
          </table:table-cell>
          <table:table-cell office:value-type="float" office:value="0.604329453156983" calcext:value-type="float">
            <text:p>0.604329453156983</text:p>
          </table:table-cell>
          <table:table-cell office:value-type="float" office:value="0.573043331852085" calcext:value-type="float">
            <text:p>0.573043331852085</text:p>
          </table:table-cell>
          <table:table-cell office:value-type="float" office:value="0.577931769041008" calcext:value-type="float">
            <text:p>0.577931769041008</text:p>
          </table:table-cell>
          <table:table-cell office:value-type="float" office:value="0.593303799502406" calcext:value-type="float">
            <text:p>0.593303799502406</text:p>
          </table:table-cell>
          <table:table-cell office:value-type="float" office:value="0.632452559961437" calcext:value-type="float">
            <text:p>0.632452559961437</text:p>
          </table:table-cell>
          <table:table-cell office:value-type="float" office:value="0.667142218160558" calcext:value-type="float">
            <text:p>0.667142218160558</text:p>
          </table:table-cell>
          <table:table-cell office:value-type="float" office:value="0.634000317364285" calcext:value-type="float">
            <text:p>0.634000317364285</text:p>
          </table:table-cell>
          <table:table-cell office:value-type="float" office:value="0.628818764871052" calcext:value-type="float">
            <text:p>0.628818764871052</text:p>
          </table:table-cell>
          <table:table-cell office:value-type="float" office:value="0.568145701360969" calcext:value-type="float">
            <text:p>0.568145701360969</text:p>
          </table:table-cell>
          <table:table-cell office:value-type="float" office:value="0.56621026895752" calcext:value-type="float">
            <text:p>0.56621026895752</text:p>
          </table:table-cell>
          <table:table-cell office:value-type="float" office:value="0.583941432812861" calcext:value-type="float">
            <text:p>0.583941432812861</text:p>
          </table:table-cell>
          <table:table-cell office:value-type="float" office:value="0.609287197831993" calcext:value-type="float">
            <text:p>0.609287197831993</text:p>
          </table:table-cell>
          <table:table-cell office:value-type="float" office:value="0.617202887782552" calcext:value-type="float">
            <text:p>0.617202887782552</text:p>
          </table:table-cell>
          <table:table-cell office:value-type="float" office:value="0.621984071130666" calcext:value-type="float">
            <text:p>0.621984071130666</text:p>
          </table:table-cell>
          <table:table-cell office:value-type="float" office:value="0.634416042657237" calcext:value-type="float">
            <text:p>0.634416042657237</text:p>
          </table:table-cell>
          <table:table-cell office:value-type="float" office:value="0.631291413495861" calcext:value-type="float">
            <text:p>0.631291413495861</text:p>
          </table:table-cell>
          <table:table-cell office:value-type="float" office:value="0.627928384814849" calcext:value-type="float">
            <text:p>0.627928384814849</text:p>
          </table:table-cell>
          <table:table-cell office:value-type="float" office:value="0.62717780945308" calcext:value-type="float">
            <text:p>0.62717780945308</text:p>
          </table:table-cell>
          <table:table-cell office:value-type="float" office:value="0.634312497791744" calcext:value-type="float">
            <text:p>0.634312497791744</text:p>
          </table:table-cell>
          <table:table-cell office:value-type="float" office:value="0.635596079358416" calcext:value-type="float">
            <text:p>0.635596079358416</text:p>
          </table:table-cell>
          <table:table-cell office:value-type="float" office:value="0.630502752753271" calcext:value-type="float">
            <text:p>0.630502752753271</text:p>
          </table:table-cell>
          <table:table-cell office:value-type="float" office:value="0.618865377853813" calcext:value-type="float">
            <text:p>0.618865377853813</text:p>
          </table:table-cell>
          <table:table-cell office:value-type="float" office:value="0.624127945667607" calcext:value-type="float">
            <text:p>0.624127945667607</text:p>
          </table:table-cell>
          <table:table-cell office:value-type="float" office:value="0.625179303506426" calcext:value-type="float">
            <text:p>0.625179303506426</text:p>
          </table:table-cell>
          <table:table-cell office:value-type="float" office:value="0.620464185776044" calcext:value-type="float">
            <text:p>0.620464185776044</text:p>
          </table:table-cell>
          <table:table-cell office:value-type="float" office:value="0.635899758387485" calcext:value-type="float">
            <text:p>0.635899758387485</text:p>
          </table:table-cell>
          <table:table-cell office:value-type="float" office:value="0.62690036803663" calcext:value-type="float">
            <text:p>0.62690036803663</text:p>
          </table:table-cell>
          <table:table-cell office:value-type="float" office:value="0.630937212183031" calcext:value-type="float">
            <text:p>0.630937212183031</text:p>
          </table:table-cell>
          <table:table-cell office:value-type="float" office:value="0.625648535929074" calcext:value-type="float">
            <text:p>0.625648535929074</text:p>
          </table:table-cell>
          <table:table-cell office:value-type="float" office:value="0.585913338464124" calcext:value-type="float">
            <text:p>0.585913338464124</text:p>
          </table:table-cell>
          <table:table-cell office:value-type="float" office:value="0.633867419756475" calcext:value-type="float">
            <text:p>0.633867419756475</text:p>
          </table:table-cell>
          <table:table-cell office:value-type="float" office:value="0.633969493476037" calcext:value-type="float">
            <text:p>0.633969493476037</text:p>
          </table:table-cell>
          <table:table-cell office:value-type="float" office:value="0.61841093979522" calcext:value-type="float">
            <text:p>0.61841093979522</text:p>
          </table:table-cell>
          <table:table-cell office:value-type="float" office:value="0.612646910760672" calcext:value-type="float">
            <text:p>0.612646910760672</text:p>
          </table:table-cell>
          <table:table-cell office:value-type="float" office:value="0.601883650406007" calcext:value-type="float">
            <text:p>0.601883650406007</text:p>
          </table:table-cell>
          <table:table-cell office:value-type="float" office:value="0.602283515388479" calcext:value-type="float">
            <text:p>0.602283515388479</text:p>
          </table:table-cell>
          <table:table-cell office:value-type="float" office:value="0.604978305636496" calcext:value-type="float">
            <text:p>0.604978305636496</text:p>
          </table:table-cell>
          <table:table-cell office:value-type="float" office:value="0.644018403391473" calcext:value-type="float">
            <text:p>0.644018403391473</text:p>
          </table:table-cell>
          <table:table-cell office:value-type="float" office:value="0.681271905230755" calcext:value-type="float">
            <text:p>0.681271905230755</text:p>
          </table:table-cell>
          <table:table-cell office:value-type="float" office:value="0.646406212349239" calcext:value-type="float">
            <text:p>0.646406212349239</text:p>
          </table:table-cell>
          <table:table-cell office:value-type="float" office:value="0.622320573011227" calcext:value-type="float">
            <text:p>0.622320573011227</text:p>
          </table:table-cell>
          <table:table-cell office:value-type="float" office:value="0.604394352622018" calcext:value-type="float">
            <text:p>0.604394352622018</text:p>
          </table:table-cell>
          <table:table-cell office:value-type="float" office:value="0.617853383979518" calcext:value-type="float">
            <text:p>0.617853383979518</text:p>
          </table:table-cell>
          <table:table-cell office:value-type="float" office:value="0.582591259207146" calcext:value-type="float">
            <text:p>0.582591259207146</text:p>
          </table:table-cell>
          <table:table-cell office:value-type="float" office:value="0.581797565814368" calcext:value-type="float">
            <text:p>0.581797565814368</text:p>
          </table:table-cell>
          <table:table-cell office:value-type="float" office:value="0.586566959766465" calcext:value-type="float">
            <text:p>0.586566959766465</text:p>
          </table:table-cell>
          <table:table-cell office:value-type="float" office:value="0.614539398948664" calcext:value-type="float">
            <text:p>0.614539398948664</text:p>
          </table:table-cell>
          <table:table-cell office:value-type="float" office:value="0.62202933612133" calcext:value-type="float">
            <text:p>0.62202933612133</text:p>
          </table:table-cell>
          <table:table-cell office:value-type="float" office:value="0.630591136064375" calcext:value-type="float">
            <text:p>0.630591136064375</text:p>
          </table:table-cell>
          <table:table-cell office:value-type="float" office:value="0.643802964225226" calcext:value-type="float">
            <text:p>0.643802964225226</text:p>
          </table:table-cell>
          <table:table-cell office:value-type="float" office:value="0.642989666656894" calcext:value-type="float">
            <text:p>0.642989666656894</text:p>
          </table:table-cell>
          <table:table-cell office:value-type="float" office:value="0.641747741249234" calcext:value-type="float">
            <text:p>0.641747741249234</text:p>
          </table:table-cell>
          <table:table-cell office:value-type="float" office:value="0.6332919308103" calcext:value-type="float">
            <text:p>0.6332919308103</text:p>
          </table:table-cell>
          <table:table-cell office:value-type="float" office:value="0.628768192597967" calcext:value-type="float">
            <text:p>0.628768192597967</text:p>
          </table:table-cell>
          <table:table-cell office:value-type="float" office:value="0.630510539936005" calcext:value-type="float">
            <text:p>0.630510539936005</text:p>
          </table:table-cell>
          <table:table-cell office:value-type="float" office:value="0.628588286226044" calcext:value-type="float">
            <text:p>0.628588286226044</text:p>
          </table:table-cell>
          <table:table-cell office:value-type="float" office:value="0.627789303540925" calcext:value-type="float">
            <text:p>0.627789303540925</text:p>
          </table:table-cell>
          <table:table-cell office:value-type="float" office:value="0.623764905331786" calcext:value-type="float">
            <text:p>0.623764905331786</text:p>
          </table:table-cell>
          <table:table-cell office:value-type="float" office:value="0.634635934062672" calcext:value-type="float">
            <text:p>0.634635934062672</text:p>
          </table:table-cell>
          <table:table-cell office:value-type="float" office:value="0.632542633681957" calcext:value-type="float">
            <text:p>0.632542633681957</text:p>
          </table:table-cell>
          <table:table-cell office:value-type="float" office:value="0.638956024570122" calcext:value-type="float">
            <text:p>0.638956024570122</text:p>
          </table:table-cell>
          <table:table-cell office:value-type="float" office:value="0.639386927998108" calcext:value-type="float">
            <text:p>0.639386927998108</text:p>
          </table:table-cell>
          <table:table-cell office:value-type="float" office:value="0.636443063441555" calcext:value-type="float">
            <text:p>0.636443063441555</text:p>
          </table:table-cell>
          <table:table-cell office:value-type="float" office:value="0.640240176163649" calcext:value-type="float">
            <text:p>0.640240176163649</text:p>
          </table:table-cell>
          <table:table-cell office:value-type="float" office:value="0.639884476661417" calcext:value-type="float">
            <text:p>0.639884476661417</text:p>
          </table:table-cell>
          <table:table-cell office:value-type="float" office:value="0.643176346620643" calcext:value-type="float">
            <text:p>0.643176346620643</text:p>
          </table:table-cell>
          <table:table-cell office:value-type="float" office:value="0.60452250242285" calcext:value-type="float">
            <text:p>0.60452250242285</text:p>
          </table:table-cell>
          <table:table-cell office:value-type="float" office:value="0.598921704864051" calcext:value-type="float">
            <text:p>0.598921704864051</text:p>
          </table:table-cell>
          <table:table-cell office:value-type="float" office:value="0.600623192587054" calcext:value-type="float">
            <text:p>0.600623192587054</text:p>
          </table:table-cell>
          <table:table-cell office:value-type="float" office:value="0.623121401844083" calcext:value-type="float">
            <text:p>0.623121401844083</text:p>
          </table:table-cell>
          <table:table-cell office:value-type="float" office:value="0.634804666256527" calcext:value-type="float">
            <text:p>0.634804666256527</text:p>
          </table:table-cell>
          <table:table-cell office:value-type="float" office:value="0.625845796473249" calcext:value-type="float">
            <text:p>0.625845796473249</text:p>
          </table:table-cell>
          <table:table-cell office:value-type="float" office:value="0.614641090887261" calcext:value-type="float">
            <text:p>0.614641090887261</text:p>
          </table:table-cell>
          <table:table-cell office:value-type="float" office:value="0.605686630539395" calcext:value-type="float">
            <text:p>0.605686630539395</text:p>
          </table:table-cell>
          <table:table-cell office:value-type="float" office:value="0.604757900408985" calcext:value-type="float">
            <text:p>0.604757900408985</text:p>
          </table:table-cell>
          <table:table-cell office:value-type="float" office:value="0.60634035376757" calcext:value-type="float">
            <text:p>0.60634035376757</text:p>
          </table:table-cell>
          <table:table-cell office:value-type="float" office:value="0.640709369387309" calcext:value-type="float">
            <text:p>0.640709369387309</text:p>
          </table:table-cell>
          <table:table-cell office:value-type="float" office:value="0.670868376664548" calcext:value-type="float">
            <text:p>0.670868376664548</text:p>
          </table:table-cell>
          <table:table-cell office:value-type="float" office:value="0.658990161277452" calcext:value-type="float">
            <text:p>0.658990161277452</text:p>
          </table:table-cell>
          <table:table-cell office:value-type="float" office:value="0.645315624519117" calcext:value-type="float">
            <text:p>0.645315624519117</text:p>
          </table:table-cell>
          <table:table-cell office:value-type="float" office:value="0.618115507559853" calcext:value-type="float">
            <text:p>0.618115507559853</text:p>
          </table:table-cell>
          <table:table-cell office:value-type="float" office:value="0.588823575029997" calcext:value-type="float">
            <text:p>0.588823575029997</text:p>
          </table:table-cell>
          <table:table-cell office:value-type="float" office:value="0.574843622443454" calcext:value-type="float">
            <text:p>0.574843622443454</text:p>
          </table:table-cell>
          <table:table-cell office:value-type="float" office:value="0.573590281927518" calcext:value-type="float">
            <text:p>0.573590281927518</text:p>
          </table:table-cell>
          <table:table-cell office:value-type="float" office:value="0.577648239881919" calcext:value-type="float">
            <text:p>0.577648239881919</text:p>
          </table:table-cell>
          <table:table-cell office:value-type="float" office:value="0.61063751804097" calcext:value-type="float">
            <text:p>0.61063751804097</text:p>
          </table:table-cell>
          <table:table-cell office:value-type="float" office:value="0.625330759148021" calcext:value-type="float">
            <text:p>0.625330759148021</text:p>
          </table:table-cell>
          <table:table-cell office:value-type="float" office:value="0.625371439894233" calcext:value-type="float">
            <text:p>0.625371439894233</text:p>
          </table:table-cell>
          <table:table-cell office:value-type="float" office:value="0.626519718960968" calcext:value-type="float">
            <text:p>0.626519718960968</text:p>
          </table:table-cell>
          <table:table-cell office:value-type="float" office:value="0.634836785032616" calcext:value-type="float">
            <text:p>0.634836785032616</text:p>
          </table:table-cell>
          <table:table-cell office:value-type="float" office:value="0.615446314927104" calcext:value-type="float">
            <text:p>0.615446314927104</text:p>
          </table:table-cell>
          <table:table-cell office:value-type="float" office:value="0.640069678602842" calcext:value-type="float">
            <text:p>0.640069678602842</text:p>
          </table:table-cell>
          <table:table-cell office:value-type="float" office:value="0.618655591162579" calcext:value-type="float">
            <text:p>0.618655591162579</text:p>
          </table:table-cell>
          <table:table-cell office:value-type="float" office:value="0.631307999313086" calcext:value-type="float">
            <text:p>0.631307999313086</text:p>
          </table:table-cell>
          <table:table-cell office:value-type="float" office:value="0.617071684046023" calcext:value-type="float">
            <text:p>0.617071684046023</text:p>
          </table:table-cell>
          <table:table-cell office:value-type="float" office:value="0.636782668544644" calcext:value-type="float">
            <text:p>0.636782668544644</text:p>
          </table:table-cell>
          <table:table-cell office:value-type="float" office:value="0.630291111506766" calcext:value-type="float">
            <text:p>0.630291111506766</text:p>
          </table:table-cell>
          <table:table-cell office:value-type="float" office:value="0.628533893105532" calcext:value-type="float">
            <text:p>0.628533893105532</text:p>
          </table:table-cell>
          <table:table-cell office:value-type="float" office:value="0.629151524362383" calcext:value-type="float">
            <text:p>0.629151524362383</text:p>
          </table:table-cell>
          <table:table-cell office:value-type="float" office:value="0.631729718009404" calcext:value-type="float">
            <text:p>0.631729718009404</text:p>
          </table:table-cell>
          <table:table-cell office:value-type="float" office:value="0.63627690049607" calcext:value-type="float">
            <text:p>0.63627690049607</text:p>
          </table:table-cell>
          <table:table-cell office:value-type="float" office:value="0.631319332320108" calcext:value-type="float">
            <text:p>0.631319332320108</text:p>
          </table:table-cell>
          <table:table-cell office:value-type="float" office:value="0.643344511912648" calcext:value-type="float">
            <text:p>0.643344511912648</text:p>
          </table:table-cell>
          <table:table-cell office:value-type="float" office:value="0.632370618913784" calcext:value-type="float">
            <text:p>0.632370618913784</text:p>
          </table:table-cell>
          <table:table-cell office:value-type="float" office:value="0.606134824144726" calcext:value-type="float">
            <text:p>0.606134824144726</text:p>
          </table:table-cell>
          <table:table-cell office:value-type="float" office:value="0.624966689647206" calcext:value-type="float">
            <text:p>0.624966689647206</text:p>
          </table:table-cell>
          <table:table-cell office:value-type="float" office:value="0.633921849557185" calcext:value-type="float">
            <text:p>0.633921849557185</text:p>
          </table:table-cell>
          <table:table-cell office:value-type="float" office:value="0.632143981359926" calcext:value-type="float">
            <text:p>0.632143981359926</text:p>
          </table:table-cell>
          <table:table-cell office:value-type="float" office:value="0.622709961792771" calcext:value-type="float">
            <text:p>0.622709961792771</text:p>
          </table:table-cell>
          <table:table-cell office:value-type="float" office:value="0.608795947305294" calcext:value-type="float">
            <text:p>0.608795947305294</text:p>
          </table:table-cell>
          <table:table-cell office:value-type="float" office:value="0.608100951848892" calcext:value-type="float">
            <text:p>0.608100951848892</text:p>
          </table:table-cell>
          <table:table-cell office:value-type="float" office:value="0.615935344109188" calcext:value-type="float">
            <text:p>0.615935344109188</text:p>
          </table:table-cell>
          <table:table-cell office:value-type="float" office:value="0.659927828707554" calcext:value-type="float">
            <text:p>0.659927828707554</text:p>
          </table:table-cell>
          <table:table-cell office:value-type="float" office:value="0.648854674449209" calcext:value-type="float">
            <text:p>0.648854674449209</text:p>
          </table:table-cell>
          <table:table-cell office:value-type="float" office:value="0.600295719869678" calcext:value-type="float">
            <text:p>0.600295719869678</text:p>
          </table:table-cell>
          <table:table-cell office:value-type="float" office:value="0.594676764560408" calcext:value-type="float">
            <text:p>0.594676764560408</text:p>
          </table:table-cell>
          <table:table-cell office:value-type="float" office:value="0.594436897970961" calcext:value-type="float">
            <text:p>0.594436897970961</text:p>
          </table:table-cell>
          <table:table-cell office:value-type="float" office:value="0.589806499279269" calcext:value-type="float">
            <text:p>0.589806499279269</text:p>
          </table:table-cell>
          <table:table-cell office:value-type="float" office:value="0.596062522604417" calcext:value-type="float">
            <text:p>0.596062522604417</text:p>
          </table:table-cell>
          <table:table-cell office:value-type="float" office:value="0.598418912692369" calcext:value-type="float">
            <text:p>0.598418912692369</text:p>
          </table:table-cell>
          <table:table-cell office:value-type="float" office:value="0.603435673790099" calcext:value-type="float">
            <text:p>0.603435673790099</text:p>
          </table:table-cell>
          <table:table-cell office:value-type="float" office:value="0.607203352558758" calcext:value-type="float">
            <text:p>0.607203352558758</text:p>
          </table:table-cell>
          <table:table-cell office:value-type="float" office:value="0.614187186865434" calcext:value-type="float">
            <text:p>0.614187186865434</text:p>
          </table:table-cell>
          <table:table-cell office:value-type="float" office:value="0.61348359655489" calcext:value-type="float">
            <text:p>0.61348359655489</text:p>
          </table:table-cell>
          <table:table-cell office:value-type="float" office:value="0.611434096766978" calcext:value-type="float">
            <text:p>0.611434096766978</text:p>
          </table:table-cell>
          <table:table-cell office:value-type="float" office:value="0.613032836104224" calcext:value-type="float">
            <text:p>0.613032836104224</text:p>
          </table:table-cell>
          <table:table-cell office:value-type="float" office:value="0.613874455757829" calcext:value-type="float">
            <text:p>0.613874455757829</text:p>
          </table:table-cell>
          <table:table-cell office:value-type="float" office:value="0.590016235740074" calcext:value-type="float">
            <text:p>0.590016235740074</text:p>
          </table:table-cell>
          <table:table-cell office:value-type="float" office:value="0.60000037661282" calcext:value-type="float">
            <text:p>0.60000037661282</text:p>
          </table:table-cell>
          <table:table-cell office:value-type="float" office:value="0.615196164791604" calcext:value-type="float">
            <text:p>0.615196164791604</text:p>
          </table:table-cell>
          <table:table-cell office:value-type="float" office:value="0.640977938542803" calcext:value-type="float">
            <text:p>0.640977938542803</text:p>
          </table:table-cell>
          <table:table-cell office:value-type="float" office:value="0.642268963716338" calcext:value-type="float">
            <text:p>0.642268963716338</text:p>
          </table:table-cell>
          <table:table-cell office:value-type="float" office:value="0.640780721470114" calcext:value-type="float">
            <text:p>0.640780721470114</text:p>
          </table:table-cell>
          <table:table-cell office:value-type="float" office:value="0.640391682121888" calcext:value-type="float">
            <text:p>0.640391682121888</text:p>
          </table:table-cell>
          <table:table-cell office:value-type="float" office:value="0.638494477544152" calcext:value-type="float">
            <text:p>0.638494477544152</text:p>
          </table:table-cell>
          <table:table-cell office:value-type="float" office:value="0.641569058927512" calcext:value-type="float">
            <text:p>0.641569058927512</text:p>
          </table:table-cell>
          <table:table-cell office:value-type="float" office:value="0.635417348134521" calcext:value-type="float">
            <text:p>0.635417348134521</text:p>
          </table:table-cell>
          <table:table-cell office:value-type="float" office:value="0.637745754113159" calcext:value-type="float">
            <text:p>0.637745754113159</text:p>
          </table:table-cell>
          <table:table-cell office:value-type="float" office:value="0.649178090440882" calcext:value-type="float">
            <text:p>0.649178090440882</text:p>
          </table:table-cell>
          <table:table-cell office:value-type="float" office:value="0.590030933927044" calcext:value-type="float">
            <text:p>0.590030933927044</text:p>
          </table:table-cell>
          <table:table-cell office:value-type="float" office:value="0.59412540167931" calcext:value-type="float">
            <text:p>0.59412540167931</text:p>
          </table:table-cell>
          <table:table-cell office:value-type="float" office:value="0.607068286779409" calcext:value-type="float">
            <text:p>0.607068286779409</text:p>
          </table:table-cell>
          <table:table-cell office:value-type="float" office:value="0.606208750221984" calcext:value-type="float">
            <text:p>0.606208750221984</text:p>
          </table:table-cell>
          <table:table-cell office:value-type="float" office:value="0.606418732862081" calcext:value-type="float">
            <text:p>0.606418732862081</text:p>
          </table:table-cell>
          <table:table-cell office:value-type="float" office:value="0.597990116221833" calcext:value-type="float">
            <text:p>0.597990116221833</text:p>
          </table:table-cell>
          <table:table-cell office:value-type="float" office:value="0.590166182299649" calcext:value-type="float">
            <text:p>0.590166182299649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36582858234867" calcext:value-type="float">
            <text:p>-0.236582858234867</text:p>
          </table:table-cell>
          <table:table-cell office:value-type="float" office:value="-0.236535291012506" calcext:value-type="float">
            <text:p>-0.236535291012506</text:p>
          </table:table-cell>
          <table:table-cell office:value-type="float" office:value="-0.236742488070957" calcext:value-type="float">
            <text:p>-0.236742488070957</text:p>
          </table:table-cell>
          <table:table-cell office:value-type="float" office:value="-0.236715572379457" calcext:value-type="float">
            <text:p>-0.236715572379457</text:p>
          </table:table-cell>
          <table:table-cell office:value-type="float" office:value="-0.23661223150595" calcext:value-type="float">
            <text:p>-0.23661223150595</text:p>
          </table:table-cell>
          <table:table-cell office:value-type="float" office:value="-0.236509975936845" calcext:value-type="float">
            <text:p>-0.236509975936845</text:p>
          </table:table-cell>
          <table:table-cell office:value-type="float" office:value="-0.236536425078729" calcext:value-type="float">
            <text:p>-0.236536425078729</text:p>
          </table:table-cell>
          <table:table-cell office:value-type="float" office:value="-0.236689660663096" calcext:value-type="float">
            <text:p>-0.236689660663096</text:p>
          </table:table-cell>
          <table:table-cell office:value-type="float" office:value="-0.236440526887272" calcext:value-type="float">
            <text:p>-0.236440526887272</text:p>
          </table:table-cell>
          <table:table-cell office:value-type="float" office:value="-0.2366439215591" calcext:value-type="float">
            <text:p>-0.2366439215591</text:p>
          </table:table-cell>
          <table:table-cell office:value-type="float" office:value="-0.236629358938939" calcext:value-type="float">
            <text:p>-0.236629358938939</text:p>
          </table:table-cell>
          <table:table-cell office:value-type="float" office:value="-0.236613965925127" calcext:value-type="float">
            <text:p>-0.236613965925127</text:p>
          </table:table-cell>
          <table:table-cell office:value-type="float" office:value="-0.236453002229789" calcext:value-type="float">
            <text:p>-0.236453002229789</text:p>
          </table:table-cell>
          <table:table-cell office:value-type="float" office:value="-0.2365288488376" calcext:value-type="float">
            <text:p>-0.2365288488376</text:p>
          </table:table-cell>
          <table:table-cell office:value-type="float" office:value="-0.236499891605694" calcext:value-type="float">
            <text:p>-0.236499891605694</text:p>
          </table:table-cell>
          <table:table-cell office:value-type="float" office:value="-0.236580701917526" calcext:value-type="float">
            <text:p>-0.236580701917526</text:p>
          </table:table-cell>
          <table:table-cell office:value-type="float" office:value="-0.236600185113318" calcext:value-type="float">
            <text:p>-0.236600185113318</text:p>
          </table:table-cell>
          <table:table-cell office:value-type="float" office:value="-0.236463477234054" calcext:value-type="float">
            <text:p>-0.236463477234054</text:p>
          </table:table-cell>
          <table:table-cell office:value-type="float" office:value="-0.236607981928065" calcext:value-type="float">
            <text:p>-0.236607981928065</text:p>
          </table:table-cell>
          <table:table-cell office:value-type="float" office:value="-0.236644361865243" calcext:value-type="float">
            <text:p>-0.236644361865243</text:p>
          </table:table-cell>
          <table:table-cell office:value-type="float" office:value="-0.236622034069002" calcext:value-type="float">
            <text:p>-0.236622034069002</text:p>
          </table:table-cell>
          <table:table-cell office:value-type="float" office:value="-0.236663556818394" calcext:value-type="float">
            <text:p>-0.236663556818394</text:p>
          </table:table-cell>
          <table:table-cell office:value-type="float" office:value="-0.236547078685809" calcext:value-type="float">
            <text:p>-0.236547078685809</text:p>
          </table:table-cell>
          <table:table-cell office:value-type="float" office:value="-0.23659379856694" calcext:value-type="float">
            <text:p>-0.23659379856694</text:p>
          </table:table-cell>
          <table:table-cell office:value-type="float" office:value="-0.23651945975114" calcext:value-type="float">
            <text:p>-0.23651945975114</text:p>
          </table:table-cell>
          <table:table-cell office:value-type="float" office:value="-0.236575075378662" calcext:value-type="float">
            <text:p>-0.236575075378662</text:p>
          </table:table-cell>
          <table:table-cell office:value-type="float" office:value="-0.236697385198648" calcext:value-type="float">
            <text:p>-0.236697385198648</text:p>
          </table:table-cell>
          <table:table-cell office:value-type="float" office:value="-0.236738070511857" calcext:value-type="float">
            <text:p>-0.236738070511857</text:p>
          </table:table-cell>
          <table:table-cell office:value-type="float" office:value="-0.236533982333887" calcext:value-type="float">
            <text:p>-0.236533982333887</text:p>
          </table:table-cell>
          <table:table-cell office:value-type="float" office:value="-0.236562193567088" calcext:value-type="float">
            <text:p>-0.236562193567088</text:p>
          </table:table-cell>
          <table:table-cell office:value-type="float" office:value="-0.23656799689617" calcext:value-type="float">
            <text:p>-0.23656799689617</text:p>
          </table:table-cell>
          <table:table-cell office:value-type="float" office:value="-0.236488939427873" calcext:value-type="float">
            <text:p>-0.236488939427873</text:p>
          </table:table-cell>
          <table:table-cell office:value-type="float" office:value="-0.236569832383369" calcext:value-type="float">
            <text:p>-0.236569832383369</text:p>
          </table:table-cell>
          <table:table-cell office:value-type="float" office:value="-0.236750419728837" calcext:value-type="float">
            <text:p>-0.236750419728837</text:p>
          </table:table-cell>
          <table:table-cell office:value-type="float" office:value="-0.236525766453433" calcext:value-type="float">
            <text:p>-0.236525766453433</text:p>
          </table:table-cell>
          <table:table-cell office:value-type="float" office:value="-0.236713360337822" calcext:value-type="float">
            <text:p>-0.236713360337822</text:p>
          </table:table-cell>
          <table:table-cell office:value-type="float" office:value="-0.236470128781873" calcext:value-type="float">
            <text:p>-0.236470128781873</text:p>
          </table:table-cell>
          <table:table-cell office:value-type="float" office:value="-0.23653015081097" calcext:value-type="float">
            <text:p>-0.23653015081097</text:p>
          </table:table-cell>
          <table:table-cell office:value-type="float" office:value="-0.236621146510748" calcext:value-type="float">
            <text:p>-0.236621146510748</text:p>
          </table:table-cell>
          <table:table-cell office:value-type="float" office:value="-0.236626120558754" calcext:value-type="float">
            <text:p>-0.236626120558754</text:p>
          </table:table-cell>
          <table:table-cell office:value-type="float" office:value="-0.236598105937658" calcext:value-type="float">
            <text:p>-0.236598105937658</text:p>
          </table:table-cell>
          <table:table-cell office:value-type="float" office:value="-0.236523284865507" calcext:value-type="float">
            <text:p>-0.236523284865507</text:p>
          </table:table-cell>
          <table:table-cell office:value-type="float" office:value="-0.23651730908915" calcext:value-type="float">
            <text:p>-0.23651730908915</text:p>
          </table:table-cell>
          <table:table-cell office:value-type="float" office:value="-0.236542326915589" calcext:value-type="float">
            <text:p>-0.236542326915589</text:p>
          </table:table-cell>
          <table:table-cell office:value-type="float" office:value="-0.236531657548118" calcext:value-type="float">
            <text:p>-0.236531657548118</text:p>
          </table:table-cell>
          <table:table-cell office:value-type="float" office:value="-0.23664741898203" calcext:value-type="float">
            <text:p>-0.23664741898203</text:p>
          </table:table-cell>
          <table:table-cell office:value-type="float" office:value="-0.23660348879247" calcext:value-type="float">
            <text:p>-0.23660348879247</text:p>
          </table:table-cell>
          <table:table-cell office:value-type="float" office:value="-0.236646330512037" calcext:value-type="float">
            <text:p>-0.236646330512037</text:p>
          </table:table-cell>
          <table:table-cell office:value-type="float" office:value="-0.236573215516554" calcext:value-type="float">
            <text:p>-0.236573215516554</text:p>
          </table:table-cell>
          <table:table-cell office:value-type="float" office:value="-0.236617377917438" calcext:value-type="float">
            <text:p>-0.236617377917438</text:p>
          </table:table-cell>
          <table:table-cell office:value-type="float" office:value="-0.23666473706867" calcext:value-type="float">
            <text:p>-0.23666473706867</text:p>
          </table:table-cell>
          <table:table-cell office:value-type="float" office:value="-0.236462148784051" calcext:value-type="float">
            <text:p>-0.236462148784051</text:p>
          </table:table-cell>
          <table:table-cell office:value-type="float" office:value="-0.236701906440268" calcext:value-type="float">
            <text:p>-0.236701906440268</text:p>
          </table:table-cell>
          <table:table-cell office:value-type="float" office:value="-0.236518402679392" calcext:value-type="float">
            <text:p>-0.236518402679392</text:p>
          </table:table-cell>
          <table:table-cell office:value-type="float" office:value="-0.236532570047276" calcext:value-type="float">
            <text:p>-0.236532570047276</text:p>
          </table:table-cell>
          <table:table-cell office:value-type="float" office:value="-0.236538342422367" calcext:value-type="float">
            <text:p>-0.236538342422367</text:p>
          </table:table-cell>
          <table:table-cell office:value-type="float" office:value="-0.23665216034689" calcext:value-type="float">
            <text:p>-0.23665216034689</text:p>
          </table:table-cell>
          <table:table-cell office:value-type="float" office:value="-0.236525779559998" calcext:value-type="float">
            <text:p>-0.236525779559998</text:p>
          </table:table-cell>
          <table:table-cell office:value-type="float" office:value="-0.236515604827519" calcext:value-type="float">
            <text:p>-0.236515604827519</text:p>
          </table:table-cell>
          <table:table-cell office:value-type="float" office:value="-0.236455531193434" calcext:value-type="float">
            <text:p>-0.236455531193434</text:p>
          </table:table-cell>
          <table:table-cell office:value-type="float" office:value="-0.236350682693607" calcext:value-type="float">
            <text:p>-0.236350682693607</text:p>
          </table:table-cell>
          <table:table-cell office:value-type="float" office:value="-0.235982501818459" calcext:value-type="float">
            <text:p>-0.235982501818459</text:p>
          </table:table-cell>
          <table:table-cell office:value-type="float" office:value="-0.23562431033223" calcext:value-type="float">
            <text:p>-0.23562431033223</text:p>
          </table:table-cell>
          <table:table-cell office:value-type="float" office:value="-0.236498629271647" calcext:value-type="float">
            <text:p>-0.236498629271647</text:p>
          </table:table-cell>
          <table:table-cell office:value-type="float" office:value="-0.237627787000048" calcext:value-type="float">
            <text:p>-0.237627787000048</text:p>
          </table:table-cell>
          <table:table-cell office:value-type="float" office:value="-0.23950173998753" calcext:value-type="float">
            <text:p>-0.23950173998753</text:p>
          </table:table-cell>
          <table:table-cell office:value-type="float" office:value="-0.242709674445893" calcext:value-type="float">
            <text:p>-0.242709674445893</text:p>
          </table:table-cell>
          <table:table-cell office:value-type="float" office:value="-0.243368326896707" calcext:value-type="float">
            <text:p>-0.243368326896707</text:p>
          </table:table-cell>
          <table:table-cell office:value-type="float" office:value="-0.241361179661613" calcext:value-type="float">
            <text:p>-0.241361179661613</text:p>
          </table:table-cell>
          <table:table-cell office:value-type="float" office:value="-0.241287082676147" calcext:value-type="float">
            <text:p>-0.241287082676147</text:p>
          </table:table-cell>
          <table:table-cell office:value-type="float" office:value="-0.239453315482191" calcext:value-type="float">
            <text:p>-0.239453315482191</text:p>
          </table:table-cell>
          <table:table-cell office:value-type="float" office:value="-0.232982151069858" calcext:value-type="float">
            <text:p>-0.232982151069858</text:p>
          </table:table-cell>
          <table:table-cell office:value-type="float" office:value="-0.243694201310499" calcext:value-type="float">
            <text:p>-0.243694201310499</text:p>
          </table:table-cell>
          <table:table-cell office:value-type="float" office:value="-0.282379894483499" calcext:value-type="float">
            <text:p>-0.282379894483499</text:p>
          </table:table-cell>
          <table:table-cell office:value-type="float" office:value="-0.282633526469215" calcext:value-type="float">
            <text:p>-0.282633526469215</text:p>
          </table:table-cell>
          <table:table-cell office:value-type="float" office:value="-0.279133370127256" calcext:value-type="float">
            <text:p>-0.279133370127256</text:p>
          </table:table-cell>
          <table:table-cell office:value-type="float" office:value="-0.280307252066356" calcext:value-type="float">
            <text:p>-0.280307252066356</text:p>
          </table:table-cell>
          <table:table-cell office:value-type="float" office:value="-0.280769287078912" calcext:value-type="float">
            <text:p>-0.280769287078912</text:p>
          </table:table-cell>
          <table:table-cell office:value-type="float" office:value="-0.279873092866485" calcext:value-type="float">
            <text:p>-0.279873092866485</text:p>
          </table:table-cell>
          <table:table-cell office:value-type="float" office:value="-0.194668042915634" calcext:value-type="float">
            <text:p>-0.194668042915634</text:p>
          </table:table-cell>
          <table:table-cell office:value-type="float" office:value="-0.199971394574364" calcext:value-type="float">
            <text:p>-0.199971394574364</text:p>
          </table:table-cell>
          <table:table-cell office:value-type="float" office:value="-0.21343335466575" calcext:value-type="float">
            <text:p>-0.21343335466575</text:p>
          </table:table-cell>
          <table:table-cell office:value-type="float" office:value="-0.227865504255271" calcext:value-type="float">
            <text:p>-0.227865504255271</text:p>
          </table:table-cell>
          <table:table-cell office:value-type="float" office:value="-0.238938329560366" calcext:value-type="float">
            <text:p>-0.238938329560366</text:p>
          </table:table-cell>
          <table:table-cell office:value-type="float" office:value="-0.245722829880353" calcext:value-type="float">
            <text:p>-0.245722829880353</text:p>
          </table:table-cell>
          <table:table-cell office:value-type="float" office:value="-0.246643409298229" calcext:value-type="float">
            <text:p>-0.246643409298229</text:p>
          </table:table-cell>
          <table:table-cell office:value-type="float" office:value="-0.257219614630516" calcext:value-type="float">
            <text:p>-0.257219614630516</text:p>
          </table:table-cell>
          <table:table-cell office:value-type="float" office:value="-0.264050222477734" calcext:value-type="float">
            <text:p>-0.264050222477734</text:p>
          </table:table-cell>
          <table:table-cell office:value-type="float" office:value="-0.25441876418147" calcext:value-type="float">
            <text:p>-0.25441876418147</text:p>
          </table:table-cell>
          <table:table-cell office:value-type="float" office:value="-0.251683542595791" calcext:value-type="float">
            <text:p>-0.251683542595791</text:p>
          </table:table-cell>
          <table:table-cell office:value-type="float" office:value="-0.248860479263456" calcext:value-type="float">
            <text:p>-0.248860479263456</text:p>
          </table:table-cell>
          <table:table-cell office:value-type="float" office:value="-0.249339141361303" calcext:value-type="float">
            <text:p>-0.249339141361303</text:p>
          </table:table-cell>
          <table:table-cell office:value-type="float" office:value="-0.245231496375097" calcext:value-type="float">
            <text:p>-0.245231496375097</text:p>
          </table:table-cell>
          <table:table-cell office:value-type="float" office:value="-0.254228278916524" calcext:value-type="float">
            <text:p>-0.254228278916524</text:p>
          </table:table-cell>
          <table:table-cell office:value-type="float" office:value="-0.260987445693991" calcext:value-type="float">
            <text:p>-0.260987445693991</text:p>
          </table:table-cell>
          <table:table-cell office:value-type="float" office:value="-0.26926335543392" calcext:value-type="float">
            <text:p>-0.26926335543392</text:p>
          </table:table-cell>
          <table:table-cell office:value-type="float" office:value="-0.273271467928533" calcext:value-type="float">
            <text:p>-0.273271467928533</text:p>
          </table:table-cell>
          <table:table-cell office:value-type="float" office:value="-0.282644851573135" calcext:value-type="float">
            <text:p>-0.282644851573135</text:p>
          </table:table-cell>
          <table:table-cell office:value-type="float" office:value="-0.278812991355404" calcext:value-type="float">
            <text:p>-0.278812991355404</text:p>
          </table:table-cell>
          <table:table-cell office:value-type="float" office:value="-0.280104811413505" calcext:value-type="float">
            <text:p>-0.280104811413505</text:p>
          </table:table-cell>
          <table:table-cell office:value-type="float" office:value="-0.275088253980521" calcext:value-type="float">
            <text:p>-0.275088253980521</text:p>
          </table:table-cell>
          <table:table-cell office:value-type="float" office:value="-0.280060500731693" calcext:value-type="float">
            <text:p>-0.280060500731693</text:p>
          </table:table-cell>
          <table:table-cell office:value-type="float" office:value="-0.220944342314006" calcext:value-type="float">
            <text:p>-0.220944342314006</text:p>
          </table:table-cell>
          <table:table-cell office:value-type="float" office:value="-0.22313928480231" calcext:value-type="float">
            <text:p>-0.22313928480231</text:p>
          </table:table-cell>
          <table:table-cell office:value-type="float" office:value="-0.229682706482556" calcext:value-type="float">
            <text:p>-0.229682706482556</text:p>
          </table:table-cell>
          <table:table-cell office:value-type="float" office:value="-0.230505786319965" calcext:value-type="float">
            <text:p>-0.230505786319965</text:p>
          </table:table-cell>
          <table:table-cell office:value-type="float" office:value="-0.231482622012878" calcext:value-type="float">
            <text:p>-0.231482622012878</text:p>
          </table:table-cell>
          <table:table-cell office:value-type="float" office:value="-0.231444296489085" calcext:value-type="float">
            <text:p>-0.231444296489085</text:p>
          </table:table-cell>
          <table:table-cell office:value-type="float" office:value="-0.23194537328516" calcext:value-type="float">
            <text:p>-0.23194537328516</text:p>
          </table:table-cell>
          <table:table-cell office:value-type="float" office:value="-0.232344712924296" calcext:value-type="float">
            <text:p>-0.232344712924296</text:p>
          </table:table-cell>
          <table:table-cell office:value-type="float" office:value="-0.204457598945612" calcext:value-type="float">
            <text:p>-0.204457598945612</text:p>
          </table:table-cell>
          <table:table-cell office:value-type="float" office:value="-0.193080902407902" calcext:value-type="float">
            <text:p>-0.193080902407902</text:p>
          </table:table-cell>
          <table:table-cell office:value-type="float" office:value="-0.192031747887442" calcext:value-type="float">
            <text:p>-0.192031747887442</text:p>
          </table:table-cell>
          <table:table-cell office:value-type="float" office:value="-0.176493077278866" calcext:value-type="float">
            <text:p>-0.176493077278866</text:p>
          </table:table-cell>
          <table:table-cell office:value-type="float" office:value="-0.178059686995061" calcext:value-type="float">
            <text:p>-0.178059686995061</text:p>
          </table:table-cell>
          <table:table-cell office:value-type="float" office:value="-0.181783214531764" calcext:value-type="float">
            <text:p>-0.181783214531764</text:p>
          </table:table-cell>
          <table:table-cell office:value-type="float" office:value="-0.200221682223737" calcext:value-type="float">
            <text:p>-0.200221682223737</text:p>
          </table:table-cell>
          <table:table-cell office:value-type="float" office:value="-0.237100354814297" calcext:value-type="float">
            <text:p>-0.237100354814297</text:p>
          </table:table-cell>
          <table:table-cell office:value-type="float" office:value="-0.237657926080748" calcext:value-type="float">
            <text:p>-0.237657926080748</text:p>
          </table:table-cell>
          <table:table-cell office:value-type="float" office:value="-0.234120215535754" calcext:value-type="float">
            <text:p>-0.234120215535754</text:p>
          </table:table-cell>
          <table:table-cell office:value-type="float" office:value="-0.232344102474275" calcext:value-type="float">
            <text:p>-0.232344102474275</text:p>
          </table:table-cell>
          <table:table-cell office:value-type="float" office:value="-0.227268881778268" calcext:value-type="float">
            <text:p>-0.227268881778268</text:p>
          </table:table-cell>
          <table:table-cell office:value-type="float" office:value="-0.225450537744563" calcext:value-type="float">
            <text:p>-0.225450537744563</text:p>
          </table:table-cell>
          <table:table-cell office:value-type="float" office:value="-0.222112251261645" calcext:value-type="float">
            <text:p>-0.222112251261645</text:p>
          </table:table-cell>
          <table:table-cell office:value-type="float" office:value="-0.218720367031611" calcext:value-type="float">
            <text:p>-0.218720367031611</text:p>
          </table:table-cell>
          <table:table-cell office:value-type="float" office:value="-0.214105878917183" calcext:value-type="float">
            <text:p>-0.214105878917183</text:p>
          </table:table-cell>
          <table:table-cell office:value-type="float" office:value="-0.211887730352973" calcext:value-type="float">
            <text:p>-0.211887730352973</text:p>
          </table:table-cell>
          <table:table-cell office:value-type="float" office:value="-0.259945580447086" calcext:value-type="float">
            <text:p>-0.259945580447086</text:p>
          </table:table-cell>
          <table:table-cell office:value-type="float" office:value="-0.258802236228219" calcext:value-type="float">
            <text:p>-0.258802236228219</text:p>
          </table:table-cell>
          <table:table-cell office:value-type="float" office:value="-0.252995932306083" calcext:value-type="float">
            <text:p>-0.252995932306083</text:p>
          </table:table-cell>
          <table:table-cell office:value-type="float" office:value="-0.256714427028983" calcext:value-type="float">
            <text:p>-0.256714427028983</text:p>
          </table:table-cell>
          <table:table-cell office:value-type="float" office:value="-0.258830215314552" calcext:value-type="float">
            <text:p>-0.258830215314552</text:p>
          </table:table-cell>
          <table:table-cell office:value-type="float" office:value="-0.259355792108642" calcext:value-type="float">
            <text:p>-0.259355792108642</text:p>
          </table:table-cell>
          <table:table-cell office:value-type="float" office:value="-0.218097707403084" calcext:value-type="float">
            <text:p>-0.218097707403084</text:p>
          </table:table-cell>
          <table:table-cell office:value-type="float" office:value="-0.220984833714648" calcext:value-type="float">
            <text:p>-0.220984833714648</text:p>
          </table:table-cell>
          <table:table-cell office:value-type="float" office:value="-0.221679316170192" calcext:value-type="float">
            <text:p>-0.221679316170192</text:p>
          </table:table-cell>
          <table:table-cell office:value-type="float" office:value="-0.22328614254086" calcext:value-type="float">
            <text:p>-0.22328614254086</text:p>
          </table:table-cell>
          <table:table-cell office:value-type="float" office:value="-0.218840158505762" calcext:value-type="float">
            <text:p>-0.218840158505762</text:p>
          </table:table-cell>
          <table:table-cell office:value-type="float" office:value="-0.220340490827138" calcext:value-type="float">
            <text:p>-0.220340490827138</text:p>
          </table:table-cell>
          <table:table-cell office:value-type="float" office:value="-0.220377038713867" calcext:value-type="float">
            <text:p>-0.220377038713867</text:p>
          </table:table-cell>
          <table:table-cell office:value-type="float" office:value="-0.228775145072458" calcext:value-type="float">
            <text:p>-0.228775145072458</text:p>
          </table:table-cell>
          <table:table-cell office:value-type="float" office:value="-0.217002174508059" calcext:value-type="float">
            <text:p>-0.217002174508059</text:p>
          </table:table-cell>
          <table:table-cell office:value-type="float" office:value="-0.198272241408526" calcext:value-type="float">
            <text:p>-0.198272241408526</text:p>
          </table:table-cell>
          <table:table-cell office:value-type="float" office:value="-0.188065662985827" calcext:value-type="float">
            <text:p>-0.188065662985827</text:p>
          </table:table-cell>
          <table:table-cell office:value-type="float" office:value="-0.175779873735448" calcext:value-type="float">
            <text:p>-0.175779873735448</text:p>
          </table:table-cell>
          <table:table-cell office:value-type="float" office:value="-0.178138762529798" calcext:value-type="float">
            <text:p>-0.178138762529798</text:p>
          </table:table-cell>
          <table:table-cell office:value-type="float" office:value="-0.18728315513164" calcext:value-type="float">
            <text:p>-0.18728315513164</text:p>
          </table:table-cell>
          <table:table-cell office:value-type="float" office:value="-0.200198501940362" calcext:value-type="float">
            <text:p>-0.200198501940362</text:p>
          </table:table-cell>
          <table:table-cell office:value-type="float" office:value="-0.222221584134189" calcext:value-type="float">
            <text:p>-0.222221584134189</text:p>
          </table:table-cell>
          <table:table-cell office:value-type="float" office:value="-0.226517801449443" calcext:value-type="float">
            <text:p>-0.226517801449443</text:p>
          </table:table-cell>
          <table:table-cell office:value-type="float" office:value="-0.229904949221969" calcext:value-type="float">
            <text:p>-0.229904949221969</text:p>
          </table:table-cell>
          <table:table-cell office:value-type="float" office:value="-0.227406806974132" calcext:value-type="float">
            <text:p>-0.227406806974132</text:p>
          </table:table-cell>
          <table:table-cell office:value-type="float" office:value="-0.224364613334203" calcext:value-type="float">
            <text:p>-0.224364613334203</text:p>
          </table:table-cell>
          <table:table-cell office:value-type="float" office:value="-0.221988683341981" calcext:value-type="float">
            <text:p>-0.221988683341981</text:p>
          </table:table-cell>
          <table:table-cell office:value-type="float" office:value="-0.222750646032438" calcext:value-type="float">
            <text:p>-0.222750646032438</text:p>
          </table:table-cell>
          <table:table-cell office:value-type="float" office:value="-0.221333738425541" calcext:value-type="float">
            <text:p>-0.221333738425541</text:p>
          </table:table-cell>
          <table:table-cell office:value-type="float" office:value="-0.218491871459364" calcext:value-type="float">
            <text:p>-0.218491871459364</text:p>
          </table:table-cell>
          <table:table-cell office:value-type="float" office:value="-0.214129506476609" calcext:value-type="float">
            <text:p>-0.214129506476609</text:p>
          </table:table-cell>
          <table:table-cell office:value-type="float" office:value="-0.214971254137913" calcext:value-type="float">
            <text:p>-0.214971254137913</text:p>
          </table:table-cell>
          <table:table-cell office:value-type="float" office:value="-0.216089995760495" calcext:value-type="float">
            <text:p>-0.216089995760495</text:p>
          </table:table-cell>
          <table:table-cell office:value-type="float" office:value="-0.252484101319057" calcext:value-type="float">
            <text:p>-0.252484101319057</text:p>
          </table:table-cell>
          <table:table-cell office:value-type="float" office:value="-0.255700690393133" calcext:value-type="float">
            <text:p>-0.255700690393133</text:p>
          </table:table-cell>
          <table:table-cell office:value-type="float" office:value="-0.252265674951835" calcext:value-type="float">
            <text:p>-0.252265674951835</text:p>
          </table:table-cell>
          <table:table-cell office:value-type="float" office:value="-0.254417626468182" calcext:value-type="float">
            <text:p>-0.254417626468182</text:p>
          </table:table-cell>
          <table:table-cell office:value-type="float" office:value="-0.257787970841867" calcext:value-type="float">
            <text:p>-0.257787970841867</text:p>
          </table:table-cell>
          <table:table-cell office:value-type="float" office:value="-0.261472513849167" calcext:value-type="float">
            <text:p>-0.261472513849167</text:p>
          </table:table-cell>
          <table:table-cell office:value-type="float" office:value="-0.206818068288206" calcext:value-type="float">
            <text:p>-0.206818068288206</text:p>
          </table:table-cell>
          <table:table-cell office:value-type="float" office:value="-0.208064316643766" calcext:value-type="float">
            <text:p>-0.208064316643766</text:p>
          </table:table-cell>
          <table:table-cell office:value-type="float" office:value="-0.210375114121509" calcext:value-type="float">
            <text:p>-0.210375114121509</text:p>
          </table:table-cell>
          <table:table-cell office:value-type="float" office:value="-0.212384551733842" calcext:value-type="float">
            <text:p>-0.212384551733842</text:p>
          </table:table-cell>
          <table:table-cell office:value-type="float" office:value="-0.215245768697521" calcext:value-type="float">
            <text:p>-0.215245768697521</text:p>
          </table:table-cell>
          <table:table-cell office:value-type="float" office:value="-0.215973597162327" calcext:value-type="float">
            <text:p>-0.215973597162327</text:p>
          </table:table-cell>
          <table:table-cell office:value-type="float" office:value="-0.215408890301695" calcext:value-type="float">
            <text:p>-0.215408890301695</text:p>
          </table:table-cell>
          <table:table-cell office:value-type="float" office:value="-0.22274710291471" calcext:value-type="float">
            <text:p>-0.22274710291471</text:p>
          </table:table-cell>
          <table:table-cell office:value-type="float" office:value="-0.210547588613073" calcext:value-type="float">
            <text:p>-0.210547588613073</text:p>
          </table:table-cell>
          <table:table-cell office:value-type="float" office:value="-0.191773378391241" calcext:value-type="float">
            <text:p>-0.191773378391241</text:p>
          </table:table-cell>
          <table:table-cell office:value-type="float" office:value="-0.179923780050324" calcext:value-type="float">
            <text:p>-0.179923780050324</text:p>
          </table:table-cell>
          <table:table-cell office:value-type="float" office:value="-0.175189195915765" calcext:value-type="float">
            <text:p>-0.175189195915765</text:p>
          </table:table-cell>
          <table:table-cell office:value-type="float" office:value="-0.177219853437686" calcext:value-type="float">
            <text:p>-0.177219853437686</text:p>
          </table:table-cell>
          <table:table-cell office:value-type="float" office:value="-0.171015267790438" calcext:value-type="float">
            <text:p>-0.171015267790438</text:p>
          </table:table-cell>
          <table:table-cell office:value-type="float" office:value="-0.169931981576041" calcext:value-type="float">
            <text:p>-0.169931981576041</text:p>
          </table:table-cell>
          <table:table-cell office:value-type="float" office:value="-0.171906486190746" calcext:value-type="float">
            <text:p>-0.171906486190746</text:p>
          </table:table-cell>
          <table:table-cell office:value-type="float" office:value="-0.181380803414216" calcext:value-type="float">
            <text:p>-0.181380803414216</text:p>
          </table:table-cell>
          <table:table-cell office:value-type="float" office:value="-0.186659359110866" calcext:value-type="float">
            <text:p>-0.186659359110866</text:p>
          </table:table-cell>
          <table:table-cell office:value-type="float" office:value="-0.210975699351177" calcext:value-type="float">
            <text:p>-0.210975699351177</text:p>
          </table:table-cell>
          <table:table-cell office:value-type="float" office:value="-0.215622140894736" calcext:value-type="float">
            <text:p>-0.215622140894736</text:p>
          </table:table-cell>
          <table:table-cell office:value-type="float" office:value="-0.210777781457859" calcext:value-type="float">
            <text:p>-0.210777781457859</text:p>
          </table:table-cell>
          <table:table-cell office:value-type="float" office:value="-0.208114995611619" calcext:value-type="float">
            <text:p>-0.208114995611619</text:p>
          </table:table-cell>
          <table:table-cell office:value-type="float" office:value="-0.205127420053553" calcext:value-type="float">
            <text:p>-0.205127420053553</text:p>
          </table:table-cell>
          <table:table-cell office:value-type="float" office:value="-0.203700383842802" calcext:value-type="float">
            <text:p>-0.203700383842802</text:p>
          </table:table-cell>
          <table:table-cell office:value-type="float" office:value="-0.205054108142027" calcext:value-type="float">
            <text:p>-0.205054108142027</text:p>
          </table:table-cell>
          <table:table-cell office:value-type="float" office:value="-0.205020100216728" calcext:value-type="float">
            <text:p>-0.205020100216728</text:p>
          </table:table-cell>
          <table:table-cell office:value-type="float" office:value="-0.206018100962584" calcext:value-type="float">
            <text:p>-0.206018100962584</text:p>
          </table:table-cell>
          <table:table-cell office:value-type="float" office:value="-0.242577335850314" calcext:value-type="float">
            <text:p>-0.242577335850314</text:p>
          </table:table-cell>
          <table:table-cell office:value-type="float" office:value="-0.247728064456217" calcext:value-type="float">
            <text:p>-0.247728064456217</text:p>
          </table:table-cell>
          <table:table-cell office:value-type="float" office:value="-0.247173958334725" calcext:value-type="float">
            <text:p>-0.247173958334725</text:p>
          </table:table-cell>
          <table:table-cell office:value-type="float" office:value="-0.248903145758739" calcext:value-type="float">
            <text:p>-0.248903145758739</text:p>
          </table:table-cell>
          <table:table-cell office:value-type="float" office:value="-0.248848985792542" calcext:value-type="float">
            <text:p>-0.248848985792542</text:p>
          </table:table-cell>
          <table:table-cell office:value-type="float" office:value="-0.246561606867863" calcext:value-type="float">
            <text:p>-0.246561606867863</text:p>
          </table:table-cell>
          <table:table-cell office:value-type="float" office:value="-0.248937270661334" calcext:value-type="float">
            <text:p>-0.248937270661334</text:p>
          </table:table-cell>
          <table:table-cell office:value-type="float" office:value="-0.249849318974391" calcext:value-type="float">
            <text:p>-0.249849318974391</text:p>
          </table:table-cell>
          <table:table-cell office:value-type="float" office:value="-0.253791453839067" calcext:value-type="float">
            <text:p>-0.253791453839067</text:p>
          </table:table-cell>
          <table:table-cell office:value-type="float" office:value="-0.255247322456869" calcext:value-type="float">
            <text:p>-0.255247322456869</text:p>
          </table:table-cell>
          <table:table-cell office:value-type="float" office:value="-0.250705483022903" calcext:value-type="float">
            <text:p>-0.250705483022903</text:p>
          </table:table-cell>
          <table:table-cell office:value-type="float" office:value="-0.248560613571224" calcext:value-type="float">
            <text:p>-0.248560613571224</text:p>
          </table:table-cell>
          <table:table-cell office:value-type="float" office:value="-0.216076432527531" calcext:value-type="float">
            <text:p>-0.216076432527531</text:p>
          </table:table-cell>
          <table:table-cell office:value-type="float" office:value="-0.214340804241755" calcext:value-type="float">
            <text:p>-0.214340804241755</text:p>
          </table:table-cell>
          <table:table-cell office:value-type="float" office:value="-0.218929534725992" calcext:value-type="float">
            <text:p>-0.218929534725992</text:p>
          </table:table-cell>
          <table:table-cell office:value-type="float" office:value="-0.224056696633974" calcext:value-type="float">
            <text:p>-0.224056696633974</text:p>
          </table:table-cell>
          <table:table-cell office:value-type="float" office:value="-0.224956750957952" calcext:value-type="float">
            <text:p>-0.224956750957952</text:p>
          </table:table-cell>
          <table:table-cell office:value-type="float" office:value="-0.225045206418034" calcext:value-type="float">
            <text:p>-0.225045206418034</text:p>
          </table:table-cell>
          <table:table-cell office:value-type="float" office:value="-0.225430522144423" calcext:value-type="float">
            <text:p>-0.225430522144423</text:p>
          </table:table-cell>
          <table:table-cell office:value-type="float" office:value="-0.231516304843196" calcext:value-type="float">
            <text:p>-0.231516304843196</text:p>
          </table:table-cell>
          <table:table-cell office:value-type="float" office:value="-0.208763918345877" calcext:value-type="float">
            <text:p>-0.208763918345877</text:p>
          </table:table-cell>
          <table:table-cell office:value-type="float" office:value="-0.190852988697145" calcext:value-type="float">
            <text:p>-0.190852988697145</text:p>
          </table:table-cell>
          <table:table-cell office:value-type="float" office:value="-0.183172530029306" calcext:value-type="float">
            <text:p>-0.183172530029306</text:p>
          </table:table-cell>
          <table:table-cell office:value-type="float" office:value="-0.17140758144753" calcext:value-type="float">
            <text:p>-0.17140758144753</text:p>
          </table:table-cell>
          <table:table-cell office:value-type="float" office:value="-0.161588478138483" calcext:value-type="float">
            <text:p>-0.161588478138483</text:p>
          </table:table-cell>
          <table:table-cell office:value-type="float" office:value="-0.160642241232781" calcext:value-type="float">
            <text:p>-0.160642241232781</text:p>
          </table:table-cell>
          <table:table-cell office:value-type="float" office:value="-0.161531486837174" calcext:value-type="float">
            <text:p>-0.161531486837174</text:p>
          </table:table-cell>
          <table:table-cell office:value-type="float" office:value="-0.165932484888459" calcext:value-type="float">
            <text:p>-0.165932484888459</text:p>
          </table:table-cell>
          <table:table-cell office:value-type="float" office:value="-0.217160297024458" calcext:value-type="float">
            <text:p>-0.217160297024458</text:p>
          </table:table-cell>
          <table:table-cell office:value-type="float" office:value="-0.222848638617141" calcext:value-type="float">
            <text:p>-0.222848638617141</text:p>
          </table:table-cell>
          <table:table-cell office:value-type="float" office:value="-0.220070373127592" calcext:value-type="float">
            <text:p>-0.220070373127592</text:p>
          </table:table-cell>
          <table:table-cell office:value-type="float" office:value="-0.212631140583404" calcext:value-type="float">
            <text:p>-0.212631140583404</text:p>
          </table:table-cell>
          <table:table-cell office:value-type="float" office:value="-0.210793052653089" calcext:value-type="float">
            <text:p>-0.210793052653089</text:p>
          </table:table-cell>
          <table:table-cell office:value-type="float" office:value="-0.205029539511943" calcext:value-type="float">
            <text:p>-0.205029539511943</text:p>
          </table:table-cell>
          <table:table-cell office:value-type="float" office:value="-0.214389312359021" calcext:value-type="float">
            <text:p>-0.214389312359021</text:p>
          </table:table-cell>
          <table:table-cell office:value-type="float" office:value="-0.211248919493701" calcext:value-type="float">
            <text:p>-0.211248919493701</text:p>
          </table:table-cell>
          <table:table-cell office:value-type="float" office:value="-0.223199587116551" calcext:value-type="float">
            <text:p>-0.223199587116551</text:p>
          </table:table-cell>
          <table:table-cell office:value-type="float" office:value="-0.249660533086264" calcext:value-type="float">
            <text:p>-0.249660533086264</text:p>
          </table:table-cell>
          <table:table-cell office:value-type="float" office:value="-0.25882632743417" calcext:value-type="float">
            <text:p>-0.25882632743417</text:p>
          </table:table-cell>
          <table:table-cell office:value-type="float" office:value="-0.256544934347755" calcext:value-type="float">
            <text:p>-0.256544934347755</text:p>
          </table:table-cell>
          <table:table-cell office:value-type="float" office:value="-0.254648309651176" calcext:value-type="float">
            <text:p>-0.254648309651176</text:p>
          </table:table-cell>
          <table:table-cell office:value-type="float" office:value="-0.255330949139346" calcext:value-type="float">
            <text:p>-0.255330949139346</text:p>
          </table:table-cell>
          <table:table-cell office:value-type="float" office:value="-0.256931525374957" calcext:value-type="float">
            <text:p>-0.256931525374957</text:p>
          </table:table-cell>
          <table:table-cell office:value-type="float" office:value="-0.260160274062809" calcext:value-type="float">
            <text:p>-0.260160274062809</text:p>
          </table:table-cell>
          <table:table-cell office:value-type="float" office:value="-0.261580270788534" calcext:value-type="float">
            <text:p>-0.261580270788534</text:p>
          </table:table-cell>
          <table:table-cell office:value-type="float" office:value="-0.267816563975228" calcext:value-type="float">
            <text:p>-0.267816563975228</text:p>
          </table:table-cell>
          <table:table-cell office:value-type="float" office:value="-0.268110223849509" calcext:value-type="float">
            <text:p>-0.268110223849509</text:p>
          </table:table-cell>
          <table:table-cell office:value-type="float" office:value="-0.268695270019862" calcext:value-type="float">
            <text:p>-0.268695270019862</text:p>
          </table:table-cell>
          <table:table-cell office:value-type="float" office:value="-0.241705416025911" calcext:value-type="float">
            <text:p>-0.241705416025911</text:p>
          </table:table-cell>
          <table:table-cell office:value-type="float" office:value="-0.240802182527424" calcext:value-type="float">
            <text:p>-0.240802182527424</text:p>
          </table:table-cell>
          <table:table-cell office:value-type="float" office:value="-0.242928081015697" calcext:value-type="float">
            <text:p>-0.242928081015697</text:p>
          </table:table-cell>
          <table:table-cell office:value-type="float" office:value="-0.247880549741488" calcext:value-type="float">
            <text:p>-0.247880549741488</text:p>
          </table:table-cell>
          <table:table-cell office:value-type="float" office:value="-0.249161341523357" calcext:value-type="float">
            <text:p>-0.249161341523357</text:p>
          </table:table-cell>
          <table:table-cell office:value-type="float" office:value="-0.24962481843991" calcext:value-type="float">
            <text:p>-0.24962481843991</text:p>
          </table:table-cell>
          <table:table-cell office:value-type="float" office:value="-0.252377961552992" calcext:value-type="float">
            <text:p>-0.252377961552992</text:p>
          </table:table-cell>
          <table:table-cell office:value-type="float" office:value="-0.193344120118067" calcext:value-type="float">
            <text:p>-0.193344120118067</text:p>
          </table:table-cell>
          <table:table-cell office:value-type="float" office:value="-0.187389970758492" calcext:value-type="float">
            <text:p>-0.187389970758492</text:p>
          </table:table-cell>
          <table:table-cell office:value-type="float" office:value="-0.179556788138228" calcext:value-type="float">
            <text:p>-0.179556788138228</text:p>
          </table:table-cell>
          <table:table-cell office:value-type="float" office:value="-0.183413322287348" calcext:value-type="float">
            <text:p>-0.183413322287348</text:p>
          </table:table-cell>
          <table:table-cell office:value-type="float" office:value="-0.188007582686918" calcext:value-type="float">
            <text:p>-0.188007582686918</text:p>
          </table:table-cell>
          <table:table-cell office:value-type="float" office:value="-0.19195327721665" calcext:value-type="float">
            <text:p>-0.19195327721665</text:p>
          </table:table-cell>
          <table:table-cell office:value-type="float" office:value="-0.216290827829768" calcext:value-type="float">
            <text:p>-0.216290827829768</text:p>
          </table:table-cell>
          <table:table-cell office:value-type="float" office:value="-0.233201464440129" calcext:value-type="float">
            <text:p>-0.233201464440129</text:p>
          </table:table-cell>
          <table:table-cell office:value-type="float" office:value="-0.23710695303491" calcext:value-type="float">
            <text:p>-0.23710695303491</text:p>
          </table:table-cell>
          <table:table-cell office:value-type="float" office:value="-0.23762499704615" calcext:value-type="float">
            <text:p>-0.23762499704615</text:p>
          </table:table-cell>
          <table:table-cell office:value-type="float" office:value="-0.237926260173214" calcext:value-type="float">
            <text:p>-0.237926260173214</text:p>
          </table:table-cell>
          <table:table-cell office:value-type="float" office:value="-0.235630476228608" calcext:value-type="float">
            <text:p>-0.235630476228608</text:p>
          </table:table-cell>
          <table:table-cell office:value-type="float" office:value="-0.233545022813918" calcext:value-type="float">
            <text:p>-0.233545022813918</text:p>
          </table:table-cell>
          <table:table-cell office:value-type="float" office:value="-0.233184974311585" calcext:value-type="float">
            <text:p>-0.233184974311585</text:p>
          </table:table-cell>
          <table:table-cell office:value-type="float" office:value="-0.22989366669005" calcext:value-type="float">
            <text:p>-0.22989366669005</text:p>
          </table:table-cell>
          <table:table-cell office:value-type="float" office:value="-0.221716028452769" calcext:value-type="float">
            <text:p>-0.221716028452769</text:p>
          </table:table-cell>
          <table:table-cell office:value-type="float" office:value="-0.224839061158008" calcext:value-type="float">
            <text:p>-0.224839061158008</text:p>
          </table:table-cell>
          <table:table-cell office:value-type="float" office:value="-0.269720731555383" calcext:value-type="float">
            <text:p>-0.269720731555383</text:p>
          </table:table-cell>
          <table:table-cell office:value-type="float" office:value="-0.279996156468404" calcext:value-type="float">
            <text:p>-0.279996156468404</text:p>
          </table:table-cell>
          <table:table-cell office:value-type="float" office:value="-0.272537434813052" calcext:value-type="float">
            <text:p>-0.272537434813052</text:p>
          </table:table-cell>
          <table:table-cell office:value-type="float" office:value="-0.267124332225354" calcext:value-type="float">
            <text:p>-0.267124332225354</text:p>
          </table:table-cell>
          <table:table-cell office:value-type="float" office:value="-0.264323955491099" calcext:value-type="float">
            <text:p>-0.264323955491099</text:p>
          </table:table-cell>
          <table:table-cell office:value-type="float" office:value="-0.266000041359976" calcext:value-type="float">
            <text:p>-0.266000041359976</text:p>
          </table:table-cell>
          <table:table-cell office:value-type="float" office:value="-0.268165239602332" calcext:value-type="float">
            <text:p>-0.268165239602332</text:p>
          </table:table-cell>
          <table:table-cell office:value-type="float" office:value="-0.267777489835885" calcext:value-type="float">
            <text:p>-0.267777489835885</text:p>
          </table:table-cell>
          <table:table-cell office:value-type="float" office:value="-0.270623448867675" calcext:value-type="float">
            <text:p>-0.270623448867675</text:p>
          </table:table-cell>
          <table:table-cell office:value-type="float" office:value="-0.277217256171082" calcext:value-type="float">
            <text:p>-0.277217256171082</text:p>
          </table:table-cell>
          <table:table-cell office:value-type="float" office:value="-0.269771508495391" calcext:value-type="float">
            <text:p>-0.269771508495391</text:p>
          </table:table-cell>
          <table:table-cell office:value-type="float" office:value="-0.26889228314461" calcext:value-type="float">
            <text:p>-0.26889228314461</text:p>
          </table:table-cell>
          <table:table-cell office:value-type="float" office:value="-0.275287326424187" calcext:value-type="float">
            <text:p>-0.275287326424187</text:p>
          </table:table-cell>
          <table:table-cell office:value-type="float" office:value="-0.275710966797769" calcext:value-type="float">
            <text:p>-0.275710966797769</text:p>
          </table:table-cell>
          <table:table-cell office:value-type="float" office:value="-0.275601977225418" calcext:value-type="float">
            <text:p>-0.275601977225418</text:p>
          </table:table-cell>
          <table:table-cell office:value-type="float" office:value="-0.275069909222749" calcext:value-type="float">
            <text:p>-0.275069909222749</text:p>
          </table:table-cell>
          <table:table-cell office:value-type="float" office:value="-0.275794282467086" calcext:value-type="float">
            <text:p>-0.275794282467086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2344372796976" calcext:value-type="float">
            <text:p>0.292344372796976</text:p>
          </table:table-cell>
          <table:table-cell office:value-type="float" office:value="0.292352296606865" calcext:value-type="float">
            <text:p>0.292352296606865</text:p>
          </table:table-cell>
          <table:table-cell office:value-type="float" office:value="0.292371297559959" calcext:value-type="float">
            <text:p>0.292371297559959</text:p>
          </table:table-cell>
          <table:table-cell office:value-type="float" office:value="0.292370937643879" calcext:value-type="float">
            <text:p>0.292370937643879</text:p>
          </table:table-cell>
          <table:table-cell office:value-type="float" office:value="0.29234422899415" calcext:value-type="float">
            <text:p>0.29234422899415</text:p>
          </table:table-cell>
          <table:table-cell office:value-type="float" office:value="0.292348417033163" calcext:value-type="float">
            <text:p>0.292348417033163</text:p>
          </table:table-cell>
          <table:table-cell office:value-type="float" office:value="0.292370169469818" calcext:value-type="float">
            <text:p>0.292370169469818</text:p>
          </table:table-cell>
          <table:table-cell office:value-type="float" office:value="0.292355005359142" calcext:value-type="float">
            <text:p>0.292355005359142</text:p>
          </table:table-cell>
          <table:table-cell office:value-type="float" office:value="0.292345083636468" calcext:value-type="float">
            <text:p>0.292345083636468</text:p>
          </table:table-cell>
          <table:table-cell office:value-type="float" office:value="0.29237315116558" calcext:value-type="float">
            <text:p>0.29237315116558</text:p>
          </table:table-cell>
          <table:table-cell office:value-type="float" office:value="0.292338968946299" calcext:value-type="float">
            <text:p>0.292338968946299</text:p>
          </table:table-cell>
          <table:table-cell office:value-type="float" office:value="0.292354045133078" calcext:value-type="float">
            <text:p>0.292354045133078</text:p>
          </table:table-cell>
          <table:table-cell office:value-type="float" office:value="0.292344095416358" calcext:value-type="float">
            <text:p>0.292344095416358</text:p>
          </table:table-cell>
          <table:table-cell office:value-type="float" office:value="0.292353119401442" calcext:value-type="float">
            <text:p>0.292353119401442</text:p>
          </table:table-cell>
          <table:table-cell office:value-type="float" office:value="0.292334946964443" calcext:value-type="float">
            <text:p>0.292334946964443</text:p>
          </table:table-cell>
          <table:table-cell office:value-type="float" office:value="0.29236094397801" calcext:value-type="float">
            <text:p>0.29236094397801</text:p>
          </table:table-cell>
          <table:table-cell office:value-type="float" office:value="0.292345775262469" calcext:value-type="float">
            <text:p>0.292345775262469</text:p>
          </table:table-cell>
          <table:table-cell office:value-type="float" office:value="0.292360569306736" calcext:value-type="float">
            <text:p>0.292360569306736</text:p>
          </table:table-cell>
          <table:table-cell office:value-type="float" office:value="0.292363747969026" calcext:value-type="float">
            <text:p>0.292363747969026</text:p>
          </table:table-cell>
          <table:table-cell office:value-type="float" office:value="0.292349685221201" calcext:value-type="float">
            <text:p>0.292349685221201</text:p>
          </table:table-cell>
          <table:table-cell office:value-type="float" office:value="0.292359555965322" calcext:value-type="float">
            <text:p>0.292359555965322</text:p>
          </table:table-cell>
          <table:table-cell office:value-type="float" office:value="0.292374181741358" calcext:value-type="float">
            <text:p>0.292374181741358</text:p>
          </table:table-cell>
          <table:table-cell office:value-type="float" office:value="0.292365566570296" calcext:value-type="float">
            <text:p>0.292365566570296</text:p>
          </table:table-cell>
          <table:table-cell office:value-type="float" office:value="0.292362054332282" calcext:value-type="float">
            <text:p>0.292362054332282</text:p>
          </table:table-cell>
          <table:table-cell office:value-type="float" office:value="0.29235592465971" calcext:value-type="float">
            <text:p>0.29235592465971</text:p>
          </table:table-cell>
          <table:table-cell office:value-type="float" office:value="0.29235850552917" calcext:value-type="float">
            <text:p>0.29235850552917</text:p>
          </table:table-cell>
          <table:table-cell office:value-type="float" office:value="0.292361880225954" calcext:value-type="float">
            <text:p>0.292361880225954</text:p>
          </table:table-cell>
          <table:table-cell office:value-type="float" office:value="0.292366567166909" calcext:value-type="float">
            <text:p>0.292366567166909</text:p>
          </table:table-cell>
          <table:table-cell office:value-type="float" office:value="0.292353529036851" calcext:value-type="float">
            <text:p>0.292353529036851</text:p>
          </table:table-cell>
          <table:table-cell office:value-type="float" office:value="0.29236020352222" calcext:value-type="float">
            <text:p>0.29236020352222</text:p>
          </table:table-cell>
          <table:table-cell office:value-type="float" office:value="0.292361895599973" calcext:value-type="float">
            <text:p>0.292361895599973</text:p>
          </table:table-cell>
          <table:table-cell office:value-type="float" office:value="0.292355222830841" calcext:value-type="float">
            <text:p>0.292355222830841</text:p>
          </table:table-cell>
          <table:table-cell office:value-type="float" office:value="0.292354740578422" calcext:value-type="float">
            <text:p>0.292354740578422</text:p>
          </table:table-cell>
          <table:table-cell office:value-type="float" office:value="0.292371862447317" calcext:value-type="float">
            <text:p>0.292371862447317</text:p>
          </table:table-cell>
          <table:table-cell office:value-type="float" office:value="0.29235675105669" calcext:value-type="float">
            <text:p>0.29235675105669</text:p>
          </table:table-cell>
          <table:table-cell office:value-type="float" office:value="0.292377997183691" calcext:value-type="float">
            <text:p>0.292377997183691</text:p>
          </table:table-cell>
          <table:table-cell office:value-type="float" office:value="0.292360669494452" calcext:value-type="float">
            <text:p>0.292360669494452</text:p>
          </table:table-cell>
          <table:table-cell office:value-type="float" office:value="0.292361769217399" calcext:value-type="float">
            <text:p>0.292361769217399</text:p>
          </table:table-cell>
          <table:table-cell office:value-type="float" office:value="0.292360584676237" calcext:value-type="float">
            <text:p>0.292360584676237</text:p>
          </table:table-cell>
          <table:table-cell office:value-type="float" office:value="0.292357780081243" calcext:value-type="float">
            <text:p>0.292357780081243</text:p>
          </table:table-cell>
          <table:table-cell office:value-type="float" office:value="0.292359201142363" calcext:value-type="float">
            <text:p>0.292359201142363</text:p>
          </table:table-cell>
          <table:table-cell office:value-type="float" office:value="0.292362045034475" calcext:value-type="float">
            <text:p>0.292362045034475</text:p>
          </table:table-cell>
          <table:table-cell office:value-type="float" office:value="0.292361427142458" calcext:value-type="float">
            <text:p>0.292361427142458</text:p>
          </table:table-cell>
          <table:table-cell office:value-type="float" office:value="0.292357638250191" calcext:value-type="float">
            <text:p>0.292357638250191</text:p>
          </table:table-cell>
          <table:table-cell office:value-type="float" office:value="0.292358605144596" calcext:value-type="float">
            <text:p>0.292358605144596</text:p>
          </table:table-cell>
          <table:table-cell office:value-type="float" office:value="0.29236982533169" calcext:value-type="float">
            <text:p>0.29236982533169</text:p>
          </table:table-cell>
          <table:table-cell office:value-type="float" office:value="0.292360073269051" calcext:value-type="float">
            <text:p>0.292360073269051</text:p>
          </table:table-cell>
          <table:table-cell office:value-type="float" office:value="0.292370105583927" calcext:value-type="float">
            <text:p>0.292370105583927</text:p>
          </table:table-cell>
          <table:table-cell office:value-type="float" office:value="0.292362323186997" calcext:value-type="float">
            <text:p>0.292362323186997</text:p>
          </table:table-cell>
          <table:table-cell office:value-type="float" office:value="0.292357141967446" calcext:value-type="float">
            <text:p>0.292357141967446</text:p>
          </table:table-cell>
          <table:table-cell office:value-type="float" office:value="0.292377960512616" calcext:value-type="float">
            <text:p>0.292377960512616</text:p>
          </table:table-cell>
          <table:table-cell office:value-type="float" office:value="0.292343143158106" calcext:value-type="float">
            <text:p>0.292343143158106</text:p>
          </table:table-cell>
          <table:table-cell office:value-type="float" office:value="0.29236389407262" calcext:value-type="float">
            <text:p>0.29236389407262</text:p>
          </table:table-cell>
          <table:table-cell office:value-type="float" office:value="0.292366863229102" calcext:value-type="float">
            <text:p>0.292366863229102</text:p>
          </table:table-cell>
          <table:table-cell office:value-type="float" office:value="0.292358585062864" calcext:value-type="float">
            <text:p>0.292358585062864</text:p>
          </table:table-cell>
          <table:table-cell office:value-type="float" office:value="0.292352064936504" calcext:value-type="float">
            <text:p>0.292352064936504</text:p>
          </table:table-cell>
          <table:table-cell office:value-type="float" office:value="0.292361273754641" calcext:value-type="float">
            <text:p>0.292361273754641</text:p>
          </table:table-cell>
          <table:table-cell office:value-type="float" office:value="0.292343671840579" calcext:value-type="float">
            <text:p>0.292343671840579</text:p>
          </table:table-cell>
          <table:table-cell office:value-type="float" office:value="0.292351097900883" calcext:value-type="float">
            <text:p>0.292351097900883</text:p>
          </table:table-cell>
          <table:table-cell office:value-type="float" office:value="0.292235750906968" calcext:value-type="float">
            <text:p>0.292235750906968</text:p>
          </table:table-cell>
          <table:table-cell office:value-type="float" office:value="0.291876965313961" calcext:value-type="float">
            <text:p>0.291876965313961</text:p>
          </table:table-cell>
          <table:table-cell office:value-type="float" office:value="0.291722398855154" calcext:value-type="float">
            <text:p>0.291722398855154</text:p>
          </table:table-cell>
          <table:table-cell office:value-type="float" office:value="0.291635921736865" calcext:value-type="float">
            <text:p>0.291635921736865</text:p>
          </table:table-cell>
          <table:table-cell office:value-type="float" office:value="0.291126549250249" calcext:value-type="float">
            <text:p>0.291126549250249</text:p>
          </table:table-cell>
          <table:table-cell office:value-type="float" office:value="0.291254140887627" calcext:value-type="float">
            <text:p>0.291254140887627</text:p>
          </table:table-cell>
          <table:table-cell office:value-type="float" office:value="0.291851127426784" calcext:value-type="float">
            <text:p>0.291851127426784</text:p>
          </table:table-cell>
          <table:table-cell office:value-type="float" office:value="0.293376768922991" calcext:value-type="float">
            <text:p>0.293376768922991</text:p>
          </table:table-cell>
          <table:table-cell office:value-type="float" office:value="0.29524879466805" calcext:value-type="float">
            <text:p>0.29524879466805</text:p>
          </table:table-cell>
          <table:table-cell office:value-type="float" office:value="0.296782094152187" calcext:value-type="float">
            <text:p>0.296782094152187</text:p>
          </table:table-cell>
          <table:table-cell office:value-type="float" office:value="0.297047021017034" calcext:value-type="float">
            <text:p>0.297047021017034</text:p>
          </table:table-cell>
          <table:table-cell office:value-type="float" office:value="0.296180772787842" calcext:value-type="float">
            <text:p>0.296180772787842</text:p>
          </table:table-cell>
          <table:table-cell office:value-type="float" office:value="0.293232587414026" calcext:value-type="float">
            <text:p>0.293232587414026</text:p>
          </table:table-cell>
          <table:table-cell office:value-type="float" office:value="0.297818731604466" calcext:value-type="float">
            <text:p>0.297818731604466</text:p>
          </table:table-cell>
          <table:table-cell office:value-type="float" office:value="0.323741964386901" calcext:value-type="float">
            <text:p>0.323741964386901</text:p>
          </table:table-cell>
          <table:table-cell office:value-type="float" office:value="0.347418738166065" calcext:value-type="float">
            <text:p>0.347418738166065</text:p>
          </table:table-cell>
          <table:table-cell office:value-type="float" office:value="0.343679686770013" calcext:value-type="float">
            <text:p>0.343679686770013</text:p>
          </table:table-cell>
          <table:table-cell office:value-type="float" office:value="0.343956555525387" calcext:value-type="float">
            <text:p>0.343956555525387</text:p>
          </table:table-cell>
          <table:table-cell office:value-type="float" office:value="0.344241129239635" calcext:value-type="float">
            <text:p>0.344241129239635</text:p>
          </table:table-cell>
          <table:table-cell office:value-type="float" office:value="0.303441291108192" calcext:value-type="float">
            <text:p>0.303441291108192</text:p>
          </table:table-cell>
          <table:table-cell office:value-type="float" office:value="0.312437976881618" calcext:value-type="float">
            <text:p>0.312437976881618</text:p>
          </table:table-cell>
          <table:table-cell office:value-type="float" office:value="0.303187193385801" calcext:value-type="float">
            <text:p>0.303187193385801</text:p>
          </table:table-cell>
          <table:table-cell office:value-type="float" office:value="0.299595467125623" calcext:value-type="float">
            <text:p>0.299595467125623</text:p>
          </table:table-cell>
          <table:table-cell office:value-type="float" office:value="0.296244519983431" calcext:value-type="float">
            <text:p>0.296244519983431</text:p>
          </table:table-cell>
          <table:table-cell office:value-type="float" office:value="0.301156073705512" calcext:value-type="float">
            <text:p>0.301156073705512</text:p>
          </table:table-cell>
          <table:table-cell office:value-type="float" office:value="0.306106835520874" calcext:value-type="float">
            <text:p>0.306106835520874</text:p>
          </table:table-cell>
          <table:table-cell office:value-type="float" office:value="0.308143920341662" calcext:value-type="float">
            <text:p>0.308143920341662</text:p>
          </table:table-cell>
          <table:table-cell office:value-type="float" office:value="0.307152323547974" calcext:value-type="float">
            <text:p>0.307152323547974</text:p>
          </table:table-cell>
          <table:table-cell office:value-type="float" office:value="0.305385092235785" calcext:value-type="float">
            <text:p>0.305385092235785</text:p>
          </table:table-cell>
          <table:table-cell office:value-type="float" office:value="0.30203033031688" calcext:value-type="float">
            <text:p>0.30203033031688</text:p>
          </table:table-cell>
          <table:table-cell office:value-type="float" office:value="0.300612428738743" calcext:value-type="float">
            <text:p>0.300612428738743</text:p>
          </table:table-cell>
          <table:table-cell office:value-type="float" office:value="0.299528421699565" calcext:value-type="float">
            <text:p>0.299528421699565</text:p>
          </table:table-cell>
          <table:table-cell office:value-type="float" office:value="0.293247319099291" calcext:value-type="float">
            <text:p>0.293247319099291</text:p>
          </table:table-cell>
          <table:table-cell office:value-type="float" office:value="0.29043889670349" calcext:value-type="float">
            <text:p>0.29043889670349</text:p>
          </table:table-cell>
          <table:table-cell office:value-type="float" office:value="0.293823884880036" calcext:value-type="float">
            <text:p>0.293823884880036</text:p>
          </table:table-cell>
          <table:table-cell office:value-type="float" office:value="0.299856257067517" calcext:value-type="float">
            <text:p>0.299856257067517</text:p>
          </table:table-cell>
          <table:table-cell office:value-type="float" office:value="0.320400708193981" calcext:value-type="float">
            <text:p>0.320400708193981</text:p>
          </table:table-cell>
          <table:table-cell office:value-type="float" office:value="0.318789294433965" calcext:value-type="float">
            <text:p>0.318789294433965</text:p>
          </table:table-cell>
          <table:table-cell office:value-type="float" office:value="0.329619114059475" calcext:value-type="float">
            <text:p>0.329619114059475</text:p>
          </table:table-cell>
          <table:table-cell office:value-type="float" office:value="0.334890014747714" calcext:value-type="float">
            <text:p>0.334890014747714</text:p>
          </table:table-cell>
          <table:table-cell office:value-type="float" office:value="0.338806200174622" calcext:value-type="float">
            <text:p>0.338806200174622</text:p>
          </table:table-cell>
          <table:table-cell office:value-type="float" office:value="0.339903368012039" calcext:value-type="float">
            <text:p>0.339903368012039</text:p>
          </table:table-cell>
          <table:table-cell office:value-type="float" office:value="0.332020102164668" calcext:value-type="float">
            <text:p>0.332020102164668</text:p>
          </table:table-cell>
          <table:table-cell office:value-type="float" office:value="0.290509707593612" calcext:value-type="float">
            <text:p>0.290509707593612</text:p>
          </table:table-cell>
          <table:table-cell office:value-type="float" office:value="0.285235305153849" calcext:value-type="float">
            <text:p>0.285235305153849</text:p>
          </table:table-cell>
          <table:table-cell office:value-type="float" office:value="0.280842620754294" calcext:value-type="float">
            <text:p>0.280842620754294</text:p>
          </table:table-cell>
          <table:table-cell office:value-type="float" office:value="0.278526785228624" calcext:value-type="float">
            <text:p>0.278526785228624</text:p>
          </table:table-cell>
          <table:table-cell office:value-type="float" office:value="0.277467125062384" calcext:value-type="float">
            <text:p>0.277467125062384</text:p>
          </table:table-cell>
          <table:table-cell office:value-type="float" office:value="0.277469533586722" calcext:value-type="float">
            <text:p>0.277469533586722</text:p>
          </table:table-cell>
          <table:table-cell office:value-type="float" office:value="0.277269847880811" calcext:value-type="float">
            <text:p>0.277269847880811</text:p>
          </table:table-cell>
          <table:table-cell office:value-type="float" office:value="0.277439954723656" calcext:value-type="float">
            <text:p>0.277439954723656</text:p>
          </table:table-cell>
          <table:table-cell office:value-type="float" office:value="0.315457152517453" calcext:value-type="float">
            <text:p>0.315457152517453</text:p>
          </table:table-cell>
          <table:table-cell office:value-type="float" office:value="0.31473595771095" calcext:value-type="float">
            <text:p>0.31473595771095</text:p>
          </table:table-cell>
          <table:table-cell office:value-type="float" office:value="0.312335567088424" calcext:value-type="float">
            <text:p>0.312335567088424</text:p>
          </table:table-cell>
          <table:table-cell office:value-type="float" office:value="0.278488834609805" calcext:value-type="float">
            <text:p>0.278488834609805</text:p>
          </table:table-cell>
          <table:table-cell office:value-type="float" office:value="0.279696040380754" calcext:value-type="float">
            <text:p>0.279696040380754</text:p>
          </table:table-cell>
          <table:table-cell office:value-type="float" office:value="0.283233953284966" calcext:value-type="float">
            <text:p>0.283233953284966</text:p>
          </table:table-cell>
          <table:table-cell office:value-type="float" office:value="0.297557672875323" calcext:value-type="float">
            <text:p>0.297557672875323</text:p>
          </table:table-cell>
          <table:table-cell office:value-type="float" office:value="0.305386327745274" calcext:value-type="float">
            <text:p>0.305386327745274</text:p>
          </table:table-cell>
          <table:table-cell office:value-type="float" office:value="0.303416888085233" calcext:value-type="float">
            <text:p>0.303416888085233</text:p>
          </table:table-cell>
          <table:table-cell office:value-type="float" office:value="0.30253610174426" calcext:value-type="float">
            <text:p>0.30253610174426</text:p>
          </table:table-cell>
          <table:table-cell office:value-type="float" office:value="0.300868546881047" calcext:value-type="float">
            <text:p>0.300868546881047</text:p>
          </table:table-cell>
          <table:table-cell office:value-type="float" office:value="0.299909447970625" calcext:value-type="float">
            <text:p>0.299909447970625</text:p>
          </table:table-cell>
          <table:table-cell office:value-type="float" office:value="0.29923568011669" calcext:value-type="float">
            <text:p>0.29923568011669</text:p>
          </table:table-cell>
          <table:table-cell office:value-type="float" office:value="0.296058914266643" calcext:value-type="float">
            <text:p>0.296058914266643</text:p>
          </table:table-cell>
          <table:table-cell office:value-type="float" office:value="0.294687472769203" calcext:value-type="float">
            <text:p>0.294687472769203</text:p>
          </table:table-cell>
          <table:table-cell office:value-type="float" office:value="0.292417990295505" calcext:value-type="float">
            <text:p>0.292417990295505</text:p>
          </table:table-cell>
          <table:table-cell office:value-type="float" office:value="0.293725887965433" calcext:value-type="float">
            <text:p>0.293725887965433</text:p>
          </table:table-cell>
          <table:table-cell office:value-type="float" office:value="0.327652042181976" calcext:value-type="float">
            <text:p>0.327652042181976</text:p>
          </table:table-cell>
          <table:table-cell office:value-type="float" office:value="0.338807334882955" calcext:value-type="float">
            <text:p>0.338807334882955</text:p>
          </table:table-cell>
          <table:table-cell office:value-type="float" office:value="0.341526297203348" calcext:value-type="float">
            <text:p>0.341526297203348</text:p>
          </table:table-cell>
          <table:table-cell office:value-type="float" office:value="0.339302902704009" calcext:value-type="float">
            <text:p>0.339302902704009</text:p>
          </table:table-cell>
          <table:table-cell office:value-type="float" office:value="0.336793528038778" calcext:value-type="float">
            <text:p>0.336793528038778</text:p>
          </table:table-cell>
          <table:table-cell office:value-type="float" office:value="0.335189065516308" calcext:value-type="float">
            <text:p>0.335189065516308</text:p>
          </table:table-cell>
          <table:table-cell office:value-type="float" office:value="0.29770247027369" calcext:value-type="float">
            <text:p>0.29770247027369</text:p>
          </table:table-cell>
          <table:table-cell office:value-type="float" office:value="0.296293487499505" calcext:value-type="float">
            <text:p>0.296293487499505</text:p>
          </table:table-cell>
          <table:table-cell office:value-type="float" office:value="0.292924637058068" calcext:value-type="float">
            <text:p>0.292924637058068</text:p>
          </table:table-cell>
          <table:table-cell office:value-type="float" office:value="0.288595695831419" calcext:value-type="float">
            <text:p>0.288595695831419</text:p>
          </table:table-cell>
          <table:table-cell office:value-type="float" office:value="0.282838525309178" calcext:value-type="float">
            <text:p>0.282838525309178</text:p>
          </table:table-cell>
          <table:table-cell office:value-type="float" office:value="0.281982972687536" calcext:value-type="float">
            <text:p>0.281982972687536</text:p>
          </table:table-cell>
          <table:table-cell office:value-type="float" office:value="0.280184112589671" calcext:value-type="float">
            <text:p>0.280184112589671</text:p>
          </table:table-cell>
          <table:table-cell office:value-type="float" office:value="0.285354348262597" calcext:value-type="float">
            <text:p>0.285354348262597</text:p>
          </table:table-cell>
          <table:table-cell office:value-type="float" office:value="0.318121569871152" calcext:value-type="float">
            <text:p>0.318121569871152</text:p>
          </table:table-cell>
          <table:table-cell office:value-type="float" office:value="0.32137374921898" calcext:value-type="float">
            <text:p>0.32137374921898</text:p>
          </table:table-cell>
          <table:table-cell office:value-type="float" office:value="0.319787617777942" calcext:value-type="float">
            <text:p>0.319787617777942</text:p>
          </table:table-cell>
          <table:table-cell office:value-type="float" office:value="0.279298992388924" calcext:value-type="float">
            <text:p>0.279298992388924</text:p>
          </table:table-cell>
          <table:table-cell office:value-type="float" office:value="0.279235567101122" calcext:value-type="float">
            <text:p>0.279235567101122</text:p>
          </table:table-cell>
          <table:table-cell office:value-type="float" office:value="0.279459116107993" calcext:value-type="float">
            <text:p>0.279459116107993</text:p>
          </table:table-cell>
          <table:table-cell office:value-type="float" office:value="0.293842288007148" calcext:value-type="float">
            <text:p>0.293842288007148</text:p>
          </table:table-cell>
          <table:table-cell office:value-type="float" office:value="0.305353647688928" calcext:value-type="float">
            <text:p>0.305353647688928</text:p>
          </table:table-cell>
          <table:table-cell office:value-type="float" office:value="0.304835141269254" calcext:value-type="float">
            <text:p>0.304835141269254</text:p>
          </table:table-cell>
          <table:table-cell office:value-type="float" office:value="0.303080124948364" calcext:value-type="float">
            <text:p>0.303080124948364</text:p>
          </table:table-cell>
          <table:table-cell office:value-type="float" office:value="0.300970612950071" calcext:value-type="float">
            <text:p>0.300970612950071</text:p>
          </table:table-cell>
          <table:table-cell office:value-type="float" office:value="0.299669079447117" calcext:value-type="float">
            <text:p>0.299669079447117</text:p>
          </table:table-cell>
          <table:table-cell office:value-type="float" office:value="0.298098601228695" calcext:value-type="float">
            <text:p>0.298098601228695</text:p>
          </table:table-cell>
          <table:table-cell office:value-type="float" office:value="0.296016914573077" calcext:value-type="float">
            <text:p>0.296016914573077</text:p>
          </table:table-cell>
          <table:table-cell office:value-type="float" office:value="0.29248953807831" calcext:value-type="float">
            <text:p>0.29248953807831</text:p>
          </table:table-cell>
          <table:table-cell office:value-type="float" office:value="0.288570868646911" calcext:value-type="float">
            <text:p>0.288570868646911</text:p>
          </table:table-cell>
          <table:table-cell office:value-type="float" office:value="0.286219883500211" calcext:value-type="float">
            <text:p>0.286219883500211</text:p>
          </table:table-cell>
          <table:table-cell office:value-type="float" office:value="0.288910576004919" calcext:value-type="float">
            <text:p>0.288910576004919</text:p>
          </table:table-cell>
          <table:table-cell office:value-type="float" office:value="0.294135814851697" calcext:value-type="float">
            <text:p>0.294135814851697</text:p>
          </table:table-cell>
          <table:table-cell office:value-type="float" office:value="0.319086445535205" calcext:value-type="float">
            <text:p>0.319086445535205</text:p>
          </table:table-cell>
          <table:table-cell office:value-type="float" office:value="0.331517951572585" calcext:value-type="float">
            <text:p>0.331517951572585</text:p>
          </table:table-cell>
          <table:table-cell office:value-type="float" office:value="0.339896130000344" calcext:value-type="float">
            <text:p>0.339896130000344</text:p>
          </table:table-cell>
          <table:table-cell office:value-type="float" office:value="0.337256041030432" calcext:value-type="float">
            <text:p>0.337256041030432</text:p>
          </table:table-cell>
          <table:table-cell office:value-type="float" office:value="0.332583203522611" calcext:value-type="float">
            <text:p>0.332583203522611</text:p>
          </table:table-cell>
          <table:table-cell office:value-type="float" office:value="0.302557017225723" calcext:value-type="float">
            <text:p>0.302557017225723</text:p>
          </table:table-cell>
          <table:table-cell office:value-type="float" office:value="0.290866637550405" calcext:value-type="float">
            <text:p>0.290866637550405</text:p>
          </table:table-cell>
          <table:table-cell office:value-type="float" office:value="0.284243658003417" calcext:value-type="float">
            <text:p>0.284243658003417</text:p>
          </table:table-cell>
          <table:table-cell office:value-type="float" office:value="0.279892440406726" calcext:value-type="float">
            <text:p>0.279892440406726</text:p>
          </table:table-cell>
          <table:table-cell office:value-type="float" office:value="0.278252304780072" calcext:value-type="float">
            <text:p>0.278252304780072</text:p>
          </table:table-cell>
          <table:table-cell office:value-type="float" office:value="0.27722441947413" calcext:value-type="float">
            <text:p>0.27722441947413</text:p>
          </table:table-cell>
          <table:table-cell office:value-type="float" office:value="0.276368911474944" calcext:value-type="float">
            <text:p>0.276368911474944</text:p>
          </table:table-cell>
          <table:table-cell office:value-type="float" office:value="0.274617662335004" calcext:value-type="float">
            <text:p>0.274617662335004</text:p>
          </table:table-cell>
          <table:table-cell office:value-type="float" office:value="0.276185357571392" calcext:value-type="float">
            <text:p>0.276185357571392</text:p>
          </table:table-cell>
          <table:table-cell office:value-type="float" office:value="0.311516250941457" calcext:value-type="float">
            <text:p>0.311516250941457</text:p>
          </table:table-cell>
          <table:table-cell office:value-type="float" office:value="0.316280765546529" calcext:value-type="float">
            <text:p>0.316280765546529</text:p>
          </table:table-cell>
          <table:table-cell office:value-type="float" office:value="0.315586090258318" calcext:value-type="float">
            <text:p>0.315586090258318</text:p>
          </table:table-cell>
          <table:table-cell office:value-type="float" office:value="0.305253112722634" calcext:value-type="float">
            <text:p>0.305253112722634</text:p>
          </table:table-cell>
          <table:table-cell office:value-type="float" office:value="0.299669272436585" calcext:value-type="float">
            <text:p>0.299669272436585</text:p>
          </table:table-cell>
          <table:table-cell office:value-type="float" office:value="0.287473895140072" calcext:value-type="float">
            <text:p>0.287473895140072</text:p>
          </table:table-cell>
          <table:table-cell office:value-type="float" office:value="0.285879384304121" calcext:value-type="float">
            <text:p>0.285879384304121</text:p>
          </table:table-cell>
          <table:table-cell office:value-type="float" office:value="0.284698718648734" calcext:value-type="float">
            <text:p>0.284698718648734</text:p>
          </table:table-cell>
          <table:table-cell office:value-type="float" office:value="0.294017658810559" calcext:value-type="float">
            <text:p>0.294017658810559</text:p>
          </table:table-cell>
          <table:table-cell office:value-type="float" office:value="0.301484286212625" calcext:value-type="float">
            <text:p>0.301484286212625</text:p>
          </table:table-cell>
          <table:table-cell office:value-type="float" office:value="0.304054428204298" calcext:value-type="float">
            <text:p>0.304054428204298</text:p>
          </table:table-cell>
          <table:table-cell office:value-type="float" office:value="0.301044601249331" calcext:value-type="float">
            <text:p>0.301044601249331</text:p>
          </table:table-cell>
          <table:table-cell office:value-type="float" office:value="0.298593745079983" calcext:value-type="float">
            <text:p>0.298593745079983</text:p>
          </table:table-cell>
          <table:table-cell office:value-type="float" office:value="0.297437803704316" calcext:value-type="float">
            <text:p>0.297437803704316</text:p>
          </table:table-cell>
          <table:table-cell office:value-type="float" office:value="0.289739292330537" calcext:value-type="float">
            <text:p>0.289739292330537</text:p>
          </table:table-cell>
          <table:table-cell office:value-type="float" office:value="0.286775987940658" calcext:value-type="float">
            <text:p>0.286775987940658</text:p>
          </table:table-cell>
          <table:table-cell office:value-type="float" office:value="0.287808543103867" calcext:value-type="float">
            <text:p>0.287808543103867</text:p>
          </table:table-cell>
          <table:table-cell office:value-type="float" office:value="0.292728543579439" calcext:value-type="float">
            <text:p>0.292728543579439</text:p>
          </table:table-cell>
          <table:table-cell office:value-type="float" office:value="0.298503453606494" calcext:value-type="float">
            <text:p>0.298503453606494</text:p>
          </table:table-cell>
          <table:table-cell office:value-type="float" office:value="0.317628298425009" calcext:value-type="float">
            <text:p>0.317628298425009</text:p>
          </table:table-cell>
          <table:table-cell office:value-type="float" office:value="0.322707850360302" calcext:value-type="float">
            <text:p>0.322707850360302</text:p>
          </table:table-cell>
          <table:table-cell office:value-type="float" office:value="0.333532521448059" calcext:value-type="float">
            <text:p>0.333532521448059</text:p>
          </table:table-cell>
          <table:table-cell office:value-type="float" office:value="0.336927974527305" calcext:value-type="float">
            <text:p>0.336927974527305</text:p>
          </table:table-cell>
          <table:table-cell office:value-type="float" office:value="0.337713053944622" calcext:value-type="float">
            <text:p>0.337713053944622</text:p>
          </table:table-cell>
          <table:table-cell office:value-type="float" office:value="0.334765285012775" calcext:value-type="float">
            <text:p>0.334765285012775</text:p>
          </table:table-cell>
          <table:table-cell office:value-type="float" office:value="0.333425114721578" calcext:value-type="float">
            <text:p>0.333425114721578</text:p>
          </table:table-cell>
          <table:table-cell office:value-type="float" office:value="0.333462387458299" calcext:value-type="float">
            <text:p>0.333462387458299</text:p>
          </table:table-cell>
          <table:table-cell office:value-type="float" office:value="0.329537233551709" calcext:value-type="float">
            <text:p>0.329537233551709</text:p>
          </table:table-cell>
          <table:table-cell office:value-type="float" office:value="0.304311762165338" calcext:value-type="float">
            <text:p>0.304311762165338</text:p>
          </table:table-cell>
          <table:table-cell office:value-type="float" office:value="0.304110831847266" calcext:value-type="float">
            <text:p>0.304110831847266</text:p>
          </table:table-cell>
          <table:table-cell office:value-type="float" office:value="0.301520869522853" calcext:value-type="float">
            <text:p>0.301520869522853</text:p>
          </table:table-cell>
          <table:table-cell office:value-type="float" office:value="0.29796424226032" calcext:value-type="float">
            <text:p>0.29796424226032</text:p>
          </table:table-cell>
          <table:table-cell office:value-type="float" office:value="0.29388409348959" calcext:value-type="float">
            <text:p>0.29388409348959</text:p>
          </table:table-cell>
          <table:table-cell office:value-type="float" office:value="0.290131930260021" calcext:value-type="float">
            <text:p>0.290131930260021</text:p>
          </table:table-cell>
          <table:table-cell office:value-type="float" office:value="0.286217290687575" calcext:value-type="float">
            <text:p>0.286217290687575</text:p>
          </table:table-cell>
          <table:table-cell office:value-type="float" office:value="0.285408939845669" calcext:value-type="float">
            <text:p>0.285408939845669</text:p>
          </table:table-cell>
          <table:table-cell office:value-type="float" office:value="0.285289405440121" calcext:value-type="float">
            <text:p>0.285289405440121</text:p>
          </table:table-cell>
          <table:table-cell office:value-type="float" office:value="0.284080036628066" calcext:value-type="float">
            <text:p>0.284080036628066</text:p>
          </table:table-cell>
          <table:table-cell office:value-type="float" office:value="0.284033421100802" calcext:value-type="float">
            <text:p>0.284033421100802</text:p>
          </table:table-cell>
          <table:table-cell office:value-type="float" office:value="0.325888006176148" calcext:value-type="float">
            <text:p>0.325888006176148</text:p>
          </table:table-cell>
          <table:table-cell office:value-type="float" office:value="0.329200335494467" calcext:value-type="float">
            <text:p>0.329200335494467</text:p>
          </table:table-cell>
          <table:table-cell office:value-type="float" office:value="0.327233459457758" calcext:value-type="float">
            <text:p>0.327233459457758</text:p>
          </table:table-cell>
          <table:table-cell office:value-type="float" office:value="0.323390268407308" calcext:value-type="float">
            <text:p>0.323390268407308</text:p>
          </table:table-cell>
          <table:table-cell office:value-type="float" office:value="0.314098989917631" calcext:value-type="float">
            <text:p>0.314098989917631</text:p>
          </table:table-cell>
          <table:table-cell office:value-type="float" office:value="0.306429831665595" calcext:value-type="float">
            <text:p>0.306429831665595</text:p>
          </table:table-cell>
          <table:table-cell office:value-type="float" office:value="0.303223045584552" calcext:value-type="float">
            <text:p>0.303223045584552</text:p>
          </table:table-cell>
          <table:table-cell office:value-type="float" office:value="0.298753293011359" calcext:value-type="float">
            <text:p>0.298753293011359</text:p>
          </table:table-cell>
          <table:table-cell office:value-type="float" office:value="0.300299716634137" calcext:value-type="float">
            <text:p>0.300299716634137</text:p>
          </table:table-cell>
          <table:table-cell office:value-type="float" office:value="0.298676549386355" calcext:value-type="float">
            <text:p>0.298676549386355</text:p>
          </table:table-cell>
          <table:table-cell office:value-type="float" office:value="0.297845142923697" calcext:value-type="float">
            <text:p>0.297845142923697</text:p>
          </table:table-cell>
          <table:table-cell office:value-type="float" office:value="0.294757824635841" calcext:value-type="float">
            <text:p>0.294757824635841</text:p>
          </table:table-cell>
          <table:table-cell office:value-type="float" office:value="0.29102779141443" calcext:value-type="float">
            <text:p>0.29102779141443</text:p>
          </table:table-cell>
          <table:table-cell office:value-type="float" office:value="0.287256281855046" calcext:value-type="float">
            <text:p>0.287256281855046</text:p>
          </table:table-cell>
          <table:table-cell office:value-type="float" office:value="0.291576482545238" calcext:value-type="float">
            <text:p>0.291576482545238</text:p>
          </table:table-cell>
          <table:table-cell office:value-type="float" office:value="0.297008013900087" calcext:value-type="float">
            <text:p>0.297008013900087</text:p>
          </table:table-cell>
          <table:table-cell office:value-type="float" office:value="0.310475587555265" calcext:value-type="float">
            <text:p>0.310475587555265</text:p>
          </table:table-cell>
          <table:table-cell office:value-type="float" office:value="0.316277679978732" calcext:value-type="float">
            <text:p>0.316277679978732</text:p>
          </table:table-cell>
          <table:table-cell office:value-type="float" office:value="0.326601023626604" calcext:value-type="float">
            <text:p>0.326601023626604</text:p>
          </table:table-cell>
          <table:table-cell office:value-type="float" office:value="0.338030949096046" calcext:value-type="float">
            <text:p>0.338030949096046</text:p>
          </table:table-cell>
          <table:table-cell office:value-type="float" office:value="0.338067450896086" calcext:value-type="float">
            <text:p>0.338067450896086</text:p>
          </table:table-cell>
          <table:table-cell office:value-type="float" office:value="0.337153675663364" calcext:value-type="float">
            <text:p>0.337153675663364</text:p>
          </table:table-cell>
          <table:table-cell office:value-type="float" office:value="0.333524251379056" calcext:value-type="float">
            <text:p>0.333524251379056</text:p>
          </table:table-cell>
          <table:table-cell office:value-type="float" office:value="0.334487130033762" calcext:value-type="float">
            <text:p>0.334487130033762</text:p>
          </table:table-cell>
          <table:table-cell office:value-type="float" office:value="0.332040137004584" calcext:value-type="float">
            <text:p>0.332040137004584</text:p>
          </table:table-cell>
          <table:table-cell office:value-type="float" office:value="0.328633802262173" calcext:value-type="float">
            <text:p>0.328633802262173</text:p>
          </table:table-cell>
          <table:table-cell office:value-type="float" office:value="0.322515326447445" calcext:value-type="float">
            <text:p>0.322515326447445</text:p>
          </table:table-cell>
          <table:table-cell office:value-type="float" office:value="0.304114011299797" calcext:value-type="float">
            <text:p>0.304114011299797</text:p>
          </table:table-cell>
          <table:table-cell office:value-type="float" office:value="0.297072181540634" calcext:value-type="float">
            <text:p>0.297072181540634</text:p>
          </table:table-cell>
          <table:table-cell office:value-type="float" office:value="0.296640236817614" calcext:value-type="float">
            <text:p>0.296640236817614</text:p>
          </table:table-cell>
          <table:table-cell office:value-type="float" office:value="0.293419303245887" calcext:value-type="float">
            <text:p>0.293419303245887</text:p>
          </table:table-cell>
          <table:table-cell office:value-type="float" office:value="0.288906230730819" calcext:value-type="float">
            <text:p>0.288906230730819</text:p>
          </table:table-cell>
          <table:table-cell office:value-type="float" office:value="0.285862679002055" calcext:value-type="float">
            <text:p>0.285862679002055</text:p>
          </table:table-cell>
          <table:table-cell office:value-type="float" office:value="0.285928361930013" calcext:value-type="float">
            <text:p>0.285928361930013</text:p>
          </table:table-cell>
          <table:table-cell office:value-type="float" office:value="0.284545431955531" calcext:value-type="float">
            <text:p>0.284545431955531</text:p>
          </table:table-cell>
          <table:table-cell office:value-type="float" office:value="0.320461824505366" calcext:value-type="float">
            <text:p>0.320461824505366</text:p>
          </table:table-cell>
          <table:table-cell office:value-type="float" office:value="0.315293390036757" calcext:value-type="float">
            <text:p>0.315293390036757</text:p>
          </table:table-cell>
          <table:table-cell office:value-type="float" office:value="0.296578854984511" calcext:value-type="float">
            <text:p>0.296578854984511</text:p>
          </table:table-cell>
          <table:table-cell office:value-type="float" office:value="0.29540080156942" calcext:value-type="float">
            <text:p>0.29540080156942</text:p>
          </table:table-cell>
          <table:table-cell office:value-type="float" office:value="0.294432663135561" calcext:value-type="float">
            <text:p>0.294432663135561</text:p>
          </table:table-cell>
          <table:table-cell office:value-type="float" office:value="0.292234876160243" calcext:value-type="float">
            <text:p>0.292234876160243</text:p>
          </table:table-cell>
          <table:table-cell office:value-type="float" office:value="0.303714507397977" calcext:value-type="float">
            <text:p>0.303714507397977</text:p>
          </table:table-cell>
          <table:table-cell office:value-type="float" office:value="0.303085031328784" calcext:value-type="float">
            <text:p>0.303085031328784</text:p>
          </table:table-cell>
          <table:table-cell office:value-type="float" office:value="0.301932855488074" calcext:value-type="float">
            <text:p>0.301932855488074</text:p>
          </table:table-cell>
          <table:table-cell office:value-type="float" office:value="0.301199947904283" calcext:value-type="float">
            <text:p>0.301199947904283</text:p>
          </table:table-cell>
          <table:table-cell office:value-type="float" office:value="0.300012319830601" calcext:value-type="float">
            <text:p>0.300012319830601</text:p>
          </table:table-cell>
          <table:table-cell office:value-type="float" office:value="0.299645927556448" calcext:value-type="float">
            <text:p>0.299645927556448</text:p>
          </table:table-cell>
          <table:table-cell office:value-type="float" office:value="0.299158413100714" calcext:value-type="float">
            <text:p>0.299158413100714</text:p>
          </table:table-cell>
          <table:table-cell office:value-type="float" office:value="0.298725845098269" calcext:value-type="float">
            <text:p>0.298725845098269</text:p>
          </table:table-cell>
          <table:table-cell office:value-type="float" office:value="0.295239100603159" calcext:value-type="float">
            <text:p>0.295239100603159</text:p>
          </table:table-cell>
          <table:table-cell office:value-type="float" office:value="0.293021208627964" calcext:value-type="float">
            <text:p>0.293021208627964</text:p>
          </table:table-cell>
          <table:table-cell office:value-type="float" office:value="0.294560326124319" calcext:value-type="float">
            <text:p>0.294560326124319</text:p>
          </table:table-cell>
          <table:table-cell office:value-type="float" office:value="0.319237156872208" calcext:value-type="float">
            <text:p>0.319237156872208</text:p>
          </table:table-cell>
          <table:table-cell office:value-type="float" office:value="0.322076785785849" calcext:value-type="float">
            <text:p>0.322076785785849</text:p>
          </table:table-cell>
          <table:table-cell office:value-type="float" office:value="0.333100177837332" calcext:value-type="float">
            <text:p>0.333100177837332</text:p>
          </table:table-cell>
          <table:table-cell office:value-type="float" office:value="0.340500467586234" calcext:value-type="float">
            <text:p>0.340500467586234</text:p>
          </table:table-cell>
          <table:table-cell office:value-type="float" office:value="0.339722708945432" calcext:value-type="float">
            <text:p>0.339722708945432</text:p>
          </table:table-cell>
          <table:table-cell office:value-type="float" office:value="0.337537232632929" calcext:value-type="float">
            <text:p>0.337537232632929</text:p>
          </table:table-cell>
          <table:table-cell office:value-type="float" office:value="0.338394410842856" calcext:value-type="float">
            <text:p>0.338394410842856</text:p>
          </table:table-cell>
          <table:table-cell office:value-type="float" office:value="0.338132638004764" calcext:value-type="float">
            <text:p>0.338132638004764</text:p>
          </table:table-cell>
          <table:table-cell office:value-type="float" office:value="0.337202999366747" calcext:value-type="float">
            <text:p>0.337202999366747</text:p>
          </table:table-cell>
          <table:table-cell office:value-type="float" office:value="0.335047093021085" calcext:value-type="float">
            <text:p>0.335047093021085</text:p>
          </table:table-cell>
          <table:table-cell office:value-type="float" office:value="0.300034597429154" calcext:value-type="float">
            <text:p>0.300034597429154</text:p>
          </table:table-cell>
          <table:table-cell office:value-type="float" office:value="0.29946472294625" calcext:value-type="float">
            <text:p>0.29946472294625</text:p>
          </table:table-cell>
          <table:table-cell office:value-type="float" office:value="0.298276460300211" calcext:value-type="float">
            <text:p>0.298276460300211</text:p>
          </table:table-cell>
          <table:table-cell office:value-type="float" office:value="0.297090519654355" calcext:value-type="float">
            <text:p>0.297090519654355</text:p>
          </table:table-cell>
          <table:table-cell office:value-type="float" office:value="0.295791383643191" calcext:value-type="float">
            <text:p>0.295791383643191</text:p>
          </table:table-cell>
          <table:table-cell office:value-type="float" office:value="0.293613521538532" calcext:value-type="float">
            <text:p>0.293613521538532</text:p>
          </table:table-cell>
          <table:table-cell office:value-type="float" office:value="0.290818876359323" calcext:value-type="float">
            <text:p>0.290818876359323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07656676553554" calcext:value-type="float">
            <text:p>-0.307656676553554</text:p>
          </table:table-cell>
          <table:table-cell office:value-type="float" office:value="-0.307376211291482" calcext:value-type="float">
            <text:p>-0.307376211291482</text:p>
          </table:table-cell>
          <table:table-cell office:value-type="float" office:value="-0.30792146649466" calcext:value-type="float">
            <text:p>-0.30792146649466</text:p>
          </table:table-cell>
          <table:table-cell office:value-type="float" office:value="-0.307865593718319" calcext:value-type="float">
            <text:p>-0.307865593718319</text:p>
          </table:table-cell>
          <table:table-cell office:value-type="float" office:value="-0.307618130825321" calcext:value-type="float">
            <text:p>-0.307618130825321</text:p>
          </table:table-cell>
          <table:table-cell office:value-type="float" office:value="-0.307357717655338" calcext:value-type="float">
            <text:p>-0.307357717655338</text:p>
          </table:table-cell>
          <table:table-cell office:value-type="float" office:value="-0.307403113610189" calcext:value-type="float">
            <text:p>-0.307403113610189</text:p>
          </table:table-cell>
          <table:table-cell office:value-type="float" office:value="-0.30794841732082" calcext:value-type="float">
            <text:p>-0.30794841732082</text:p>
          </table:table-cell>
          <table:table-cell office:value-type="float" office:value="-0.30704649933947" calcext:value-type="float">
            <text:p>-0.30704649933947</text:p>
          </table:table-cell>
          <table:table-cell office:value-type="float" office:value="-0.307526369253834" calcext:value-type="float">
            <text:p>-0.307526369253834</text:p>
          </table:table-cell>
          <table:table-cell office:value-type="float" office:value="-0.307813606781778" calcext:value-type="float">
            <text:p>-0.307813606781778</text:p>
          </table:table-cell>
          <table:table-cell office:value-type="float" office:value="-0.307622696934068" calcext:value-type="float">
            <text:p>-0.307622696934068</text:p>
          </table:table-cell>
          <table:table-cell office:value-type="float" office:value="-0.307152065432159" calcext:value-type="float">
            <text:p>-0.307152065432159</text:p>
          </table:table-cell>
          <table:table-cell office:value-type="float" office:value="-0.307314284096232" calcext:value-type="float">
            <text:p>-0.307314284096232</text:p>
          </table:table-cell>
          <table:table-cell office:value-type="float" office:value="-0.307308582902479" calcext:value-type="float">
            <text:p>-0.307308582902479</text:p>
          </table:table-cell>
          <table:table-cell office:value-type="float" office:value="-0.307540108026192" calcext:value-type="float">
            <text:p>-0.307540108026192</text:p>
          </table:table-cell>
          <table:table-cell office:value-type="float" office:value="-0.307550611103325" calcext:value-type="float">
            <text:p>-0.307550611103325</text:p>
          </table:table-cell>
          <table:table-cell office:value-type="float" office:value="-0.307112297306298" calcext:value-type="float">
            <text:p>-0.307112297306298</text:p>
          </table:table-cell>
          <table:table-cell office:value-type="float" office:value="-0.307556871804945" calcext:value-type="float">
            <text:p>-0.307556871804945</text:p>
          </table:table-cell>
          <table:table-cell office:value-type="float" office:value="-0.307841840461858" calcext:value-type="float">
            <text:p>-0.307841840461858</text:p>
          </table:table-cell>
          <table:table-cell office:value-type="float" office:value="-0.307627722909713" calcext:value-type="float">
            <text:p>-0.307627722909713</text:p>
          </table:table-cell>
          <table:table-cell office:value-type="float" office:value="-0.307746556357872" calcext:value-type="float">
            <text:p>-0.307746556357872</text:p>
          </table:table-cell>
          <table:table-cell office:value-type="float" office:value="-0.307352985436783" calcext:value-type="float">
            <text:p>-0.307352985436783</text:p>
          </table:table-cell>
          <table:table-cell office:value-type="float" office:value="-0.307540956405331" calcext:value-type="float">
            <text:p>-0.307540956405331</text:p>
          </table:table-cell>
          <table:table-cell office:value-type="float" office:value="-0.307271389112431" calcext:value-type="float">
            <text:p>-0.307271389112431</text:p>
          </table:table-cell>
          <table:table-cell office:value-type="float" office:value="-0.307506381475011" calcext:value-type="float">
            <text:p>-0.307506381475011</text:p>
          </table:table-cell>
          <table:table-cell office:value-type="float" office:value="-0.307919580318514" calcext:value-type="float">
            <text:p>-0.307919580318514</text:p>
          </table:table-cell>
          <table:table-cell office:value-type="float" office:value="-0.30785912906259" calcext:value-type="float">
            <text:p>-0.30785912906259</text:p>
          </table:table-cell>
          <table:table-cell office:value-type="float" office:value="-0.307466767674605" calcext:value-type="float">
            <text:p>-0.307466767674605</text:p>
          </table:table-cell>
          <table:table-cell office:value-type="float" office:value="-0.307431345239156" calcext:value-type="float">
            <text:p>-0.307431345239156</text:p>
          </table:table-cell>
          <table:table-cell office:value-type="float" office:value="-0.307413643903662" calcext:value-type="float">
            <text:p>-0.307413643903662</text:p>
          </table:table-cell>
          <table:table-cell office:value-type="float" office:value="-0.307242019429604" calcext:value-type="float">
            <text:p>-0.307242019429604</text:p>
          </table:table-cell>
          <table:table-cell office:value-type="float" office:value="-0.307436106675991" calcext:value-type="float">
            <text:p>-0.307436106675991</text:p>
          </table:table-cell>
          <table:table-cell office:value-type="float" office:value="-0.307921253603837" calcext:value-type="float">
            <text:p>-0.307921253603837</text:p>
          </table:table-cell>
          <table:table-cell office:value-type="float" office:value="-0.307236645122173" calcext:value-type="float">
            <text:p>-0.307236645122173</text:p>
          </table:table-cell>
          <table:table-cell office:value-type="float" office:value="-0.307858390676777" calcext:value-type="float">
            <text:p>-0.307858390676777</text:p>
          </table:table-cell>
          <table:table-cell office:value-type="float" office:value="-0.307071942596793" calcext:value-type="float">
            <text:p>-0.307071942596793</text:p>
          </table:table-cell>
          <table:table-cell office:value-type="float" office:value="-0.307320098420018" calcext:value-type="float">
            <text:p>-0.307320098420018</text:p>
          </table:table-cell>
          <table:table-cell office:value-type="float" office:value="-0.307614084146077" calcext:value-type="float">
            <text:p>-0.307614084146077</text:p>
          </table:table-cell>
          <table:table-cell office:value-type="float" office:value="-0.30767180874805" calcext:value-type="float">
            <text:p>-0.30767180874805</text:p>
          </table:table-cell>
          <table:table-cell office:value-type="float" office:value="-0.307593066999398" calcext:value-type="float">
            <text:p>-0.307593066999398</text:p>
          </table:table-cell>
          <table:table-cell office:value-type="float" office:value="-0.307310066067002" calcext:value-type="float">
            <text:p>-0.307310066067002</text:p>
          </table:table-cell>
          <table:table-cell office:value-type="float" office:value="-0.307256885362052" calcext:value-type="float">
            <text:p>-0.307256885362052</text:p>
          </table:table-cell>
          <table:table-cell office:value-type="float" office:value="-0.307416379582923" calcext:value-type="float">
            <text:p>-0.307416379582923</text:p>
          </table:table-cell>
          <table:table-cell office:value-type="float" office:value="-0.307389801555147" calcext:value-type="float">
            <text:p>-0.307389801555147</text:p>
          </table:table-cell>
          <table:table-cell office:value-type="float" office:value="-0.307740719486931" calcext:value-type="float">
            <text:p>-0.307740719486931</text:p>
          </table:table-cell>
          <table:table-cell office:value-type="float" office:value="-0.307660969437612" calcext:value-type="float">
            <text:p>-0.307660969437612</text:p>
          </table:table-cell>
          <table:table-cell office:value-type="float" office:value="-0.307618868274996" calcext:value-type="float">
            <text:p>-0.307618868274996</text:p>
          </table:table-cell>
          <table:table-cell office:value-type="float" office:value="-0.307546408228399" calcext:value-type="float">
            <text:p>-0.307546408228399</text:p>
          </table:table-cell>
          <table:table-cell office:value-type="float" office:value="-0.307551413485615" calcext:value-type="float">
            <text:p>-0.307551413485615</text:p>
          </table:table-cell>
          <table:table-cell office:value-type="float" office:value="-0.307724375085572" calcext:value-type="float">
            <text:p>-0.307724375085572</text:p>
          </table:table-cell>
          <table:table-cell office:value-type="float" office:value="-0.307193056975214" calcext:value-type="float">
            <text:p>-0.307193056975214</text:p>
          </table:table-cell>
          <table:table-cell office:value-type="float" office:value="-0.307833031705022" calcext:value-type="float">
            <text:p>-0.307833031705022</text:p>
          </table:table-cell>
          <table:table-cell office:value-type="float" office:value="-0.307277242139287" calcext:value-type="float">
            <text:p>-0.307277242139287</text:p>
          </table:table-cell>
          <table:table-cell office:value-type="float" office:value="-0.307344086499557" calcext:value-type="float">
            <text:p>-0.307344086499557</text:p>
          </table:table-cell>
          <table:table-cell office:value-type="float" office:value="-0.307411357503851" calcext:value-type="float">
            <text:p>-0.307411357503851</text:p>
          </table:table-cell>
          <table:table-cell office:value-type="float" office:value="-0.307731701277586" calcext:value-type="float">
            <text:p>-0.307731701277586</text:p>
          </table:table-cell>
          <table:table-cell office:value-type="float" office:value="-0.307408211237974" calcext:value-type="float">
            <text:p>-0.307408211237974</text:p>
          </table:table-cell>
          <table:table-cell office:value-type="float" office:value="-0.307424085595734" calcext:value-type="float">
            <text:p>-0.307424085595734</text:p>
          </table:table-cell>
          <table:table-cell office:value-type="float" office:value="-0.307308085798473" calcext:value-type="float">
            <text:p>-0.307308085798473</text:p>
          </table:table-cell>
          <table:table-cell office:value-type="float" office:value="-0.307312354794834" calcext:value-type="float">
            <text:p>-0.307312354794834</text:p>
          </table:table-cell>
          <table:table-cell office:value-type="float" office:value="-0.30729983417599" calcext:value-type="float">
            <text:p>-0.30729983417599</text:p>
          </table:table-cell>
          <table:table-cell office:value-type="float" office:value="-0.306987239215763" calcext:value-type="float">
            <text:p>-0.306987239215763</text:p>
          </table:table-cell>
          <table:table-cell office:value-type="float" office:value="-0.310599897099825" calcext:value-type="float">
            <text:p>-0.310599897099825</text:p>
          </table:table-cell>
          <table:table-cell office:value-type="float" office:value="-0.31504580398359" calcext:value-type="float">
            <text:p>-0.31504580398359</text:p>
          </table:table-cell>
          <table:table-cell office:value-type="float" office:value="-0.322345120182615" calcext:value-type="float">
            <text:p>-0.322345120182615</text:p>
          </table:table-cell>
          <table:table-cell office:value-type="float" office:value="-0.333868573477386" calcext:value-type="float">
            <text:p>-0.333868573477386</text:p>
          </table:table-cell>
          <table:table-cell office:value-type="float" office:value="-0.337048196514058" calcext:value-type="float">
            <text:p>-0.337048196514058</text:p>
          </table:table-cell>
          <table:table-cell office:value-type="float" office:value="-0.331250006233891" calcext:value-type="float">
            <text:p>-0.331250006233891</text:p>
          </table:table-cell>
          <table:table-cell office:value-type="float" office:value="-0.330547421811655" calcext:value-type="float">
            <text:p>-0.330547421811655</text:p>
          </table:table-cell>
          <table:table-cell office:value-type="float" office:value="-0.321779213558252" calcext:value-type="float">
            <text:p>-0.321779213558252</text:p>
          </table:table-cell>
          <table:table-cell office:value-type="float" office:value="-0.309420307026949" calcext:value-type="float">
            <text:p>-0.309420307026949</text:p>
          </table:table-cell>
          <table:table-cell office:value-type="float" office:value="-0.333512194172229" calcext:value-type="float">
            <text:p>-0.333512194172229</text:p>
          </table:table-cell>
          <table:table-cell office:value-type="float" office:value="-0.328385967485156" calcext:value-type="float">
            <text:p>-0.328385967485156</text:p>
          </table:table-cell>
          <table:table-cell office:value-type="float" office:value="-0.353623500435834" calcext:value-type="float">
            <text:p>-0.353623500435834</text:p>
          </table:table-cell>
          <table:table-cell office:value-type="float" office:value="-0.351924754780013" calcext:value-type="float">
            <text:p>-0.351924754780013</text:p>
          </table:table-cell>
          <table:table-cell office:value-type="float" office:value="-0.354452301663707" calcext:value-type="float">
            <text:p>-0.354452301663707</text:p>
          </table:table-cell>
          <table:table-cell office:value-type="float" office:value="-0.35251691792996" calcext:value-type="float">
            <text:p>-0.35251691792996</text:p>
          </table:table-cell>
          <table:table-cell office:value-type="float" office:value="-0.315814871863193" calcext:value-type="float">
            <text:p>-0.315814871863193</text:p>
          </table:table-cell>
          <table:table-cell office:value-type="float" office:value="-0.355059939905071" calcext:value-type="float">
            <text:p>-0.355059939905071</text:p>
          </table:table-cell>
          <table:table-cell office:value-type="float" office:value="-0.35354951202706" calcext:value-type="float">
            <text:p>-0.35354951202706</text:p>
          </table:table-cell>
          <table:table-cell office:value-type="float" office:value="-0.322349029770635" calcext:value-type="float">
            <text:p>-0.322349029770635</text:p>
          </table:table-cell>
          <table:table-cell office:value-type="float" office:value="-0.318324399229974" calcext:value-type="float">
            <text:p>-0.318324399229974</text:p>
          </table:table-cell>
          <table:table-cell office:value-type="float" office:value="-0.336362860834148" calcext:value-type="float">
            <text:p>-0.336362860834148</text:p>
          </table:table-cell>
          <table:table-cell office:value-type="float" office:value="-0.340824611778048" calcext:value-type="float">
            <text:p>-0.340824611778048</text:p>
          </table:table-cell>
          <table:table-cell office:value-type="float" office:value="-0.333068936340297" calcext:value-type="float">
            <text:p>-0.333068936340297</text:p>
          </table:table-cell>
          <table:table-cell office:value-type="float" office:value="-0.349183716657028" calcext:value-type="float">
            <text:p>-0.349183716657028</text:p>
          </table:table-cell>
          <table:table-cell office:value-type="float" office:value="-0.374637668736698" calcext:value-type="float">
            <text:p>-0.374637668736698</text:p>
          </table:table-cell>
          <table:table-cell office:value-type="float" office:value="-0.382292137255933" calcext:value-type="float">
            <text:p>-0.382292137255933</text:p>
          </table:table-cell>
          <table:table-cell office:value-type="float" office:value="-0.383063826642219" calcext:value-type="float">
            <text:p>-0.383063826642219</text:p>
          </table:table-cell>
          <table:table-cell office:value-type="float" office:value="-0.379635325201875" calcext:value-type="float">
            <text:p>-0.379635325201875</text:p>
          </table:table-cell>
          <table:table-cell office:value-type="float" office:value="-0.375860883805931" calcext:value-type="float">
            <text:p>-0.375860883805931</text:p>
          </table:table-cell>
          <table:table-cell office:value-type="float" office:value="-0.362879407181049" calcext:value-type="float">
            <text:p>-0.362879407181049</text:p>
          </table:table-cell>
          <table:table-cell office:value-type="float" office:value="-0.384729250757745" calcext:value-type="float">
            <text:p>-0.384729250757745</text:p>
          </table:table-cell>
          <table:table-cell office:value-type="float" office:value="-0.402380250322486" calcext:value-type="float">
            <text:p>-0.402380250322486</text:p>
          </table:table-cell>
          <table:table-cell office:value-type="float" office:value="-0.406301509864749" calcext:value-type="float">
            <text:p>-0.406301509864749</text:p>
          </table:table-cell>
          <table:table-cell office:value-type="float" office:value="-0.374133245052167" calcext:value-type="float">
            <text:p>-0.374133245052167</text:p>
          </table:table-cell>
          <table:table-cell office:value-type="float" office:value="-0.399248349253826" calcext:value-type="float">
            <text:p>-0.399248349253826</text:p>
          </table:table-cell>
          <table:table-cell office:value-type="float" office:value="-0.393272423016065" calcext:value-type="float">
            <text:p>-0.393272423016065</text:p>
          </table:table-cell>
          <table:table-cell office:value-type="float" office:value="-0.395257132810712" calcext:value-type="float">
            <text:p>-0.395257132810712</text:p>
          </table:table-cell>
          <table:table-cell office:value-type="float" office:value="-0.38179975427801" calcext:value-type="float">
            <text:p>-0.38179975427801</text:p>
          </table:table-cell>
          <table:table-cell office:value-type="float" office:value="-0.382811566025175" calcext:value-type="float">
            <text:p>-0.382811566025175</text:p>
          </table:table-cell>
          <table:table-cell office:value-type="float" office:value="-0.389139332181966" calcext:value-type="float">
            <text:p>-0.389139332181966</text:p>
          </table:table-cell>
          <table:table-cell office:value-type="float" office:value="-0.396825669149296" calcext:value-type="float">
            <text:p>-0.396825669149296</text:p>
          </table:table-cell>
          <table:table-cell office:value-type="float" office:value="-0.389533790466311" calcext:value-type="float">
            <text:p>-0.389533790466311</text:p>
          </table:table-cell>
          <table:table-cell office:value-type="float" office:value="-0.378370647599632" calcext:value-type="float">
            <text:p>-0.378370647599632</text:p>
          </table:table-cell>
          <table:table-cell office:value-type="float" office:value="-0.367958764145477" calcext:value-type="float">
            <text:p>-0.367958764145477</text:p>
          </table:table-cell>
          <table:table-cell office:value-type="float" office:value="-0.361655659403347" calcext:value-type="float">
            <text:p>-0.361655659403347</text:p>
          </table:table-cell>
          <table:table-cell office:value-type="float" office:value="-0.360924881184994" calcext:value-type="float">
            <text:p>-0.360924881184994</text:p>
          </table:table-cell>
          <table:table-cell office:value-type="float" office:value="-0.364696029902439" calcext:value-type="float">
            <text:p>-0.364696029902439</text:p>
          </table:table-cell>
          <table:table-cell office:value-type="float" office:value="-0.406089906883016" calcext:value-type="float">
            <text:p>-0.406089906883016</text:p>
          </table:table-cell>
          <table:table-cell office:value-type="float" office:value="-0.390864469930298" calcext:value-type="float">
            <text:p>-0.390864469930298</text:p>
          </table:table-cell>
          <table:table-cell office:value-type="float" office:value="-0.392542403549634" calcext:value-type="float">
            <text:p>-0.392542403549634</text:p>
          </table:table-cell>
          <table:table-cell office:value-type="float" office:value="-0.336336757851783" calcext:value-type="float">
            <text:p>-0.336336757851783</text:p>
          </table:table-cell>
          <table:table-cell office:value-type="float" office:value="-0.348362418568767" calcext:value-type="float">
            <text:p>-0.348362418568767</text:p>
          </table:table-cell>
          <table:table-cell office:value-type="float" office:value="-0.359619323271295" calcext:value-type="float">
            <text:p>-0.359619323271295</text:p>
          </table:table-cell>
          <table:table-cell office:value-type="float" office:value="-0.398916198960195" calcext:value-type="float">
            <text:p>-0.398916198960195</text:p>
          </table:table-cell>
          <table:table-cell office:value-type="float" office:value="-0.408692317648747" calcext:value-type="float">
            <text:p>-0.408692317648747</text:p>
          </table:table-cell>
          <table:table-cell office:value-type="float" office:value="-0.411998971422163" calcext:value-type="float">
            <text:p>-0.411998971422163</text:p>
          </table:table-cell>
          <table:table-cell office:value-type="float" office:value="-0.409820068741914" calcext:value-type="float">
            <text:p>-0.409820068741914</text:p>
          </table:table-cell>
          <table:table-cell office:value-type="float" office:value="-0.415237027224869" calcext:value-type="float">
            <text:p>-0.415237027224869</text:p>
          </table:table-cell>
          <table:table-cell office:value-type="float" office:value="-0.408765189569449" calcext:value-type="float">
            <text:p>-0.408765189569449</text:p>
          </table:table-cell>
          <table:table-cell office:value-type="float" office:value="-0.407747500486127" calcext:value-type="float">
            <text:p>-0.407747500486127</text:p>
          </table:table-cell>
          <table:table-cell office:value-type="float" office:value="-0.400225885274485" calcext:value-type="float">
            <text:p>-0.400225885274485</text:p>
          </table:table-cell>
          <table:table-cell office:value-type="float" office:value="-0.392239953673145" calcext:value-type="float">
            <text:p>-0.392239953673145</text:p>
          </table:table-cell>
          <table:table-cell office:value-type="float" office:value="-0.381365221886415" calcext:value-type="float">
            <text:p>-0.381365221886415</text:p>
          </table:table-cell>
          <table:table-cell office:value-type="float" office:value="-0.380961650726318" calcext:value-type="float">
            <text:p>-0.380961650726318</text:p>
          </table:table-cell>
          <table:table-cell office:value-type="float" office:value="-0.424932041994656" calcext:value-type="float">
            <text:p>-0.424932041994656</text:p>
          </table:table-cell>
          <table:table-cell office:value-type="float" office:value="-0.428647177172447" calcext:value-type="float">
            <text:p>-0.428647177172447</text:p>
          </table:table-cell>
          <table:table-cell office:value-type="float" office:value="-0.408303458376033" calcext:value-type="float">
            <text:p>-0.408303458376033</text:p>
          </table:table-cell>
          <table:table-cell office:value-type="float" office:value="-0.414521469261046" calcext:value-type="float">
            <text:p>-0.414521469261046</text:p>
          </table:table-cell>
          <table:table-cell office:value-type="float" office:value="-0.414439939649282" calcext:value-type="float">
            <text:p>-0.414439939649282</text:p>
          </table:table-cell>
          <table:table-cell office:value-type="float" office:value="-0.410871159409009" calcext:value-type="float">
            <text:p>-0.410871159409009</text:p>
          </table:table-cell>
          <table:table-cell office:value-type="float" office:value="-0.408421140058961" calcext:value-type="float">
            <text:p>-0.408421140058961</text:p>
          </table:table-cell>
          <table:table-cell office:value-type="float" office:value="-0.415099906564429" calcext:value-type="float">
            <text:p>-0.415099906564429</text:p>
          </table:table-cell>
          <table:table-cell office:value-type="float" office:value="-0.409740338350182" calcext:value-type="float">
            <text:p>-0.409740338350182</text:p>
          </table:table-cell>
          <table:table-cell office:value-type="float" office:value="-0.406643286613674" calcext:value-type="float">
            <text:p>-0.406643286613674</text:p>
          </table:table-cell>
          <table:table-cell office:value-type="float" office:value="-0.375346452413048" calcext:value-type="float">
            <text:p>-0.375346452413048</text:p>
          </table:table-cell>
          <table:table-cell office:value-type="float" office:value="-0.380161523546827" calcext:value-type="float">
            <text:p>-0.380161523546827</text:p>
          </table:table-cell>
          <table:table-cell office:value-type="float" office:value="-0.395591616309232" calcext:value-type="float">
            <text:p>-0.395591616309232</text:p>
          </table:table-cell>
          <table:table-cell office:value-type="float" office:value="-0.434698897188823" calcext:value-type="float">
            <text:p>-0.434698897188823</text:p>
          </table:table-cell>
          <table:table-cell office:value-type="float" office:value="-0.469401177007045" calcext:value-type="float">
            <text:p>-0.469401177007045</text:p>
          </table:table-cell>
          <table:table-cell office:value-type="float" office:value="-0.43627991479814" calcext:value-type="float">
            <text:p>-0.43627991479814</text:p>
          </table:table-cell>
          <table:table-cell office:value-type="float" office:value="-0.431093651150256" calcext:value-type="float">
            <text:p>-0.431093651150256</text:p>
          </table:table-cell>
          <table:table-cell office:value-type="float" office:value="-0.370478435674019" calcext:value-type="float">
            <text:p>-0.370478435674019</text:p>
          </table:table-cell>
          <table:table-cell office:value-type="float" office:value="-0.368509305520607" calcext:value-type="float">
            <text:p>-0.368509305520607</text:p>
          </table:table-cell>
          <table:table-cell office:value-type="float" office:value="-0.386264763465759" calcext:value-type="float">
            <text:p>-0.386264763465759</text:p>
          </table:table-cell>
          <table:table-cell office:value-type="float" office:value="-0.411558431473236" calcext:value-type="float">
            <text:p>-0.411558431473236</text:p>
          </table:table-cell>
          <table:table-cell office:value-type="float" office:value="-0.419499826671707" calcext:value-type="float">
            <text:p>-0.419499826671707</text:p>
          </table:table-cell>
          <table:table-cell office:value-type="float" office:value="-0.424343707715524" calcext:value-type="float">
            <text:p>-0.424343707715524</text:p>
          </table:table-cell>
          <table:table-cell office:value-type="float" office:value="-0.436775904923918" calcext:value-type="float">
            <text:p>-0.436775904923918</text:p>
          </table:table-cell>
          <table:table-cell office:value-type="float" office:value="-0.433618129428703" calcext:value-type="float">
            <text:p>-0.433618129428703</text:p>
          </table:table-cell>
          <table:table-cell office:value-type="float" office:value="-0.430247888242345" calcext:value-type="float">
            <text:p>-0.430247888242345</text:p>
          </table:table-cell>
          <table:table-cell office:value-type="float" office:value="-0.429413324280497" calcext:value-type="float">
            <text:p>-0.429413324280497</text:p>
          </table:table-cell>
          <table:table-cell office:value-type="float" office:value="-0.436604355108124" calcext:value-type="float">
            <text:p>-0.436604355108124</text:p>
          </table:table-cell>
          <table:table-cell office:value-type="float" office:value="-0.437830627503828" calcext:value-type="float">
            <text:p>-0.437830627503828</text:p>
          </table:table-cell>
          <table:table-cell office:value-type="float" office:value="-0.432763343506168" calcext:value-type="float">
            <text:p>-0.432763343506168</text:p>
          </table:table-cell>
          <table:table-cell office:value-type="float" office:value="-0.421168864143581" calcext:value-type="float">
            <text:p>-0.421168864143581</text:p>
          </table:table-cell>
          <table:table-cell office:value-type="float" office:value="-0.426415151643967" calcext:value-type="float">
            <text:p>-0.426415151643967</text:p>
          </table:table-cell>
          <table:table-cell office:value-type="float" office:value="-0.427495514174451" calcext:value-type="float">
            <text:p>-0.427495514174451</text:p>
          </table:table-cell>
          <table:table-cell office:value-type="float" office:value="-0.422774976134603" calcext:value-type="float">
            <text:p>-0.422774976134603</text:p>
          </table:table-cell>
          <table:table-cell office:value-type="float" office:value="-0.438167404518028" calcext:value-type="float">
            <text:p>-0.438167404518028</text:p>
          </table:table-cell>
          <table:table-cell office:value-type="float" office:value="-0.42919181326846" calcext:value-type="float">
            <text:p>-0.42919181326846</text:p>
          </table:table-cell>
          <table:table-cell office:value-type="float" office:value="-0.433194743876503" calcext:value-type="float">
            <text:p>-0.433194743876503</text:p>
          </table:table-cell>
          <table:table-cell office:value-type="float" office:value="-0.427874805803747" calcext:value-type="float">
            <text:p>-0.427874805803747</text:p>
          </table:table-cell>
          <table:table-cell office:value-type="float" office:value="-0.388190197630806" calcext:value-type="float">
            <text:p>-0.388190197630806</text:p>
          </table:table-cell>
          <table:table-cell office:value-type="float" office:value="-0.436129508145186" calcext:value-type="float">
            <text:p>-0.436129508145186</text:p>
          </table:table-cell>
          <table:table-cell office:value-type="float" office:value="-0.436265680176295" calcext:value-type="float">
            <text:p>-0.436265680176295</text:p>
          </table:table-cell>
          <table:table-cell office:value-type="float" office:value="-0.420723230603256" calcext:value-type="float">
            <text:p>-0.420723230603256</text:p>
          </table:table-cell>
          <table:table-cell office:value-type="float" office:value="-0.414973689518244" calcext:value-type="float">
            <text:p>-0.414973689518244</text:p>
          </table:table-cell>
          <table:table-cell office:value-type="float" office:value="-0.404097847603033" calcext:value-type="float">
            <text:p>-0.404097847603033</text:p>
          </table:table-cell>
          <table:table-cell office:value-type="float" office:value="-0.4045923011016" calcext:value-type="float">
            <text:p>-0.4045923011016</text:p>
          </table:table-cell>
          <table:table-cell office:value-type="float" office:value="-0.407228590981657" calcext:value-type="float">
            <text:p>-0.407228590981657</text:p>
          </table:table-cell>
          <table:table-cell office:value-type="float" office:value="-0.44630609811086" calcext:value-type="float">
            <text:p>-0.44630609811086</text:p>
          </table:table-cell>
          <table:table-cell office:value-type="float" office:value="-0.483579467060609" calcext:value-type="float">
            <text:p>-0.483579467060609</text:p>
          </table:table-cell>
          <table:table-cell office:value-type="float" office:value="-0.448699159396153" calcext:value-type="float">
            <text:p>-0.448699159396153</text:p>
          </table:table-cell>
          <table:table-cell office:value-type="float" office:value="-0.424588278525245" calcext:value-type="float">
            <text:p>-0.424588278525245</text:p>
          </table:table-cell>
          <table:table-cell office:value-type="float" office:value="-0.406620725697515" calcext:value-type="float">
            <text:p>-0.406620725697515</text:p>
          </table:table-cell>
          <table:table-cell office:value-type="float" office:value="-0.420142628573422" calcext:value-type="float">
            <text:p>-0.420142628573422</text:p>
          </table:table-cell>
          <table:table-cell office:value-type="float" office:value="-0.384820425235826" calcext:value-type="float">
            <text:p>-0.384820425235826</text:p>
          </table:table-cell>
          <table:table-cell office:value-type="float" office:value="-0.384009350291604" calcext:value-type="float">
            <text:p>-0.384009350291604</text:p>
          </table:table-cell>
          <table:table-cell office:value-type="float" office:value="-0.388835439731681" calcext:value-type="float">
            <text:p>-0.388835439731681</text:p>
          </table:table-cell>
          <table:table-cell office:value-type="float" office:value="-0.41679455309167" calcext:value-type="float">
            <text:p>-0.41679455309167</text:p>
          </table:table-cell>
          <table:table-cell office:value-type="float" office:value="-0.424320282927662" calcext:value-type="float">
            <text:p>-0.424320282927662</text:p>
          </table:table-cell>
          <table:table-cell office:value-type="float" office:value="-0.432903385614687" calcext:value-type="float">
            <text:p>-0.432903385614687</text:p>
          </table:table-cell>
          <table:table-cell office:value-type="float" office:value="-0.446134332919428" calcext:value-type="float">
            <text:p>-0.446134332919428</text:p>
          </table:table-cell>
          <table:table-cell office:value-type="float" office:value="-0.445240362929363" calcext:value-type="float">
            <text:p>-0.445240362929363</text:p>
          </table:table-cell>
          <table:table-cell office:value-type="float" office:value="-0.443987670212515" calcext:value-type="float">
            <text:p>-0.443987670212515</text:p>
          </table:table-cell>
          <table:table-cell office:value-type="float" office:value="-0.435571571055083" calcext:value-type="float">
            <text:p>-0.435571571055083</text:p>
          </table:table-cell>
          <table:table-cell office:value-type="float" office:value="-0.431073293865762" calcext:value-type="float">
            <text:p>-0.431073293865762</text:p>
          </table:table-cell>
          <table:table-cell office:value-type="float" office:value="-0.432795258980052" calcext:value-type="float">
            <text:p>-0.432795258980052</text:p>
          </table:table-cell>
          <table:table-cell office:value-type="float" office:value="-0.430825911140564" calcext:value-type="float">
            <text:p>-0.430825911140564</text:p>
          </table:table-cell>
          <table:table-cell office:value-type="float" office:value="-0.430021453785995" calcext:value-type="float">
            <text:p>-0.430021453785995</text:p>
          </table:table-cell>
          <table:table-cell office:value-type="float" office:value="-0.4260749313383" calcext:value-type="float">
            <text:p>-0.4260749313383</text:p>
          </table:table-cell>
          <table:table-cell office:value-type="float" office:value="-0.436951425778377" calcext:value-type="float">
            <text:p>-0.436951425778377</text:p>
          </table:table-cell>
          <table:table-cell office:value-type="float" office:value="-0.43474709657818" calcext:value-type="float">
            <text:p>-0.43474709657818</text:p>
          </table:table-cell>
          <table:table-cell office:value-type="float" office:value="-0.441209274213849" calcext:value-type="float">
            <text:p>-0.441209274213849</text:p>
          </table:table-cell>
          <table:table-cell office:value-type="float" office:value="-0.441671921051179" calcext:value-type="float">
            <text:p>-0.441671921051179</text:p>
          </table:table-cell>
          <table:table-cell office:value-type="float" office:value="-0.43866586115651" calcext:value-type="float">
            <text:p>-0.43866586115651</text:p>
          </table:table-cell>
          <table:table-cell office:value-type="float" office:value="-0.442428123187233" calcext:value-type="float">
            <text:p>-0.442428123187233</text:p>
          </table:table-cell>
          <table:table-cell office:value-type="float" office:value="-0.442130010709829" calcext:value-type="float">
            <text:p>-0.442130010709829</text:p>
          </table:table-cell>
          <table:table-cell office:value-type="float" office:value="-0.445453250412243" calcext:value-type="float">
            <text:p>-0.445453250412243</text:p>
          </table:table-cell>
          <table:table-cell office:value-type="float" office:value="-0.406802542382022" calcext:value-type="float">
            <text:p>-0.406802542382022</text:p>
          </table:table-cell>
          <table:table-cell office:value-type="float" office:value="-0.401187839979566" calcext:value-type="float">
            <text:p>-0.401187839979566</text:p>
          </table:table-cell>
          <table:table-cell office:value-type="float" office:value="-0.402940334299782" calcext:value-type="float">
            <text:p>-0.402940334299782</text:p>
          </table:table-cell>
          <table:table-cell office:value-type="float" office:value="-0.425378724714945" calcext:value-type="float">
            <text:p>-0.425378724714945</text:p>
          </table:table-cell>
          <table:table-cell office:value-type="float" office:value="-0.43705437443076" calcext:value-type="float">
            <text:p>-0.43705437443076</text:p>
          </table:table-cell>
          <table:table-cell office:value-type="float" office:value="-0.428232978744224" calcext:value-type="float">
            <text:p>-0.428232978744224</text:p>
          </table:table-cell>
          <table:table-cell office:value-type="float" office:value="-0.416900928950747" calcext:value-type="float">
            <text:p>-0.416900928950747</text:p>
          </table:table-cell>
          <table:table-cell office:value-type="float" office:value="-0.408008620863181" calcext:value-type="float">
            <text:p>-0.408008620863181</text:p>
          </table:table-cell>
          <table:table-cell office:value-type="float" office:value="-0.407042859988321" calcext:value-type="float">
            <text:p>-0.407042859988321</text:p>
          </table:table-cell>
          <table:table-cell office:value-type="float" office:value="-0.40861522485613" calcext:value-type="float">
            <text:p>-0.40861522485613</text:p>
          </table:table-cell>
          <table:table-cell office:value-type="float" office:value="-0.44299266360151" calcext:value-type="float">
            <text:p>-0.44299266360151</text:p>
          </table:table-cell>
          <table:table-cell office:value-type="float" office:value="-0.473173015419963" calcext:value-type="float">
            <text:p>-0.473173015419963</text:p>
          </table:table-cell>
          <table:table-cell office:value-type="float" office:value="-0.461360161847617" calcext:value-type="float">
            <text:p>-0.461360161847617</text:p>
          </table:table-cell>
          <table:table-cell office:value-type="float" office:value="-0.447638126469526" calcext:value-type="float">
            <text:p>-0.447638126469526</text:p>
          </table:table-cell>
          <table:table-cell office:value-type="float" office:value="-0.420332906407659" calcext:value-type="float">
            <text:p>-0.420332906407659</text:p>
          </table:table-cell>
          <table:table-cell office:value-type="float" office:value="-0.391130425081832" calcext:value-type="float">
            <text:p>-0.391130425081832</text:p>
          </table:table-cell>
          <table:table-cell office:value-type="float" office:value="-0.377076972794817" calcext:value-type="float">
            <text:p>-0.377076972794817</text:p>
          </table:table-cell>
          <table:table-cell office:value-type="float" office:value="-0.375872664772303" calcext:value-type="float">
            <text:p>-0.375872664772303</text:p>
          </table:table-cell>
          <table:table-cell office:value-type="float" office:value="-0.379860674573601" calcext:value-type="float">
            <text:p>-0.379860674573601</text:p>
          </table:table-cell>
          <table:table-cell office:value-type="float" office:value="-0.412943976171961" calcext:value-type="float">
            <text:p>-0.412943976171961</text:p>
          </table:table-cell>
          <table:table-cell office:value-type="float" office:value="-0.427588611020481" calcext:value-type="float">
            <text:p>-0.427588611020481</text:p>
          </table:table-cell>
          <table:table-cell office:value-type="float" office:value="-0.427622900116093" calcext:value-type="float">
            <text:p>-0.427622900116093</text:p>
          </table:table-cell>
          <table:table-cell office:value-type="float" office:value="-0.428768481947002" calcext:value-type="float">
            <text:p>-0.428768481947002</text:p>
          </table:table-cell>
          <table:table-cell office:value-type="float" office:value="-0.437142692085921" calcext:value-type="float">
            <text:p>-0.437142692085921</text:p>
          </table:table-cell>
          <table:table-cell office:value-type="float" office:value="-0.41769479222752" calcext:value-type="float">
            <text:p>-0.41769479222752</text:p>
          </table:table-cell>
          <table:table-cell office:value-type="float" office:value="-0.442310954680496" calcext:value-type="float">
            <text:p>-0.442310954680496</text:p>
          </table:table-cell>
          <table:table-cell office:value-type="float" office:value="-0.420900202740588" calcext:value-type="float">
            <text:p>-0.420900202740588</text:p>
          </table:table-cell>
          <table:table-cell office:value-type="float" office:value="-0.433583177447584" calcext:value-type="float">
            <text:p>-0.433583177447584</text:p>
          </table:table-cell>
          <table:table-cell office:value-type="float" office:value="-0.419426212685913" calcext:value-type="float">
            <text:p>-0.419426212685913</text:p>
          </table:table-cell>
          <table:table-cell office:value-type="float" office:value="-0.43903601706696" calcext:value-type="float">
            <text:p>-0.43903601706696</text:p>
          </table:table-cell>
          <table:table-cell office:value-type="float" office:value="-0.432595790863405" calcext:value-type="float">
            <text:p>-0.432595790863405</text:p>
          </table:table-cell>
          <table:table-cell office:value-type="float" office:value="-0.430822127761983" calcext:value-type="float">
            <text:p>-0.430822127761983</text:p>
          </table:table-cell>
          <table:table-cell office:value-type="float" office:value="-0.431421109692434" calcext:value-type="float">
            <text:p>-0.431421109692434</text:p>
          </table:table-cell>
          <table:table-cell office:value-type="float" office:value="-0.433966608790811" calcext:value-type="float">
            <text:p>-0.433966608790811</text:p>
          </table:table-cell>
          <table:table-cell office:value-type="float" office:value="-0.438615355716138" calcext:value-type="float">
            <text:p>-0.438615355716138</text:p>
          </table:table-cell>
          <table:table-cell office:value-type="float" office:value="-0.433614014519503" calcext:value-type="float">
            <text:p>-0.433614014519503</text:p>
          </table:table-cell>
          <table:table-cell office:value-type="float" office:value="-0.445645643317924" calcext:value-type="float">
            <text:p>-0.445645643317924</text:p>
          </table:table-cell>
          <table:table-cell office:value-type="float" office:value="-0.434663442928626" calcext:value-type="float">
            <text:p>-0.434663442928626</text:p>
          </table:table-cell>
          <table:table-cell office:value-type="float" office:value="-0.408450390350004" calcext:value-type="float">
            <text:p>-0.408450390350004</text:p>
          </table:table-cell>
          <table:table-cell office:value-type="float" office:value="-0.42726466357688" calcext:value-type="float">
            <text:p>-0.42726466357688</text:p>
          </table:table-cell>
          <table:table-cell office:value-type="float" office:value="-0.436151692949316" calcext:value-type="float">
            <text:p>-0.436151692949316</text:p>
          </table:table-cell>
          <table:table-cell office:value-type="float" office:value="-0.43440305884161" calcext:value-type="float">
            <text:p>-0.43440305884161</text:p>
          </table:table-cell>
          <table:table-cell office:value-type="float" office:value="-0.42503616766445" calcext:value-type="float">
            <text:p>-0.42503616766445</text:p>
          </table:table-cell>
          <table:table-cell office:value-type="float" office:value="-0.411074117315991" calcext:value-type="float">
            <text:p>-0.411074117315991</text:p>
          </table:table-cell>
          <table:table-cell office:value-type="float" office:value="-0.41033718158357" calcext:value-type="float">
            <text:p>-0.41033718158357</text:p>
          </table:table-cell>
          <table:table-cell office:value-type="float" office:value="-0.418241622281212" calcext:value-type="float">
            <text:p>-0.418241622281212</text:p>
          </table:table-cell>
          <table:table-cell office:value-type="float" office:value="-0.462194048604764" calcext:value-type="float">
            <text:p>-0.462194048604764</text:p>
          </table:table-cell>
          <table:table-cell office:value-type="float" office:value="-0.451137142134875" calcext:value-type="float">
            <text:p>-0.451137142134875</text:p>
          </table:table-cell>
          <table:table-cell office:value-type="float" office:value="-0.402604971608088" calcext:value-type="float">
            <text:p>-0.402604971608088</text:p>
          </table:table-cell>
          <table:table-cell office:value-type="float" office:value="-0.396998598432208" calcext:value-type="float">
            <text:p>-0.396998598432208</text:p>
          </table:table-cell>
          <table:table-cell office:value-type="float" office:value="-0.396702599532331" calcext:value-type="float">
            <text:p>-0.396702599532331</text:p>
          </table:table-cell>
          <table:table-cell office:value-type="float" office:value="-0.392147611875999" calcext:value-type="float">
            <text:p>-0.392147611875999</text:p>
          </table:table-cell>
          <table:table-cell office:value-type="float" office:value="-0.398422201853232" calcext:value-type="float">
            <text:p>-0.398422201853232</text:p>
          </table:table-cell>
          <table:table-cell office:value-type="float" office:value="-0.400799557173242" calcext:value-type="float">
            <text:p>-0.400799557173242</text:p>
          </table:table-cell>
          <table:table-cell office:value-type="float" office:value="-0.405786838579708" calcext:value-type="float">
            <text:p>-0.405786838579708</text:p>
          </table:table-cell>
          <table:table-cell office:value-type="float" office:value="-0.409515695194137" calcext:value-type="float">
            <text:p>-0.409515695194137</text:p>
          </table:table-cell>
          <table:table-cell office:value-type="float" office:value="-0.416569860656684" calcext:value-type="float">
            <text:p>-0.416569860656684</text:p>
          </table:table-cell>
          <table:table-cell office:value-type="float" office:value="-0.415812096110144" calcext:value-type="float">
            <text:p>-0.415812096110144</text:p>
          </table:table-cell>
          <table:table-cell office:value-type="float" office:value="-0.413781612241301" calcext:value-type="float">
            <text:p>-0.413781612241301</text:p>
          </table:table-cell>
          <table:table-cell office:value-type="float" office:value="-0.415314913901094" calcext:value-type="float">
            <text:p>-0.415314913901094</text:p>
          </table:table-cell>
          <table:table-cell office:value-type="float" office:value="-0.416139142811408" calcext:value-type="float">
            <text:p>-0.416139142811408</text:p>
          </table:table-cell>
          <table:table-cell office:value-type="float" office:value="-0.392312100175014" calcext:value-type="float">
            <text:p>-0.392312100175014</text:p>
          </table:table-cell>
          <table:table-cell office:value-type="float" office:value="-0.402255995364703" calcext:value-type="float">
            <text:p>-0.402255995364703</text:p>
          </table:table-cell>
          <table:table-cell office:value-type="float" office:value="-0.417495509786497" calcext:value-type="float">
            <text:p>-0.417495509786497</text:p>
          </table:table-cell>
          <table:table-cell office:value-type="float" office:value="-0.443190004059414" calcext:value-type="float">
            <text:p>-0.443190004059414</text:p>
          </table:table-cell>
          <table:table-cell office:value-type="float" office:value="-0.444587932914725" calcext:value-type="float">
            <text:p>-0.444587932914725</text:p>
          </table:table-cell>
          <table:table-cell office:value-type="float" office:value="-0.443051402664525" calcext:value-type="float">
            <text:p>-0.443051402664525</text:p>
          </table:table-cell>
          <table:table-cell office:value-type="float" office:value="-0.442667785358143" calcext:value-type="float">
            <text:p>-0.442667785358143</text:p>
          </table:table-cell>
          <table:table-cell office:value-type="float" office:value="-0.440762455127574" calcext:value-type="float">
            <text:p>-0.440762455127574</text:p>
          </table:table-cell>
          <table:table-cell office:value-type="float" office:value="-0.443843044891169" calcext:value-type="float">
            <text:p>-0.443843044891169</text:p>
          </table:table-cell>
          <table:table-cell office:value-type="float" office:value="-0.437725683530048" calcext:value-type="float">
            <text:p>-0.437725683530048</text:p>
          </table:table-cell>
          <table:table-cell office:value-type="float" office:value="-0.439980055803394" calcext:value-type="float">
            <text:p>-0.439980055803394</text:p>
          </table:table-cell>
          <table:table-cell office:value-type="float" office:value="-0.451488814446519" calcext:value-type="float">
            <text:p>-0.451488814446519</text:p>
          </table:table-cell>
          <table:table-cell office:value-type="float" office:value="-0.392323430666132" calcext:value-type="float">
            <text:p>-0.392323430666132</text:p>
          </table:table-cell>
          <table:table-cell office:value-type="float" office:value="-0.396453649404591" calcext:value-type="float">
            <text:p>-0.396453649404591</text:p>
          </table:table-cell>
          <table:table-cell office:value-type="float" office:value="-0.409392745268591" calcext:value-type="float">
            <text:p>-0.409392745268591</text:p>
          </table:table-cell>
          <table:table-cell office:value-type="float" office:value="-0.408550489178093" calcext:value-type="float">
            <text:p>-0.408550489178093</text:p>
          </table:table-cell>
          <table:table-cell office:value-type="float" office:value="-0.408778698506261" calcext:value-type="float">
            <text:p>-0.408778698506261</text:p>
          </table:table-cell>
          <table:table-cell office:value-type="float" office:value="-0.400341471029342" calcext:value-type="float">
            <text:p>-0.400341471029342</text:p>
          </table:table-cell>
          <table:table-cell office:value-type="float" office:value="-0.392440583650201" calcext:value-type="float">
            <text:p>-0.392440583650201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18189723851236" calcext:value-type="float">
            <text:p>-2.18189723851236E-05</text:p>
          </table:table-cell>
          <table:table-cell office:value-type="float" office:value="0.00000792380988945407" calcext:value-type="float">
            <text:p>7.92380988945407E-06</text:p>
          </table:table-cell>
          <table:table-cell office:value-type="float" office:value="0.0000190009530938728" calcext:value-type="float">
            <text:p>1.90009530938728E-05</text:p>
          </table:table-cell>
          <table:table-cell office:value-type="float" office:value="-0.00000035991608043906" calcext:value-type="float">
            <text:p>-3.5991608043906E-07</text:p>
          </table:table-cell>
          <table:table-cell office:value-type="float" office:value="-0.0000267086497290347" calcext:value-type="float">
            <text:p>-2.67086497290347E-05</text:p>
          </table:table-cell>
          <table:table-cell office:value-type="float" office:value="0.00000418803901341969" calcext:value-type="float">
            <text:p>4.18803901341969E-06</text:p>
          </table:table-cell>
          <table:table-cell office:value-type="float" office:value="0.0000217524366547539" calcext:value-type="float">
            <text:p>2.17524366547539E-05</text:p>
          </table:table-cell>
          <table:table-cell office:value-type="float" office:value="-0.0000151641106761469" calcext:value-type="float">
            <text:p>-1.51641106761469E-05</text:p>
          </table:table-cell>
          <table:table-cell office:value-type="float" office:value="-0.00000992172267361147" calcext:value-type="float">
            <text:p>-9.92172267361147E-06</text:p>
          </table:table-cell>
          <table:table-cell office:value-type="float" office:value="0.0000280675291114973" calcext:value-type="float">
            <text:p>2.80675291114973E-05</text:p>
          </table:table-cell>
          <table:table-cell office:value-type="float" office:value="-0.0000341822192804764" calcext:value-type="float">
            <text:p>-3.41822192804764E-05</text:p>
          </table:table-cell>
          <table:table-cell office:value-type="float" office:value="0.0000150761867784843" calcext:value-type="float">
            <text:p>1.50761867784843E-05</text:p>
          </table:table-cell>
          <table:table-cell office:value-type="float" office:value="-0.00000994971671991474" calcext:value-type="float">
            <text:p>-9.94971671991474E-06</text:p>
          </table:table-cell>
          <table:table-cell office:value-type="float" office:value="0.00000902398508434432" calcext:value-type="float">
            <text:p>9.02398508434432E-06</text:p>
          </table:table-cell>
          <table:table-cell office:value-type="float" office:value="-0.0000181724369995306" calcext:value-type="float">
            <text:p>-1.81724369995306E-05</text:p>
          </table:table-cell>
          <table:table-cell office:value-type="float" office:value="0.0000259970135678689" calcext:value-type="float">
            <text:p>2.59970135678689E-05</text:p>
          </table:table-cell>
          <table:table-cell office:value-type="float" office:value="-0.0000151687155419689" calcext:value-type="float">
            <text:p>-1.51687155419689E-05</text:p>
          </table:table-cell>
          <table:table-cell office:value-type="float" office:value="0.0000147940442679628" calcext:value-type="float">
            <text:p>1.47940442679628E-05</text:p>
          </table:table-cell>
          <table:table-cell office:value-type="float" office:value="0.00000317866228993768" calcext:value-type="float">
            <text:p>3.17866228993768E-06</text:p>
          </table:table-cell>
          <table:table-cell office:value-type="float" office:value="-0.0000140627478253386" calcext:value-type="float">
            <text:p>-1.40627478253386E-05</text:p>
          </table:table-cell>
          <table:table-cell office:value-type="float" office:value="0.0000098707441211765" calcext:value-type="float">
            <text:p>9.8707441211765E-06</text:p>
          </table:table-cell>
          <table:table-cell office:value-type="float" office:value="0.0000146257760353929" calcext:value-type="float">
            <text:p>1.46257760353929E-05</text:p>
          </table:table-cell>
          <table:table-cell office:value-type="float" office:value="-0.00000861517106126586" calcext:value-type="float">
            <text:p>-8.61517106126586E-06</text:p>
          </table:table-cell>
          <table:table-cell office:value-type="float" office:value="-0.0000035122380139252" calcext:value-type="float">
            <text:p>-3.5122380139252E-06</text:p>
          </table:table-cell>
          <table:table-cell office:value-type="float" office:value="-0.00000612967257213048" calcext:value-type="float">
            <text:p>-6.12967257213048E-06</text:p>
          </table:table-cell>
          <table:table-cell office:value-type="float" office:value="0.00000258086945931213" calcext:value-type="float">
            <text:p>2.58086945931213E-06</text:p>
          </table:table-cell>
          <table:table-cell office:value-type="float" office:value="0.00000337469678407531" calcext:value-type="float">
            <text:p>3.37469678407531E-06</text:p>
          </table:table-cell>
          <table:table-cell office:value-type="float" office:value="0.00000468694095540068" calcext:value-type="float">
            <text:p>4.68694095540068E-06</text:p>
          </table:table-cell>
          <table:table-cell office:value-type="float" office:value="-0.0000130381300584848" calcext:value-type="float">
            <text:p>-1.30381300584848E-05</text:p>
          </table:table-cell>
          <table:table-cell office:value-type="float" office:value="0.00000667448536900706" calcext:value-type="float">
            <text:p>6.67448536900706E-06</text:p>
          </table:table-cell>
          <table:table-cell office:value-type="float" office:value="0.00000169207775296831" calcext:value-type="float">
            <text:p>1.69207775296831E-06</text:p>
          </table:table-cell>
          <table:table-cell office:value-type="float" office:value="-0.00000667276913196568" calcext:value-type="float">
            <text:p>-6.67276913196568E-06</text:p>
          </table:table-cell>
          <table:table-cell office:value-type="float" office:value="-0.000000482252418276818" calcext:value-type="float">
            <text:p>-4.82252418276818E-07</text:p>
          </table:table-cell>
          <table:table-cell office:value-type="float" office:value="0.0000171218688949648" calcext:value-type="float">
            <text:p>1.71218688949648E-05</text:p>
          </table:table-cell>
          <table:table-cell office:value-type="float" office:value="-0.0000151113906268208" calcext:value-type="float">
            <text:p>-1.51113906268208E-05</text:p>
          </table:table-cell>
          <table:table-cell office:value-type="float" office:value="0.0000212461270008291" calcext:value-type="float">
            <text:p>2.12461270008291E-05</text:p>
          </table:table-cell>
          <table:table-cell office:value-type="float" office:value="-0.0000173276892390661" calcext:value-type="float">
            <text:p>-1.73276892390661E-05</text:p>
          </table:table-cell>
          <table:table-cell office:value-type="float" office:value="0.00000109972294659588" calcext:value-type="float">
            <text:p>1.09972294659588E-06</text:p>
          </table:table-cell>
          <table:table-cell office:value-type="float" office:value="-0.00000118454116171396" calcext:value-type="float">
            <text:p>-1.18454116171396E-06</text:p>
          </table:table-cell>
          <table:table-cell office:value-type="float" office:value="-0.00000280459499452101" calcext:value-type="float">
            <text:p>-2.80459499452101E-06</text:p>
          </table:table-cell>
          <table:table-cell office:value-type="float" office:value="0.00000142106111994389" calcext:value-type="float">
            <text:p>1.42106111994389E-06</text:p>
          </table:table-cell>
          <table:table-cell office:value-type="float" office:value="0.0000028438921124696" calcext:value-type="float">
            <text:p>2.8438921124696E-06</text:p>
          </table:table-cell>
          <table:table-cell office:value-type="float" office:value="-0.000000617892016885335" calcext:value-type="float">
            <text:p>-6.17892016885335E-07</text:p>
          </table:table-cell>
          <table:table-cell office:value-type="float" office:value="-0.00000378889226726464" calcext:value-type="float">
            <text:p>-3.78889226726464E-06</text:p>
          </table:table-cell>
          <table:table-cell office:value-type="float" office:value="0.000000966894404985652" calcext:value-type="float">
            <text:p>9.66894404985652E-07</text:p>
          </table:table-cell>
          <table:table-cell office:value-type="float" office:value="0.000011220187094374" calcext:value-type="float">
            <text:p>1.1220187094374E-05</text:p>
          </table:table-cell>
          <table:table-cell office:value-type="float" office:value="-0.00000975206263881256" calcext:value-type="float">
            <text:p>-9.75206263881256E-06</text:p>
          </table:table-cell>
          <table:table-cell office:value-type="float" office:value="0.0000100323148751746" calcext:value-type="float">
            <text:p>1.00323148751746E-05</text:p>
          </table:table-cell>
          <table:table-cell office:value-type="float" office:value="-0.00000778239692955651" calcext:value-type="float">
            <text:p>-7.78239692955651E-06</text:p>
          </table:table-cell>
          <table:table-cell office:value-type="float" office:value="-0.00000518121955134232" calcext:value-type="float">
            <text:p>-5.18121955134232E-06</text:p>
          </table:table-cell>
          <table:table-cell office:value-type="float" office:value="0.0000208185451704423" calcext:value-type="float">
            <text:p>2.08185451704423E-05</text:p>
          </table:table-cell>
          <table:table-cell office:value-type="float" office:value="-0.0000348173545102193" calcext:value-type="float">
            <text:p>-3.48173545102193E-05</text:p>
          </table:table-cell>
          <table:table-cell office:value-type="float" office:value="0.0000207509145137008" calcext:value-type="float">
            <text:p>2.07509145137008E-05</text:p>
          </table:table-cell>
          <table:table-cell office:value-type="float" office:value="0.00000296915648251295" calcext:value-type="float">
            <text:p>2.96915648251295E-06</text:p>
          </table:table-cell>
          <table:table-cell office:value-type="float" office:value="-0.0000082781662382736" calcext:value-type="float">
            <text:p>-8.2781662382736E-06</text:p>
          </table:table-cell>
          <table:table-cell office:value-type="float" office:value="-0.00000652012635982135" calcext:value-type="float">
            <text:p>-6.52012635982135E-06</text:p>
          </table:table-cell>
          <table:table-cell office:value-type="float" office:value="0.00000920881813704089" calcext:value-type="float">
            <text:p>9.20881813704089E-06</text:p>
          </table:table-cell>
          <table:table-cell office:value-type="float" office:value="-0.0000176019140617489" calcext:value-type="float">
            <text:p>-1.76019140617489E-05</text:p>
          </table:table-cell>
          <table:table-cell office:value-type="float" office:value="0.00000742606030340598" calcext:value-type="float">
            <text:p>7.42606030340598E-06</text:p>
          </table:table-cell>
          <table:table-cell office:value-type="float" office:value="-0.000115346993914467" calcext:value-type="float">
            <text:p>-0.000115346993914</text:p>
          </table:table-cell>
          <table:table-cell office:value-type="float" office:value="-0.000358785593007227" calcext:value-type="float">
            <text:p>-0.000358785593007</text:p>
          </table:table-cell>
          <table:table-cell office:value-type="float" office:value="-0.000154566458807348" calcext:value-type="float">
            <text:p>-0.000154566458807</text:p>
          </table:table-cell>
          <table:table-cell office:value-type="float" office:value="-0.0000864771182887414" calcext:value-type="float">
            <text:p>-8.64771182887414E-05</text:p>
          </table:table-cell>
          <table:table-cell office:value-type="float" office:value="-0.000509372486616033" calcext:value-type="float">
            <text:p>-0.000509372486616</text:p>
          </table:table-cell>
          <table:table-cell office:value-type="float" office:value="0.00012759163737841" calcext:value-type="float">
            <text:p>0.000127591637378</text:p>
          </table:table-cell>
          <table:table-cell office:value-type="float" office:value="0.000596986539157129" calcext:value-type="float">
            <text:p>0.000596986539157</text:p>
          </table:table-cell>
          <table:table-cell office:value-type="float" office:value="0.0015256414962066" calcext:value-type="float">
            <text:p>0.001525641496207</text:p>
          </table:table-cell>
          <table:table-cell office:value-type="float" office:value="0.00187202574505851" calcext:value-type="float">
            <text:p>0.001872025745059</text:p>
          </table:table-cell>
          <table:table-cell office:value-type="float" office:value="0.00153329948413722" calcext:value-type="float">
            <text:p>0.001533299484137</text:p>
          </table:table-cell>
          <table:table-cell office:value-type="float" office:value="0.000264926864846804" calcext:value-type="float">
            <text:p>0.000264926864847</text:p>
          </table:table-cell>
          <table:table-cell office:value-type="float" office:value="-0.000866248229191124" calcext:value-type="float">
            <text:p>-0.000866248229191</text:p>
          </table:table-cell>
          <table:table-cell office:value-type="float" office:value="-0.00294818537381675" calcext:value-type="float">
            <text:p>-0.002948185373817</text:p>
          </table:table-cell>
          <table:table-cell office:value-type="float" office:value="0.00458614419044018" calcext:value-type="float">
            <text:p>0.00458614419044</text:p>
          </table:table-cell>
          <table:table-cell office:value-type="float" office:value="0.025923232782435" calcext:value-type="float">
            <text:p>0.025923232782435</text:p>
          </table:table-cell>
          <table:table-cell office:value-type="float" office:value="0.0236767737791642" calcext:value-type="float">
            <text:p>0.023676773779164</text:p>
          </table:table-cell>
          <table:table-cell office:value-type="float" office:value="-0.00373905139605224" calcext:value-type="float">
            <text:p>-0.003739051396052</text:p>
          </table:table-cell>
          <table:table-cell office:value-type="float" office:value="0.000276868755373749" calcext:value-type="float">
            <text:p>0.000276868755374</text:p>
          </table:table-cell>
          <table:table-cell office:value-type="float" office:value="0.000284573714248004" calcext:value-type="float">
            <text:p>0.000284573714248</text:p>
          </table:table-cell>
          <table:table-cell office:value-type="float" office:value="-0.0407998381314428" calcext:value-type="float">
            <text:p>-0.040799838131443</text:p>
          </table:table-cell>
          <table:table-cell office:value-type="float" office:value="0.00899668577342588" calcext:value-type="float">
            <text:p>0.008996685773426</text:p>
          </table:table-cell>
          <table:table-cell office:value-type="float" office:value="-0.00925078349581682" calcext:value-type="float">
            <text:p>-0.009250783495817</text:p>
          </table:table-cell>
          <table:table-cell office:value-type="float" office:value="-0.00359172626017756" calcext:value-type="float">
            <text:p>-0.003591726260178</text:p>
          </table:table-cell>
          <table:table-cell office:value-type="float" office:value="-0.00335094714219231" calcext:value-type="float">
            <text:p>-0.003350947142192</text:p>
          </table:table-cell>
          <table:table-cell office:value-type="float" office:value="0.00491155372208119" calcext:value-type="float">
            <text:p>0.004911553722081</text:p>
          </table:table-cell>
          <table:table-cell office:value-type="float" office:value="0.00495076181536192" calcext:value-type="float">
            <text:p>0.004950761815362</text:p>
          </table:table-cell>
          <table:table-cell office:value-type="float" office:value="0.00203708482078807" calcext:value-type="float">
            <text:p>0.002037084820788</text:p>
          </table:table-cell>
          <table:table-cell office:value-type="float" office:value="-0.000991596793688154" calcext:value-type="float">
            <text:p>-0.000991596793688</text:p>
          </table:table-cell>
          <table:table-cell office:value-type="float" office:value="-0.00176723131218925" calcext:value-type="float">
            <text:p>-0.001767231312189</text:p>
          </table:table-cell>
          <table:table-cell office:value-type="float" office:value="-0.00335476191890466" calcext:value-type="float">
            <text:p>-0.003354761918905</text:p>
          </table:table-cell>
          <table:table-cell office:value-type="float" office:value="-0.0014179015781367" calcext:value-type="float">
            <text:p>-0.001417901578137</text:p>
          </table:table-cell>
          <table:table-cell office:value-type="float" office:value="-0.00108400703917821" calcext:value-type="float">
            <text:p>-0.001084007039178</text:p>
          </table:table-cell>
          <table:table-cell office:value-type="float" office:value="-0.00628110260027442" calcext:value-type="float">
            <text:p>-0.006281102600274</text:p>
          </table:table-cell>
          <table:table-cell office:value-type="float" office:value="-0.00280842239580081" calcext:value-type="float">
            <text:p>-0.002808422395801</text:p>
          </table:table-cell>
          <table:table-cell office:value-type="float" office:value="0.00338498817654609" calcext:value-type="float">
            <text:p>0.003384988176546</text:p>
          </table:table-cell>
          <table:table-cell office:value-type="float" office:value="0.00603237218748098" calcext:value-type="float">
            <text:p>0.006032372187481</text:p>
          </table:table-cell>
          <table:table-cell office:value-type="float" office:value="0.0205444511264643" calcext:value-type="float">
            <text:p>0.020544451126464</text:p>
          </table:table-cell>
          <table:table-cell office:value-type="float" office:value="-0.00161141376001639" calcext:value-type="float">
            <text:p>-0.001611413760016</text:p>
          </table:table-cell>
          <table:table-cell office:value-type="float" office:value="0.0108298196255097" calcext:value-type="float">
            <text:p>0.01082981962551</text:p>
          </table:table-cell>
          <table:table-cell office:value-type="float" office:value="0.00527090068823966" calcext:value-type="float">
            <text:p>0.00527090068824</text:p>
          </table:table-cell>
          <table:table-cell office:value-type="float" office:value="0.00391618542690736" calcext:value-type="float">
            <text:p>0.003916185426907</text:p>
          </table:table-cell>
          <table:table-cell office:value-type="float" office:value="0.00109716783741787" calcext:value-type="float">
            <text:p>0.001097167837418</text:p>
          </table:table-cell>
          <table:table-cell office:value-type="float" office:value="-0.00788326584737198" calcext:value-type="float">
            <text:p>-0.007883265847372</text:p>
          </table:table-cell>
          <table:table-cell office:value-type="float" office:value="-0.0415103945710558" calcext:value-type="float">
            <text:p>-0.041510394571056</text:p>
          </table:table-cell>
          <table:table-cell office:value-type="float" office:value="-0.00527440243976257" calcext:value-type="float">
            <text:p>-0.005274402439763</text:p>
          </table:table-cell>
          <table:table-cell office:value-type="float" office:value="-0.00439268439955526" calcext:value-type="float">
            <text:p>-0.004392684399555</text:p>
          </table:table-cell>
          <table:table-cell office:value-type="float" office:value="-0.00231583552566938" calcext:value-type="float">
            <text:p>-0.002315835525669</text:p>
          </table:table-cell>
          <table:table-cell office:value-type="float" office:value="-0.00105966016624026" calcext:value-type="float">
            <text:p>-0.00105966016624</text:p>
          </table:table-cell>
          <table:table-cell office:value-type="float" office:value="0.00000240852433824879" calcext:value-type="float">
            <text:p>2.40852433824879E-06</text:p>
          </table:table-cell>
          <table:table-cell office:value-type="float" office:value="-0.000199685705911945" calcext:value-type="float">
            <text:p>-0.000199685705912</text:p>
          </table:table-cell>
          <table:table-cell office:value-type="float" office:value="0.000170106842845241" calcext:value-type="float">
            <text:p>0.000170106842845</text:p>
          </table:table-cell>
          <table:table-cell office:value-type="float" office:value="0.0380171977937976" calcext:value-type="float">
            <text:p>0.038017197793798</text:p>
          </table:table-cell>
          <table:table-cell office:value-type="float" office:value="-0.000721194806502956" calcext:value-type="float">
            <text:p>-0.000721194806503</text:p>
          </table:table-cell>
          <table:table-cell office:value-type="float" office:value="-0.00240039062252673" calcext:value-type="float">
            <text:p>-0.002400390622527</text:p>
          </table:table-cell>
          <table:table-cell office:value-type="float" office:value="-0.0338467324786191" calcext:value-type="float">
            <text:p>-0.033846732478619</text:p>
          </table:table-cell>
          <table:table-cell office:value-type="float" office:value="0.00120720577094918" calcext:value-type="float">
            <text:p>0.001207205770949</text:p>
          </table:table-cell>
          <table:table-cell office:value-type="float" office:value="0.00353791290421174" calcext:value-type="float">
            <text:p>0.003537912904212</text:p>
          </table:table-cell>
          <table:table-cell office:value-type="float" office:value="0.0143237195903574" calcext:value-type="float">
            <text:p>0.014323719590357</text:p>
          </table:table-cell>
          <table:table-cell office:value-type="float" office:value="0.00782865486995071" calcext:value-type="float">
            <text:p>0.007828654869951</text:p>
          </table:table-cell>
          <table:table-cell office:value-type="float" office:value="-0.00196943966004043" calcext:value-type="float">
            <text:p>-0.00196943966004</text:p>
          </table:table-cell>
          <table:table-cell office:value-type="float" office:value="-0.000880786340972828" calcext:value-type="float">
            <text:p>-0.000880786340973</text:p>
          </table:table-cell>
          <table:table-cell office:value-type="float" office:value="-0.00166755486321341" calcext:value-type="float">
            <text:p>-0.001667554863213</text:p>
          </table:table-cell>
          <table:table-cell office:value-type="float" office:value="-0.000959098910421674" calcext:value-type="float">
            <text:p>-0.000959098910422</text:p>
          </table:table-cell>
          <table:table-cell office:value-type="float" office:value="-0.000673767853935636" calcext:value-type="float">
            <text:p>-0.000673767853936</text:p>
          </table:table-cell>
          <table:table-cell office:value-type="float" office:value="-0.00317676585004678" calcext:value-type="float">
            <text:p>-0.003176765850047</text:p>
          </table:table-cell>
          <table:table-cell office:value-type="float" office:value="-0.00137144149744017" calcext:value-type="float">
            <text:p>-0.00137144149744</text:p>
          </table:table-cell>
          <table:table-cell office:value-type="float" office:value="-0.00226948247369824" calcext:value-type="float">
            <text:p>-0.002269482473698</text:p>
          </table:table-cell>
          <table:table-cell office:value-type="float" office:value="0.00130789766992873" calcext:value-type="float">
            <text:p>0.001307897669929</text:p>
          </table:table-cell>
          <table:table-cell office:value-type="float" office:value="0.0339261542165432" calcext:value-type="float">
            <text:p>0.033926154216543</text:p>
          </table:table-cell>
          <table:table-cell office:value-type="float" office:value="0.0111552927009783" calcext:value-type="float">
            <text:p>0.011155292700978</text:p>
          </table:table-cell>
          <table:table-cell office:value-type="float" office:value="0.00271896232039348" calcext:value-type="float">
            <text:p>0.002718962320393</text:p>
          </table:table-cell>
          <table:table-cell office:value-type="float" office:value="-0.00222339449933878" calcext:value-type="float">
            <text:p>-0.002223394499339</text:p>
          </table:table-cell>
          <table:table-cell office:value-type="float" office:value="-0.00250937466523188" calcext:value-type="float">
            <text:p>-0.002509374665232</text:p>
          </table:table-cell>
          <table:table-cell office:value-type="float" office:value="-0.00160446252246932" calcext:value-type="float">
            <text:p>-0.001604462522469</text:p>
          </table:table-cell>
          <table:table-cell office:value-type="float" office:value="-0.037486595242618" calcext:value-type="float">
            <text:p>-0.037486595242618</text:p>
          </table:table-cell>
          <table:table-cell office:value-type="float" office:value="-0.00140898277418483" calcext:value-type="float">
            <text:p>-0.001408982774185</text:p>
          </table:table-cell>
          <table:table-cell office:value-type="float" office:value="-0.00336885044143698" calcext:value-type="float">
            <text:p>-0.003368850441437</text:p>
          </table:table-cell>
          <table:table-cell office:value-type="float" office:value="-0.00432894122664901" calcext:value-type="float">
            <text:p>-0.004328941226649</text:p>
          </table:table-cell>
          <table:table-cell office:value-type="float" office:value="-0.00575717052224167" calcext:value-type="float">
            <text:p>-0.005757170522242</text:p>
          </table:table-cell>
          <table:table-cell office:value-type="float" office:value="-0.000855552621641498" calcext:value-type="float">
            <text:p>-0.000855552621641</text:p>
          </table:table-cell>
          <table:table-cell office:value-type="float" office:value="-0.00179886009786573" calcext:value-type="float">
            <text:p>-0.001798860097866</text:p>
          </table:table-cell>
          <table:table-cell office:value-type="float" office:value="0.00517023567292663" calcext:value-type="float">
            <text:p>0.005170235672927</text:p>
          </table:table-cell>
          <table:table-cell office:value-type="float" office:value="0.0327672216085548" calcext:value-type="float">
            <text:p>0.032767221608555</text:p>
          </table:table-cell>
          <table:table-cell office:value-type="float" office:value="0.00325217934782818" calcext:value-type="float">
            <text:p>0.003252179347828</text:p>
          </table:table-cell>
          <table:table-cell office:value-type="float" office:value="-0.00158613144103797" calcext:value-type="float">
            <text:p>-0.001586131441038</text:p>
          </table:table-cell>
          <table:table-cell office:value-type="float" office:value="-0.0404886253890177" calcext:value-type="float">
            <text:p>-0.040488625389018</text:p>
          </table:table-cell>
          <table:table-cell office:value-type="float" office:value="-0.0000634252878023989" calcext:value-type="float">
            <text:p>-6.34252878023989E-05</text:p>
          </table:table-cell>
          <table:table-cell office:value-type="float" office:value="0.000223549006871104" calcext:value-type="float">
            <text:p>0.000223549006871</text:p>
          </table:table-cell>
          <table:table-cell office:value-type="float" office:value="0.0143831718991548" calcext:value-type="float">
            <text:p>0.014383171899155</text:p>
          </table:table-cell>
          <table:table-cell office:value-type="float" office:value="0.0115113596817795" calcext:value-type="float">
            <text:p>0.01151135968178</text:p>
          </table:table-cell>
          <table:table-cell office:value-type="float" office:value="-0.000518506419673326" calcext:value-type="float">
            <text:p>-0.000518506419673</text:p>
          </table:table-cell>
          <table:table-cell office:value-type="float" office:value="-0.00175501632089065" calcext:value-type="float">
            <text:p>-0.001755016320891</text:p>
          </table:table-cell>
          <table:table-cell office:value-type="float" office:value="-0.0021095119982929" calcext:value-type="float">
            <text:p>-0.002109511998293</text:p>
          </table:table-cell>
          <table:table-cell office:value-type="float" office:value="-0.00130153350295398" calcext:value-type="float">
            <text:p>-0.001301533502954</text:p>
          </table:table-cell>
          <table:table-cell office:value-type="float" office:value="-0.00157047821842143" calcext:value-type="float">
            <text:p>-0.001570478218421</text:p>
          </table:table-cell>
          <table:table-cell office:value-type="float" office:value="-0.00208168665561864" calcext:value-type="float">
            <text:p>-0.002081686655619</text:p>
          </table:table-cell>
          <table:table-cell office:value-type="float" office:value="-0.00352737649476614" calcext:value-type="float">
            <text:p>-0.003527376494766</text:p>
          </table:table-cell>
          <table:table-cell office:value-type="float" office:value="-0.00391866943139929" calcext:value-type="float">
            <text:p>-0.003918669431399</text:p>
          </table:table-cell>
          <table:table-cell office:value-type="float" office:value="-0.00235098514670051" calcext:value-type="float">
            <text:p>-0.002350985146701</text:p>
          </table:table-cell>
          <table:table-cell office:value-type="float" office:value="0.00269069250470833" calcext:value-type="float">
            <text:p>0.002690692504708</text:p>
          </table:table-cell>
          <table:table-cell office:value-type="float" office:value="0.00522523884677817" calcext:value-type="float">
            <text:p>0.005225238846778</text:p>
          </table:table-cell>
          <table:table-cell office:value-type="float" office:value="0.0249506306835081" calcext:value-type="float">
            <text:p>0.024950630683508</text:p>
          </table:table-cell>
          <table:table-cell office:value-type="float" office:value="0.0124315060373802" calcext:value-type="float">
            <text:p>0.01243150603738</text:p>
          </table:table-cell>
          <table:table-cell office:value-type="float" office:value="0.00837817842775895" calcext:value-type="float">
            <text:p>0.008378178427759</text:p>
          </table:table-cell>
          <table:table-cell office:value-type="float" office:value="-0.00264008896991202" calcext:value-type="float">
            <text:p>-0.002640088969912</text:p>
          </table:table-cell>
          <table:table-cell office:value-type="float" office:value="-0.00467283750782177" calcext:value-type="float">
            <text:p>-0.004672837507822</text:p>
          </table:table-cell>
          <table:table-cell office:value-type="float" office:value="-0.0300261862968873" calcext:value-type="float">
            <text:p>-0.030026186296887</text:p>
          </table:table-cell>
          <table:table-cell office:value-type="float" office:value="-0.0116903796753186" calcext:value-type="float">
            <text:p>-0.011690379675319</text:p>
          </table:table-cell>
          <table:table-cell office:value-type="float" office:value="-0.00662297954698743" calcext:value-type="float">
            <text:p>-0.006622979546987</text:p>
          </table:table-cell>
          <table:table-cell office:value-type="float" office:value="-0.00435121759669122" calcext:value-type="float">
            <text:p>-0.004351217596691</text:p>
          </table:table-cell>
          <table:table-cell office:value-type="float" office:value="-0.00164013562665383" calcext:value-type="float">
            <text:p>-0.001640135626654</text:p>
          </table:table-cell>
          <table:table-cell office:value-type="float" office:value="-0.00102788530594194" calcext:value-type="float">
            <text:p>-0.001027885305942</text:p>
          </table:table-cell>
          <table:table-cell office:value-type="float" office:value="-0.000855507999186989" calcext:value-type="float">
            <text:p>-0.000855507999187</text:p>
          </table:table-cell>
          <table:table-cell office:value-type="float" office:value="-0.00175124913993951" calcext:value-type="float">
            <text:p>-0.00175124913994</text:p>
          </table:table-cell>
          <table:table-cell office:value-type="float" office:value="0.00156769523638778" calcext:value-type="float">
            <text:p>0.001567695236388</text:p>
          </table:table-cell>
          <table:table-cell office:value-type="float" office:value="0.0353308933700649" calcext:value-type="float">
            <text:p>0.035330893370065</text:p>
          </table:table-cell>
          <table:table-cell office:value-type="float" office:value="0.00476451460507249" calcext:value-type="float">
            <text:p>0.004764514605072</text:p>
          </table:table-cell>
          <table:table-cell office:value-type="float" office:value="-0.000694675288211433" calcext:value-type="float">
            <text:p>-0.000694675288211</text:p>
          </table:table-cell>
          <table:table-cell office:value-type="float" office:value="-0.0103329775356833" calcext:value-type="float">
            <text:p>-0.010332977535683</text:p>
          </table:table-cell>
          <table:table-cell office:value-type="float" office:value="-0.00558384028604964" calcext:value-type="float">
            <text:p>-0.00558384028605</text:p>
          </table:table-cell>
          <table:table-cell office:value-type="float" office:value="-0.0121953772965128" calcext:value-type="float">
            <text:p>-0.012195377296513</text:p>
          </table:table-cell>
          <table:table-cell office:value-type="float" office:value="-0.00159451083595052" calcext:value-type="float">
            <text:p>-0.001594510835951</text:p>
          </table:table-cell>
          <table:table-cell office:value-type="float" office:value="-0.00118066565538788" calcext:value-type="float">
            <text:p>-0.001180665655388</text:p>
          </table:table-cell>
          <table:table-cell office:value-type="float" office:value="0.00931894016182572" calcext:value-type="float">
            <text:p>0.009318940161826</text:p>
          </table:table-cell>
          <table:table-cell office:value-type="float" office:value="0.00746662740206583" calcext:value-type="float">
            <text:p>0.007466627402066</text:p>
          </table:table-cell>
          <table:table-cell office:value-type="float" office:value="0.00257014199167249" calcext:value-type="float">
            <text:p>0.002570141991672</text:p>
          </table:table-cell>
          <table:table-cell office:value-type="float" office:value="-0.00300982695496688" calcext:value-type="float">
            <text:p>-0.003009826954967</text:p>
          </table:table-cell>
          <table:table-cell office:value-type="float" office:value="-0.00245085616934809" calcext:value-type="float">
            <text:p>-0.002450856169348</text:p>
          </table:table-cell>
          <table:table-cell office:value-type="float" office:value="-0.00115594137566694" calcext:value-type="float">
            <text:p>-0.001155941375667</text:p>
          </table:table-cell>
          <table:table-cell office:value-type="float" office:value="-0.00769851137377886" calcext:value-type="float">
            <text:p>-0.007698511373779</text:p>
          </table:table-cell>
          <table:table-cell office:value-type="float" office:value="-0.00296330438987913" calcext:value-type="float">
            <text:p>-0.002963304389879</text:p>
          </table:table-cell>
          <table:table-cell office:value-type="float" office:value="0.00103255516320938" calcext:value-type="float">
            <text:p>0.001032555163209</text:p>
          </table:table-cell>
          <table:table-cell office:value-type="float" office:value="0.00492000047557178" calcext:value-type="float">
            <text:p>0.004920000475572</text:p>
          </table:table-cell>
          <table:table-cell office:value-type="float" office:value="0.00577491002705521" calcext:value-type="float">
            <text:p>0.005774910027055</text:p>
          </table:table-cell>
          <table:table-cell office:value-type="float" office:value="0.0191248448185153" calcext:value-type="float">
            <text:p>0.019124844818515</text:p>
          </table:table-cell>
          <table:table-cell office:value-type="float" office:value="0.00507955193529286" calcext:value-type="float">
            <text:p>0.005079551935293</text:p>
          </table:table-cell>
          <table:table-cell office:value-type="float" office:value="0.0108246710877571" calcext:value-type="float">
            <text:p>0.010824671087757</text:p>
          </table:table-cell>
          <table:table-cell office:value-type="float" office:value="0.00339545307924544" calcext:value-type="float">
            <text:p>0.003395453079245</text:p>
          </table:table-cell>
          <table:table-cell office:value-type="float" office:value="0.000785079417316814" calcext:value-type="float">
            <text:p>0.000785079417317</text:p>
          </table:table-cell>
          <table:table-cell office:value-type="float" office:value="-0.00294776893184689" calcext:value-type="float">
            <text:p>-0.002947768931847</text:p>
          </table:table-cell>
          <table:table-cell office:value-type="float" office:value="-0.00134017029119682" calcext:value-type="float">
            <text:p>-0.001340170291197</text:p>
          </table:table-cell>
          <table:table-cell office:value-type="float" office:value="0.0000372727367213832" calcext:value-type="float">
            <text:p>3.72727367213832E-05</text:p>
          </table:table-cell>
          <table:table-cell office:value-type="float" office:value="-0.00392515390659032" calcext:value-type="float">
            <text:p>-0.00392515390659</text:p>
          </table:table-cell>
          <table:table-cell office:value-type="float" office:value="-0.0252254713863712" calcext:value-type="float">
            <text:p>-0.025225471386371</text:p>
          </table:table-cell>
          <table:table-cell office:value-type="float" office:value="-0.000200930318071668" calcext:value-type="float">
            <text:p>-0.000200930318072</text:p>
          </table:table-cell>
          <table:table-cell office:value-type="float" office:value="-0.00258996232441289" calcext:value-type="float">
            <text:p>-0.002589962324413</text:p>
          </table:table-cell>
          <table:table-cell office:value-type="float" office:value="-0.00355662726253275" calcext:value-type="float">
            <text:p>-0.003556627262533</text:p>
          </table:table-cell>
          <table:table-cell office:value-type="float" office:value="-0.00408014877073093" calcext:value-type="float">
            <text:p>-0.004080148770731</text:p>
          </table:table-cell>
          <table:table-cell office:value-type="float" office:value="-0.0037521632295684" calcext:value-type="float">
            <text:p>-0.003752163229568</text:p>
          </table:table-cell>
          <table:table-cell office:value-type="float" office:value="-0.00391463957244564" calcext:value-type="float">
            <text:p>-0.003914639572446</text:p>
          </table:table-cell>
          <table:table-cell office:value-type="float" office:value="-0.000808350841906169" calcext:value-type="float">
            <text:p>-0.000808350841906</text:p>
          </table:table-cell>
          <table:table-cell office:value-type="float" office:value="-0.000119534405548405" calcext:value-type="float">
            <text:p>-0.000119534405548</text:p>
          </table:table-cell>
          <table:table-cell office:value-type="float" office:value="-0.0012093688120553" calcext:value-type="float">
            <text:p>-0.001209368812055</text:p>
          </table:table-cell>
          <table:table-cell office:value-type="float" office:value="-0.0000466155272640378" calcext:value-type="float">
            <text:p>-4.66155272640378E-05</text:p>
          </table:table-cell>
          <table:table-cell office:value-type="float" office:value="0.041854585075346" calcext:value-type="float">
            <text:p>0.041854585075346</text:p>
          </table:table-cell>
          <table:table-cell office:value-type="float" office:value="0.00331232931831965" calcext:value-type="float">
            <text:p>0.00331232931832</text:p>
          </table:table-cell>
          <table:table-cell office:value-type="float" office:value="-0.00196687603670875" calcext:value-type="float">
            <text:p>-0.001966876036709</text:p>
          </table:table-cell>
          <table:table-cell office:value-type="float" office:value="-0.00384319105045006" calcext:value-type="float">
            <text:p>-0.00384319105045</text:p>
          </table:table-cell>
          <table:table-cell office:value-type="float" office:value="-0.00929127848967704" calcext:value-type="float">
            <text:p>-0.009291278489677</text:p>
          </table:table-cell>
          <table:table-cell office:value-type="float" office:value="-0.00766915825203585" calcext:value-type="float">
            <text:p>-0.007669158252036</text:p>
          </table:table-cell>
          <table:table-cell office:value-type="float" office:value="-0.00320678608104358" calcext:value-type="float">
            <text:p>-0.003206786081044</text:p>
          </table:table-cell>
          <table:table-cell office:value-type="float" office:value="-0.00446975257319315" calcext:value-type="float">
            <text:p>-0.004469752573193</text:p>
          </table:table-cell>
          <table:table-cell office:value-type="float" office:value="0.00154642362277807" calcext:value-type="float">
            <text:p>0.001546423622778</text:p>
          </table:table-cell>
          <table:table-cell office:value-type="float" office:value="-0.00162316724778178" calcext:value-type="float">
            <text:p>-0.001623167247782</text:p>
          </table:table-cell>
          <table:table-cell office:value-type="float" office:value="-0.000831406462658335" calcext:value-type="float">
            <text:p>-0.000831406462658</text:p>
          </table:table-cell>
          <table:table-cell office:value-type="float" office:value="-0.00308731828785608" calcext:value-type="float">
            <text:p>-0.003087318287856</text:p>
          </table:table-cell>
          <table:table-cell office:value-type="float" office:value="-0.00373003322141041" calcext:value-type="float">
            <text:p>-0.00373003322141</text:p>
          </table:table-cell>
          <table:table-cell office:value-type="float" office:value="-0.00377150955938421" calcext:value-type="float">
            <text:p>-0.003771509559384</text:p>
          </table:table-cell>
          <table:table-cell office:value-type="float" office:value="0.0043202006901919" calcext:value-type="float">
            <text:p>0.004320200690192</text:p>
          </table:table-cell>
          <table:table-cell office:value-type="float" office:value="0.00543153135484958" calcext:value-type="float">
            <text:p>0.00543153135485</text:p>
          </table:table-cell>
          <table:table-cell office:value-type="float" office:value="0.0134675736551773" calcext:value-type="float">
            <text:p>0.013467573655177</text:p>
          </table:table-cell>
          <table:table-cell office:value-type="float" office:value="0.00580209242346769" calcext:value-type="float">
            <text:p>0.005802092423468</text:p>
          </table:table-cell>
          <table:table-cell office:value-type="float" office:value="0.0103233436478714" calcext:value-type="float">
            <text:p>0.010323343647871</text:p>
          </table:table-cell>
          <table:table-cell office:value-type="float" office:value="0.0114299254694425" calcext:value-type="float">
            <text:p>0.011429925469443</text:p>
          </table:table-cell>
          <table:table-cell office:value-type="float" office:value="0.0000365018000398898" calcext:value-type="float">
            <text:p>3.65018000398898E-05</text:p>
          </table:table-cell>
          <table:table-cell office:value-type="float" office:value="-0.000913775232722069" calcext:value-type="float">
            <text:p>-0.000913775232722</text:p>
          </table:table-cell>
          <table:table-cell office:value-type="float" office:value="-0.00362942428430779" calcext:value-type="float">
            <text:p>-0.003629424284308</text:p>
          </table:table-cell>
          <table:table-cell office:value-type="float" office:value="0.000962878654705179" calcext:value-type="float">
            <text:p>0.000962878654705</text:p>
          </table:table-cell>
          <table:table-cell office:value-type="float" office:value="-0.002446993029178" calcext:value-type="float">
            <text:p>-0.002446993029178</text:p>
          </table:table-cell>
          <table:table-cell office:value-type="float" office:value="-0.00340633474241092" calcext:value-type="float">
            <text:p>-0.003406334742411</text:p>
          </table:table-cell>
          <table:table-cell office:value-type="float" office:value="-0.00611847581472791" calcext:value-type="float">
            <text:p>-0.006118475814728</text:p>
          </table:table-cell>
          <table:table-cell office:value-type="float" office:value="-0.0184013151476478" calcext:value-type="float">
            <text:p>-0.018401315147648</text:p>
          </table:table-cell>
          <table:table-cell office:value-type="float" office:value="-0.00704182975916301" calcext:value-type="float">
            <text:p>-0.007041829759163</text:p>
          </table:table-cell>
          <table:table-cell office:value-type="float" office:value="-0.000431944723019773" calcext:value-type="float">
            <text:p>-0.00043194472302</text:p>
          </table:table-cell>
          <table:table-cell office:value-type="float" office:value="-0.00322093357172709" calcext:value-type="float">
            <text:p>-0.003220933571727</text:p>
          </table:table-cell>
          <table:table-cell office:value-type="float" office:value="-0.00451307251506833" calcext:value-type="float">
            <text:p>-0.004513072515068</text:p>
          </table:table-cell>
          <table:table-cell office:value-type="float" office:value="-0.00304355172876386" calcext:value-type="float">
            <text:p>-0.003043551728764</text:p>
          </table:table-cell>
          <table:table-cell office:value-type="float" office:value="0.000065682927957722" calcext:value-type="float">
            <text:p>6.5682927957722E-05</text:p>
          </table:table-cell>
          <table:table-cell office:value-type="float" office:value="-0.00138292997448175" calcext:value-type="float">
            <text:p>-0.001382929974482</text:p>
          </table:table-cell>
          <table:table-cell office:value-type="float" office:value="0.0359163925498353" calcext:value-type="float">
            <text:p>0.035916392549835</text:p>
          </table:table-cell>
          <table:table-cell office:value-type="float" office:value="-0.00516843446860915" calcext:value-type="float">
            <text:p>-0.005168434468609</text:p>
          </table:table-cell>
          <table:table-cell office:value-type="float" office:value="-0.0187145350522462" calcext:value-type="float">
            <text:p>-0.018714535052246</text:p>
          </table:table-cell>
          <table:table-cell office:value-type="float" office:value="-0.00117805341509064" calcext:value-type="float">
            <text:p>-0.001178053415091</text:p>
          </table:table-cell>
          <table:table-cell office:value-type="float" office:value="-0.00096813843385879" calcext:value-type="float">
            <text:p>-0.000968138433859</text:p>
          </table:table-cell>
          <table:table-cell office:value-type="float" office:value="-0.00219778697531858" calcext:value-type="float">
            <text:p>-0.002197786975319</text:p>
          </table:table-cell>
          <table:table-cell office:value-type="float" office:value="0.0114796312377345" calcext:value-type="float">
            <text:p>0.011479631237735</text:p>
          </table:table-cell>
          <table:table-cell office:value-type="float" office:value="-0.000629476069193335" calcext:value-type="float">
            <text:p>-0.000629476069193</text:p>
          </table:table-cell>
          <table:table-cell office:value-type="float" office:value="-0.00115217584070942" calcext:value-type="float">
            <text:p>-0.001152175840709</text:p>
          </table:table-cell>
          <table:table-cell office:value-type="float" office:value="-0.000732907583791298" calcext:value-type="float">
            <text:p>-0.000732907583791</text:p>
          </table:table-cell>
          <table:table-cell office:value-type="float" office:value="-0.00118762807368228" calcext:value-type="float">
            <text:p>-0.001187628073682</text:p>
          </table:table-cell>
          <table:table-cell office:value-type="float" office:value="-0.000366392274152361" calcext:value-type="float">
            <text:p>-0.000366392274152</text:p>
          </table:table-cell>
          <table:table-cell office:value-type="float" office:value="-0.000487514455734583" calcext:value-type="float">
            <text:p>-0.000487514455735</text:p>
          </table:table-cell>
          <table:table-cell office:value-type="float" office:value="-0.000432568002444844" calcext:value-type="float">
            <text:p>-0.000432568002445</text:p>
          </table:table-cell>
          <table:table-cell office:value-type="float" office:value="-0.00348674449510988" calcext:value-type="float">
            <text:p>-0.00348674449511</text:p>
          </table:table-cell>
          <table:table-cell office:value-type="float" office:value="-0.0022178919751954" calcext:value-type="float">
            <text:p>-0.002217891975195</text:p>
          </table:table-cell>
          <table:table-cell office:value-type="float" office:value="0.00153911749635566" calcext:value-type="float">
            <text:p>0.001539117496356</text:p>
          </table:table-cell>
          <table:table-cell office:value-type="float" office:value="0.0246768307478882" calcext:value-type="float">
            <text:p>0.024676830747888</text:p>
          </table:table-cell>
          <table:table-cell office:value-type="float" office:value="0.00283962891364103" calcext:value-type="float">
            <text:p>0.002839628913641</text:p>
          </table:table-cell>
          <table:table-cell office:value-type="float" office:value="0.0110233920514835" calcext:value-type="float">
            <text:p>0.011023392051484</text:p>
          </table:table-cell>
          <table:table-cell office:value-type="float" office:value="0.00740028974890161" calcext:value-type="float">
            <text:p>0.007400289748902</text:p>
          </table:table-cell>
          <table:table-cell office:value-type="float" office:value="-0.000777758640802095" calcext:value-type="float">
            <text:p>-0.000777758640802</text:p>
          </table:table-cell>
          <table:table-cell office:value-type="float" office:value="-0.00218547631250216" calcext:value-type="float">
            <text:p>-0.002185476312502</text:p>
          </table:table-cell>
          <table:table-cell office:value-type="float" office:value="0.000857178209926757" calcext:value-type="float">
            <text:p>0.000857178209927</text:p>
          </table:table-cell>
          <table:table-cell office:value-type="float" office:value="-0.000261772838092145" calcext:value-type="float">
            <text:p>-0.000261772838092</text:p>
          </table:table-cell>
          <table:table-cell office:value-type="float" office:value="-0.000929638638017538" calcext:value-type="float">
            <text:p>-0.000929638638018</text:p>
          </table:table-cell>
          <table:table-cell office:value-type="float" office:value="-0.00215590634566154" calcext:value-type="float">
            <text:p>-0.002155906345662</text:p>
          </table:table-cell>
          <table:table-cell office:value-type="float" office:value="-0.0350124955919307" calcext:value-type="float">
            <text:p>-0.035012495591931</text:p>
          </table:table-cell>
          <table:table-cell office:value-type="float" office:value="-0.000569874482904464" calcext:value-type="float">
            <text:p>-0.000569874482904</text:p>
          </table:table-cell>
          <table:table-cell office:value-type="float" office:value="-0.001188262646039" calcext:value-type="float">
            <text:p>-0.001188262646039</text:p>
          </table:table-cell>
          <table:table-cell office:value-type="float" office:value="-0.0011859406458562" calcext:value-type="float">
            <text:p>-0.001185940645856</text:p>
          </table:table-cell>
          <table:table-cell office:value-type="float" office:value="-0.00129913601116383" calcext:value-type="float">
            <text:p>-0.001299136011164</text:p>
          </table:table-cell>
          <table:table-cell office:value-type="float" office:value="-0.00217786210465864" calcext:value-type="float">
            <text:p>-0.002177862104659</text:p>
          </table:table-cell>
          <table:table-cell office:value-type="float" office:value="-0.00279464517920941" calcext:value-type="float">
            <text:p>-0.002794645179209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5038297146441" calcext:value-type="float">
            <text:p>1.35038297146441</text:p>
          </table:table-cell>
          <table:table-cell table:formula="of:=[.B9]*9.8" office:value-type="float" office:value="13.2337531203512" calcext:value-type="float">
            <text:p>13.2337531203512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889656068657301" calcext:value-type="float">
            <text:p>8.89656068657301E-07</text:p>
          </table:table-cell>
          <table:table-cell table:formula="of:=0.5*[.D12]*(([.D5]-[.C5])/([.D1]-[.C1]))^2" office:value-type="float" office:value="0.0000675202006062982" calcext:value-type="float">
            <text:p>6.75202006062982E-05</text:p>
          </table:table-cell>
          <table:table-cell table:formula="of:=0.5*[.E12]*(([.E5]-[.D5])/([.E1]-[.D1]))^2" office:value-type="float" office:value="0.00000113940372971604" calcext:value-type="float">
            <text:p>1.13940372971604E-06</text:p>
          </table:table-cell>
          <table:table-cell table:formula="of:=0.5*[.F12]*(([.F5]-[.E5])/([.F1]-[.E1]))^2" office:value-type="float" office:value="0.00000419901778254994" calcext:value-type="float">
            <text:p>4.19901778254994E-06</text:p>
          </table:table-cell>
          <table:table-cell table:formula="of:=0.5*[.G12]*(([.G5]-[.F5])/([.G1]-[.F1]))^2" office:value-type="float" office:value="0.0000164452505003076" calcext:value-type="float">
            <text:p>1.64452505003076E-05</text:p>
          </table:table-cell>
          <table:table-cell table:formula="of:=0.5*[.H12]*(([.H5]-[.G5])/([.H1]-[.G1]))^2" office:value-type="float" office:value="0.000000275057521992054" calcext:value-type="float">
            <text:p>2.75057521992054E-07</text:p>
          </table:table-cell>
          <table:table-cell table:formula="of:=0.5*[.I12]*(([.I5]-[.H5])/([.I1]-[.H1]))^2" office:value-type="float" office:value="0.0000369289692695903" calcext:value-type="float">
            <text:p>3.69289692695903E-05</text:p>
          </table:table-cell>
          <table:table-cell table:formula="of:=0.5*[.J12]*(([.J5]-[.I5])/([.J1]-[.I1]))^2" office:value-type="float" office:value="0.0000976142335709425" calcext:value-type="float">
            <text:p>9.76142335709425E-05</text:p>
          </table:table-cell>
          <table:table-cell table:formula="of:=0.5*[.K12]*(([.K5]-[.J5])/([.K1]-[.J1]))^2" office:value-type="float" office:value="0.000065061949485497" calcext:value-type="float">
            <text:p>6.5061949485497E-05</text:p>
          </table:table-cell>
          <table:table-cell table:formula="of:=0.5*[.L12]*(([.L5]-[.K5])/([.L1]-[.K1]))^2" office:value-type="float" office:value="0.0000000833809772475693" calcext:value-type="float">
            <text:p>8.33809772475693E-08</text:p>
          </table:table-cell>
          <table:table-cell table:formula="of:=0.5*[.M12]*(([.M5]-[.L5])/([.M1]-[.L1]))^2" office:value-type="float" office:value="0.000000372650282392033" calcext:value-type="float">
            <text:p>3.72650282392033E-07</text:p>
          </table:table-cell>
          <table:table-cell table:formula="of:=0.5*[.N12]*(([.N5]-[.M5])/([.N1]-[.M1]))^2" office:value-type="float" office:value="0.0000407477653063019" calcext:value-type="float">
            <text:p>4.07477653063019E-05</text:p>
          </table:table-cell>
          <table:table-cell table:formula="of:=0.5*[.O12]*(([.O5]-[.N5])/([.O1]-[.N1]))^2" office:value-type="float" office:value="0.00000904732627172124" calcext:value-type="float">
            <text:p>9.04732627172124E-06</text:p>
          </table:table-cell>
          <table:table-cell table:formula="of:=0.5*[.P12]*(([.P5]-[.O5])/([.P1]-[.O1]))^2" office:value-type="float" office:value="0.000000329687153990957" calcext:value-type="float">
            <text:p>3.29687153990957E-07</text:p>
          </table:table-cell>
          <table:table-cell table:formula="of:=0.5*[.Q12]*(([.Q5]-[.P5])/([.Q1]-[.P1]))^2" office:value-type="float" office:value="0.0000102702613105876" calcext:value-type="float">
            <text:p>1.02702613105876E-05</text:p>
          </table:table-cell>
          <table:table-cell table:formula="of:=0.5*[.R12]*(([.R5]-[.Q5])/([.R1]-[.Q1]))^2" office:value-type="float" office:value="0.000000596991734423557" calcext:value-type="float">
            <text:p>5.96991734423557E-07</text:p>
          </table:table-cell>
          <table:table-cell table:formula="of:=0.5*[.S12]*(([.S5]-[.R5])/([.S1]-[.R1]))^2" office:value-type="float" office:value="0.00000734809951758546" calcext:value-type="float">
            <text:p>7.34809951758546E-06</text:p>
          </table:table-cell>
          <table:table-cell table:formula="of:=0.5*[.T12]*(([.T5]-[.S5])/([.T1]-[.S1]))^2" office:value-type="float" office:value="0.0000328406570701561" calcext:value-type="float">
            <text:p>3.28406570701561E-05</text:p>
          </table:table-cell>
          <table:table-cell table:formula="of:=0.5*[.U12]*(([.U5]-[.T5])/([.U1]-[.T1]))^2" office:value-type="float" office:value="0.00000208150772065118" calcext:value-type="float">
            <text:p>2.08150772065118E-06</text:p>
          </table:table-cell>
          <table:table-cell table:formula="of:=0.5*[.V12]*(([.V5]-[.U5])/([.V1]-[.U1]))^2" office:value-type="float" office:value="0.000000784042579517707" calcext:value-type="float">
            <text:p>7.84042579517707E-07</text:p>
          </table:table-cell>
          <table:table-cell table:formula="of:=0.5*[.W12]*(([.W5]-[.V5])/([.W1]-[.V1]))^2" office:value-type="float" office:value="0.0000027115657074286" calcext:value-type="float">
            <text:p>2.7115657074286E-06</text:p>
          </table:table-cell>
          <table:table-cell table:formula="of:=0.5*[.X12]*(([.X5]-[.W5])/([.X1]-[.W1]))^2" office:value-type="float" office:value="0.00000533429138933446" calcext:value-type="float">
            <text:p>5.33429138933446E-06</text:p>
          </table:table-cell>
          <table:table-cell table:formula="of:=0.5*[.Y12]*(([.Y5]-[.X5])/([.Y1]-[.X1]))^2" office:value-type="float" office:value="0.00000343282280525624" calcext:value-type="float">
            <text:p>3.43282280525624E-06</text:p>
          </table:table-cell>
          <table:table-cell table:formula="of:=0.5*[.Z12]*(([.Z5]-[.Y5])/([.Z1]-[.Y1]))^2" office:value-type="float" office:value="0.00000869118922732099" calcext:value-type="float">
            <text:p>8.69118922732099E-06</text:p>
          </table:table-cell>
          <table:table-cell table:formula="of:=0.5*[.AA12]*(([.AA5]-[.Z5])/([.AA1]-[.Z1]))^2" office:value-type="float" office:value="0.00000486453813162588" calcext:value-type="float">
            <text:p>4.86453813162588E-06</text:p>
          </table:table-cell>
          <table:table-cell table:formula="of:=0.5*[.AB12]*(([.AB5]-[.AA5])/([.AB1]-[.AA1]))^2" office:value-type="float" office:value="0.00000588180457806551" calcext:value-type="float">
            <text:p>5.88180457806551E-06</text:p>
          </table:table-cell>
          <table:table-cell table:formula="of:=0.5*[.AC12]*(([.AC5]-[.AB5])/([.AC1]-[.AB1]))^2" office:value-type="float" office:value="0.000000650823557490114" calcext:value-type="float">
            <text:p>6.50823557490114E-07</text:p>
          </table:table-cell>
          <table:table-cell table:formula="of:=0.5*[.AD12]*(([.AD5]-[.AC5])/([.AD1]-[.AC1]))^2" office:value-type="float" office:value="0.0000163767129977876" calcext:value-type="float">
            <text:p>1.63767129977876E-05</text:p>
          </table:table-cell>
          <table:table-cell table:formula="of:=0.5*[.AE12]*(([.AE5]-[.AD5])/([.AE1]-[.AD1]))^2" office:value-type="float" office:value="0.000000312919104666461" calcext:value-type="float">
            <text:p>3.12919104666461E-07</text:p>
          </table:table-cell>
          <table:table-cell table:formula="of:=0.5*[.AF12]*(([.AF5]-[.AE5])/([.AF1]-[.AE1]))^2" office:value-type="float" office:value="0.0000000132418462711185" calcext:value-type="float">
            <text:p>1.32418462711185E-08</text:p>
          </table:table-cell>
          <table:table-cell table:formula="of:=0.5*[.AG12]*(([.AG5]-[.AF5])/([.AG1]-[.AF1]))^2" office:value-type="float" office:value="0.00000982955220452569" calcext:value-type="float">
            <text:p>9.82955220452569E-06</text:p>
          </table:table-cell>
          <table:table-cell table:formula="of:=0.5*[.AH12]*(([.AH5]-[.AG5])/([.AH1]-[.AG1]))^2" office:value-type="float" office:value="0.0000102914256920933" calcext:value-type="float">
            <text:p>1.02914256920933E-05</text:p>
          </table:table-cell>
          <table:table-cell table:formula="of:=0.5*[.AI12]*(([.AI5]-[.AH5])/([.AI1]-[.AH1]))^2" office:value-type="float" office:value="0.0000512888022090398" calcext:value-type="float">
            <text:p>5.12888022090398E-05</text:p>
          </table:table-cell>
          <table:table-cell table:formula="of:=0.5*[.AJ12]*(([.AJ5]-[.AI5])/([.AJ1]-[.AI1]))^2" office:value-type="float" office:value="0.0000793731175028911" calcext:value-type="float">
            <text:p>7.93731175028911E-05</text:p>
          </table:table-cell>
          <table:table-cell table:formula="of:=0.5*[.AK12]*(([.AK5]-[.AJ5])/([.AK1]-[.AJ1]))^2" office:value-type="float" office:value="0.00005534666907174" calcext:value-type="float">
            <text:p>5.534666907174E-05</text:p>
          </table:table-cell>
          <table:table-cell table:formula="of:=0.5*[.AL12]*(([.AL5]-[.AK5])/([.AL1]-[.AK1]))^2" office:value-type="float" office:value="0.0000232611336784451" calcext:value-type="float">
            <text:p>2.32611336784451E-05</text:p>
          </table:table-cell>
          <table:table-cell table:formula="of:=0.5*[.AM12]*(([.AM5]-[.AL5])/([.AM1]-[.AL1]))^2" office:value-type="float" office:value="0.00000141647620449045" calcext:value-type="float">
            <text:p>1.41647620449045E-06</text:p>
          </table:table-cell>
          <table:table-cell table:formula="of:=0.5*[.AN12]*(([.AN5]-[.AM5])/([.AN1]-[.AM1]))^2" office:value-type="float" office:value="0.0000130225452414349" calcext:value-type="float">
            <text:p>1.30225452414349E-05</text:p>
          </table:table-cell>
          <table:table-cell table:formula="of:=0.5*[.AO12]*(([.AO5]-[.AN5])/([.AO1]-[.AN1]))^2" office:value-type="float" office:value="0.00000000972771831025709" calcext:value-type="float">
            <text:p>9.72771831025709E-09</text:p>
          </table:table-cell>
          <table:table-cell table:formula="of:=0.5*[.AP12]*(([.AP5]-[.AO5])/([.AP1]-[.AO1]))^2" office:value-type="float" office:value="0.000000137144057486408" calcext:value-type="float">
            <text:p>1.37144057486408E-07</text:p>
          </table:table-cell>
          <table:table-cell table:formula="of:=0.5*[.AQ12]*(([.AQ5]-[.AP5])/([.AQ1]-[.AP1]))^2" office:value-type="float" office:value="0.00000220109554827506" calcext:value-type="float">
            <text:p>2.20109554827506E-06</text:p>
          </table:table-cell>
          <table:table-cell table:formula="of:=0.5*[.AR12]*(([.AR5]-[.AQ5])/([.AR1]-[.AQ1]))^2" office:value-type="float" office:value="0.0000000140404074943352" calcext:value-type="float">
            <text:p>1.40404074943352E-08</text:p>
          </table:table-cell>
          <table:table-cell table:formula="of:=0.5*[.AS12]*(([.AS5]-[.AR5])/([.AS1]-[.AR1]))^2" office:value-type="float" office:value="0.000000246087861177321" calcext:value-type="float">
            <text:p>2.46087861177321E-07</text:p>
          </table:table-cell>
          <table:table-cell table:formula="of:=0.5*[.AT12]*(([.AT5]-[.AS5])/([.AT1]-[.AS1]))^2" office:value-type="float" office:value="0.000000179029778709057" calcext:value-type="float">
            <text:p>1.79029778709057E-07</text:p>
          </table:table-cell>
          <table:table-cell table:formula="of:=0.5*[.AU12]*(([.AU5]-[.AT5])/([.AU1]-[.AT1]))^2" office:value-type="float" office:value="0.000021075696303854" calcext:value-type="float">
            <text:p>2.1075696303854E-05</text:p>
          </table:table-cell>
          <table:table-cell table:formula="of:=0.5*[.AV12]*(([.AV5]-[.AU5])/([.AV1]-[.AU1]))^2" office:value-type="float" office:value="0.00000303510753526135" calcext:value-type="float">
            <text:p>3.03510753526135E-06</text:p>
          </table:table-cell>
          <table:table-cell table:formula="of:=0.5*[.AW12]*(([.AW5]-[.AV5])/([.AW1]-[.AV1]))^2" office:value-type="float" office:value="0.00000288656749336892" calcext:value-type="float">
            <text:p>2.88656749336892E-06</text:p>
          </table:table-cell>
          <table:table-cell table:formula="of:=0.5*[.AX12]*(([.AX5]-[.AW5])/([.AX1]-[.AW1]))^2" office:value-type="float" office:value="0.00000840738321632145" calcext:value-type="float">
            <text:p>8.40738321632145E-06</text:p>
          </table:table-cell>
          <table:table-cell table:formula="of:=0.5*[.AY12]*(([.AY5]-[.AX5])/([.AY1]-[.AX1]))^2" office:value-type="float" office:value="0.00000306749823125948" calcext:value-type="float">
            <text:p>3.06749823125948E-06</text:p>
          </table:table-cell>
          <table:table-cell table:formula="of:=0.5*[.AZ12]*(([.AZ5]-[.AY5])/([.AZ1]-[.AY1]))^2" office:value-type="float" office:value="0.000000881902534337377" calcext:value-type="float">
            <text:p>8.81902534337377E-07</text:p>
          </table:table-cell>
          <table:table-cell table:formula="of:=0.5*[.BA12]*(([.BA5]-[.AZ5])/([.BA1]-[.AZ1]))^2" office:value-type="float" office:value="0.0000161378074121334" calcext:value-type="float">
            <text:p>1.61378074121334E-05</text:p>
          </table:table-cell>
          <table:table-cell table:formula="of:=0.5*[.BB12]*(([.BB5]-[.BA5])/([.BB1]-[.BA1]))^2" office:value-type="float" office:value="0.0000226025656210734" calcext:value-type="float">
            <text:p>2.26025656210734E-05</text:p>
          </table:table-cell>
          <table:table-cell table:formula="of:=0.5*[.BC12]*(([.BC5]-[.BB5])/([.BC1]-[.BB1]))^2" office:value-type="float" office:value="0.0000132404488777754" calcext:value-type="float">
            <text:p>1.32404488777754E-05</text:p>
          </table:table-cell>
          <table:table-cell table:formula="of:=0.5*[.BD12]*(([.BD5]-[.BC5])/([.BD1]-[.BC1]))^2" office:value-type="float" office:value="0.0000000789212975266003" calcext:value-type="float">
            <text:p>7.89212975266003E-08</text:p>
          </table:table-cell>
          <table:table-cell table:formula="of:=0.5*[.BE12]*(([.BE5]-[.BD5])/([.BE1]-[.BD1]))^2" office:value-type="float" office:value="0.0000000131016188820899" calcext:value-type="float">
            <text:p>1.31016188820899E-08</text:p>
          </table:table-cell>
          <table:table-cell table:formula="of:=0.5*[.BF12]*(([.BF5]-[.BE5])/([.BF1]-[.BE1]))^2" office:value-type="float" office:value="0.0000203748342825624" calcext:value-type="float">
            <text:p>2.03748342825624E-05</text:p>
          </table:table-cell>
          <table:table-cell table:formula="of:=0.5*[.BG12]*(([.BG5]-[.BF5])/([.BG1]-[.BF1]))^2" office:value-type="float" office:value="0.00000628026521362872" calcext:value-type="float">
            <text:p>6.28026521362872E-06</text:p>
          </table:table-cell>
          <table:table-cell table:formula="of:=0.5*[.BH12]*(([.BH5]-[.BG5])/([.BH1]-[.BG1]))^2" office:value-type="float" office:value="0.0000000407063228344304" calcext:value-type="float">
            <text:p>4.07063228344304E-08</text:p>
          </table:table-cell>
          <table:table-cell table:formula="of:=0.5*[.BI12]*(([.BI5]-[.BH5])/([.BI1]-[.BH1]))^2" office:value-type="float" office:value="0.00000567605740791046" calcext:value-type="float">
            <text:p>5.67605740791046E-06</text:p>
          </table:table-cell>
          <table:table-cell table:formula="of:=0.5*[.BJ12]*(([.BJ5]-[.BI5])/([.BJ1]-[.BI1]))^2" office:value-type="float" office:value="0.0000172900879779516" calcext:value-type="float">
            <text:p>1.72900879779516E-05</text:p>
          </table:table-cell>
          <table:table-cell table:formula="of:=0.5*[.BK12]*(([.BK5]-[.BJ5])/([.BK1]-[.BJ1]))^2" office:value-type="float" office:value="0.000213203933324623" calcext:value-type="float">
            <text:p>0.000213203933325</text:p>
          </table:table-cell>
          <table:table-cell table:formula="of:=0.5*[.BL12]*(([.BL5]-[.BK5])/([.BL1]-[.BK1]))^2" office:value-type="float" office:value="0.000201791690758467" calcext:value-type="float">
            <text:p>0.000201791690758</text:p>
          </table:table-cell>
          <table:table-cell table:formula="of:=0.5*[.BM12]*(([.BM5]-[.BL5])/([.BM1]-[.BL1]))^2" office:value-type="float" office:value="0.000300579079733589" calcext:value-type="float">
            <text:p>0.000300579079734</text:p>
          </table:table-cell>
          <table:table-cell table:formula="of:=0.5*[.BN12]*(([.BN5]-[.BM5])/([.BN1]-[.BM1]))^2" office:value-type="float" office:value="0.00200531214422545" calcext:value-type="float">
            <text:p>0.002005312144225</text:p>
          </table:table-cell>
          <table:table-cell table:formula="of:=0.5*[.BO12]*(([.BO5]-[.BN5])/([.BO1]-[.BN1]))^2" office:value-type="float" office:value="0.00552327099787205" calcext:value-type="float">
            <text:p>0.005523270997872</text:p>
          </table:table-cell>
          <table:table-cell table:formula="of:=0.5*[.BP12]*(([.BP5]-[.BO5])/([.BP1]-[.BO1]))^2" office:value-type="float" office:value="0.0161856424625843" calcext:value-type="float">
            <text:p>0.016185642462584</text:p>
          </table:table-cell>
          <table:table-cell table:formula="of:=0.5*[.BQ12]*(([.BQ5]-[.BP5])/([.BQ1]-[.BP1]))^2" office:value-type="float" office:value="0.000682315733073219" calcext:value-type="float">
            <text:p>0.000682315733073</text:p>
          </table:table-cell>
          <table:table-cell table:formula="of:=0.5*[.BR12]*(([.BR5]-[.BQ5])/([.BR1]-[.BQ1]))^2" office:value-type="float" office:value="0.00158408120522523" calcext:value-type="float">
            <text:p>0.001584081205225</text:p>
          </table:table-cell>
          <table:table-cell table:formula="of:=0.5*[.BS12]*(([.BS5]-[.BR5])/([.BS1]-[.BR1]))^2" office:value-type="float" office:value="0.00000863288371691976" calcext:value-type="float">
            <text:p>8.63288371691976E-06</text:p>
          </table:table-cell>
          <table:table-cell table:formula="of:=0.5*[.BT12]*(([.BT5]-[.BS5])/([.BT1]-[.BS1]))^2" office:value-type="float" office:value="0.00132187206811373" calcext:value-type="float">
            <text:p>0.001321872068114</text:p>
          </table:table-cell>
          <table:table-cell table:formula="of:=0.5*[.BU12]*(([.BU5]-[.BT5])/([.BU1]-[.BT1]))^2" office:value-type="float" office:value="0.0164612493019741" calcext:value-type="float">
            <text:p>0.016461249301974</text:p>
          </table:table-cell>
          <table:table-cell table:formula="of:=0.5*[.BV12]*(([.BV5]-[.BU5])/([.BV1]-[.BU1]))^2" office:value-type="float" office:value="0.0451069150596174" calcext:value-type="float">
            <text:p>0.045106915059618</text:p>
          </table:table-cell>
          <table:table-cell table:formula="of:=0.5*[.BW12]*(([.BW5]-[.BV5])/([.BW1]-[.BV1]))^2" office:value-type="float" office:value="0.0480240310263504" calcext:value-type="float">
            <text:p>0.048024031026351</text:p>
          </table:table-cell>
          <table:table-cell table:formula="of:=0.5*[.BX12]*(([.BX5]-[.BW5])/([.BX1]-[.BW1]))^2" office:value-type="float" office:value="0.00000280966914285684" calcext:value-type="float">
            <text:p>2.80966914285684E-06</text:p>
          </table:table-cell>
          <table:table-cell table:formula="of:=0.5*[.BY12]*(([.BY5]-[.BX5])/([.BY1]-[.BX1]))^2" office:value-type="float" office:value="0.00214032100043787" calcext:value-type="float">
            <text:p>0.002140321000438</text:p>
          </table:table-cell>
          <table:table-cell table:formula="of:=0.5*[.BZ12]*(([.BZ5]-[.BY5])/([.BZ1]-[.BY1]))^2" office:value-type="float" office:value="0.00216669332763605" calcext:value-type="float">
            <text:p>0.002166693327636</text:p>
          </table:table-cell>
          <table:table-cell table:formula="of:=0.5*[.CA12]*(([.CA5]-[.BZ5])/([.CA1]-[.BZ1]))^2" office:value-type="float" office:value="0.0000839141662215301" calcext:value-type="float">
            <text:p>8.39141662215301E-05</text:p>
          </table:table-cell>
          <table:table-cell table:formula="of:=0.5*[.CB12]*(([.CB5]-[.CA5])/([.CB1]-[.CA1]))^2" office:value-type="float" office:value="0.0000104341323735807" calcext:value-type="float">
            <text:p>1.04341323735807E-05</text:p>
          </table:table-cell>
          <table:table-cell table:formula="of:=0.5*[.CC12]*(([.CC5]-[.CB5])/([.CC1]-[.CB1]))^2" office:value-type="float" office:value="0.0182570323323618" calcext:value-type="float">
            <text:p>0.018257032332362</text:p>
          </table:table-cell>
          <table:table-cell table:formula="of:=0.5*[.CD12]*(([.CD5]-[.CC5])/([.CD1]-[.CC1]))^2" office:value-type="float" office:value="0.0110593382698334" calcext:value-type="float">
            <text:p>0.011059338269833</text:p>
          </table:table-cell>
          <table:table-cell table:formula="of:=0.5*[.CE12]*(([.CE5]-[.CD5])/([.CE1]-[.CD1]))^2" office:value-type="float" office:value="0.0316711187626731" calcext:value-type="float">
            <text:p>0.031671118762673</text:p>
          </table:table-cell>
          <table:table-cell table:formula="of:=0.5*[.CF12]*(([.CF5]-[.CE5])/([.CF1]-[.CE1]))^2" office:value-type="float" office:value="0.0819012130337626" calcext:value-type="float">
            <text:p>0.081901213033763</text:p>
          </table:table-cell>
          <table:table-cell table:formula="of:=0.5*[.CG12]*(([.CG5]-[.CF5])/([.CG1]-[.CF1]))^2" office:value-type="float" office:value="0.19284495533196" calcext:value-type="float">
            <text:p>0.19284495533196</text:p>
          </table:table-cell>
          <table:table-cell table:formula="of:=0.5*[.CH12]*(([.CH5]-[.CG5])/([.CH1]-[.CG1]))^2" office:value-type="float" office:value="0.0723980920011783" calcext:value-type="float">
            <text:p>0.072398092001178</text:p>
          </table:table-cell>
          <table:table-cell table:formula="of:=0.5*[.CI12]*(([.CI5]-[.CH5])/([.CI1]-[.CH1]))^2" office:value-type="float" office:value="0.00133295015000051" calcext:value-type="float">
            <text:p>0.001332950150001</text:p>
          </table:table-cell>
          <table:table-cell table:formula="of:=0.5*[.CJ12]*(([.CJ5]-[.CI5])/([.CJ1]-[.CI1]))^2" office:value-type="float" office:value="0.175934549781273" calcext:value-type="float">
            <text:p>0.175934549781273</text:p>
          </table:table-cell>
          <table:table-cell table:formula="of:=0.5*[.CK12]*(([.CK5]-[.CJ5])/([.CK1]-[.CJ1]))^2" office:value-type="float" office:value="0.0183464991284289" calcext:value-type="float">
            <text:p>0.018346499128429</text:p>
          </table:table-cell>
          <table:table-cell table:formula="of:=0.5*[.CL12]*(([.CL5]-[.CK5])/([.CL1]-[.CK1]))^2" office:value-type="float" office:value="0.0364766958483323" calcext:value-type="float">
            <text:p>0.036476695848332</text:p>
          </table:table-cell>
          <table:table-cell table:formula="of:=0.5*[.CM12]*(([.CM5]-[.CL5])/([.CM1]-[.CL1]))^2" office:value-type="float" office:value="0.0117674571351892" calcext:value-type="float">
            <text:p>0.011767457135189</text:p>
          </table:table-cell>
          <table:table-cell table:formula="of:=0.5*[.CN12]*(([.CN5]-[.CM5])/([.CN1]-[.CM1]))^2" office:value-type="float" office:value="0.0125352392851346" calcext:value-type="float">
            <text:p>0.012535239285135</text:p>
          </table:table-cell>
          <table:table-cell table:formula="of:=0.5*[.CO12]*(([.CO5]-[.CN5])/([.CO1]-[.CN1]))^2" office:value-type="float" office:value="0.0000900933174362042" calcext:value-type="float">
            <text:p>9.00933174362042E-05</text:p>
          </table:table-cell>
          <table:table-cell table:formula="of:=0.5*[.CP12]*(([.CP5]-[.CO5])/([.CP1]-[.CO1]))^2" office:value-type="float" office:value="0.0066346849060324" calcext:value-type="float">
            <text:p>0.006634684906032</text:p>
          </table:table-cell>
          <table:table-cell table:formula="of:=0.5*[.CQ12]*(([.CQ5]-[.CP5])/([.CQ1]-[.CP1]))^2" office:value-type="float" office:value="0.127310971748774" calcext:value-type="float">
            <text:p>0.127310971748774</text:p>
          </table:table-cell>
          <table:table-cell table:formula="of:=0.5*[.CR12]*(([.CR5]-[.CQ5])/([.CR1]-[.CQ1]))^2" office:value-type="float" office:value="0.0718594550939085" calcext:value-type="float">
            <text:p>0.071859455093909</text:p>
          </table:table-cell>
          <table:table-cell table:formula="of:=0.5*[.CS12]*(([.CS5]-[.CR5])/([.CS1]-[.CR1]))^2" office:value-type="float" office:value="0.0119696771654494" calcext:value-type="float">
            <text:p>0.01196967716545</text:p>
          </table:table-cell>
          <table:table-cell table:formula="of:=0.5*[.CT12]*(([.CT5]-[.CS5])/([.CT1]-[.CS1]))^2" office:value-type="float" office:value="0.00280738372963226" calcext:value-type="float">
            <text:p>0.002807383729632</text:p>
          </table:table-cell>
          <table:table-cell table:formula="of:=0.5*[.CU12]*(([.CU5]-[.CT5])/([.CU1]-[.CT1]))^2" office:value-type="float" office:value="0.0345406939800407" calcext:value-type="float">
            <text:p>0.034540693980041</text:p>
          </table:table-cell>
          <table:table-cell table:formula="of:=0.5*[.CV12]*(([.CV5]-[.CU5])/([.CV1]-[.CU1]))^2" office:value-type="float" office:value="0.0230896622990033" calcext:value-type="float">
            <text:p>0.023089662299003</text:p>
          </table:table-cell>
          <table:table-cell table:formula="of:=0.5*[.CW12]*(([.CW5]-[.CV5])/([.CW1]-[.CV1]))^2" office:value-type="float" office:value="0.0026241950039893" calcext:value-type="float">
            <text:p>0.002624195003989</text:p>
          </table:table-cell>
          <table:table-cell table:formula="of:=0.5*[.CX12]*(([.CX5]-[.CW5])/([.CX1]-[.CW1]))^2" office:value-type="float" office:value="0.00989356826990718" calcext:value-type="float">
            <text:p>0.009893568269907</text:p>
          </table:table-cell>
          <table:table-cell table:formula="of:=0.5*[.CY12]*(([.CY5]-[.CX5])/([.CY1]-[.CX1]))^2" office:value-type="float" office:value="0.0043197335787809" calcext:value-type="float">
            <text:p>0.004319733578781</text:p>
          </table:table-cell>
          <table:table-cell table:formula="of:=0.5*[.CZ12]*(([.CZ5]-[.CY5])/([.CZ1]-[.CY1]))^2" office:value-type="float" office:value="0.021466737832055" calcext:value-type="float">
            <text:p>0.021466737832055</text:p>
          </table:table-cell>
          <table:table-cell table:formula="of:=0.5*[.DA12]*(([.DA5]-[.CZ5])/([.DA1]-[.CZ1]))^2" office:value-type="float" office:value="0.00189397940764416" calcext:value-type="float">
            <text:p>0.001893979407644</text:p>
          </table:table-cell>
          <table:table-cell table:formula="of:=0.5*[.DB12]*(([.DB5]-[.DA5])/([.DB1]-[.DA1]))^2" office:value-type="float" office:value="0.016832238770329" calcext:value-type="float">
            <text:p>0.016832238770329</text:p>
          </table:table-cell>
          <table:table-cell table:formula="of:=0.5*[.DC12]*(([.DC5]-[.DB5])/([.DC1]-[.DB1]))^2" office:value-type="float" office:value="0.00106535563364993" calcext:value-type="float">
            <text:p>0.00106535563365</text:p>
          </table:table-cell>
          <table:table-cell table:formula="of:=0.5*[.DD12]*(([.DD5]-[.DC5])/([.DD1]-[.DC1]))^2" office:value-type="float" office:value="0.00150058267685602" calcext:value-type="float">
            <text:p>0.001500582676856</text:p>
          </table:table-cell>
          <table:table-cell table:formula="of:=0.5*[.DE12]*(([.DE5]-[.DD5])/([.DE1]-[.DD1]))^2" office:value-type="float" office:value="0.0000023098995088677" calcext:value-type="float">
            <text:p>2.3098995088677E-06</text:p>
          </table:table-cell>
          <table:table-cell table:formula="of:=0.5*[.DF12]*(([.DF5]-[.DE5])/([.DF1]-[.DE1]))^2" office:value-type="float" office:value="0.000394838291719054" calcext:value-type="float">
            <text:p>0.000394838291719</text:p>
          </table:table-cell>
          <table:table-cell table:formula="of:=0.5*[.DG12]*(([.DG5]-[.DF5])/([.DG1]-[.DF1]))^2" office:value-type="float" office:value="0.000062695827008979" calcext:value-type="float">
            <text:p>6.2695827008979E-05</text:p>
          </table:table-cell>
          <table:table-cell table:formula="of:=0.5*[.DH12]*(([.DH5]-[.DG5])/([.DH1]-[.DG1]))^2" office:value-type="float" office:value="0.0249587384965625" calcext:value-type="float">
            <text:p>0.024958738496563</text:p>
          </table:table-cell>
          <table:table-cell table:formula="of:=0.5*[.DI12]*(([.DI5]-[.DH5])/([.DI1]-[.DH1]))^2" office:value-type="float" office:value="0.0508845737505247" calcext:value-type="float">
            <text:p>0.050884573750525</text:p>
          </table:table-cell>
          <table:table-cell table:formula="of:=0.5*[.DJ12]*(([.DJ5]-[.DI5])/([.DJ1]-[.DI1]))^2" office:value-type="float" office:value="0.00173094546456118" calcext:value-type="float">
            <text:p>0.001730945464561</text:p>
          </table:table-cell>
          <table:table-cell table:formula="of:=0.5*[.DK12]*(([.DK5]-[.DJ5])/([.DK1]-[.DJ1]))^2" office:value-type="float" office:value="0.0151879232195379" calcext:value-type="float">
            <text:p>0.015187923219538</text:p>
          </table:table-cell>
          <table:table-cell table:formula="of:=0.5*[.DL12]*(([.DL5]-[.DK5])/([.DL1]-[.DK1]))^2" office:value-type="float" office:value="0.000428832540902177" calcext:value-type="float">
            <text:p>0.000428832540902</text:p>
          </table:table-cell>
          <table:table-cell table:formula="of:=0.5*[.DM12]*(([.DM5]-[.DL5])/([.DM1]-[.DL1]))^2" office:value-type="float" office:value="0.0218028673548508" calcext:value-type="float">
            <text:p>0.021802867354851</text:p>
          </table:table-cell>
          <table:table-cell table:formula="of:=0.5*[.DN12]*(([.DN5]-[.DM5])/([.DN1]-[.DM1]))^2" office:value-type="float" office:value="0.1336587018153" calcext:value-type="float">
            <text:p>0.1336587018153</text:p>
          </table:table-cell>
          <table:table-cell table:formula="of:=0.5*[.DO12]*(([.DO5]-[.DN5])/([.DO1]-[.DN1]))^2" office:value-type="float" office:value="0.133678460379183" calcext:value-type="float">
            <text:p>0.133678460379183</text:p>
          </table:table-cell>
          <table:table-cell table:formula="of:=0.5*[.DP12]*(([.DP5]-[.DO5])/([.DP1]-[.DO1]))^2" office:value-type="float" office:value="0.000488995174198654" calcext:value-type="float">
            <text:p>0.000488995174199</text:p>
          </table:table-cell>
          <table:table-cell table:formula="of:=0.5*[.DQ12]*(([.DQ5]-[.DP5])/([.DQ1]-[.DP1]))^2" office:value-type="float" office:value="0.0196855881770228" calcext:value-type="float">
            <text:p>0.019685588177023</text:p>
          </table:table-cell>
          <table:table-cell table:formula="of:=0.5*[.DR12]*(([.DR5]-[.DQ5])/([.DR1]-[.DQ1]))^2" office:value-type="float" office:value="0.00496179492826101" calcext:value-type="float">
            <text:p>0.004961794928261</text:p>
          </table:table-cell>
          <table:table-cell table:formula="of:=0.5*[.DS12]*(([.DS5]-[.DR5])/([.DS1]-[.DR1]))^2" office:value-type="float" office:value="0.0405147970533452" calcext:value-type="float">
            <text:p>0.040514797053345</text:p>
          </table:table-cell>
          <table:table-cell table:formula="of:=0.5*[.DT12]*(([.DT5]-[.DS5])/([.DT1]-[.DS1]))^2" office:value-type="float" office:value="0.00520062949813204" calcext:value-type="float">
            <text:p>0.005200629498132</text:p>
          </table:table-cell>
          <table:table-cell table:formula="of:=0.5*[.DU12]*(([.DU5]-[.DT5])/([.DU1]-[.DT1]))^2" office:value-type="float" office:value="0.00438218814621199" calcext:value-type="float">
            <text:p>0.004382188146212</text:p>
          </table:table-cell>
          <table:table-cell table:formula="of:=0.5*[.DV12]*(([.DV5]-[.DU5])/([.DV1]-[.DU1]))^2" office:value-type="float" office:value="0.0180961357149786" calcext:value-type="float">
            <text:p>0.018096135714979</text:p>
          </table:table-cell>
          <table:table-cell table:formula="of:=0.5*[.DW12]*(([.DW5]-[.DV5])/([.DW1]-[.DV1]))^2" office:value-type="float" office:value="0.0334927545384689" calcext:value-type="float">
            <text:p>0.033492754538469</text:p>
          </table:table-cell>
          <table:table-cell table:formula="of:=0.5*[.DX12]*(([.DX5]-[.DW5])/([.DX1]-[.DW1]))^2" office:value-type="float" office:value="0.00773900387232989" calcext:value-type="float">
            <text:p>0.00773900387233</text:p>
          </table:table-cell>
          <table:table-cell table:formula="of:=0.5*[.DY12]*(([.DY5]-[.DX5])/([.DY1]-[.DX1]))^2" office:value-type="float" office:value="0.0448487373308752" calcext:value-type="float">
            <text:p>0.044848737330875</text:p>
          </table:table-cell>
          <table:table-cell table:formula="of:=0.5*[.DZ12]*(([.DZ5]-[.DY5])/([.DZ1]-[.DY1]))^2" office:value-type="float" office:value="0.000514048410656948" calcext:value-type="float">
            <text:p>0.000514048410657</text:p>
          </table:table-cell>
          <table:table-cell table:formula="of:=0.5*[.EA12]*(([.EA5]-[.DZ5])/([.EA1]-[.DZ1]))^2" office:value-type="float" office:value="0.0132571310540359" calcext:value-type="float">
            <text:p>0.013257131054036</text:p>
          </table:table-cell>
          <table:table-cell table:formula="of:=0.5*[.EB12]*(([.EB5]-[.EA5])/([.EB1]-[.EA1]))^2" office:value-type="float" office:value="0.00543731331821098" calcext:value-type="float">
            <text:p>0.005437313318211</text:p>
          </table:table-cell>
          <table:table-cell table:formula="of:=0.5*[.EC12]*(([.EC5]-[.EB5])/([.EC1]-[.EB1]))^2" office:value-type="float" office:value="0.00704142627993525" calcext:value-type="float">
            <text:p>0.007041426279935</text:p>
          </table:table-cell>
          <table:table-cell table:formula="of:=0.5*[.ED12]*(([.ED5]-[.EC5])/([.ED1]-[.EC1]))^2" office:value-type="float" office:value="0.000434498801895437" calcext:value-type="float">
            <text:p>0.000434498801895</text:p>
          </table:table-cell>
          <table:table-cell table:formula="of:=0.5*[.EE12]*(([.EE5]-[.ED5])/([.EE1]-[.ED1]))^2" office:value-type="float" office:value="0.010458709106311" calcext:value-type="float">
            <text:p>0.010458709106311</text:p>
          </table:table-cell>
          <table:table-cell table:formula="of:=0.5*[.EF12]*(([.EF5]-[.EE5])/([.EF1]-[.EE1]))^2" office:value-type="float" office:value="0.0131107991411464" calcext:value-type="float">
            <text:p>0.013110799141147</text:p>
          </table:table-cell>
          <table:table-cell table:formula="of:=0.5*[.EG12]*(([.EG5]-[.EF5])/([.EG1]-[.EF1]))^2" office:value-type="float" office:value="0.000758623620508023" calcext:value-type="float">
            <text:p>0.000758623620508</text:p>
          </table:table-cell>
          <table:table-cell table:formula="of:=0.5*[.EH12]*(([.EH5]-[.EG5])/([.EH1]-[.EG1]))^2" office:value-type="float" office:value="0.00406108149222666" calcext:value-type="float">
            <text:p>0.004061081492227</text:p>
          </table:table-cell>
          <table:table-cell table:formula="of:=0.5*[.EI12]*(([.EI5]-[.EH5])/([.EI1]-[.EH1]))^2" office:value-type="float" office:value="0.00777278232158743" calcext:value-type="float">
            <text:p>0.007772782321587</text:p>
          </table:table-cell>
          <table:table-cell table:formula="of:=0.5*[.EJ12]*(([.EJ5]-[.EI5])/([.EJ1]-[.EI1]))^2" office:value-type="float" office:value="0.000885153808778412" calcext:value-type="float">
            <text:p>0.000885153808778</text:p>
          </table:table-cell>
          <table:table-cell table:formula="of:=0.5*[.EK12]*(([.EK5]-[.EJ5])/([.EK1]-[.EJ1]))^2" office:value-type="float" office:value="0.000000525252771177406" calcext:value-type="float">
            <text:p>5.25252771177406E-07</text:p>
          </table:table-cell>
          <table:table-cell table:formula="of:=0.5*[.EL12]*(([.EL5]-[.EK5])/([.EL1]-[.EK1]))^2" office:value-type="float" office:value="0.0277338177383873" calcext:value-type="float">
            <text:p>0.027733817738387</text:p>
          </table:table-cell>
          <table:table-cell table:formula="of:=0.5*[.EM12]*(([.EM5]-[.EL5])/([.EM1]-[.EL1]))^2" office:value-type="float" office:value="0.013625658154416" calcext:value-type="float">
            <text:p>0.013625658154416</text:p>
          </table:table-cell>
          <table:table-cell table:formula="of:=0.5*[.EN12]*(([.EN5]-[.EM5])/([.EN1]-[.EM1]))^2" office:value-type="float" office:value="0.137946299795584" calcext:value-type="float">
            <text:p>0.137946299795584</text:p>
          </table:table-cell>
          <table:table-cell table:formula="of:=0.5*[.EO12]*(([.EO5]-[.EN5])/([.EO1]-[.EN1]))^2" office:value-type="float" office:value="0.0409627065622782" calcext:value-type="float">
            <text:p>0.040962706562278</text:p>
          </table:table-cell>
          <table:table-cell table:formula="of:=0.5*[.EP12]*(([.EP5]-[.EO5])/([.EP1]-[.EO1]))^2" office:value-type="float" office:value="0.00659468374204271" calcext:value-type="float">
            <text:p>0.006594683742043</text:p>
          </table:table-cell>
          <table:table-cell table:formula="of:=0.5*[.EQ12]*(([.EQ5]-[.EP5])/([.EQ1]-[.EP1]))^2" office:value-type="float" office:value="0.00875198008796038" calcext:value-type="float">
            <text:p>0.00875198008796</text:p>
          </table:table-cell>
          <table:table-cell table:formula="of:=0.5*[.ER12]*(([.ER5]-[.EQ5])/([.ER1]-[.EQ1]))^2" office:value-type="float" office:value="0.0328807051088301" calcext:value-type="float">
            <text:p>0.03288070510883</text:p>
          </table:table-cell>
          <table:table-cell table:formula="of:=0.5*[.ES12]*(([.ES5]-[.ER5])/([.ES1]-[.ER1]))^2" office:value-type="float" office:value="0.0655908924384877" calcext:value-type="float">
            <text:p>0.065590892438488</text:p>
          </table:table-cell>
          <table:table-cell table:formula="of:=0.5*[.ET12]*(([.ET5]-[.ES5])/([.ET1]-[.ES1]))^2" office:value-type="float" office:value="0.0847631612917332" calcext:value-type="float">
            <text:p>0.084763161291733</text:p>
          </table:table-cell>
          <table:table-cell table:formula="of:=0.5*[.EU12]*(([.EU5]-[.ET5])/([.EU1]-[.ET1]))^2" office:value-type="float" office:value="0.0290311251876092" calcext:value-type="float">
            <text:p>0.029031125187609</text:p>
          </table:table-cell>
          <table:table-cell table:formula="of:=0.5*[.EV12]*(([.EV5]-[.EU5])/([.EV1]-[.EU1]))^2" office:value-type="float" office:value="0.0180453738191192" calcext:value-type="float">
            <text:p>0.018045373819119</text:p>
          </table:table-cell>
          <table:table-cell table:formula="of:=0.5*[.EW12]*(([.EW5]-[.EV5])/([.EW1]-[.EV1]))^2" office:value-type="float" office:value="0.00981580030601092" calcext:value-type="float">
            <text:p>0.009815800306011</text:p>
          </table:table-cell>
          <table:table-cell table:formula="of:=0.5*[.EX12]*(([.EX5]-[.EW5])/([.EX1]-[.EW1]))^2" office:value-type="float" office:value="0.0145569805864038" calcext:value-type="float">
            <text:p>0.014556980586404</text:p>
          </table:table-cell>
          <table:table-cell table:formula="of:=0.5*[.EY12]*(([.EY5]-[.EX5])/([.EY1]-[.EX1]))^2" office:value-type="float" office:value="0.00221973831666541" calcext:value-type="float">
            <text:p>0.002219738316665</text:p>
          </table:table-cell>
          <table:table-cell table:formula="of:=0.5*[.EZ12]*(([.EZ5]-[.EY5])/([.EZ1]-[.EY1]))^2" office:value-type="float" office:value="0.000913198118282551" calcext:value-type="float">
            <text:p>0.000913198118283</text:p>
          </table:table-cell>
          <table:table-cell table:formula="of:=0.5*[.FA12]*(([.FA5]-[.EZ5])/([.FA1]-[.EZ1]))^2" office:value-type="float" office:value="0.0031577711925384" calcext:value-type="float">
            <text:p>0.003157771192538</text:p>
          </table:table-cell>
          <table:table-cell table:formula="of:=0.5*[.FB12]*(([.FB5]-[.FA5])/([.FB1]-[.FA1]))^2" office:value-type="float" office:value="0.0127029644399823" calcext:value-type="float">
            <text:p>0.012702964439982</text:p>
          </table:table-cell>
          <table:table-cell table:formula="of:=0.5*[.FC12]*(([.FC5]-[.FB5])/([.FC1]-[.FB1]))^2" office:value-type="float" office:value="0.0299319756590242" calcext:value-type="float">
            <text:p>0.029931975659024</text:p>
          </table:table-cell>
          <table:table-cell table:formula="of:=0.5*[.FD12]*(([.FD5]-[.FC5])/([.FD1]-[.FC1]))^2" office:value-type="float" office:value="0.00111445216325329" calcext:value-type="float">
            <text:p>0.001114452163253</text:p>
          </table:table-cell>
          <table:table-cell table:formula="of:=0.5*[.FE12]*(([.FE5]-[.FD5])/([.FE1]-[.FD1]))^2" office:value-type="float" office:value="0.00196859866912678" calcext:value-type="float">
            <text:p>0.001968598669127</text:p>
          </table:table-cell>
          <table:table-cell table:formula="of:=0.5*[.FF12]*(([.FF5]-[.FE5])/([.FF1]-[.FE1]))^2" office:value-type="float" office:value="0.0425188347645571" calcext:value-type="float">
            <text:p>0.042518834764557</text:p>
          </table:table-cell>
          <table:table-cell table:formula="of:=0.5*[.FG12]*(([.FG5]-[.FF5])/([.FG1]-[.FF1]))^2" office:value-type="float" office:value="0.00406865155747874" calcext:value-type="float">
            <text:p>0.004068651557479</text:p>
          </table:table-cell>
          <table:table-cell table:formula="of:=0.5*[.FH12]*(([.FH5]-[.FG5])/([.FH1]-[.FG1]))^2" office:value-type="float" office:value="0.00206223098012982" calcext:value-type="float">
            <text:p>0.00206223098013</text:p>
          </table:table-cell>
          <table:table-cell table:formula="of:=0.5*[.FI12]*(([.FI5]-[.FH5])/([.FI1]-[.FH1]))^2" office:value-type="float" office:value="0.00182108621424388" calcext:value-type="float">
            <text:p>0.001821086214244</text:p>
          </table:table-cell>
          <table:table-cell table:formula="of:=0.5*[.FJ12]*(([.FJ5]-[.FI5])/([.FJ1]-[.FI1]))^2" office:value-type="float" office:value="0.00446694900124645" calcext:value-type="float">
            <text:p>0.004466949001246</text:p>
          </table:table-cell>
          <table:table-cell table:formula="of:=0.5*[.FK12]*(([.FK5]-[.FJ5])/([.FK1]-[.FJ1]))^2" office:value-type="float" office:value="0.000263639323826945" calcext:value-type="float">
            <text:p>0.000263639323827</text:p>
          </table:table-cell>
          <table:table-cell table:formula="of:=0.5*[.FL12]*(([.FL5]-[.FK5])/([.FL1]-[.FK1]))^2" office:value-type="float" office:value="0.0958914742765573" calcext:value-type="float">
            <text:p>0.095891474276557</text:p>
          </table:table-cell>
          <table:table-cell table:formula="of:=0.5*[.FM12]*(([.FM5]-[.FL5])/([.FM1]-[.FL1]))^2" office:value-type="float" office:value="0.000610700358179639" calcext:value-type="float">
            <text:p>0.00061070035818</text:p>
          </table:table-cell>
          <table:table-cell table:formula="of:=0.5*[.FN12]*(([.FN5]-[.FM5])/([.FN1]-[.FM1]))^2" office:value-type="float" office:value="0.00209967491832812" calcext:value-type="float">
            <text:p>0.002099674918328</text:p>
          </table:table-cell>
          <table:table-cell table:formula="of:=0.5*[.FO12]*(([.FO5]-[.FN5])/([.FO1]-[.FN1]))^2" office:value-type="float" office:value="0.00635088475498076" calcext:value-type="float">
            <text:p>0.006350884754981</text:p>
          </table:table-cell>
          <table:table-cell table:formula="of:=0.5*[.FP12]*(([.FP5]-[.FO5])/([.FP1]-[.FO1]))^2" office:value-type="float" office:value="0.00321904293317683" calcext:value-type="float">
            <text:p>0.003219042933177</text:p>
          </table:table-cell>
          <table:table-cell table:formula="of:=0.5*[.FQ12]*(([.FQ5]-[.FP5])/([.FQ1]-[.FP1]))^2" office:value-type="float" office:value="0.000208298606102974" calcext:value-type="float">
            <text:p>0.000208298606103</text:p>
          </table:table-cell>
          <table:table-cell table:formula="of:=0.5*[.FR12]*(([.FR5]-[.FQ5])/([.FR1]-[.FQ1]))^2" office:value-type="float" office:value="0.000501569715213182" calcext:value-type="float">
            <text:p>0.000501569715213</text:p>
          </table:table-cell>
          <table:table-cell table:formula="of:=0.5*[.FS12]*(([.FS5]-[.FR5])/([.FS1]-[.FR1]))^2" office:value-type="float" office:value="0.0846977683362795" calcext:value-type="float">
            <text:p>0.08469776833628</text:p>
          </table:table-cell>
          <table:table-cell table:formula="of:=0.5*[.FT12]*(([.FT5]-[.FS5])/([.FT1]-[.FS1]))^2" office:value-type="float" office:value="0.0146303050120074" calcext:value-type="float">
            <text:p>0.014630305012008</text:p>
          </table:table-cell>
          <table:table-cell table:formula="of:=0.5*[.FU12]*(([.FU5]-[.FT5])/([.FU1]-[.FT1]))^2" office:value-type="float" office:value="0.138597292996296" calcext:value-type="float">
            <text:p>0.138597292996296</text:p>
          </table:table-cell>
          <table:table-cell table:formula="of:=0.5*[.FV12]*(([.FV5]-[.FU5])/([.FV1]-[.FU1]))^2" office:value-type="float" office:value="0.055212657871607" calcext:value-type="float">
            <text:p>0.055212657871607</text:p>
          </table:table-cell>
          <table:table-cell table:formula="of:=0.5*[.FW12]*(([.FW5]-[.FV5])/([.FW1]-[.FV1]))^2" office:value-type="float" office:value="0.00881444702228153" calcext:value-type="float">
            <text:p>0.008814447022282</text:p>
          </table:table-cell>
          <table:table-cell table:formula="of:=0.5*[.FX12]*(([.FX5]-[.FW5])/([.FX1]-[.FW1]))^2" office:value-type="float" office:value="0.00648581795420335" calcext:value-type="float">
            <text:p>0.006485817954203</text:p>
          </table:table-cell>
          <table:table-cell table:formula="of:=0.5*[.FY12]*(([.FY5]-[.FX5])/([.FY1]-[.FX1]))^2" office:value-type="float" office:value="0.0151375978236063" calcext:value-type="float">
            <text:p>0.015137597823606</text:p>
          </table:table-cell>
          <table:table-cell table:formula="of:=0.5*[.FZ12]*(([.FZ5]-[.FY5])/([.FZ1]-[.FY1]))^2" office:value-type="float" office:value="0.000461446049291574" calcext:value-type="float">
            <text:p>0.000461446049292</text:p>
          </table:table-cell>
          <table:table-cell table:formula="of:=0.5*[.GA12]*(([.GA5]-[.FZ5])/([.GA1]-[.FZ1]))^2" office:value-type="float" office:value="0.0015330195776226" calcext:value-type="float">
            <text:p>0.001533019577623</text:p>
          </table:table-cell>
          <table:table-cell table:formula="of:=0.5*[.GB12]*(([.GB5]-[.GA5])/([.GB1]-[.GA1]))^2" office:value-type="float" office:value="0.0352968989309242" calcext:value-type="float">
            <text:p>0.035296898930924</text:p>
          </table:table-cell>
          <table:table-cell table:formula="of:=0.5*[.GC12]*(([.GC5]-[.GB5])/([.GC1]-[.GB1]))^2" office:value-type="float" office:value="0.0438268470798599" calcext:value-type="float">
            <text:p>0.04382684707986</text:p>
          </table:table-cell>
          <table:table-cell table:formula="of:=0.5*[.GD12]*(([.GD5]-[.GC5])/([.GD1]-[.GC1]))^2" office:value-type="float" office:value="0.103338429210355" calcext:value-type="float">
            <text:p>0.103338429210355</text:p>
          </table:table-cell>
          <table:table-cell table:formula="of:=0.5*[.GE12]*(([.GE5]-[.GD5])/([.GE1]-[.GD1]))^2" office:value-type="float" office:value="0.0084896125738402" calcext:value-type="float">
            <text:p>0.00848961257384</text:p>
          </table:table-cell>
          <table:table-cell table:formula="of:=0.5*[.GF12]*(([.GF5]-[.GE5])/([.GF1]-[.GE1]))^2" office:value-type="float" office:value="0.00922838793426191" calcext:value-type="float">
            <text:p>0.009228387934262</text:p>
          </table:table-cell>
          <table:table-cell table:formula="of:=0.5*[.GG12]*(([.GG5]-[.GF5])/([.GG1]-[.GF1]))^2" office:value-type="float" office:value="0.00278819086561267" calcext:value-type="float">
            <text:p>0.002788190865613</text:p>
          </table:table-cell>
          <table:table-cell table:formula="of:=0.5*[.GH12]*(([.GH5]-[.GG5])/([.GH1]-[.GG1]))^2" office:value-type="float" office:value="0.0035098440145783" calcext:value-type="float">
            <text:p>0.003509844014578</text:p>
          </table:table-cell>
          <table:table-cell table:formula="of:=0.5*[.GI12]*(([.GI5]-[.GH5])/([.GI1]-[.GH1]))^2" office:value-type="float" office:value="0.00320321586706662" calcext:value-type="float">
            <text:p>0.003203215867067</text:p>
          </table:table-cell>
          <table:table-cell table:formula="of:=0.5*[.GJ12]*(([.GJ5]-[.GI5])/([.GJ1]-[.GI1]))^2" office:value-type="float" office:value="0.00288250759836273" calcext:value-type="float">
            <text:p>0.002882507598363</text:p>
          </table:table-cell>
          <table:table-cell table:formula="of:=0.5*[.GK12]*(([.GK5]-[.GJ5])/([.GK1]-[.GJ1]))^2" office:value-type="float" office:value="0.00000181918344968117" calcext:value-type="float">
            <text:p>1.81918344968117E-06</text:p>
          </table:table-cell>
          <table:table-cell table:formula="of:=0.5*[.GL12]*(([.GL5]-[.GK5])/([.GL1]-[.GK1]))^2" office:value-type="float" office:value="0.00156667153230229" calcext:value-type="float">
            <text:p>0.001566671532302</text:p>
          </table:table-cell>
          <table:table-cell table:formula="of:=0.5*[.GM12]*(([.GM5]-[.GL5])/([.GM1]-[.GL1]))^2" office:value-type="float" office:value="0.0583993369124148" calcext:value-type="float">
            <text:p>0.058399336912415</text:p>
          </table:table-cell>
          <table:table-cell table:formula="of:=0.5*[.GN12]*(([.GN5]-[.GM5])/([.GN1]-[.GM1]))^2" office:value-type="float" office:value="0.0417304967940654" calcext:value-type="float">
            <text:p>0.041730496794065</text:p>
          </table:table-cell>
          <table:table-cell table:formula="of:=0.5*[.GO12]*(([.GO5]-[.GN5])/([.GO1]-[.GN1]))^2" office:value-type="float" office:value="0.00012073748499067" calcext:value-type="float">
            <text:p>0.000120737484991</text:p>
          </table:table-cell>
          <table:table-cell table:formula="of:=0.5*[.GP12]*(([.GP5]-[.GO5])/([.GP1]-[.GO1]))^2" office:value-type="float" office:value="0.0047033420684618" calcext:value-type="float">
            <text:p>0.004703342068462</text:p>
          </table:table-cell>
          <table:table-cell table:formula="of:=0.5*[.GQ12]*(([.GQ5]-[.GP5])/([.GQ1]-[.GP1]))^2" office:value-type="float" office:value="0.000000512666121799611" calcext:value-type="float">
            <text:p>5.12666121799611E-07</text:p>
          </table:table-cell>
          <table:table-cell table:formula="of:=0.5*[.GR12]*(([.GR5]-[.GQ5])/([.GR1]-[.GQ1]))^2" office:value-type="float" office:value="0.00822986006690114" calcext:value-type="float">
            <text:p>0.008229860066901</text:p>
          </table:table-cell>
          <table:table-cell table:formula="of:=0.5*[.GS12]*(([.GS5]-[.GR5])/([.GS1]-[.GR1]))^2" office:value-type="float" office:value="0.00887740795341618" calcext:value-type="float">
            <text:p>0.008877407953416</text:p>
          </table:table-cell>
          <table:table-cell table:formula="of:=0.5*[.GT12]*(([.GT5]-[.GS5])/([.GT1]-[.GS1]))^2" office:value-type="float" office:value="0.000327110904621573" calcext:value-type="float">
            <text:p>0.000327110904622</text:p>
          </table:table-cell>
          <table:table-cell table:formula="of:=0.5*[.GU12]*(([.GU5]-[.GT5])/([.GU1]-[.GT1]))^2" office:value-type="float" office:value="0.00611114078737533" calcext:value-type="float">
            <text:p>0.006111140787375</text:p>
          </table:table-cell>
          <table:table-cell table:formula="of:=0.5*[.GV12]*(([.GV5]-[.GU5])/([.GV1]-[.GU1]))^2" office:value-type="float" office:value="0.000208375577055373" calcext:value-type="float">
            <text:p>0.000208375577055</text:p>
          </table:table-cell>
          <table:table-cell table:formula="of:=0.5*[.GW12]*(([.GW5]-[.GV5])/([.GW1]-[.GV1]))^2" office:value-type="float" office:value="0.0324478542323425" calcext:value-type="float">
            <text:p>0.032447854232343</text:p>
          </table:table-cell>
          <table:table-cell table:formula="of:=0.5*[.GX12]*(([.GX5]-[.GW5])/([.GX1]-[.GW1]))^2" office:value-type="float" office:value="0.00723652997253219" calcext:value-type="float">
            <text:p>0.007236529972532</text:p>
          </table:table-cell>
          <table:table-cell table:formula="of:=0.5*[.GY12]*(([.GY5]-[.GX5])/([.GY1]-[.GX1]))^2" office:value-type="float" office:value="0.0663941767067246" calcext:value-type="float">
            <text:p>0.066394176706725</text:p>
          </table:table-cell>
          <table:table-cell table:formula="of:=0.5*[.GZ12]*(([.GZ5]-[.GY5])/([.GZ1]-[.GY1]))^2" office:value-type="float" office:value="0.00118461978145135" calcext:value-type="float">
            <text:p>0.001184619781451</text:p>
          </table:table-cell>
          <table:table-cell table:formula="of:=0.5*[.HA12]*(([.HA5]-[.GZ5])/([.HA1]-[.GZ1]))^2" office:value-type="float" office:value="0.00828050553009359" calcext:value-type="float">
            <text:p>0.008280505530094</text:p>
          </table:table-cell>
          <table:table-cell table:formula="of:=0.5*[.HB12]*(([.HB5]-[.HA5])/([.HB1]-[.HA1]))^2" office:value-type="float" office:value="0.0103377449848866" calcext:value-type="float">
            <text:p>0.010337744984887</text:p>
          </table:table-cell>
          <table:table-cell table:formula="of:=0.5*[.HC12]*(([.HC5]-[.HB5])/([.HC1]-[.HB1]))^2" office:value-type="float" office:value="0.000318573169168345" calcext:value-type="float">
            <text:p>0.000318573169168</text:p>
          </table:table-cell>
          <table:table-cell table:formula="of:=0.5*[.HD12]*(([.HD5]-[.HC5])/([.HD1]-[.HC1]))^2" office:value-type="float" office:value="0.000012307729111995" calcext:value-type="float">
            <text:p>1.2307729111995E-05</text:p>
          </table:table-cell>
          <table:table-cell table:formula="of:=0.5*[.HE12]*(([.HE5]-[.HD5])/([.HE1]-[.HD1]))^2" office:value-type="float" office:value="0.000233543785766179" calcext:value-type="float">
            <text:p>0.000233543785766</text:p>
          </table:table-cell>
          <table:table-cell table:formula="of:=0.5*[.HF12]*(([.HF5]-[.HE5])/([.HF1]-[.HE1]))^2" office:value-type="float" office:value="0.0145649077206271" calcext:value-type="float">
            <text:p>0.014564907720627</text:p>
          </table:table-cell>
          <table:table-cell table:formula="of:=0.5*[.HG12]*(([.HG5]-[.HF5])/([.HG1]-[.HF1]))^2" office:value-type="float" office:value="0.0325711136636422" calcext:value-type="float">
            <text:p>0.032571113663642</text:p>
          </table:table-cell>
          <table:table-cell table:formula="of:=0.5*[.HH12]*(([.HH5]-[.HG5])/([.HH1]-[.HG1]))^2" office:value-type="float" office:value="0.126152420961327" calcext:value-type="float">
            <text:p>0.126152420961327</text:p>
          </table:table-cell>
          <table:table-cell table:formula="of:=0.5*[.HI12]*(([.HI5]-[.HH5])/([.HI1]-[.HH1]))^2" office:value-type="float" office:value="0.0927877263523239" calcext:value-type="float">
            <text:p>0.092787726352324</text:p>
          </table:table-cell>
          <table:table-cell table:formula="of:=0.5*[.HJ12]*(([.HJ5]-[.HI5])/([.HJ1]-[.HI1]))^2" office:value-type="float" office:value="0.0544301335839356" calcext:value-type="float">
            <text:p>0.054430133583936</text:p>
          </table:table-cell>
          <table:table-cell table:formula="of:=0.5*[.HK12]*(([.HK5]-[.HJ5])/([.HK1]-[.HJ1]))^2" office:value-type="float" office:value="0.0379145666322822" calcext:value-type="float">
            <text:p>0.037914566632282</text:p>
          </table:table-cell>
          <table:table-cell table:formula="of:=0.5*[.HL12]*(([.HL5]-[.HK5])/([.HL1]-[.HK1]))^2" office:value-type="float" office:value="0.000352096901231456" calcext:value-type="float">
            <text:p>0.000352096901231</text:p>
          </table:table-cell>
          <table:table-cell table:formula="of:=0.5*[.HM12]*(([.HM5]-[.HL5])/([.HM1]-[.HL1]))^2" office:value-type="float" office:value="0.000310960976780184" calcext:value-type="float">
            <text:p>0.00031096097678</text:p>
          </table:table-cell>
          <table:table-cell table:formula="of:=0.5*[.HN12]*(([.HN5]-[.HM5])/([.HN1]-[.HM1]))^2" office:value-type="float" office:value="0.00761666386808842" calcext:value-type="float">
            <text:p>0.007616663868088</text:p>
          </table:table-cell>
          <table:table-cell table:formula="of:=0.5*[.HO12]*(([.HO5]-[.HN5])/([.HO1]-[.HN1]))^2" office:value-type="float" office:value="0.0842444914723471" calcext:value-type="float">
            <text:p>0.084244491472347</text:p>
          </table:table-cell>
          <table:table-cell table:formula="of:=0.5*[.HP12]*(([.HP5]-[.HO5])/([.HP1]-[.HO1]))^2" office:value-type="float" office:value="0.0127244782353832" calcext:value-type="float">
            <text:p>0.012724478235383</text:p>
          </table:table-cell>
          <table:table-cell table:formula="of:=0.5*[.HQ12]*(([.HQ5]-[.HP5])/([.HQ1]-[.HP1]))^2" office:value-type="float" office:value="0.0121416057346531" calcext:value-type="float">
            <text:p>0.012141605734653</text:p>
          </table:table-cell>
          <table:table-cell table:formula="of:=0.5*[.HR12]*(([.HR5]-[.HQ5])/([.HR1]-[.HQ1]))^2" office:value-type="float" office:value="0.0217634639215428" calcext:value-type="float">
            <text:p>0.021763463921543</text:p>
          </table:table-cell>
          <table:table-cell table:formula="of:=0.5*[.HS12]*(([.HS5]-[.HR5])/([.HS1]-[.HR1]))^2" office:value-type="float" office:value="0.00531448522716215" calcext:value-type="float">
            <text:p>0.005314485227162</text:p>
          </table:table-cell>
          <table:table-cell table:formula="of:=0.5*[.HT12]*(([.HT5]-[.HS5])/([.HT1]-[.HS1]))^2" office:value-type="float" office:value="0.0130611415770014" calcext:value-type="float">
            <text:p>0.013061141577001</text:p>
          </table:table-cell>
          <table:table-cell table:formula="of:=0.5*[.HU12]*(([.HU5]-[.HT5])/([.HU1]-[.HT1]))^2" office:value-type="float" office:value="0.137785456392608" calcext:value-type="float">
            <text:p>0.137785456392608</text:p>
          </table:table-cell>
          <table:table-cell table:formula="of:=0.5*[.HV12]*(([.HV5]-[.HU5])/([.HV1]-[.HU1]))^2" office:value-type="float" office:value="0.015510811392336" calcext:value-type="float">
            <text:p>0.015510811392336</text:p>
          </table:table-cell>
          <table:table-cell table:formula="of:=0.5*[.HW12]*(([.HW5]-[.HV5])/([.HW1]-[.HV1]))^2" office:value-type="float" office:value="0.0561561215552419" calcext:value-type="float">
            <text:p>0.056156121555242</text:p>
          </table:table-cell>
          <table:table-cell table:formula="of:=0.5*[.HX12]*(([.HX5]-[.HW5])/([.HX1]-[.HW1]))^2" office:value-type="float" office:value="0.0688272482260474" calcext:value-type="float">
            <text:p>0.068827248226048</text:p>
          </table:table-cell>
          <table:table-cell table:formula="of:=0.5*[.HY12]*(([.HY5]-[.HX5])/([.HY1]-[.HX1]))^2" office:value-type="float" office:value="0.0330331419281957" calcext:value-type="float">
            <text:p>0.033033141928196</text:p>
          </table:table-cell>
          <table:table-cell table:formula="of:=0.5*[.HZ12]*(([.HZ5]-[.HY5])/([.HZ1]-[.HY1]))^2" office:value-type="float" office:value="0.000909558200968974" calcext:value-type="float">
            <text:p>0.000909558200969</text:p>
          </table:table-cell>
          <table:table-cell table:formula="of:=0.5*[.IA12]*(([.IA5]-[.HZ5])/([.IA1]-[.HZ1]))^2" office:value-type="float" office:value="0.00565756243840699" calcext:value-type="float">
            <text:p>0.005657562438407</text:p>
          </table:table-cell>
          <table:table-cell table:formula="of:=0.5*[.IB12]*(([.IB5]-[.IA5])/([.IB1]-[.IA1]))^2" office:value-type="float" office:value="0.00073291831622984" calcext:value-type="float">
            <text:p>0.00073291831623</text:p>
          </table:table-cell>
          <table:table-cell table:formula="of:=0.5*[.IC12]*(([.IC5]-[.IB5])/([.IC1]-[.IB1]))^2" office:value-type="float" office:value="0.00100731545853895" calcext:value-type="float">
            <text:p>0.001007315458539</text:p>
          </table:table-cell>
          <table:table-cell table:formula="of:=0.5*[.ID12]*(([.ID5]-[.IC5])/([.ID1]-[.IC1]))^2" office:value-type="float" office:value="0.00409906079328861" calcext:value-type="float">
            <text:p>0.004099060793289</text:p>
          </table:table-cell>
          <table:table-cell table:formula="of:=0.5*[.IE12]*(([.IE5]-[.ID5])/([.IE1]-[.ID1]))^2" office:value-type="float" office:value="0.000792837807169612" calcext:value-type="float">
            <text:p>0.00079283780717</text:p>
          </table:table-cell>
          <table:table-cell table:formula="of:=0.5*[.IF12]*(([.IF5]-[.IE5])/([.IF1]-[.IE1]))^2" office:value-type="float" office:value="0.0611682154186368" calcext:value-type="float">
            <text:p>0.061168215418637</text:p>
          </table:table-cell>
          <table:table-cell table:formula="of:=0.5*[.IG12]*(([.IG5]-[.IF5])/([.IG1]-[.IF1]))^2" office:value-type="float" office:value="0.000135631941427397" calcext:value-type="float">
            <text:p>0.000135631941427</text:p>
          </table:table-cell>
          <table:table-cell table:formula="of:=0.5*[.IH12]*(([.IH5]-[.IG5])/([.IH1]-[.IG1]))^2" office:value-type="float" office:value="0.0000598153437484381" calcext:value-type="float">
            <text:p>5.98153437484381E-05</text:p>
          </table:table-cell>
          <table:table-cell table:formula="of:=0.5*[.II12]*(([.II5]-[.IH5])/([.II1]-[.IH1]))^2" office:value-type="float" office:value="0.0318224085570763" calcext:value-type="float">
            <text:p>0.031822408557076</text:p>
          </table:table-cell>
          <table:table-cell table:formula="of:=0.5*[.IJ12]*(([.IJ5]-[.II5])/([.IJ1]-[.II1]))^2" office:value-type="float" office:value="0.00128295301767578" calcext:value-type="float">
            <text:p>0.001282953017676</text:p>
          </table:table-cell>
          <table:table-cell table:formula="of:=0.5*[.IK12]*(([.IK5]-[.IJ5])/([.IK1]-[.IJ1]))^2" office:value-type="float" office:value="0.00177681390110545" calcext:value-type="float">
            <text:p>0.001776813901105</text:p>
          </table:table-cell>
          <table:table-cell table:formula="of:=0.5*[.IL12]*(([.IL5]-[.IK5])/([.IL1]-[.IK1]))^2" office:value-type="float" office:value="0.00964266938632882" calcext:value-type="float">
            <text:p>0.009642669386329</text:p>
          </table:table-cell>
          <table:table-cell table:formula="of:=0.5*[.IM12]*(([.IM5]-[.IL5])/([.IM1]-[.IL1]))^2" office:value-type="float" office:value="0.000644927443417701" calcext:value-type="float">
            <text:p>0.000644927443418</text:p>
          </table:table-cell>
          <table:table-cell table:formula="of:=0.5*[.IN12]*(([.IN5]-[.IM5])/([.IN1]-[.IM1]))^2" office:value-type="float" office:value="0.0000844520140261614" calcext:value-type="float">
            <text:p>8.44520140261614E-05</text:p>
          </table:table-cell>
          <table:table-cell table:formula="of:=0.5*[.IO12]*(([.IO5]-[.IN5])/([.IO1]-[.IN1]))^2" office:value-type="float" office:value="0.00132442635752894" calcext:value-type="float">
            <text:p>0.001324426357529</text:p>
          </table:table-cell>
          <table:table-cell table:formula="of:=0.5*[.IP12]*(([.IP5]-[.IO5])/([.IP1]-[.IO1]))^2" office:value-type="float" office:value="0.0548042212573507" calcext:value-type="float">
            <text:p>0.054804221257351</text:p>
          </table:table-cell>
          <table:table-cell table:formula="of:=0.5*[.IQ12]*(([.IQ5]-[.IP5])/([.IQ1]-[.IP1]))^2" office:value-type="float" office:value="0.0557514719140839" calcext:value-type="float">
            <text:p>0.055751471914084</text:p>
          </table:table-cell>
          <table:table-cell table:formula="of:=0.5*[.IR12]*(([.IR5]-[.IQ5])/([.IR1]-[.IQ1]))^2" office:value-type="float" office:value="0.0107212315184798" calcext:value-type="float">
            <text:p>0.01072123151848</text:p>
          </table:table-cell>
          <table:table-cell table:formula="of:=0.5*[.IS12]*(([.IS5]-[.IR5])/([.IS1]-[.IR1]))^2" office:value-type="float" office:value="0.023390984395747" calcext:value-type="float">
            <text:p>0.023390984395747</text:p>
          </table:table-cell>
          <table:table-cell table:formula="of:=0.5*[.IT12]*(([.IT5]-[.IS5])/([.IT1]-[.IS1]))^2" office:value-type="float" office:value="0.0331959690261149" calcext:value-type="float">
            <text:p>0.033195969026115</text:p>
          </table:table-cell>
          <table:table-cell table:formula="of:=0.5*[.IU12]*(([.IU5]-[.IT5])/([.IU1]-[.IT1]))^2" office:value-type="float" office:value="0.0244850534279553" calcext:value-type="float">
            <text:p>0.024485053427955</text:p>
          </table:table-cell>
          <table:table-cell table:formula="of:=0.5*[.IV12]*(([.IV5]-[.IU5])/([.IV1]-[.IU1]))^2" office:value-type="float" office:value="0.058222103141682" calcext:value-type="float">
            <text:p>0.058222103141682</text:p>
          </table:table-cell>
          <table:table-cell table:formula="of:=0.5*[.IW12]*(([.IW5]-[.IV5])/([.IW1]-[.IV1]))^2" office:value-type="float" office:value="0.0499727915963159" calcext:value-type="float">
            <text:p>0.049972791596316</text:p>
          </table:table-cell>
          <table:table-cell table:formula="of:=0.5*[.IX12]*(([.IX5]-[.IW5])/([.IX1]-[.IW1]))^2" office:value-type="float" office:value="0.0239882560674707" calcext:value-type="float">
            <text:p>0.023988256067471</text:p>
          </table:table-cell>
          <table:table-cell table:formula="of:=0.5*[.IY12]*(([.IY5]-[.IX5])/([.IY1]-[.IX1]))^2" office:value-type="float" office:value="0.000422072883641417" calcext:value-type="float">
            <text:p>0.000422072883641</text:p>
          </table:table-cell>
          <table:table-cell table:formula="of:=0.5*[.IZ12]*(([.IZ5]-[.IY5])/([.IZ1]-[.IY1]))^2" office:value-type="float" office:value="0.000142742173083828" calcext:value-type="float">
            <text:p>0.000142742173084</text:p>
          </table:table-cell>
          <table:table-cell table:formula="of:=0.5*[.JA12]*(([.JA5]-[.IZ5])/([.JA1]-[.IZ1]))^2" office:value-type="float" office:value="0.00828926769897998" calcext:value-type="float">
            <text:p>0.00828926769898</text:p>
          </table:table-cell>
          <table:table-cell table:formula="of:=0.5*[.JB12]*(([.JB5]-[.JA5])/([.JB1]-[.JA1]))^2" office:value-type="float" office:value="0.00684008235325699" calcext:value-type="float">
            <text:p>0.006840082353257</text:p>
          </table:table-cell>
          <table:table-cell table:formula="of:=0.5*[.JC12]*(([.JC5]-[.JB5])/([.JC1]-[.JB1]))^2" office:value-type="float" office:value="0.000203880717859432" calcext:value-type="float">
            <text:p>0.000203880717859</text:p>
          </table:table-cell>
          <table:table-cell table:formula="of:=0.5*[.JD12]*(([.JD5]-[.JC5])/([.JD1]-[.JC1]))^2" office:value-type="float" office:value="0.00425923003291373" calcext:value-type="float">
            <text:p>0.004259230032914</text:p>
          </table:table-cell>
          <table:table-cell table:formula="of:=0.5*[.JE12]*(([.JE5]-[.JD5])/([.JE1]-[.JD1]))^2" office:value-type="float" office:value="0.105175874892805" calcext:value-type="float">
            <text:p>0.105175874892805</text:p>
          </table:table-cell>
          <table:table-cell table:formula="of:=0.5*[.JF12]*(([.JF5]-[.JE5])/([.JF1]-[.JE1]))^2" office:value-type="float" office:value="0.0153393586265145" calcext:value-type="float">
            <text:p>0.015339358626515</text:p>
          </table:table-cell>
          <table:table-cell table:formula="of:=0.5*[.JG12]*(([.JG5]-[.JF5])/([.JG1]-[.JF1]))^2" office:value-type="float" office:value="0.064654761646722" calcext:value-type="float">
            <text:p>0.064654761646722</text:p>
          </table:table-cell>
          <table:table-cell table:formula="of:=0.5*[.JH12]*(([.JH5]-[.JG5])/([.JH1]-[.JG1]))^2" office:value-type="float" office:value="0.166055672804018" calcext:value-type="float">
            <text:p>0.166055672804018</text:p>
          </table:table-cell>
          <table:table-cell table:formula="of:=0.5*[.JI12]*(([.JI5]-[.JH5])/([.JI1]-[.JH1]))^2" office:value-type="float" office:value="0.0218738913299203" calcext:value-type="float">
            <text:p>0.02187389132992</text:p>
          </table:table-cell>
          <table:table-cell table:formula="of:=0.5*[.JJ12]*(([.JJ5]-[.JI5])/([.JJ1]-[.JI1]))^2" office:value-type="float" office:value="0.011519424674244" calcext:value-type="float">
            <text:p>0.011519424674244</text:p>
          </table:table-cell>
          <table:table-cell table:formula="of:=0.5*[.JK12]*(([.JK5]-[.JJ5])/([.JK1]-[.JJ1]))^2" office:value-type="float" office:value="0.00137019528735504" calcext:value-type="float">
            <text:p>0.001370195287355</text:p>
          </table:table-cell>
          <table:table-cell table:formula="of:=0.5*[.JL12]*(([.JL5]-[.JK5])/([.JL1]-[.JK1]))^2" office:value-type="float" office:value="0.00110440330812974" calcext:value-type="float">
            <text:p>0.00110440330813</text:p>
          </table:table-cell>
          <table:table-cell table:formula="of:=0.5*[.JM12]*(([.JM5]-[.JL5])/([.JM1]-[.JL1]))^2" office:value-type="float" office:value="0.00737192963593959" calcext:value-type="float">
            <text:p>0.00737192963594</text:p>
          </table:table-cell>
          <table:table-cell table:formula="of:=0.5*[.JN12]*(([.JN5]-[.JM5])/([.JN1]-[.JM1]))^2" office:value-type="float" office:value="0.000236429331765787" calcext:value-type="float">
            <text:p>0.000236429331766</text:p>
          </table:table-cell>
          <table:table-cell table:formula="of:=0.5*[.JO12]*(([.JO5]-[.JN5])/([.JO1]-[.JN1]))^2" office:value-type="float" office:value="0.0127364778684078" calcext:value-type="float">
            <text:p>0.012736477868408</text:p>
          </table:table-cell>
          <table:table-cell table:formula="of:=0.5*[.JP12]*(([.JP5]-[.JO5])/([.JP1]-[.JO1]))^2" office:value-type="float" office:value="0.0683688621359299" calcext:value-type="float">
            <text:p>0.06836886213593</text:p>
          </table:table-cell>
          <table:table-cell table:formula="of:=0.5*[.JQ12]*(([.JQ5]-[.JP5])/([.JQ1]-[.JP1]))^2" office:value-type="float" office:value="0.00136214967975215" calcext:value-type="float">
            <text:p>0.001362149679752</text:p>
          </table:table-cell>
          <table:table-cell table:formula="of:=0.5*[.JR12]*(([.JR5]-[.JQ5])/([.JR1]-[.JQ1]))^2" office:value-type="float" office:value="0.00121557020136565" calcext:value-type="float">
            <text:p>0.001215570201366</text:p>
          </table:table-cell>
          <table:table-cell table:formula="of:=0.5*[.JS12]*(([.JS5]-[.JR5])/([.JS1]-[.JR1]))^2" office:value-type="float" office:value="0.00714546203482307" calcext:value-type="float">
            <text:p>0.007145462034823</text:p>
          </table:table-cell>
          <table:table-cell table:formula="of:=0.5*[.JT12]*(([.JT5]-[.JS5])/([.JT1]-[.JS1]))^2" office:value-type="float" office:value="0.0000705533174127099" calcext:value-type="float">
            <text:p>7.05533174127099E-05</text:p>
          </table:table-cell>
          <table:table-cell table:formula="of:=0.5*[.JU12]*(([.JU5]-[.JT5])/([.JU1]-[.JT1]))^2" office:value-type="float" office:value="0.0000186788243838165" calcext:value-type="float">
            <text:p>1.86788243838165E-05</text:p>
          </table:table-cell>
          <table:table-cell table:formula="of:=0.5*[.JV12]*(([.JV5]-[.JU5])/([.JV1]-[.JU1]))^2" office:value-type="float" office:value="0.000445157737440137" calcext:value-type="float">
            <text:p>0.00044515773744</text:p>
          </table:table-cell>
          <table:table-cell table:formula="of:=0.5*[.JW12]*(([.JW5]-[.JV5])/([.JW1]-[.JV1]))^2" office:value-type="float" office:value="0.00009167776203236" calcext:value-type="float">
            <text:p>9.167776203236E-05</text:p>
          </table:table-cell>
          <table:table-cell table:formula="of:=0.5*[.JX12]*(([.JX5]-[.JW5])/([.JX1]-[.JW1]))^2" office:value-type="float" office:value="0.000323603329886189" calcext:value-type="float">
            <text:p>0.000323603329886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246873603386479" calcext:value-type="float">
            <text:p>2.46873603386479E-08</text:p>
          </table:table-cell>
          <table:table-cell table:formula="of:=0.5*[.D12]*(([.D6]-[.C6])/([.D1]-[.C1]))^2" office:value-type="float" office:value="0.000000567828680615436" calcext:value-type="float">
            <text:p>5.67828680615436E-07</text:p>
          </table:table-cell>
          <table:table-cell table:formula="of:=0.5*[.E12]*(([.E6]-[.D6])/([.E1]-[.D1]))^2" office:value-type="float" office:value="0.000000000203736599454576" calcext:value-type="float">
            <text:p>2.03736599454576E-10</text:p>
          </table:table-cell>
          <table:table-cell table:formula="of:=0.5*[.F12]*(([.F6]-[.E6])/([.F1]-[.E1]))^2" office:value-type="float" office:value="0.000000280483502927309" calcext:value-type="float">
            <text:p>2.80483502927309E-07</text:p>
          </table:table-cell>
          <table:table-cell table:formula="of:=0.5*[.G12]*(([.G6]-[.F6])/([.G1]-[.F1]))^2" office:value-type="float" office:value="0.0000000275859528888352" calcext:value-type="float">
            <text:p>2.75859528888352E-08</text:p>
          </table:table-cell>
          <table:table-cell table:formula="of:=0.5*[.H12]*(([.H6]-[.G6])/([.H1]-[.G1]))^2" office:value-type="float" office:value="0.000000186044218581624" calcext:value-type="float">
            <text:p>1.86044218581624E-07</text:p>
          </table:table-cell>
          <table:table-cell table:formula="of:=0.5*[.I12]*(([.I6]-[.H6])/([.I1]-[.H1]))^2" office:value-type="float" office:value="0.000000361644462349487" calcext:value-type="float">
            <text:p>3.61644462349487E-07</text:p>
          </table:table-cell>
          <table:table-cell table:formula="of:=0.5*[.J12]*(([.J6]-[.I6])/([.J1]-[.I1]))^2" office:value-type="float" office:value="0.00000015481822925687" calcext:value-type="float">
            <text:p>1.5481822925687E-07</text:p>
          </table:table-cell>
          <table:table-cell table:formula="of:=0.5*[.K12]*(([.K6]-[.J6])/([.K1]-[.J1]))^2" office:value-type="float" office:value="0.0000012389571660717" calcext:value-type="float">
            <text:p>1.2389571660717E-06</text:p>
          </table:table-cell>
          <table:table-cell table:formula="of:=0.5*[.L12]*(([.L6]-[.K6])/([.L1]-[.K1]))^2" office:value-type="float" office:value="0.000000459397311034478" calcext:value-type="float">
            <text:p>4.59397311034478E-07</text:p>
          </table:table-cell>
          <table:table-cell table:formula="of:=0.5*[.M12]*(([.M6]-[.L6])/([.M1]-[.L1]))^2" office:value-type="float" office:value="0.000000357467987353673" calcext:value-type="float">
            <text:p>3.57467987353673E-07</text:p>
          </table:table-cell>
          <table:table-cell table:formula="of:=0.5*[.N12]*(([.N6]-[.M6])/([.N1]-[.M1]))^2" office:value-type="float" office:value="0.000000155693098051987" calcext:value-type="float">
            <text:p>1.55693098051987E-07</text:p>
          </table:table-cell>
          <table:table-cell table:formula="of:=0.5*[.O12]*(([.O6]-[.N6])/([.O1]-[.N1]))^2" office:value-type="float" office:value="0.00000012806919095298" calcext:value-type="float">
            <text:p>1.2806919095298E-07</text:p>
          </table:table-cell>
          <table:table-cell table:formula="of:=0.5*[.P12]*(([.P6]-[.O6])/([.P1]-[.O1]))^2" office:value-type="float" office:value="0.000000129841726271642" calcext:value-type="float">
            <text:p>1.29841726271642E-07</text:p>
          </table:table-cell>
          <table:table-cell table:formula="of:=0.5*[.Q12]*(([.Q6]-[.P6])/([.Q1]-[.P1]))^2" office:value-type="float" office:value="0.00000106290597906836" calcext:value-type="float">
            <text:p>1.06290597906836E-06</text:p>
          </table:table-cell>
          <table:table-cell table:formula="of:=0.5*[.R12]*(([.R6]-[.Q6])/([.R1]-[.Q1]))^2" office:value-type="float" office:value="0.000000361864135865736" calcext:value-type="float">
            <text:p>3.61864135865736E-07</text:p>
          </table:table-cell>
          <table:table-cell table:formula="of:=0.5*[.S12]*(([.S6]-[.R6])/([.S1]-[.R1]))^2" office:value-type="float" office:value="0.0000000860521577767154" calcext:value-type="float">
            <text:p>8.60521577767154E-08</text:p>
          </table:table-cell>
          <table:table-cell table:formula="of:=0.5*[.T12]*(([.T6]-[.S6])/([.T1]-[.S1]))^2" office:value-type="float" office:value="0.0000000158904687223885" calcext:value-type="float">
            <text:p>1.58904687223885E-08</text:p>
          </table:table-cell>
          <table:table-cell table:formula="of:=0.5*[.U12]*(([.U6]-[.T6])/([.U1]-[.T1]))^2" office:value-type="float" office:value="0.000000311024438390305" calcext:value-type="float">
            <text:p>3.11024438390305E-07</text:p>
          </table:table-cell>
          <table:table-cell table:formula="of:=0.5*[.V12]*(([.V6]-[.U6])/([.V1]-[.U1]))^2" office:value-type="float" office:value="0.000000153231381152338" calcext:value-type="float">
            <text:p>1.53231381152338E-07</text:p>
          </table:table-cell>
          <table:table-cell table:formula="of:=0.5*[.W12]*(([.W6]-[.V6])/([.W1]-[.V1]))^2" office:value-type="float" office:value="0.000000336423067212735" calcext:value-type="float">
            <text:p>3.36423067212735E-07</text:p>
          </table:table-cell>
          <table:table-cell table:formula="of:=0.5*[.X12]*(([.X6]-[.W6])/([.X1]-[.W1]))^2" office:value-type="float" office:value="0.0000000291820466544945" calcext:value-type="float">
            <text:p>2.91820466544945E-08</text:p>
          </table:table-cell>
          <table:table-cell table:formula="of:=0.5*[.Y12]*(([.Y6]-[.X6])/([.Y1]-[.X1]))^2" office:value-type="float" office:value="0.0000000194006288162907" calcext:value-type="float">
            <text:p>1.94006288162907E-08</text:p>
          </table:table-cell>
          <table:table-cell table:formula="of:=0.5*[.Z12]*(([.Z6]-[.Y6])/([.Z1]-[.Y1]))^2" office:value-type="float" office:value="0.0000000590911553487725" calcext:value-type="float">
            <text:p>5.90911553487725E-08</text:p>
          </table:table-cell>
          <table:table-cell table:formula="of:=0.5*[.AA12]*(([.AA6]-[.Z6])/([.AA1]-[.Z1]))^2" office:value-type="float" office:value="0.0000000104756264973925" calcext:value-type="float">
            <text:p>1.04756264973925E-08</text:p>
          </table:table-cell>
          <table:table-cell table:formula="of:=0.5*[.AB12]*(([.AB6]-[.AA6])/([.AB1]-[.AA1]))^2" office:value-type="float" office:value="0.00000000447772535597683" calcext:value-type="float">
            <text:p>4.47772535597683E-09</text:p>
          </table:table-cell>
          <table:table-cell table:formula="of:=0.5*[.AC12]*(([.AC6]-[.AB6])/([.AC1]-[.AB1]))^2" office:value-type="float" office:value="0.00000000863707919838603" calcext:value-type="float">
            <text:p>8.63707919838603E-09</text:p>
          </table:table-cell>
          <table:table-cell table:formula="of:=0.5*[.AD12]*(([.AD6]-[.AC6])/([.AD1]-[.AC1]))^2" office:value-type="float" office:value="0.0000000668377249760282" calcext:value-type="float">
            <text:p>6.68377249760282E-08</text:p>
          </table:table-cell>
          <table:table-cell table:formula="of:=0.5*[.AE12]*(([.AE6]-[.AD6])/([.AE1]-[.AD1]))^2" office:value-type="float" office:value="0.000000017515539064345" calcext:value-type="float">
            <text:p>1.7515539064345E-08</text:p>
          </table:table-cell>
          <table:table-cell table:formula="of:=0.5*[.AF12]*(([.AF6]-[.AE6])/([.AF1]-[.AE1]))^2" office:value-type="float" office:value="0.00000000112573139023218" calcext:value-type="float">
            <text:p>1.12573139023218E-09</text:p>
          </table:table-cell>
          <table:table-cell table:formula="of:=0.5*[.AG12]*(([.AG6]-[.AF6])/([.AG1]-[.AF1]))^2" office:value-type="float" office:value="0.0000000700261301676011" calcext:value-type="float">
            <text:p>7.00261301676011E-08</text:p>
          </table:table-cell>
          <table:table-cell table:formula="of:=0.5*[.AH12]*(([.AH6]-[.AG6])/([.AH1]-[.AG1]))^2" office:value-type="float" office:value="0.000000000365765691041611" calcext:value-type="float">
            <text:p>3.65765691041611E-10</text:p>
          </table:table-cell>
          <table:table-cell table:formula="of:=0.5*[.AI12]*(([.AI6]-[.AH6])/([.AI1]-[.AH1]))^2" office:value-type="float" office:value="0.000000461052374372014" calcext:value-type="float">
            <text:p>4.61052374372014E-07</text:p>
          </table:table-cell>
          <table:table-cell table:formula="of:=0.5*[.AJ12]*(([.AJ6]-[.AI6])/([.AJ1]-[.AI1]))^2" office:value-type="float" office:value="0.000000359134223324371" calcext:value-type="float">
            <text:p>3.59134223324371E-07</text:p>
          </table:table-cell>
          <table:table-cell table:formula="of:=0.5*[.AK12]*(([.AK6]-[.AJ6])/([.AK1]-[.AJ1]))^2" office:value-type="float" office:value="0.000000709926982536236" calcext:value-type="float">
            <text:p>7.09926982536236E-07</text:p>
          </table:table-cell>
          <table:table-cell table:formula="of:=0.5*[.AL12]*(([.AL6]-[.AK6])/([.AL1]-[.AK1]))^2" office:value-type="float" office:value="0.000000118051726301003" calcext:value-type="float">
            <text:p>1.18051726301003E-07</text:p>
          </table:table-cell>
          <table:table-cell table:formula="of:=0.5*[.AM12]*(([.AM6]-[.AL6])/([.AM1]-[.AL1]))^2" office:value-type="float" office:value="0.000000000475504368874248" calcext:value-type="float">
            <text:p>4.75504368874248E-10</text:p>
          </table:table-cell>
          <table:table-cell table:formula="of:=0.5*[.AN12]*(([.AN6]-[.AM6])/([.AN1]-[.AM1]))^2" office:value-type="float" office:value="0.00000000220675668079558" calcext:value-type="float">
            <text:p>2.20675668079558E-09</text:p>
          </table:table-cell>
          <table:table-cell table:formula="of:=0.5*[.AO12]*(([.AO6]-[.AN6])/([.AO1]-[.AN1]))^2" office:value-type="float" office:value="0.00000000309265411014879" calcext:value-type="float">
            <text:p>3.09265411014879E-09</text:p>
          </table:table-cell>
          <table:table-cell table:formula="of:=0.5*[.AP12]*(([.AP6]-[.AO6])/([.AP1]-[.AO1]))^2" office:value-type="float" office:value="0.000000000352884841403325" calcext:value-type="float">
            <text:p>3.52884841403325E-10</text:p>
          </table:table-cell>
          <table:table-cell table:formula="of:=0.5*[.AQ12]*(([.AQ6]-[.AP6])/([.AQ1]-[.AP1]))^2" office:value-type="float" office:value="0.00000000317992790970709" calcext:value-type="float">
            <text:p>3.17992790970709E-09</text:p>
          </table:table-cell>
          <table:table-cell table:formula="of:=0.5*[.AR12]*(([.AR6]-[.AQ6])/([.AR1]-[.AQ1]))^2" office:value-type="float" office:value="0.000000000150112276003604" calcext:value-type="float">
            <text:p>1.50112276003604E-10</text:p>
          </table:table-cell>
          <table:table-cell table:formula="of:=0.5*[.AS12]*(([.AS6]-[.AR6])/([.AS1]-[.AR1]))^2" office:value-type="float" office:value="0.00000000564437103662559" calcext:value-type="float">
            <text:p>5.64437103662559E-09</text:p>
          </table:table-cell>
          <table:table-cell table:formula="of:=0.5*[.AT12]*(([.AT6]-[.AS6])/([.AT1]-[.AS1]))^2" office:value-type="float" office:value="0.00000000147030022174302" calcext:value-type="float">
            <text:p>1.47030022174302E-09</text:p>
          </table:table-cell>
          <table:table-cell table:formula="of:=0.5*[.AU12]*(([.AU6]-[.AT6])/([.AU1]-[.AT1]))^2" office:value-type="float" office:value="0.000000197995050573968" calcext:value-type="float">
            <text:p>1.97995050573968E-07</text:p>
          </table:table-cell>
          <table:table-cell table:formula="of:=0.5*[.AV12]*(([.AV6]-[.AU6])/([.AV1]-[.AU1]))^2" office:value-type="float" office:value="0.000000149568759855113" calcext:value-type="float">
            <text:p>1.49568759855113E-07</text:p>
          </table:table-cell>
          <table:table-cell table:formula="of:=0.5*[.AW12]*(([.AW6]-[.AV6])/([.AW1]-[.AV1]))^2" office:value-type="float" office:value="0.000000158288818520674" calcext:value-type="float">
            <text:p>1.58288818520674E-07</text:p>
          </table:table-cell>
          <table:table-cell table:formula="of:=0.5*[.AX12]*(([.AX6]-[.AW6])/([.AX1]-[.AW1]))^2" office:value-type="float" office:value="0.000000095252127278712" calcext:value-type="float">
            <text:p>9.5252127278712E-08</text:p>
          </table:table-cell>
          <table:table-cell table:formula="of:=0.5*[.AY12]*(([.AY6]-[.AX6])/([.AY1]-[.AX1]))^2" office:value-type="float" office:value="0.0000000422224043760843" calcext:value-type="float">
            <text:p>4.22224043760843E-08</text:p>
          </table:table-cell>
          <table:table-cell table:formula="of:=0.5*[.AZ12]*(([.AZ6]-[.AY6])/([.AZ1]-[.AY1]))^2" office:value-type="float" office:value="0.000000170417238706633" calcext:value-type="float">
            <text:p>1.70417238706633E-07</text:p>
          </table:table-cell>
          <table:table-cell table:formula="of:=0.5*[.BA12]*(([.BA6]-[.AZ6])/([.BA1]-[.AZ1]))^2" office:value-type="float" office:value="0.000000476658577983322" calcext:value-type="float">
            <text:p>4.76658577983322E-07</text:p>
          </table:table-cell>
          <table:table-cell table:formula="of:=0.5*[.BB12]*(([.BB6]-[.BA6])/([.BB1]-[.BA1]))^2" office:value-type="float" office:value="0.000000169311809971672" calcext:value-type="float">
            <text:p>1.69311809971672E-07</text:p>
          </table:table-cell>
          <table:table-cell table:formula="of:=0.5*[.BC12]*(([.BC6]-[.BB6])/([.BC1]-[.BB1]))^2" office:value-type="float" office:value="0.00000000346640213181158" calcext:value-type="float">
            <text:p>3.46640213181158E-09</text:p>
          </table:table-cell>
          <table:table-cell table:formula="of:=0.5*[.BD12]*(([.BD6]-[.BC6])/([.BD1]-[.BC1]))^2" office:value-type="float" office:value="0.0000000269453705846745" calcext:value-type="float">
            <text:p>2.69453705846745E-08</text:p>
          </table:table-cell>
          <table:table-cell table:formula="of:=0.5*[.BE12]*(([.BE6]-[.BD6])/([.BE1]-[.BD1]))^2" office:value-type="float" office:value="0.0000000167158281979042" calcext:value-type="float">
            <text:p>1.67158281979042E-08</text:p>
          </table:table-cell>
          <table:table-cell table:formula="of:=0.5*[.BF12]*(([.BF6]-[.BE6])/([.BF1]-[.BE1]))^2" office:value-type="float" office:value="0.000000133376879910824" calcext:value-type="float">
            <text:p>1.33376879910824E-07</text:p>
          </table:table-cell>
          <table:table-cell table:formula="of:=0.5*[.BG12]*(([.BG6]-[.BF6])/([.BG1]-[.BF1]))^2" office:value-type="float" office:value="0.000000121824788655254" calcext:value-type="float">
            <text:p>1.21824788655254E-07</text:p>
          </table:table-cell>
          <table:table-cell table:formula="of:=0.5*[.BH12]*(([.BH6]-[.BG6])/([.BH1]-[.BG1]))^2" office:value-type="float" office:value="0.0000000216836714022777" calcext:value-type="float">
            <text:p>2.16836714022777E-08</text:p>
          </table:table-cell>
          <table:table-cell table:formula="of:=0.5*[.BI12]*(([.BI6]-[.BH6])/([.BI1]-[.BH1]))^2" office:value-type="float" office:value="0.0000209262558599538" calcext:value-type="float">
            <text:p>2.09262558599538E-05</text:p>
          </table:table-cell>
          <table:table-cell table:formula="of:=0.5*[.BJ12]*(([.BJ6]-[.BI6])/([.BJ1]-[.BI1]))^2" office:value-type="float" office:value="0.000202461640988313" calcext:value-type="float">
            <text:p>0.000202461640988</text:p>
          </table:table-cell>
          <table:table-cell table:formula="of:=0.5*[.BK12]*(([.BK6]-[.BJ6])/([.BK1]-[.BJ1]))^2" office:value-type="float" office:value="0.0000375753708447127" calcext:value-type="float">
            <text:p>3.75753708447127E-05</text:p>
          </table:table-cell>
          <table:table-cell table:formula="of:=0.5*[.BL12]*(([.BL6]-[.BK6])/([.BL1]-[.BK1]))^2" office:value-type="float" office:value="0.0000117618376162888" calcext:value-type="float">
            <text:p>1.17618376162888E-05</text:p>
          </table:table-cell>
          <table:table-cell table:formula="of:=0.5*[.BM12]*(([.BM6]-[.BL6])/([.BM1]-[.BL1]))^2" office:value-type="float" office:value="0.000102021086536647" calcext:value-type="float">
            <text:p>0.000102021086537</text:p>
          </table:table-cell>
          <table:table-cell table:formula="of:=0.5*[.BN12]*(([.BN6]-[.BM6])/([.BN1]-[.BM1]))^2" office:value-type="float" office:value="0.0000256045520751208" calcext:value-type="float">
            <text:p>2.56045520751208E-05</text:p>
          </table:table-cell>
          <table:table-cell table:formula="of:=0.5*[.BO12]*(([.BO6]-[.BN6])/([.BO1]-[.BN1]))^2" office:value-type="float" office:value="0.000560541855857046" calcext:value-type="float">
            <text:p>0.000560541855857</text:p>
          </table:table-cell>
          <table:table-cell table:formula="of:=0.5*[.BP12]*(([.BP6]-[.BO6])/([.BP1]-[.BO1]))^2" office:value-type="float" office:value="0.00366086703083036" calcext:value-type="float">
            <text:p>0.00366086703083</text:p>
          </table:table-cell>
          <table:table-cell table:formula="of:=0.5*[.BQ12]*(([.BQ6]-[.BP6])/([.BQ1]-[.BP1]))^2" office:value-type="float" office:value="0.00551183737504455" calcext:value-type="float">
            <text:p>0.005511837375045</text:p>
          </table:table-cell>
          <table:table-cell table:formula="of:=0.5*[.BR12]*(([.BR6]-[.BQ6])/([.BR1]-[.BQ1]))^2" office:value-type="float" office:value="0.000924427714676871" calcext:value-type="float">
            <text:p>0.000924427714677</text:p>
          </table:table-cell>
          <table:table-cell table:formula="of:=0.5*[.BS12]*(([.BS6]-[.BR6])/([.BS1]-[.BR1]))^2" office:value-type="float" office:value="0.000110358759955174" calcext:value-type="float">
            <text:p>0.000110358759955</text:p>
          </table:table-cell>
          <table:table-cell table:formula="of:=0.5*[.BT12]*(([.BT6]-[.BS6])/([.BT1]-[.BS1]))^2" office:value-type="float" office:value="0.000294975365244683" calcext:value-type="float">
            <text:p>0.000294975365245</text:p>
          </table:table-cell>
          <table:table-cell table:formula="of:=0.5*[.BU12]*(([.BU6]-[.BT6])/([.BU1]-[.BT1]))^2" office:value-type="float" office:value="0.00341670512221692" calcext:value-type="float">
            <text:p>0.003416705122217</text:p>
          </table:table-cell>
          <table:table-cell table:formula="of:=0.5*[.BV12]*(([.BV6]-[.BU6])/([.BV1]-[.BU1]))^2" office:value-type="float" office:value="0.00826786419054467" calcext:value-type="float">
            <text:p>0.008267864190545</text:p>
          </table:table-cell>
          <table:table-cell table:formula="of:=0.5*[.BW12]*(([.BW6]-[.BV6])/([.BW1]-[.BV1]))^2" office:value-type="float" office:value="0.0215643396886414" calcext:value-type="float">
            <text:p>0.021564339688642</text:p>
          </table:table-cell>
          <table:table-cell table:formula="of:=0.5*[.BX12]*(([.BX6]-[.BW6])/([.BX1]-[.BW1]))^2" office:value-type="float" office:value="0.0244845534364943" calcext:value-type="float">
            <text:p>0.024484553436494</text:p>
          </table:table-cell>
          <table:table-cell table:formula="of:=0.5*[.BY12]*(([.BY6]-[.BX6])/([.BY1]-[.BX1]))^2" office:value-type="float" office:value="0.0024424568254533" calcext:value-type="float">
            <text:p>0.002442456825453</text:p>
          </table:table-cell>
          <table:table-cell table:formula="of:=0.5*[.BZ12]*(([.BZ6]-[.BY6])/([.BZ1]-[.BY1]))^2" office:value-type="float" office:value="0.000120530373163425" calcext:value-type="float">
            <text:p>0.000120530373163</text:p>
          </table:table-cell>
          <table:table-cell table:formula="of:=0.5*[.CA12]*(([.CA6]-[.BZ6])/([.CA1]-[.BZ1]))^2" office:value-type="float" office:value="0.0000318328170989899" calcext:value-type="float">
            <text:p>3.18328170989899E-05</text:p>
          </table:table-cell>
          <table:table-cell table:formula="of:=0.5*[.CB12]*(([.CB6]-[.CA6])/([.CB1]-[.CA1]))^2" office:value-type="float" office:value="0.0216256391720587" calcext:value-type="float">
            <text:p>0.021625639172059</text:p>
          </table:table-cell>
          <table:table-cell table:formula="of:=0.5*[.CC12]*(([.CC6]-[.CB6])/([.CC1]-[.CB1]))^2" office:value-type="float" office:value="0.000203546958935638" calcext:value-type="float">
            <text:p>0.000203546958936</text:p>
          </table:table-cell>
          <table:table-cell table:formula="of:=0.5*[.CD12]*(([.CD6]-[.CC6])/([.CD1]-[.CC1]))^2" office:value-type="float" office:value="0.0336500198334166" calcext:value-type="float">
            <text:p>0.033650019833417</text:p>
          </table:table-cell>
          <table:table-cell table:formula="of:=0.5*[.CE12]*(([.CE6]-[.CD6])/([.CE1]-[.CD1]))^2" office:value-type="float" office:value="0.0022545157167941" calcext:value-type="float">
            <text:p>0.002254515716794</text:p>
          </table:table-cell>
          <table:table-cell table:formula="of:=0.5*[.CF12]*(([.CF6]-[.CE6])/([.CF1]-[.CE1]))^2" office:value-type="float" office:value="0.00441533281895525" calcext:value-type="float">
            <text:p>0.004415332818955</text:p>
          </table:table-cell>
          <table:table-cell table:formula="of:=0.5*[.CG12]*(([.CG6]-[.CF6])/([.CG1]-[.CF1]))^2" office:value-type="float" office:value="0.0379427831380512" calcext:value-type="float">
            <text:p>0.037942783138051</text:p>
          </table:table-cell>
          <table:table-cell table:formula="of:=0.5*[.CH12]*(([.CH6]-[.CG6])/([.CH1]-[.CG1]))^2" office:value-type="float" office:value="0.0385509825590411" calcext:value-type="float">
            <text:p>0.038550982559041</text:p>
          </table:table-cell>
          <table:table-cell table:formula="of:=0.5*[.CI12]*(([.CI6]-[.CH6])/([.CI1]-[.CH1]))^2" office:value-type="float" office:value="0.0065269398679455" calcext:value-type="float">
            <text:p>0.006526939867946</text:p>
          </table:table-cell>
          <table:table-cell table:formula="of:=0.5*[.CJ12]*(([.CJ6]-[.CI6])/([.CJ1]-[.CI1]))^2" office:value-type="float" office:value="0.00154654162644965" calcext:value-type="float">
            <text:p>0.00154654162645</text:p>
          </table:table-cell>
          <table:table-cell table:formula="of:=0.5*[.CK12]*(([.CK6]-[.CJ6])/([.CK1]-[.CJ1]))^2" office:value-type="float" office:value="0.00122806483250357" calcext:value-type="float">
            <text:p>0.001228064832504</text:p>
          </table:table-cell>
          <table:table-cell table:formula="of:=0.5*[.CL12]*(([.CL6]-[.CK6])/([.CL1]-[.CK1]))^2" office:value-type="float" office:value="0.0044254231565516" calcext:value-type="float">
            <text:p>0.004425423156552</text:p>
          </table:table-cell>
          <table:table-cell table:formula="of:=0.5*[.CM12]*(([.CM6]-[.CL6])/([.CM1]-[.CL1]))^2" office:value-type="float" office:value="0.00316220314653804" calcext:value-type="float">
            <text:p>0.003162203146538</text:p>
          </table:table-cell>
          <table:table-cell table:formula="of:=0.5*[.CN12]*(([.CN6]-[.CM6])/([.CN1]-[.CM1]))^2" office:value-type="float" office:value="0.00184822819425944" calcext:value-type="float">
            <text:p>0.001848228194259</text:p>
          </table:table-cell>
          <table:table-cell table:formula="of:=0.5*[.CO12]*(([.CO6]-[.CN6])/([.CO1]-[.CN1]))^2" office:value-type="float" office:value="0.015513374413452" calcext:value-type="float">
            <text:p>0.015513374413452</text:p>
          </table:table-cell>
          <table:table-cell table:formula="of:=0.5*[.CP12]*(([.CP6]-[.CO6])/([.CP1]-[.CO1]))^2" office:value-type="float" office:value="0.00310141122552722" calcext:value-type="float">
            <text:p>0.003101411225527</text:p>
          </table:table-cell>
          <table:table-cell table:formula="of:=0.5*[.CQ12]*(([.CQ6]-[.CP6])/([.CQ1]-[.CP1]))^2" office:value-type="float" office:value="0.0180221125845756" calcext:value-type="float">
            <text:p>0.018022112584576</text:p>
          </table:table-cell>
          <table:table-cell table:formula="of:=0.5*[.CR12]*(([.CR6]-[.CQ6])/([.CR1]-[.CQ1]))^2" office:value-type="float" office:value="0.0572366032875192" calcext:value-type="float">
            <text:p>0.057236603287519</text:p>
          </table:table-cell>
          <table:table-cell table:formula="of:=0.5*[.CS12]*(([.CS6]-[.CR6])/([.CS1]-[.CR1]))^2" office:value-type="float" office:value="0.0737632481004795" calcext:value-type="float">
            <text:p>0.07376324810048</text:p>
          </table:table-cell>
          <table:table-cell table:formula="of:=0.5*[.CT12]*(([.CT6]-[.CS6])/([.CT1]-[.CS1]))^2" office:value-type="float" office:value="0.000453770344404273" calcext:value-type="float">
            <text:p>0.000453770344404</text:p>
          </table:table-cell>
          <table:table-cell table:formula="of:=0.5*[.CU12]*(([.CU6]-[.CT6])/([.CU1]-[.CT1]))^2" office:value-type="float" office:value="0.0461084709467765" calcext:value-type="float">
            <text:p>0.046108470946777</text:p>
          </table:table-cell>
          <table:table-cell table:formula="of:=0.5*[.CV12]*(([.CV6]-[.CU6])/([.CV1]-[.CU1]))^2" office:value-type="float" office:value="0.0436885802864256" calcext:value-type="float">
            <text:p>0.043688580286426</text:p>
          </table:table-cell>
          <table:table-cell table:formula="of:=0.5*[.CW12]*(([.CW6]-[.CV6])/([.CW1]-[.CV1]))^2" office:value-type="float" office:value="0.0241167372142908" calcext:value-type="float">
            <text:p>0.024116737214291</text:p>
          </table:table-cell>
          <table:table-cell table:formula="of:=0.5*[.CX12]*(([.CX6]-[.CW6])/([.CX1]-[.CW1]))^2" office:value-type="float" office:value="0.000473246612290267" calcext:value-type="float">
            <text:p>0.00047324661229</text:p>
          </table:table-cell>
          <table:table-cell table:formula="of:=0.5*[.CY12]*(([.CY6]-[.CX6])/([.CY1]-[.CX1]))^2" office:value-type="float" office:value="0.0108583531453229" calcext:value-type="float">
            <text:p>0.010858353145323</text:p>
          </table:table-cell>
          <table:table-cell table:formula="of:=0.5*[.CZ12]*(([.CZ6]-[.CY6])/([.CZ1]-[.CY1]))^2" office:value-type="float" office:value="0.0105844273636851" calcext:value-type="float">
            <text:p>0.010584427363685</text:p>
          </table:table-cell>
          <table:table-cell table:formula="of:=0.5*[.DA12]*(([.DA6]-[.CZ6])/([.DA1]-[.CZ1]))^2" office:value-type="float" office:value="0.010936427777918" calcext:value-type="float">
            <text:p>0.010936427777918</text:p>
          </table:table-cell>
          <table:table-cell table:formula="of:=0.5*[.DB12]*(([.DB6]-[.DA6])/([.DB1]-[.DA1]))^2" office:value-type="float" office:value="0.00758563722703128" calcext:value-type="float">
            <text:p>0.007585637227031</text:p>
          </table:table-cell>
          <table:table-cell table:formula="of:=0.5*[.DC12]*(([.DC6]-[.DB6])/([.DC1]-[.DB1]))^2" office:value-type="float" office:value="0.00843385449896824" calcext:value-type="float">
            <text:p>0.008433854498968</text:p>
          </table:table-cell>
          <table:table-cell table:formula="of:=0.5*[.DD12]*(([.DD6]-[.DC6])/([.DD1]-[.DC1]))^2" office:value-type="float" office:value="0.00176583494287174" calcext:value-type="float">
            <text:p>0.001765834942872</text:p>
          </table:table-cell>
          <table:table-cell table:formula="of:=0.5*[.DE12]*(([.DE6]-[.DD6])/([.DE1]-[.DD1]))^2" office:value-type="float" office:value="0.00000000912260701780251" calcext:value-type="float">
            <text:p>9.12260701780251E-09</text:p>
          </table:table-cell>
          <table:table-cell table:formula="of:=0.5*[.DF12]*(([.DF6]-[.DE6])/([.DF1]-[.DE1]))^2" office:value-type="float" office:value="0.00006270535578997" calcext:value-type="float">
            <text:p>6.270535578997E-05</text:p>
          </table:table-cell>
          <table:table-cell table:formula="of:=0.5*[.DG12]*(([.DG6]-[.DF6])/([.DG1]-[.DF1]))^2" office:value-type="float" office:value="0.0000113762037458016" calcext:value-type="float">
            <text:p>1.13762037458016E-05</text:p>
          </table:table-cell>
          <table:table-cell table:formula="of:=0.5*[.DH12]*(([.DH6]-[.DG6])/([.DH1]-[.DG1]))^2" office:value-type="float" office:value="0.0463848003921323" calcext:value-type="float">
            <text:p>0.046384800392132</text:p>
          </table:table-cell>
          <table:table-cell table:formula="of:=0.5*[.DI12]*(([.DI6]-[.DH6])/([.DI1]-[.DH1]))^2" office:value-type="float" office:value="0.000204483831616849" calcext:value-type="float">
            <text:p>0.000204483831617</text:p>
          </table:table-cell>
          <table:table-cell table:formula="of:=0.5*[.DJ12]*(([.DJ6]-[.DI6])/([.DJ1]-[.DI1]))^2" office:value-type="float" office:value="0.00906083695684545" calcext:value-type="float">
            <text:p>0.009060836956845</text:p>
          </table:table-cell>
          <table:table-cell table:formula="of:=0.5*[.DK12]*(([.DK6]-[.DJ6])/([.DK1]-[.DJ1]))^2" office:value-type="float" office:value="0.0720616446091416" calcext:value-type="float">
            <text:p>0.072061644609142</text:p>
          </table:table-cell>
          <table:table-cell table:formula="of:=0.5*[.DL12]*(([.DL6]-[.DK6])/([.DL1]-[.DK1]))^2" office:value-type="float" office:value="0.000254641220736909" calcext:value-type="float">
            <text:p>0.000254641220737</text:p>
          </table:table-cell>
          <table:table-cell table:formula="of:=0.5*[.DM12]*(([.DM6]-[.DL6])/([.DM1]-[.DL1]))^2" office:value-type="float" office:value="0.0196833378714692" calcext:value-type="float">
            <text:p>0.019683337871469</text:p>
          </table:table-cell>
          <table:table-cell table:formula="of:=0.5*[.DN12]*(([.DN6]-[.DM6])/([.DN1]-[.DM1]))^2" office:value-type="float" office:value="0.08066018358612" calcext:value-type="float">
            <text:p>0.08066018358612</text:p>
          </table:table-cell>
          <table:table-cell table:formula="of:=0.5*[.DO12]*(([.DO6]-[.DN6])/([.DO1]-[.DN1]))^2" office:value-type="float" office:value="0.00602400284683812" calcext:value-type="float">
            <text:p>0.006024002846838</text:p>
          </table:table-cell>
          <table:table-cell table:formula="of:=0.5*[.DP12]*(([.DP6]-[.DO6])/([.DP1]-[.DO1]))^2" office:value-type="float" office:value="0.00610083334932865" calcext:value-type="float">
            <text:p>0.006100833349329</text:p>
          </table:table-cell>
          <table:table-cell table:formula="of:=0.5*[.DQ12]*(([.DQ6]-[.DP6])/([.DQ1]-[.DP1]))^2" office:value-type="float" office:value="0.00122023912365011" calcext:value-type="float">
            <text:p>0.00122023912365</text:p>
          </table:table-cell>
          <table:table-cell table:formula="of:=0.5*[.DR12]*(([.DR6]-[.DQ6])/([.DR1]-[.DQ1]))^2" office:value-type="float" office:value="0.00437378929475958" calcext:value-type="float">
            <text:p>0.00437378929476</text:p>
          </table:table-cell>
          <table:table-cell table:formula="of:=0.5*[.DS12]*(([.DS6]-[.DR6])/([.DS1]-[.DR1]))^2" office:value-type="float" office:value="0.00144687361981491" calcext:value-type="float">
            <text:p>0.001446873619815</text:p>
          </table:table-cell>
          <table:table-cell table:formula="of:=0.5*[.DT12]*(([.DT6]-[.DS6])/([.DT1]-[.DS1]))^2" office:value-type="float" office:value="0.000714043016998919" calcext:value-type="float">
            <text:p>0.000714043016999</text:p>
          </table:table-cell>
          <table:table-cell table:formula="of:=0.5*[.DU12]*(([.DU6]-[.DT6])/([.DU1]-[.DT1]))^2" office:value-type="float" office:value="0.00396838886871188" calcext:value-type="float">
            <text:p>0.003968388868712</text:p>
          </table:table-cell>
          <table:table-cell table:formula="of:=0.5*[.DV12]*(([.DV6]-[.DU6])/([.DV1]-[.DU1]))^2" office:value-type="float" office:value="0.00295841009555026" calcext:value-type="float">
            <text:p>0.00295841009555</text:p>
          </table:table-cell>
          <table:table-cell table:formula="of:=0.5*[.DW12]*(([.DW6]-[.DV6])/([.DW1]-[.DV1]))^2" office:value-type="float" office:value="0.00810135138695147" calcext:value-type="float">
            <text:p>0.008101351386951</text:p>
          </table:table-cell>
          <table:table-cell table:formula="of:=0.5*[.DX12]*(([.DX6]-[.DW6])/([.DX1]-[.DW1]))^2" office:value-type="float" office:value="0.00269061361405665" calcext:value-type="float">
            <text:p>0.002690613614057</text:p>
          </table:table-cell>
          <table:table-cell table:formula="of:=0.5*[.DY12]*(([.DY6]-[.DX6])/([.DY1]-[.DX1]))^2" office:value-type="float" office:value="0.0223506834360797" calcext:value-type="float">
            <text:p>0.02235068343608</text:p>
          </table:table-cell>
          <table:table-cell table:formula="of:=0.5*[.DZ12]*(([.DZ6]-[.DY6])/([.DZ1]-[.DY1]))^2" office:value-type="float" office:value="0.0489341400534262" calcext:value-type="float">
            <text:p>0.048934140053426</text:p>
          </table:table-cell>
          <table:table-cell table:formula="of:=0.5*[.EA12]*(([.EA6]-[.DZ6])/([.EA1]-[.DZ1]))^2" office:value-type="float" office:value="0.0029070760866797" calcext:value-type="float">
            <text:p>0.00290707608668</text:p>
          </table:table-cell>
          <table:table-cell table:formula="of:=0.5*[.EB12]*(([.EB6]-[.EA6])/([.EB1]-[.EA1]))^2" office:value-type="float" office:value="0.00194394097548636" calcext:value-type="float">
            <text:p>0.001943940975486</text:p>
          </table:table-cell>
          <table:table-cell table:formula="of:=0.5*[.EC12]*(([.EC6]-[.EB6])/([.EC1]-[.EB1]))^2" office:value-type="float" office:value="0.00990483484292818" calcext:value-type="float">
            <text:p>0.009904834842928</text:p>
          </table:table-cell>
          <table:table-cell table:formula="of:=0.5*[.ED12]*(([.ED6]-[.EC6])/([.ED1]-[.EC1]))^2" office:value-type="float" office:value="0.004049257307646" calcext:value-type="float">
            <text:p>0.004049257307646</text:p>
          </table:table-cell>
          <table:table-cell table:formula="of:=0.5*[.EE12]*(([.EE6]-[.ED6])/([.EE1]-[.ED1]))^2" office:value-type="float" office:value="0.0086339981554544" calcext:value-type="float">
            <text:p>0.008633998155454</text:p>
          </table:table-cell>
          <table:table-cell table:formula="of:=0.5*[.EF12]*(([.EF6]-[.EE6])/([.EF1]-[.EE1]))^2" office:value-type="float" office:value="0.00312254684079555" calcext:value-type="float">
            <text:p>0.003122546840796</text:p>
          </table:table-cell>
          <table:table-cell table:formula="of:=0.5*[.EG12]*(([.EG6]-[.EF6])/([.EG1]-[.EF1]))^2" office:value-type="float" office:value="0.0178511938208228" calcext:value-type="float">
            <text:p>0.017851193820823</text:p>
          </table:table-cell>
          <table:table-cell table:formula="of:=0.5*[.EH12]*(([.EH6]-[.EG6])/([.EH1]-[.EG1]))^2" office:value-type="float" office:value="0.029475907312339" calcext:value-type="float">
            <text:p>0.029475907312339</text:p>
          </table:table-cell>
          <table:table-cell table:formula="of:=0.5*[.EI12]*(([.EI6]-[.EH6])/([.EI1]-[.EH1]))^2" office:value-type="float" office:value="0.013033435100635" calcext:value-type="float">
            <text:p>0.013033435100635</text:p>
          </table:table-cell>
          <table:table-cell table:formula="of:=0.5*[.EJ12]*(([.EJ6]-[.EI6])/([.EJ1]-[.EI1]))^2" office:value-type="float" office:value="0.000287830799963888" calcext:value-type="float">
            <text:p>0.000287830799964</text:p>
          </table:table-cell>
          <table:table-cell table:formula="of:=0.5*[.EK12]*(([.EK6]-[.EJ6])/([.EK1]-[.EJ1]))^2" office:value-type="float" office:value="0.00127244373774566" calcext:value-type="float">
            <text:p>0.001272443737746</text:p>
          </table:table-cell>
          <table:table-cell table:formula="of:=0.5*[.EL12]*(([.EL6]-[.EK6])/([.EL1]-[.EK1]))^2" office:value-type="float" office:value="0.0105115702182801" calcext:value-type="float">
            <text:p>0.01051157021828</text:p>
          </table:table-cell>
          <table:table-cell table:formula="of:=0.5*[.EM12]*(([.EM6]-[.EL6])/([.EM1]-[.EL1]))^2" office:value-type="float" office:value="0.105551548574131" calcext:value-type="float">
            <text:p>0.105551548574131</text:p>
          </table:table-cell>
          <table:table-cell table:formula="of:=0.5*[.EN12]*(([.EN6]-[.EM6])/([.EN1]-[.EM1]))^2" office:value-type="float" office:value="0.00415897757417642" calcext:value-type="float">
            <text:p>0.004158977574176</text:p>
          </table:table-cell>
          <table:table-cell table:formula="of:=0.5*[.EO12]*(([.EO6]-[.EN6])/([.EO1]-[.EN1]))^2" office:value-type="float" office:value="0.000989251320665404" calcext:value-type="float">
            <text:p>0.000989251320665</text:p>
          </table:table-cell>
          <table:table-cell table:formula="of:=0.5*[.EP12]*(([.EP6]-[.EO6])/([.EP1]-[.EO1]))^2" office:value-type="float" office:value="0.0716232321750469" calcext:value-type="float">
            <text:p>0.071623232175047</text:p>
          </table:table-cell>
          <table:table-cell table:formula="of:=0.5*[.EQ12]*(([.EQ6]-[.EP6])/([.EQ1]-[.EP1]))^2" office:value-type="float" office:value="0.00000632726872026322" calcext:value-type="float">
            <text:p>6.32726872026322E-06</text:p>
          </table:table-cell>
          <table:table-cell table:formula="of:=0.5*[.ER12]*(([.ER6]-[.EQ6])/([.ER1]-[.EQ1]))^2" office:value-type="float" office:value="0.0000196506483778366" calcext:value-type="float">
            <text:p>1.96506483778366E-05</text:p>
          </table:table-cell>
          <table:table-cell table:formula="of:=0.5*[.ES12]*(([.ES6]-[.ER6])/([.ES1]-[.ER1]))^2" office:value-type="float" office:value="0.0813468493226573" calcext:value-type="float">
            <text:p>0.081346849322657</text:p>
          </table:table-cell>
          <table:table-cell table:formula="of:=0.5*[.ET12]*(([.ET6]-[.ES6])/([.ET1]-[.ES1]))^2" office:value-type="float" office:value="0.0231581676880356" calcext:value-type="float">
            <text:p>0.023158167688036</text:p>
          </table:table-cell>
          <table:table-cell table:formula="of:=0.5*[.EU12]*(([.EU6]-[.ET6])/([.EU1]-[.ET1]))^2" office:value-type="float" office:value="0.000422862975940162" calcext:value-type="float">
            <text:p>0.00042286297594</text:p>
          </table:table-cell>
          <table:table-cell table:formula="of:=0.5*[.EV12]*(([.EV6]-[.EU6])/([.EV1]-[.EU1]))^2" office:value-type="float" office:value="0.00484462218763631" calcext:value-type="float">
            <text:p>0.004844622187636</text:p>
          </table:table-cell>
          <table:table-cell table:formula="of:=0.5*[.EW12]*(([.EW6]-[.EV6])/([.EW1]-[.EV1]))^2" office:value-type="float" office:value="0.00699931253222478" calcext:value-type="float">
            <text:p>0.006999312532225</text:p>
          </table:table-cell>
          <table:table-cell table:formula="of:=0.5*[.EX12]*(([.EX6]-[.EW6])/([.EX1]-[.EW1]))^2" office:value-type="float" office:value="0.00266445443874475" calcext:value-type="float">
            <text:p>0.002664454438745</text:p>
          </table:table-cell>
          <table:table-cell table:formula="of:=0.5*[.EY12]*(([.EY6]-[.EX6])/([.EY1]-[.EX1]))^2" office:value-type="float" office:value="0.000969836073590506" calcext:value-type="float">
            <text:p>0.000969836073591</text:p>
          </table:table-cell>
          <table:table-cell table:formula="of:=0.5*[.EZ12]*(([.EZ6]-[.EY6])/([.EZ1]-[.EY1]))^2" office:value-type="float" office:value="0.00681598005880422" calcext:value-type="float">
            <text:p>0.006815980058804</text:p>
          </table:table-cell>
          <table:table-cell table:formula="of:=0.5*[.FA12]*(([.FA6]-[.EZ6])/([.FA1]-[.EZ1]))^2" office:value-type="float" office:value="0.0195704687467897" calcext:value-type="float">
            <text:p>0.01957046874679</text:p>
          </table:table-cell>
          <table:table-cell table:formula="of:=0.5*[.FB12]*(([.FB6]-[.FA6])/([.FB1]-[.FA1]))^2" office:value-type="float" office:value="0.0241532097515626" calcext:value-type="float">
            <text:p>0.024153209751563</text:p>
          </table:table-cell>
          <table:table-cell table:formula="of:=0.5*[.FC12]*(([.FC6]-[.FB6])/([.FC1]-[.FB1]))^2" office:value-type="float" office:value="0.00869342990714513" calcext:value-type="float">
            <text:p>0.008693429907145</text:p>
          </table:table-cell>
          <table:table-cell table:formula="of:=0.5*[.FD12]*(([.FD6]-[.FC6])/([.FD1]-[.FC1]))^2" office:value-type="float" office:value="0.0113874303220142" calcext:value-type="float">
            <text:p>0.011387430322014</text:p>
          </table:table-cell>
          <table:table-cell table:formula="of:=0.5*[.FE12]*(([.FE6]-[.FD6])/([.FE1]-[.FD1]))^2" office:value-type="float" office:value="0.0429447311819811" calcext:value-type="float">
            <text:p>0.042944731181981</text:p>
          </table:table-cell>
          <table:table-cell table:formula="of:=0.5*[.FF12]*(([.FF6]-[.FE6])/([.FF1]-[.FE1]))^2" office:value-type="float" office:value="0.0199839948482078" calcext:value-type="float">
            <text:p>0.019983994848208</text:p>
          </table:table-cell>
          <table:table-cell table:formula="of:=0.5*[.FG12]*(([.FG6]-[.FF6])/([.FG1]-[.FF1]))^2" office:value-type="float" office:value="0.0607724610174122" calcext:value-type="float">
            <text:p>0.060772461017412</text:p>
          </table:table-cell>
          <table:table-cell table:formula="of:=0.5*[.FH12]*(([.FH6]-[.FG6])/([.FH1]-[.FG1]))^2" office:value-type="float" office:value="0.012268151481888" calcext:value-type="float">
            <text:p>0.012268151481888</text:p>
          </table:table-cell>
          <table:table-cell table:formula="of:=0.5*[.FI12]*(([.FI6]-[.FH6])/([.FI1]-[.FH1]))^2" office:value-type="float" office:value="0.00274095980750171" calcext:value-type="float">
            <text:p>0.002740959807502</text:p>
          </table:table-cell>
          <table:table-cell table:formula="of:=0.5*[.FJ12]*(([.FJ6]-[.FI6])/([.FJ1]-[.FI1]))^2" office:value-type="float" office:value="0.00858665069291543" calcext:value-type="float">
            <text:p>0.008586650692915</text:p>
          </table:table-cell>
          <table:table-cell table:formula="of:=0.5*[.FK12]*(([.FK6]-[.FJ6])/([.FK1]-[.FJ1]))^2" office:value-type="float" office:value="0.017508271740133" calcext:value-type="float">
            <text:p>0.017508271740133</text:p>
          </table:table-cell>
          <table:table-cell table:formula="of:=0.5*[.FL12]*(([.FL6]-[.FK6])/([.FL1]-[.FK1]))^2" office:value-type="float" office:value="0.00438718796951578" calcext:value-type="float">
            <text:p>0.004387187969516</text:p>
          </table:table-cell>
          <table:table-cell table:formula="of:=0.5*[.FM12]*(([.FM6]-[.FL6])/([.FM1]-[.FL1]))^2" office:value-type="float" office:value="0.0172474861914455" calcext:value-type="float">
            <text:p>0.017247486191446</text:p>
          </table:table-cell>
          <table:table-cell table:formula="of:=0.5*[.FN12]*(([.FN6]-[.FM6])/([.FN1]-[.FM1]))^2" office:value-type="float" office:value="0.00744474617018039" calcext:value-type="float">
            <text:p>0.00744474617018</text:p>
          </table:table-cell>
          <table:table-cell table:formula="of:=0.5*[.FO12]*(([.FO6]-[.FN6])/([.FO1]-[.FN1]))^2" office:value-type="float" office:value="0.00423101634024728" calcext:value-type="float">
            <text:p>0.004231016340247</text:p>
          </table:table-cell>
          <table:table-cell table:formula="of:=0.5*[.FP12]*(([.FP6]-[.FO6])/([.FP1]-[.FO1]))^2" office:value-type="float" office:value="0.00041544592351899" calcext:value-type="float">
            <text:p>0.000415445923519</text:p>
          </table:table-cell>
          <table:table-cell table:formula="of:=0.5*[.FQ12]*(([.FQ6]-[.FP6])/([.FQ1]-[.FP1]))^2" office:value-type="float" office:value="0.000287790490919774" calcext:value-type="float">
            <text:p>0.00028779049092</text:p>
          </table:table-cell>
          <table:table-cell table:formula="of:=0.5*[.FR12]*(([.FR6]-[.FQ6])/([.FR1]-[.FQ1]))^2" office:value-type="float" office:value="0.00482370841857726" calcext:value-type="float">
            <text:p>0.004823708418577</text:p>
          </table:table-cell>
          <table:table-cell table:formula="of:=0.5*[.FS12]*(([.FS6]-[.FR6])/([.FS1]-[.FR1]))^2" office:value-type="float" office:value="0.00386557998239697" calcext:value-type="float">
            <text:p>0.003865579982397</text:p>
          </table:table-cell>
          <table:table-cell table:formula="of:=0.5*[.FT12]*(([.FT6]-[.FS6])/([.FT1]-[.FS1]))^2" office:value-type="float" office:value="0.122709316629928" calcext:value-type="float">
            <text:p>0.122709316629928</text:p>
          </table:table-cell>
          <table:table-cell table:formula="of:=0.5*[.FU12]*(([.FU6]-[.FT6])/([.FU1]-[.FT1]))^2" office:value-type="float" office:value="0.00892624329927816" calcext:value-type="float">
            <text:p>0.008926243299278</text:p>
          </table:table-cell>
          <table:table-cell table:formula="of:=0.5*[.FV12]*(([.FV6]-[.FU6])/([.FV1]-[.FU1]))^2" office:value-type="float" office:value="0.00018975581553119" calcext:value-type="float">
            <text:p>0.000189755815531</text:p>
          </table:table-cell>
          <table:table-cell table:formula="of:=0.5*[.FW12]*(([.FW6]-[.FV6])/([.FW1]-[.FV1]))^2" office:value-type="float" office:value="0.041983860020487" calcext:value-type="float">
            <text:p>0.041983860020487</text:p>
          </table:table-cell>
          <table:table-cell table:formula="of:=0.5*[.FX12]*(([.FX6]-[.FW6])/([.FX1]-[.FW1]))^2" office:value-type="float" office:value="0.0490407791666507" calcext:value-type="float">
            <text:p>0.049040779166651</text:p>
          </table:table-cell>
          <table:table-cell table:formula="of:=0.5*[.FY12]*(([.FY6]-[.FX6])/([.FY1]-[.FX1]))^2" office:value-type="float" office:value="0.0584819542586415" calcext:value-type="float">
            <text:p>0.058481954258642</text:p>
          </table:table-cell>
          <table:table-cell table:formula="of:=0.5*[.FZ12]*(([.FZ6]-[.FY6])/([.FZ1]-[.FY1]))^2" office:value-type="float" office:value="0.000999745479479563" calcext:value-type="float">
            <text:p>0.00099974547948</text:p>
          </table:table-cell>
          <table:table-cell table:formula="of:=0.5*[.GA12]*(([.GA6]-[.FZ6])/([.GA1]-[.FZ1]))^2" office:value-type="float" office:value="0.000548132124020132" calcext:value-type="float">
            <text:p>0.00054813212402</text:p>
          </table:table-cell>
          <table:table-cell table:formula="of:=0.5*[.GB12]*(([.GB6]-[.GA6])/([.GB1]-[.GA1]))^2" office:value-type="float" office:value="0.034148666858174" calcext:value-type="float">
            <text:p>0.034148666858174</text:p>
          </table:table-cell>
          <table:table-cell table:formula="of:=0.5*[.GC12]*(([.GC6]-[.GB6])/([.GC1]-[.GB1]))^2" office:value-type="float" office:value="0.0876917973042343" calcext:value-type="float">
            <text:p>0.087691797304234</text:p>
          </table:table-cell>
          <table:table-cell table:formula="of:=0.5*[.GD12]*(([.GD6]-[.GC6])/([.GD1]-[.GC1]))^2" office:value-type="float" office:value="0.00115446206649079" calcext:value-type="float">
            <text:p>0.001154462066491</text:p>
          </table:table-cell>
          <table:table-cell table:formula="of:=0.5*[.GE12]*(([.GE6]-[.GD6])/([.GE1]-[.GD1]))^2" office:value-type="float" office:value="0.00356229573282826" calcext:value-type="float">
            <text:p>0.003562295732828</text:p>
          </table:table-cell>
          <table:table-cell table:formula="of:=0.5*[.GF12]*(([.GF6]-[.GE6])/([.GF1]-[.GE1]))^2" office:value-type="float" office:value="0.0023620483043123" calcext:value-type="float">
            <text:p>0.002362048304312</text:p>
          </table:table-cell>
          <table:table-cell table:formula="of:=0.5*[.GG12]*(([.GG6]-[.GF6])/([.GG1]-[.GF1]))^2" office:value-type="float" office:value="0.000525438194287991" calcext:value-type="float">
            <text:p>0.000525438194288</text:p>
          </table:table-cell>
          <table:table-cell table:formula="of:=0.5*[.GH12]*(([.GH6]-[.GG6])/([.GH1]-[.GG1]))^2" office:value-type="float" office:value="0.0233057740621095" calcext:value-type="float">
            <text:p>0.02330577406211</text:p>
          </table:table-cell>
          <table:table-cell table:formula="of:=0.5*[.GI12]*(([.GI6]-[.GH6])/([.GI1]-[.GH1]))^2" office:value-type="float" office:value="0.0138123873506901" calcext:value-type="float">
            <text:p>0.01381238735069</text:p>
          </table:table-cell>
          <table:table-cell table:formula="of:=0.5*[.GJ12]*(([.GJ6]-[.GI6])/([.GJ1]-[.GI1]))^2" office:value-type="float" office:value="0.00167701341658873" calcext:value-type="float">
            <text:p>0.001677013416589</text:p>
          </table:table-cell>
          <table:table-cell table:formula="of:=0.5*[.GK12]*(([.GK6]-[.GJ6])/([.GK1]-[.GJ1]))^2" office:value-type="float" office:value="0.0380755784381784" calcext:value-type="float">
            <text:p>0.038075578438178</text:p>
          </table:table-cell>
          <table:table-cell table:formula="of:=0.5*[.GL12]*(([.GL6]-[.GK6])/([.GL1]-[.GK1]))^2" office:value-type="float" office:value="0.0524573883481708" calcext:value-type="float">
            <text:p>0.052457388348171</text:p>
          </table:table-cell>
          <table:table-cell table:formula="of:=0.5*[.GM12]*(([.GM6]-[.GL6])/([.GM1]-[.GL1]))^2" office:value-type="float" office:value="0.0159812063572823" calcext:value-type="float">
            <text:p>0.015981206357282</text:p>
          </table:table-cell>
          <table:table-cell table:formula="of:=0.5*[.GN12]*(([.GN6]-[.GM6])/([.GN1]-[.GM1]))^2" office:value-type="float" office:value="0.0405851383207389" calcext:value-type="float">
            <text:p>0.040585138320739</text:p>
          </table:table-cell>
          <table:table-cell table:formula="of:=0.5*[.GO12]*(([.GO6]-[.GN6])/([.GO1]-[.GN1]))^2" office:value-type="float" office:value="0.0460771540372885" calcext:value-type="float">
            <text:p>0.046077154037289</text:p>
          </table:table-cell>
          <table:table-cell table:formula="of:=0.5*[.GP12]*(([.GP6]-[.GO6])/([.GP1]-[.GO1]))^2" office:value-type="float" office:value="0.0181350140270644" calcext:value-type="float">
            <text:p>0.018135014027064</text:p>
          </table:table-cell>
          <table:table-cell table:formula="of:=0.5*[.GQ12]*(([.GQ6]-[.GP6])/([.GQ1]-[.GP1]))^2" office:value-type="float" office:value="0.00010772215497771" calcext:value-type="float">
            <text:p>0.000107722154978</text:p>
          </table:table-cell>
          <table:table-cell table:formula="of:=0.5*[.GR12]*(([.GR6]-[.GQ6])/([.GR1]-[.GQ1]))^2" office:value-type="float" office:value="0.0136679409818527" calcext:value-type="float">
            <text:p>0.013667940981853</text:p>
          </table:table-cell>
          <table:table-cell table:formula="of:=0.5*[.GS12]*(([.GS6]-[.GR6])/([.GS1]-[.GR1]))^2" office:value-type="float" office:value="0.00282511540234311" calcext:value-type="float">
            <text:p>0.002825115402343</text:p>
          </table:table-cell>
          <table:table-cell table:formula="of:=0.5*[.GT12]*(([.GT6]-[.GS6])/([.GT1]-[.GS1]))^2" office:value-type="float" office:value="0.000000546313454765554" calcext:value-type="float">
            <text:p>5.46313454765554E-07</text:p>
          </table:table-cell>
          <table:table-cell table:formula="of:=0.5*[.GU12]*(([.GU6]-[.GT6])/([.GU1]-[.GT1]))^2" office:value-type="float" office:value="0.00605860604405649" calcext:value-type="float">
            <text:p>0.006058606044057</text:p>
          </table:table-cell>
          <table:table-cell table:formula="of:=0.5*[.GV12]*(([.GV6]-[.GU6])/([.GV1]-[.GU1]))^2" office:value-type="float" office:value="0.0625577366498523" calcext:value-type="float">
            <text:p>0.062557736649852</text:p>
          </table:table-cell>
          <table:table-cell table:formula="of:=0.5*[.GW12]*(([.GW6]-[.GV6])/([.GW1]-[.GV1]))^2" office:value-type="float" office:value="0.0000635057972299062" calcext:value-type="float">
            <text:p>6.35057972299062E-05</text:p>
          </table:table-cell>
          <table:table-cell table:formula="of:=0.5*[.GX12]*(([.GX6]-[.GW6])/([.GX1]-[.GW1]))^2" office:value-type="float" office:value="0.0105515322501391" calcext:value-type="float">
            <text:p>0.010551532250139</text:p>
          </table:table-cell>
          <table:table-cell table:formula="of:=0.5*[.GY12]*(([.GY6]-[.GX6])/([.GY1]-[.GX1]))^2" office:value-type="float" office:value="0.000795907966543022" calcext:value-type="float">
            <text:p>0.000795907966543</text:p>
          </table:table-cell>
          <table:table-cell table:formula="of:=0.5*[.GZ12]*(([.GZ6]-[.GY6])/([.GZ1]-[.GY1]))^2" office:value-type="float" office:value="0.00654662612466289" calcext:value-type="float">
            <text:p>0.006546626124663</text:p>
          </table:table-cell>
          <table:table-cell table:formula="of:=0.5*[.HA12]*(([.HA6]-[.GZ6])/([.HA1]-[.GZ1]))^2" office:value-type="float" office:value="0.00553649863123415" calcext:value-type="float">
            <text:p>0.005536498631234</text:p>
          </table:table-cell>
          <table:table-cell table:formula="of:=0.5*[.HB12]*(([.HB6]-[.HA6])/([.HB1]-[.HA1]))^2" office:value-type="float" office:value="0.00602636336913541" calcext:value-type="float">
            <text:p>0.006026363369135</text:p>
          </table:table-cell>
          <table:table-cell table:formula="of:=0.5*[.HC12]*(([.HC6]-[.HB6])/([.HC1]-[.HB1]))^2" office:value-type="float" office:value="0.000256963560088215" calcext:value-type="float">
            <text:p>0.000256963560088</text:p>
          </table:table-cell>
          <table:table-cell table:formula="of:=0.5*[.HD12]*(([.HD6]-[.HC6])/([.HD1]-[.HC1]))^2" office:value-type="float" office:value="0.0000224757653734986" calcext:value-type="float">
            <text:p>2.24757653734986E-05</text:p>
          </table:table-cell>
          <table:table-cell table:formula="of:=0.5*[.HE12]*(([.HE6]-[.HD6])/([.HE1]-[.HD1]))^2" office:value-type="float" office:value="0.002300659648449" calcext:value-type="float">
            <text:p>0.002300659648449</text:p>
          </table:table-cell>
          <table:table-cell table:formula="of:=0.5*[.HF12]*(([.HF6]-[.HE6])/([.HF1]-[.HE1]))^2" office:value-type="float" office:value="0.000000854547202266061" calcext:value-type="float">
            <text:p>8.54547202266061E-07</text:p>
          </table:table-cell>
          <table:table-cell table:formula="of:=0.5*[.HG12]*(([.HG6]-[.HF6])/([.HG1]-[.HF1]))^2" office:value-type="float" office:value="0.110221109125475" calcext:value-type="float">
            <text:p>0.110221109125475</text:p>
          </table:table-cell>
          <table:table-cell table:formula="of:=0.5*[.HH12]*(([.HH6]-[.HG6])/([.HH1]-[.HG1]))^2" office:value-type="float" office:value="0.00431445904319227" calcext:value-type="float">
            <text:p>0.004314459043192</text:p>
          </table:table-cell>
          <table:table-cell table:formula="of:=0.5*[.HI12]*(([.HI6]-[.HH6])/([.HI1]-[.HH1]))^2" office:value-type="float" office:value="0.00608513473440804" calcext:value-type="float">
            <text:p>0.006085134734408</text:p>
          </table:table-cell>
          <table:table-cell table:formula="of:=0.5*[.HJ12]*(([.HJ6]-[.HI6])/([.HJ1]-[.HI1]))^2" office:value-type="float" office:value="0.00580822299752158" calcext:value-type="float">
            <text:p>0.005808222997522</text:p>
          </table:table-cell>
          <table:table-cell table:formula="of:=0.5*[.HK12]*(([.HK6]-[.HJ6])/([.HK1]-[.HJ1]))^2" office:value-type="float" office:value="0.0339479373911667" calcext:value-type="float">
            <text:p>0.033947937391167</text:p>
          </table:table-cell>
          <table:table-cell table:formula="of:=0.5*[.HL12]*(([.HL6]-[.HK6])/([.HL1]-[.HK1]))^2" office:value-type="float" office:value="0.0231290522130795" calcext:value-type="float">
            <text:p>0.02312905221308</text:p>
          </table:table-cell>
          <table:table-cell table:formula="of:=0.5*[.HM12]*(([.HM6]-[.HL6])/([.HM1]-[.HL1]))^2" office:value-type="float" office:value="0.00404391871423054" calcext:value-type="float">
            <text:p>0.004043918714231</text:p>
          </table:table-cell>
          <table:table-cell table:formula="of:=0.5*[.HN12]*(([.HN6]-[.HM6])/([.HN1]-[.HM1]))^2" office:value-type="float" office:value="0.00785650522612018" calcext:value-type="float">
            <text:p>0.00785650522612</text:p>
          </table:table-cell>
          <table:table-cell table:formula="of:=0.5*[.HO12]*(([.HO6]-[.HN6])/([.HO1]-[.HN1]))^2" office:value-type="float" office:value="0.0000767691703500118" calcext:value-type="float">
            <text:p>7.67691703500118E-05</text:p>
          </table:table-cell>
          <table:table-cell table:formula="of:=0.5*[.HP12]*(([.HP6]-[.HO6])/([.HP1]-[.HO1]))^2" office:value-type="float" office:value="0.00103608452740783" calcext:value-type="float">
            <text:p>0.001036084527408</text:p>
          </table:table-cell>
          <table:table-cell table:formula="of:=0.5*[.HQ12]*(([.HQ6]-[.HP6])/([.HQ1]-[.HP1]))^2" office:value-type="float" office:value="0.00108731512586166" calcext:value-type="float">
            <text:p>0.001087315125862</text:p>
          </table:table-cell>
          <table:table-cell table:formula="of:=0.5*[.HR12]*(([.HR6]-[.HQ6])/([.HR1]-[.HQ1]))^2" office:value-type="float" office:value="0.00374830188718369" calcext:value-type="float">
            <text:p>0.003748301887184</text:p>
          </table:table-cell>
          <table:table-cell table:formula="of:=0.5*[.HS12]*(([.HS6]-[.HR6])/([.HS1]-[.HR1]))^2" office:value-type="float" office:value="0.021885377255453" calcext:value-type="float">
            <text:p>0.021885377255453</text:p>
          </table:table-cell>
          <table:table-cell table:formula="of:=0.5*[.HT12]*(([.HT6]-[.HS6])/([.HT1]-[.HS1]))^2" office:value-type="float" office:value="0.00559289913688149" calcext:value-type="float">
            <text:p>0.005592899136882</text:p>
          </table:table-cell>
          <table:table-cell table:formula="of:=0.5*[.HU12]*(([.HU6]-[.HT6])/([.HU1]-[.HT1]))^2" office:value-type="float" office:value="0.0293548999910486" calcext:value-type="float">
            <text:p>0.029354899991049</text:p>
          </table:table-cell>
          <table:table-cell table:formula="of:=0.5*[.HV12]*(([.HV6]-[.HU6])/([.HV1]-[.HU1]))^2" office:value-type="float" office:value="0.0463992686100817" calcext:value-type="float">
            <text:p>0.046399268610082</text:p>
          </table:table-cell>
          <table:table-cell table:formula="of:=0.5*[.HW12]*(([.HW6]-[.HV6])/([.HW1]-[.HV1]))^2" office:value-type="float" office:value="0.0713167409902529" calcext:value-type="float">
            <text:p>0.071316740990253</text:p>
          </table:table-cell>
          <table:table-cell table:formula="of:=0.5*[.HX12]*(([.HX6]-[.HW6])/([.HX1]-[.HW1]))^2" office:value-type="float" office:value="0.00330916909338087" calcext:value-type="float">
            <text:p>0.003309169093381</text:p>
          </table:table-cell>
          <table:table-cell table:formula="of:=0.5*[.HY12]*(([.HY6]-[.HX6])/([.HY1]-[.HX1]))^2" office:value-type="float" office:value="0.0419035131057035" calcext:value-type="float">
            <text:p>0.041903513105704</text:p>
          </table:table-cell>
          <table:table-cell table:formula="of:=0.5*[.HZ12]*(([.HZ6]-[.HY6])/([.HZ1]-[.HY1]))^2" office:value-type="float" office:value="0.0228305854742326" calcext:value-type="float">
            <text:p>0.022830585474233</text:p>
          </table:table-cell>
          <table:table-cell table:formula="of:=0.5*[.IA12]*(([.IA6]-[.HZ6])/([.IA1]-[.HZ1]))^2" office:value-type="float" office:value="0.00000209553595238495" calcext:value-type="float">
            <text:p>2.09553595238495E-06</text:p>
          </table:table-cell>
          <table:table-cell table:formula="of:=0.5*[.IB12]*(([.IB6]-[.IA6])/([.IB1]-[.IA1]))^2" office:value-type="float" office:value="0.00131326244919648" calcext:value-type="float">
            <text:p>0.001313262449196</text:p>
          </table:table-cell>
          <table:table-cell table:formula="of:=0.5*[.IC12]*(([.IC6]-[.IB6])/([.IC1]-[.IB1]))^2" office:value-type="float" office:value="0.0051795049370012" calcext:value-type="float">
            <text:p>0.005179504937001</text:p>
          </table:table-cell>
          <table:table-cell table:formula="of:=0.5*[.ID12]*(([.ID6]-[.IC6])/([.ID1]-[.IC1]))^2" office:value-type="float" office:value="0.000364551586499298" calcext:value-type="float">
            <text:p>0.000364551586499</text:p>
          </table:table-cell>
          <table:table-cell table:formula="of:=0.5*[.IE12]*(([.IE6]-[.ID6])/([.IE1]-[.ID1]))^2" office:value-type="float" office:value="0.0023543722488939" calcext:value-type="float">
            <text:p>0.002354372248894</text:p>
          </table:table-cell>
          <table:table-cell table:formula="of:=0.5*[.IF12]*(([.IF6]-[.IE6])/([.IF1]-[.IE1]))^2" office:value-type="float" office:value="0.0182493503731416" calcext:value-type="float">
            <text:p>0.018249350373142</text:p>
          </table:table-cell>
          <table:table-cell table:formula="of:=0.5*[.IG12]*(([.IG6]-[.IF6])/([.IG1]-[.IF1]))^2" office:value-type="float" office:value="0.0588788415462465" calcext:value-type="float">
            <text:p>0.058878841546247</text:p>
          </table:table-cell>
          <table:table-cell table:formula="of:=0.5*[.IH12]*(([.IH6]-[.IG6])/([.IH1]-[.IG1]))^2" office:value-type="float" office:value="0.0591738801477069" calcext:value-type="float">
            <text:p>0.059173880147707</text:p>
          </table:table-cell>
          <table:table-cell table:formula="of:=0.5*[.II12]*(([.II6]-[.IH6])/([.II1]-[.IH1]))^2" office:value-type="float" office:value="0.00216622228769323" calcext:value-type="float">
            <text:p>0.002166222287693</text:p>
          </table:table-cell>
          <table:table-cell table:formula="of:=0.5*[.IJ12]*(([.IJ6]-[.II6])/([.IJ1]-[.II1]))^2" office:value-type="float" office:value="0.000293404672624439" calcext:value-type="float">
            <text:p>0.000293404672624</text:p>
          </table:table-cell>
          <table:table-cell table:formula="of:=0.5*[.IK12]*(([.IK6]-[.IJ6])/([.IK1]-[.IJ1]))^2" office:value-type="float" office:value="0.00407868751220446" calcext:value-type="float">
            <text:p>0.004078687512204</text:p>
          </table:table-cell>
          <table:table-cell table:formula="of:=0.5*[.IL12]*(([.IL6]-[.IK6])/([.IL1]-[.IK1]))^2" office:value-type="float" office:value="0.00800752709039765" calcext:value-type="float">
            <text:p>0.008007527090398</text:p>
          </table:table-cell>
          <table:table-cell table:formula="of:=0.5*[.IM12]*(([.IM6]-[.IL6])/([.IM1]-[.IL1]))^2" office:value-type="float" office:value="0.0036417922566475" calcext:value-type="float">
            <text:p>0.003641792256648</text:p>
          </table:table-cell>
          <table:table-cell table:formula="of:=0.5*[.IN12]*(([.IN6]-[.IM6])/([.IN1]-[.IM1]))^2" office:value-type="float" office:value="0.0000016961286945509" calcext:value-type="float">
            <text:p>1.6961286945509E-06</text:p>
          </table:table-cell>
          <table:table-cell table:formula="of:=0.5*[.IO12]*(([.IO6]-[.IN6])/([.IO1]-[.IN1]))^2" office:value-type="float" office:value="0.000334172432660911" calcext:value-type="float">
            <text:p>0.000334172432661</text:p>
          </table:table-cell>
          <table:table-cell table:formula="of:=0.5*[.IP12]*(([.IP6]-[.IO6])/([.IP1]-[.IO1]))^2" office:value-type="float" office:value="0.0202860429775485" calcext:value-type="float">
            <text:p>0.020286042977549</text:p>
          </table:table-cell>
          <table:table-cell table:formula="of:=0.5*[.IQ12]*(([.IQ6]-[.IP6])/([.IQ1]-[.IP1]))^2" office:value-type="float" office:value="0.04200828161728" calcext:value-type="float">
            <text:p>0.04200828161728</text:p>
          </table:table-cell>
          <table:table-cell table:formula="of:=0.5*[.IR12]*(([.IR6]-[.IQ6])/([.IR1]-[.IQ1]))^2" office:value-type="float" office:value="0.0611964535773958" calcext:value-type="float">
            <text:p>0.061196453577396</text:p>
          </table:table-cell>
          <table:table-cell table:formula="of:=0.5*[.IS12]*(([.IS6]-[.IR6])/([.IS1]-[.IR1]))^2" office:value-type="float" office:value="0.00218265000993835" calcext:value-type="float">
            <text:p>0.002182650009938</text:p>
          </table:table-cell>
          <table:table-cell table:formula="of:=0.5*[.IT12]*(([.IT6]-[.IS6])/([.IT1]-[.IS1]))^2" office:value-type="float" office:value="0.00147410717257489" calcext:value-type="float">
            <text:p>0.001474107172575</text:p>
          </table:table-cell>
          <table:table-cell table:formula="of:=0.5*[.IU12]*(([.IU6]-[.IT6])/([.IU1]-[.IT1]))^2" office:value-type="float" office:value="0.00759670614096696" calcext:value-type="float">
            <text:p>0.007596706140967</text:p>
          </table:table-cell>
          <table:table-cell table:formula="of:=0.5*[.IV12]*(([.IV6]-[.IU6])/([.IV1]-[.IU1]))^2" office:value-type="float" office:value="0.0129535864726506" calcext:value-type="float">
            <text:p>0.012953586472651</text:p>
          </table:table-cell>
          <table:table-cell table:formula="of:=0.5*[.IW12]*(([.IW6]-[.IV6])/([.IW1]-[.IV1]))^2" office:value-type="float" office:value="0.0000692424051597344" calcext:value-type="float">
            <text:p>6.92424051597344E-05</text:p>
          </table:table-cell>
          <table:table-cell table:formula="of:=0.5*[.IX12]*(([.IX6]-[.IW6])/([.IX1]-[.IW1]))^2" office:value-type="float" office:value="0.00208778348306101" calcext:value-type="float">
            <text:p>0.002087783483061</text:p>
          </table:table-cell>
          <table:table-cell table:formula="of:=0.5*[.IY12]*(([.IY6]-[.IX6])/([.IY1]-[.IX1]))^2" office:value-type="float" office:value="0.000844797398362979" calcext:value-type="float">
            <text:p>0.000844797398363</text:p>
          </table:table-cell>
          <table:table-cell table:formula="of:=0.5*[.IZ12]*(([.IZ6]-[.IY6])/([.IZ1]-[.IY1]))^2" office:value-type="float" office:value="0.00221830498370878" calcext:value-type="float">
            <text:p>0.002218304983709</text:p>
          </table:table-cell>
          <table:table-cell table:formula="of:=0.5*[.JA12]*(([.JA6]-[.IZ6])/([.JA1]-[.IZ1]))^2" office:value-type="float" office:value="0.000211128446152526" calcext:value-type="float">
            <text:p>0.000211128446153</text:p>
          </table:table-cell>
          <table:table-cell table:formula="of:=0.5*[.JB12]*(([.JB6]-[.JA6])/([.JB1]-[.JA1]))^2" office:value-type="float" office:value="0.00037379659458711" calcext:value-type="float">
            <text:p>0.000373796594587</text:p>
          </table:table-cell>
          <table:table-cell table:formula="of:=0.5*[.JC12]*(([.JC6]-[.JB6])/([.JC1]-[.JB1]))^2" office:value-type="float" office:value="0.000294281471237116" calcext:value-type="float">
            <text:p>0.000294281471237</text:p>
          </table:table-cell>
          <table:table-cell table:formula="of:=0.5*[.JD12]*(([.JD6]-[.JC6])/([.JD1]-[.JC1]))^2" office:value-type="float" office:value="0.00478007150247334" calcext:value-type="float">
            <text:p>0.004780071502473</text:p>
          </table:table-cell>
          <table:table-cell table:formula="of:=0.5*[.JE12]*(([.JE6]-[.JD6])/([.JE1]-[.JD1]))^2" office:value-type="float" office:value="0.00773643932499015" calcext:value-type="float">
            <text:p>0.00773643932499</text:p>
          </table:table-cell>
          <table:table-cell table:formula="of:=0.5*[.JF12]*(([.JF6]-[.JE6])/([.JF1]-[.JE1]))^2" office:value-type="float" office:value="0.0037256125415327" calcext:value-type="float">
            <text:p>0.003725612541533</text:p>
          </table:table-cell>
          <table:table-cell table:formula="of:=0.5*[.JG12]*(([.JG6]-[.JF6])/([.JG1]-[.JF1]))^2" office:value-type="float" office:value="0.0195452511655632" calcext:value-type="float">
            <text:p>0.019545251165563</text:p>
          </table:table-cell>
          <table:table-cell table:formula="of:=0.5*[.JH12]*(([.JH6]-[.JG6])/([.JH1]-[.JG1]))^2" office:value-type="float" office:value="0.0126816953421228" calcext:value-type="float">
            <text:p>0.012681695342123</text:p>
          </table:table-cell>
          <table:table-cell table:formula="of:=0.5*[.JI12]*(([.JI6]-[.JH6])/([.JI1]-[.JH1]))^2" office:value-type="float" office:value="0.0477779769293464" calcext:value-type="float">
            <text:p>0.047777976929346</text:p>
          </table:table-cell>
          <table:table-cell table:formula="of:=0.5*[.JJ12]*(([.JJ6]-[.JI6])/([.JJ1]-[.JI1]))^2" office:value-type="float" office:value="0.0215295881589442" calcext:value-type="float">
            <text:p>0.021529588158944</text:p>
          </table:table-cell>
          <table:table-cell table:formula="of:=0.5*[.JK12]*(([.JK6]-[.JJ6])/([.JK1]-[.JJ1]))^2" office:value-type="float" office:value="0.000105691299410111" calcext:value-type="float">
            <text:p>0.00010569129941</text:p>
          </table:table-cell>
          <table:table-cell table:formula="of:=0.5*[.JL12]*(([.JL6]-[.JK6])/([.JL1]-[.JK1]))^2" office:value-type="float" office:value="0.00187770506248481" calcext:value-type="float">
            <text:p>0.001877705062485</text:p>
          </table:table-cell>
          <table:table-cell table:formula="of:=0.5*[.JM12]*(([.JM6]-[.JL6])/([.JM1]-[.JL1]))^2" office:value-type="float" office:value="0.00115538864334946" calcext:value-type="float">
            <text:p>0.001155388643349</text:p>
          </table:table-cell>
          <table:table-cell table:formula="of:=0.5*[.JN12]*(([.JN6]-[.JM6])/([.JN1]-[.JM1]))^2" office:value-type="float" office:value="0.000107757480396012" calcext:value-type="float">
            <text:p>0.000107757480396</text:p>
          </table:table-cell>
          <table:table-cell table:formula="of:=0.5*[.JO12]*(([.JO6]-[.JN6])/([.JO1]-[.JN1]))^2" office:value-type="float" office:value="0.00135900291637782" calcext:value-type="float">
            <text:p>0.001359002916378</text:p>
          </table:table-cell>
          <table:table-cell table:formula="of:=0.5*[.JP12]*(([.JP6]-[.JO6])/([.JP1]-[.JO1]))^2" office:value-type="float" office:value="0.00730879248206467" calcext:value-type="float">
            <text:p>0.007308792482065</text:p>
          </table:table-cell>
          <table:table-cell table:formula="of:=0.5*[.JQ12]*(([.JQ6]-[.JP6])/([.JQ1]-[.JP1]))^2" office:value-type="float" office:value="0.0301199563219333" calcext:value-type="float">
            <text:p>0.030119956321933</text:p>
          </table:table-cell>
          <table:table-cell table:formula="of:=0.5*[.JR12]*(([.JR6]-[.JQ6])/([.JR1]-[.JQ1]))^2" office:value-type="float" office:value="0.000510667317615236" calcext:value-type="float">
            <text:p>0.000510667317615</text:p>
          </table:table-cell>
          <table:table-cell table:formula="of:=0.5*[.JS12]*(([.JS6]-[.JR6])/([.JS1]-[.JR1]))^2" office:value-type="float" office:value="0.000246699477690934" calcext:value-type="float">
            <text:p>0.000246699477691</text:p>
          </table:table-cell>
          <table:table-cell table:formula="of:=0.5*[.JT12]*(([.JT6]-[.JS6])/([.JT1]-[.JS1]))^2" office:value-type="float" office:value="0.000552902638267315" calcext:value-type="float">
            <text:p>0.000552902638267</text:p>
          </table:table-cell>
          <table:table-cell table:formula="of:=0.5*[.JU12]*(([.JU6]-[.JT6])/([.JU1]-[.JT1]))^2" office:value-type="float" office:value="0.0026539264601486" calcext:value-type="float">
            <text:p>0.002653926460149</text:p>
          </table:table-cell>
          <table:table-cell table:formula="of:=0.5*[.JV12]*(([.JV6]-[.JU6])/([.JV1]-[.JU1]))^2" office:value-type="float" office:value="0.00745830944345882" calcext:value-type="float">
            <text:p>0.007458309443459</text:p>
          </table:table-cell>
          <table:table-cell table:formula="of:=0.5*[.JW12]*(([.JW6]-[.JV6])/([.JW1]-[.JV1]))^2" office:value-type="float" office:value="0.00136455973821032" calcext:value-type="float">
            <text:p>0.00136455973821</text:p>
          </table:table-cell>
          <table:table-cell table:formula="of:=0.5*[.JX12]*(([.JX6]-[.JW6])/([.JX1]-[.JW1]))^2" office:value-type="float" office:value="0.000359821946907339" calcext:value-type="float">
            <text:p>0.000359821946907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JW13])" office:value-type="float" office:value="5.06170974759917" calcext:value-type="float">
            <text:p>5.0617097475991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JW14])" office:value-type="float" office:value="3.29710129172003" calcext:value-type="float">
            <text:p>3.2971012917200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8.3588110393192" calcext:value-type="float">
            <text:p>8.3588110393192</text:p>
          </table:table-cell>
          <table:table-cell table:formula="of:=[.B17]+[.C9]" office:value-type="float" office:value="21.5925641596704" calcext:value-type="float">
            <text:p>21.592564159670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33:00.289718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34:37.019852862</dc:date>
    <meta:editing-duration>PT2M18S</meta:editing-duration>
    <meta:editing-cycles>2</meta:editing-cycles>
    <meta:generator>LibreOffice/6.4.7.2$Linux_X86_64 LibreOffice_project/40$Build-2</meta:generator>
    <meta:document-statistic meta:table-count="1" meta:cell-count="48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715cm" svg:y="3.955cm" style:legend-expansion="high" chart:style-name="ch2"/>
        <chart:plot-area chart:style-name="ch3" table:cell-range-address="rosfoot5.A1:rosfoot5.JW1 rosfoot5.A6:rosfoot5.JW6 rosfoot5.A8:rosfoot5.JW8" chart:data-source-has-labels="both" svg:x="0.319cm" svg:y="0.18cm" svg:width="12.077cm" svg:height="8.646cm">
          <chartooo:coordinate-region svg:x="1.337cm" svg:y="0.38cm" svg:width="10.872cm" svg:height="8.247cm"/>
          <chart:axis chart:dimension="x" chart:name="primary-x" chart:style-name="ch4" chartooo:axis-type="auto">
            <chart:categories table:cell-range-address="rosfoot5.B1:rosfoot5.J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5.B6:rosfoot5.JW6" chart:label-cell-address="rosfoot5.A6:rosfoot5.A6" chart:class="chart:scatter">
            <chart:domain table:cell-range-address="rosfoot5.B1:rosfoot5.JW1"/>
            <chart:data-point chart:repeated="282"/>
          </chart:series>
          <chart:series chart:style-name="ch7" chart:values-cell-range-address="rosfoot5.B8:rosfoot5.JW8" chart:label-cell-address="rosfoot5.A8:rosfoot5.A8" chart:class="chart:scatter">
            <chart:data-point chart:repeated="2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5.B1:rosfoot5.JW1</svg:desc>
                </draw:g>
              </table:table-cell>
              <table:table-cell office:value-type="float" office:value="0.066713809967041">
                <text:p>0.066713809967041</text:p>
              </table:table-cell>
              <table:table-cell office:value-type="float" office:value="0.100070714950562">
                <text:p>0.100070714950562</text:p>
              </table:table-cell>
              <table:table-cell office:value-type="float" office:value="0.133427619934082">
                <text:p>0.133427619934082</text:p>
              </table:table-cell>
              <table:table-cell office:value-type="float" office:value="0.200141668319702">
                <text:p>0.200141668319702</text:p>
              </table:table-cell>
              <table:table-cell office:value-type="float" office:value="0.233498573303223">
                <text:p>0.233498573303223</text:p>
              </table:table-cell>
              <table:table-cell office:value-type="float" office:value="0.300212860107422">
                <text:p>0.300212860107422</text:p>
              </table:table-cell>
              <table:table-cell office:value-type="float" office:value="0.33357048034668">
                <text:p>0.33357048034668</text:p>
              </table:table-cell>
              <table:table-cell office:value-type="float" office:value="0.366928100585937">
                <text:p>0.366928100585937</text:p>
              </table:table-cell>
              <table:table-cell office:value-type="float" office:value="0.400285720825195">
                <text:p>0.400285720825195</text:p>
              </table:table-cell>
              <table:table-cell office:value-type="float" office:value="0.467000961303711">
                <text:p>0.467000961303711</text:p>
              </table:table-cell>
              <table:table-cell office:value-type="float" office:value="0.50035834312439">
                <text:p>0.50035834312439</text:p>
              </table:table-cell>
              <table:table-cell office:value-type="float" office:value="0.533715963363647">
                <text:p>0.533715963363647</text:p>
              </table:table-cell>
              <table:table-cell office:value-type="float" office:value="0.567073583602905">
                <text:p>0.567073583602905</text:p>
              </table:table-cell>
              <table:table-cell office:value-type="float" office:value="0.633788824081421">
                <text:p>0.633788824081421</text:p>
              </table:table-cell>
              <table:table-cell office:value-type="float" office:value="0.667146444320679">
                <text:p>0.667146444320679</text:p>
              </table:table-cell>
              <table:table-cell office:value-type="float" office:value="0.700504064559937">
                <text:p>0.700504064559937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307098389">
                <text:p>0.833934307098389</text:p>
              </table:table-cell>
              <table:table-cell office:value-type="float" office:value="0.867291927337647">
                <text:p>0.867291927337647</text:p>
              </table:table-cell>
              <table:table-cell office:value-type="float" office:value="0.900649547576904">
                <text:p>0.900649547576904</text:p>
              </table:table-cell>
              <table:table-cell office:value-type="float" office:value="0.96736478805542">
                <text:p>0.96736478805542</text:p>
              </table:table-cell>
              <table:table-cell office:value-type="float" office:value="1.00072240829468">
                <text:p>1.00072240829468</text:p>
              </table:table-cell>
              <table:table-cell office:value-type="float" office:value="1.03408002853394">
                <text:p>1.03408002853394</text:p>
              </table:table-cell>
              <table:table-cell office:value-type="float" office:value="1.06743764877319">
                <text:p>1.06743764877319</text:p>
              </table:table-cell>
              <table:table-cell office:value-type="float" office:value="1.13415288925171">
                <text:p>1.13415288925171</text:p>
              </table:table-cell>
              <table:table-cell office:value-type="float" office:value="1.20086812973022">
                <text:p>1.20086812973022</text:p>
              </table:table-cell>
              <table:table-cell office:value-type="float" office:value="1.26758313179016">
                <text:p>1.26758313179016</text:p>
              </table:table-cell>
              <table:table-cell office:value-type="float" office:value="1.33429837226868">
                <text:p>1.33429837226868</text:p>
              </table:table-cell>
              <table:table-cell office:value-type="float" office:value="1.40101313591003">
                <text:p>1.40101313591003</text:p>
              </table:table-cell>
              <table:table-cell office:value-type="float" office:value="1.43437075614929">
                <text:p>1.43437075614929</text:p>
              </table:table-cell>
              <table:table-cell office:value-type="float" office:value="1.46772813796997">
                <text:p>1.46772813796997</text:p>
              </table:table-cell>
              <table:table-cell office:value-type="float" office:value="1.50108575820923">
                <text:p>1.50108575820923</text:p>
              </table:table-cell>
              <table:table-cell office:value-type="float" office:value="1.53444337844849">
                <text:p>1.53444337844849</text:p>
              </table:table-cell>
              <table:table-cell office:value-type="float" office:value="1.56780076026917">
                <text:p>1.56780076026917</text:p>
              </table:table-cell>
              <table:table-cell office:value-type="float" office:value="1.6345157623291">
                <text:p>1.6345157623291</text:p>
              </table:table-cell>
              <table:table-cell office:value-type="float" office:value="1.70123100280762">
                <text:p>1.70123100280762</text:p>
              </table:table-cell>
              <table:table-cell office:value-type="float" office:value="1.7345883846283">
                <text:p>1.7345883846283</text:p>
              </table:table-cell>
              <table:table-cell office:value-type="float" office:value="1.80130338668823">
                <text:p>1.80130338668823</text:p>
              </table:table-cell>
              <table:table-cell office:value-type="float" office:value="1.90137600898743">
                <text:p>1.90137600898743</text:p>
              </table:table-cell>
              <table:table-cell office:value-type="float" office:value="1.96809101104736">
                <text:p>1.96809101104736</text:p>
              </table:table-cell>
              <table:table-cell office:value-type="float" office:value="2.0348060131073">
                <text:p>2.0348060131073</text:p>
              </table:table-cell>
              <table:table-cell office:value-type="float" office:value="2.10152101516724">
                <text:p>2.10152101516724</text:p>
              </table:table-cell>
              <table:table-cell office:value-type="float" office:value="2.13487863540649">
                <text:p>2.13487863540649</text:p>
              </table:table-cell>
              <table:table-cell office:value-type="float" office:value="2.16823601722717">
                <text:p>2.16823601722717</text:p>
              </table:table-cell>
              <table:table-cell office:value-type="float" office:value="2.20159363746643">
                <text:p>2.20159363746643</text:p>
              </table:table-cell>
              <table:table-cell office:value-type="float" office:value="2.23495125770569">
                <text:p>2.23495125770569</text:p>
              </table:table-cell>
              <table:table-cell office:value-type="float" office:value="2.26830887794495">
                <text:p>2.26830887794495</text:p>
              </table:table-cell>
              <table:table-cell office:value-type="float" office:value="2.30166530609131">
                <text:p>2.30166530609131</text:p>
              </table:table-cell>
              <table:table-cell office:value-type="float" office:value="2.36837863922119">
                <text:p>2.36837863922119</text:p>
              </table:table-cell>
              <table:table-cell office:value-type="float" office:value="2.4350917339325">
                <text:p>2.4350917339325</text:p>
              </table:table-cell>
              <table:table-cell office:value-type="float" office:value="2.50180506706238">
                <text:p>2.50180506706238</text:p>
              </table:table-cell>
              <table:table-cell office:value-type="float" office:value="2.56851840019226">
                <text:p>2.56851840019226</text:p>
              </table:table-cell>
              <table:table-cell office:value-type="float" office:value="2.63523149490356">
                <text:p>2.63523149490356</text:p>
              </table:table-cell>
              <table:table-cell office:value-type="float" office:value="2.70194458961487">
                <text:p>2.70194458961487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435089111">
                <text:p>2.80201435089111</text:p>
              </table:table-cell>
              <table:table-cell office:value-type="float" office:value="2.86872744560242">
                <text:p>2.86872744560242</text:p>
              </table:table-cell>
              <table:table-cell office:value-type="float" office:value="2.90208387374878">
                <text:p>2.90208387374878</text:p>
              </table:table-cell>
              <table:table-cell office:value-type="float" office:value="2.93544054031372">
                <text:p>2.93544054031372</text:p>
              </table:table-cell>
              <table:table-cell office:value-type="float" office:value="2.96879720687866">
                <text:p>2.96879720687866</text:p>
              </table:table-cell>
              <table:table-cell office:value-type="float" office:value="3.0021538734436">
                <text:p>3.0021538734436</text:p>
              </table:table-cell>
              <table:table-cell office:value-type="float" office:value="3.06886672973633">
                <text:p>3.06886672973633</text:p>
              </table:table-cell>
              <table:table-cell office:value-type="float" office:value="3.10222339630127">
                <text:p>3.10222339630127</text:p>
              </table:table-cell>
              <table:table-cell office:value-type="float" office:value="3.13557982444763">
                <text:p>3.13557982444763</text:p>
              </table:table-cell>
              <table:table-cell office:value-type="float" office:value="3.16893625259399">
                <text:p>3.16893625259399</text:p>
              </table:table-cell>
              <table:table-cell office:value-type="float" office:value="3.20229291915894">
                <text:p>3.20229291915894</text:p>
              </table:table-cell>
              <table:table-cell office:value-type="float" office:value="3.26900577545166">
                <text:p>3.26900577545166</text:p>
              </table:table-cell>
              <table:table-cell office:value-type="float" office:value="3.3023669719696">
                <text:p>3.3023669719696</text:p>
              </table:table-cell>
              <table:table-cell office:value-type="float" office:value="3.36908888816833">
                <text:p>3.36908888816833</text:p>
              </table:table-cell>
              <table:table-cell office:value-type="float" office:value="3.43581104278564">
                <text:p>3.43581104278564</text:p>
              </table:table-cell>
              <table:table-cell office:value-type="float" office:value="3.50253319740295">
                <text:p>3.50253319740295</text:p>
              </table:table-cell>
              <table:table-cell office:value-type="float" office:value="3.73606181144714">
                <text:p>3.73606181144714</text:p>
              </table:table-cell>
              <table:table-cell office:value-type="float" office:value="3.93623018264771">
                <text:p>3.93623018264771</text:p>
              </table:table-cell>
              <table:table-cell office:value-type="float" office:value="4.03631472587585">
                <text:p>4.03631472587585</text:p>
              </table:table-cell>
              <table:table-cell office:value-type="float" office:value="4.06967616081238">
                <text:p>4.06967616081238</text:p>
              </table:table-cell>
              <table:table-cell office:value-type="float" office:value="4.136399269104">
                <text:p>4.136399269104</text:p>
              </table:table-cell>
              <table:table-cell office:value-type="float" office:value="4.50342202186585">
                <text:p>4.50342202186585</text:p>
              </table:table-cell>
              <table:table-cell office:value-type="float" office:value="5.3376202583313">
                <text:p>5.3376202583313</text:p>
              </table:table-cell>
              <table:table-cell office:value-type="float" office:value="5.40433239936829">
                <text:p>5.40433239936829</text:p>
              </table:table-cell>
              <table:table-cell office:value-type="float" office:value="5.50440049171448">
                <text:p>5.50440049171448</text:p>
              </table:table-cell>
              <table:table-cell office:value-type="float" office:value="5.57111263275147">
                <text:p>5.57111263275147</text:p>
              </table:table-cell>
              <table:table-cell office:value-type="float" office:value="5.60446858406067">
                <text:p>5.60446858406067</text:p>
              </table:table-cell>
              <table:table-cell office:value-type="float" office:value="5.63782453536987">
                <text:p>5.63782453536987</text:p>
              </table:table-cell>
              <table:table-cell office:value-type="float" office:value="5.67118048667908">
                <text:p>5.67118048667908</text:p>
              </table:table-cell>
              <table:table-cell office:value-type="float" office:value="5.70453643798828">
                <text:p>5.70453643798828</text:p>
              </table:table-cell>
              <table:table-cell office:value-type="float" office:value="5.77124810218811">
                <text:p>5.77124810218811</text:p>
              </table:table-cell>
              <table:table-cell office:value-type="float" office:value="5.83796000480652">
                <text:p>5.83796000480652</text:p>
              </table:table-cell>
              <table:table-cell office:value-type="float" office:value="5.87131571769714">
                <text:p>5.87131571769714</text:p>
              </table:table-cell>
              <table:table-cell office:value-type="float" office:value="5.90467166900635">
                <text:p>5.90467166900635</text:p>
              </table:table-cell>
              <table:table-cell office:value-type="float" office:value="5.97138333320618">
                <text:p>5.97138333320618</text:p>
              </table:table-cell>
              <table:table-cell office:value-type="float" office:value="6.03809499740601">
                <text:p>6.03809499740601</text:p>
              </table:table-cell>
              <table:table-cell office:value-type="float" office:value="6.07145094871521">
                <text:p>6.07145094871521</text:p>
              </table:table-cell>
              <table:table-cell office:value-type="float" office:value="6.10480666160584">
                <text:p>6.10480666160584</text:p>
              </table:table-cell>
              <table:table-cell office:value-type="float" office:value="6.20487427711487">
                <text:p>6.20487427711487</text:p>
              </table:table-cell>
              <table:table-cell office:value-type="float" office:value="6.30494523048401">
                <text:p>6.30494523048401</text:p>
              </table:table-cell>
              <table:table-cell office:value-type="float" office:value="6.37166428565979">
                <text:p>6.37166428565979</text:p>
              </table:table-cell>
              <table:table-cell office:value-type="float" office:value="6.40502381324768">
                <text:p>6.40502381324768</text:p>
              </table:table-cell>
              <table:table-cell office:value-type="float" office:value="6.43838357925415">
                <text:p>6.43838357925415</text:p>
              </table:table-cell>
              <table:table-cell office:value-type="float" office:value="6.50510239601135">
                <text:p>6.50510239601135</text:p>
              </table:table-cell>
              <table:table-cell office:value-type="float" office:value="6.60518145561218">
                <text:p>6.60518145561218</text:p>
              </table:table-cell>
              <table:table-cell office:value-type="float" office:value="7.13893675804138">
                <text:p>7.13893675804138</text:p>
              </table:table-cell>
              <table:table-cell office:value-type="float" office:value="7.2056565284729">
                <text:p>7.2056565284729</text:p>
              </table:table-cell>
              <table:table-cell office:value-type="float" office:value="7.27237606048584">
                <text:p>7.27237606048584</text:p>
              </table:table-cell>
              <table:table-cell office:value-type="float" office:value="7.30573511123657">
                <text:p>7.30573511123657</text:p>
              </table:table-cell>
              <table:table-cell office:value-type="float" office:value="7.33909392356873">
                <text:p>7.33909392356873</text:p>
              </table:table-cell>
              <table:table-cell office:value-type="float" office:value="7.37245273590088">
                <text:p>7.37245273590088</text:p>
              </table:table-cell>
              <table:table-cell office:value-type="float" office:value="7.40581178665161">
                <text:p>7.40581178665161</text:p>
              </table:table-cell>
              <table:table-cell office:value-type="float" office:value="7.4725296497345">
                <text:p>7.4725296497345</text:p>
              </table:table-cell>
              <table:table-cell office:value-type="float" office:value="7.70604276657105">
                <text:p>7.70604276657105</text:p>
              </table:table-cell>
              <table:table-cell office:value-type="float" office:value="7.77276062965393">
                <text:p>7.77276062965393</text:p>
              </table:table-cell>
              <table:table-cell office:value-type="float" office:value="7.80611991882324">
                <text:p>7.80611991882324</text:p>
              </table:table-cell>
              <table:table-cell office:value-type="float" office:value="7.9729151725769">
                <text:p>7.9729151725769</text:p>
              </table:table-cell>
              <table:table-cell office:value-type="float" office:value="8.07299256324768">
                <text:p>8.07299256324768</text:p>
              </table:table-cell>
              <table:table-cell office:value-type="float" office:value="8.10635185241699">
                <text:p>8.10635185241699</text:p>
              </table:table-cell>
              <table:table-cell office:value-type="float" office:value="8.17307019233704">
                <text:p>8.17307019233704</text:p>
              </table:table-cell>
              <table:table-cell office:value-type="float" office:value="8.30650329589844">
                <text:p>8.30650329589844</text:p>
              </table:table-cell>
              <table:table-cell office:value-type="float" office:value="8.33985877037048">
                <text:p>8.33985877037048</text:p>
              </table:table-cell>
              <table:table-cell office:value-type="float" office:value="8.37321424484253">
                <text:p>8.37321424484253</text:p>
              </table:table-cell>
              <table:table-cell office:value-type="float" office:value="8.40656995773315">
                <text:p>8.40656995773315</text:p>
              </table:table-cell>
              <table:table-cell office:value-type="float" office:value="8.4399254322052">
                <text:p>8.4399254322052</text:p>
              </table:table-cell>
              <table:table-cell office:value-type="float" office:value="8.47328090667725">
                <text:p>8.47328090667725</text:p>
              </table:table-cell>
              <table:table-cell office:value-type="float" office:value="8.53999185562134">
                <text:p>8.53999185562134</text:p>
              </table:table-cell>
              <table:table-cell office:value-type="float" office:value="8.57334733009338">
                <text:p>8.57334733009338</text:p>
              </table:table-cell>
              <table:table-cell office:value-type="float" office:value="8.60670280456543">
                <text:p>8.60670280456543</text:p>
              </table:table-cell>
              <table:table-cell office:value-type="float" office:value="8.64005827903748">
                <text:p>8.64005827903748</text:p>
              </table:table-cell>
              <table:table-cell office:value-type="float" office:value="8.94025659561157">
                <text:p>8.94025659561157</text:p>
              </table:table-cell>
              <table:table-cell office:value-type="float" office:value="9.00696706771851">
                <text:p>9.00696706771851</text:p>
              </table:table-cell>
              <table:table-cell office:value-type="float" office:value="9.07367753982544">
                <text:p>9.07367753982544</text:p>
              </table:table-cell>
              <table:table-cell office:value-type="float" office:value="9.14038801193237">
                <text:p>9.14038801193237</text:p>
              </table:table-cell>
              <table:table-cell office:value-type="float" office:value="9.17374300956726">
                <text:p>9.17374300956726</text:p>
              </table:table-cell>
              <table:table-cell office:value-type="float" office:value="9.20709800720215">
                <text:p>9.20709800720215</text:p>
              </table:table-cell>
              <table:table-cell office:value-type="float" office:value="9.74078798294067">
                <text:p>9.74078798294067</text:p>
              </table:table-cell>
              <table:table-cell office:value-type="float" office:value="9.7741436958313">
                <text:p>9.7741436958313</text:p>
              </table:table-cell>
              <table:table-cell office:value-type="float" office:value="9.80749917030335">
                <text:p>9.80749917030335</text:p>
              </table:table-cell>
              <table:table-cell office:value-type="float" office:value="9.84085464477539">
                <text:p>9.84085464477539</text:p>
              </table:table-cell>
              <table:table-cell office:value-type="float" office:value="9.90756583213806">
                <text:p>9.90756583213806</text:p>
              </table:table-cell>
              <table:table-cell office:value-type="float" office:value="9.97427678108215">
                <text:p>9.97427678108215</text:p>
              </table:table-cell>
              <table:table-cell office:value-type="float" office:value="10.0409877300262">
                <text:p>10.0409877300262</text:p>
              </table:table-cell>
              <table:table-cell office:value-type="float" office:value="10.1076984405518">
                <text:p>10.1076984405518</text:p>
              </table:table-cell>
              <table:table-cell office:value-type="float" office:value="10.2411201000214">
                <text:p>10.2411201000214</text:p>
              </table:table-cell>
              <table:table-cell office:value-type="float" office:value="10.3078315258026">
                <text:p>10.3078315258026</text:p>
              </table:table-cell>
              <table:table-cell office:value-type="float" office:value="10.3745436668396">
                <text:p>10.3745436668396</text:p>
              </table:table-cell>
              <table:table-cell office:value-type="float" office:value="10.5746796131134">
                <text:p>10.5746796131134</text:p>
              </table:table-cell>
              <table:table-cell office:value-type="float" office:value="10.6080355644226">
                <text:p>10.6080355644226</text:p>
              </table:table-cell>
              <table:table-cell office:value-type="float" office:value="10.674747467041">
                <text:p>10.674747467041</text:p>
              </table:table-cell>
              <table:table-cell office:value-type="float" office:value="10.7414593696594">
                <text:p>10.7414593696594</text:p>
              </table:table-cell>
              <table:table-cell office:value-type="float" office:value="10.8415269851685">
                <text:p>10.8415269851685</text:p>
              </table:table-cell>
              <table:table-cell office:value-type="float" office:value="10.8748829364777">
                <text:p>10.8748829364777</text:p>
              </table:table-cell>
              <table:table-cell office:value-type="float" office:value="10.9082386493683">
                <text:p>10.9082386493683</text:p>
              </table:table-cell>
              <table:table-cell office:value-type="float" office:value="10.9415946006775">
                <text:p>10.9415946006775</text:p>
              </table:table-cell>
              <table:table-cell office:value-type="float" office:value="10.9749503135681">
                <text:p>10.9749503135681</text:p>
              </table:table-cell>
              <table:table-cell office:value-type="float" office:value="11.0416619777679">
                <text:p>11.0416619777679</text:p>
              </table:table-cell>
              <table:table-cell office:value-type="float" office:value="11.0750176906586">
                <text:p>11.0750176906586</text:p>
              </table:table-cell>
              <table:table-cell office:value-type="float" office:value="11.1083734035492">
                <text:p>11.1083734035492</text:p>
              </table:table-cell>
              <table:table-cell office:value-type="float" office:value="11.1417291164398">
                <text:p>11.1417291164398</text:p>
              </table:table-cell>
              <table:table-cell office:value-type="float" office:value="11.175085067749">
                <text:p>11.175085067749</text:p>
              </table:table-cell>
              <table:table-cell office:value-type="float" office:value="11.2084407806396">
                <text:p>11.2084407806396</text:p>
              </table:table-cell>
              <table:table-cell office:value-type="float" office:value="11.2417964935303">
                <text:p>11.2417964935303</text:p>
              </table:table-cell>
              <table:table-cell office:value-type="float" office:value="11.4752817153931">
                <text:p>11.4752817153931</text:p>
              </table:table-cell>
              <table:table-cell office:value-type="float" office:value="11.5419914722443">
                <text:p>11.5419914722443</text:p>
              </table:table-cell>
              <table:table-cell office:value-type="float" office:value="11.6420557498932">
                <text:p>11.6420557498932</text:p>
              </table:table-cell>
              <table:table-cell office:value-type="float" office:value="11.7087650299072">
                <text:p>11.7087650299072</text:p>
              </table:table-cell>
              <table:table-cell office:value-type="float" office:value="11.7754745483398">
                <text:p>11.7754745483398</text:p>
              </table:table-cell>
              <table:table-cell office:value-type="float" office:value="12.075665473938">
                <text:p>12.075665473938</text:p>
              </table:table-cell>
              <table:table-cell office:value-type="float" office:value="12.3091480731964">
                <text:p>12.3091480731964</text:p>
              </table:table-cell>
              <table:table-cell office:value-type="float" office:value="12.3758609294891">
                <text:p>12.3758609294891</text:p>
              </table:table-cell>
              <table:table-cell office:value-type="float" office:value="12.4425730705261">
                <text:p>12.4425730705261</text:p>
              </table:table-cell>
              <table:table-cell office:value-type="float" office:value="12.4759292602539">
                <text:p>12.4759292602539</text:p>
              </table:table-cell>
              <table:table-cell office:value-type="float" office:value="12.5426416397095">
                <text:p>12.5426416397095</text:p>
              </table:table-cell>
              <table:table-cell office:value-type="float" office:value="12.6093537807465">
                <text:p>12.6093537807465</text:p>
              </table:table-cell>
              <table:table-cell office:value-type="float" office:value="12.6427099704742">
                <text:p>12.6427099704742</text:p>
              </table:table-cell>
              <table:table-cell office:value-type="float" office:value="12.6760659217834">
                <text:p>12.6760659217834</text:p>
              </table:table-cell>
              <table:table-cell office:value-type="float" office:value="12.8094902038574">
                <text:p>12.8094902038574</text:p>
              </table:table-cell>
              <table:table-cell office:value-type="float" office:value="12.8762021064758">
                <text:p>12.8762021064758</text:p>
              </table:table-cell>
              <table:table-cell office:value-type="float" office:value="12.9429140090942">
                <text:p>12.9429140090942</text:p>
              </table:table-cell>
              <table:table-cell office:value-type="float" office:value="13.0096259117126">
                <text:p>13.0096259117126</text:p>
              </table:table-cell>
              <table:table-cell office:value-type="float" office:value="13.0429818630219">
                <text:p>13.0429818630219</text:p>
              </table:table-cell>
              <table:table-cell office:value-type="float" office:value="13.1096937656403">
                <text:p>13.1096937656403</text:p>
              </table:table-cell>
              <table:table-cell office:value-type="float" office:value="13.1764054298401">
                <text:p>13.1764054298401</text:p>
              </table:table-cell>
              <table:table-cell office:value-type="float" office:value="13.2431173324585">
                <text:p>13.2431173324585</text:p>
              </table:table-cell>
              <table:table-cell office:value-type="float" office:value="13.3098285198212">
                <text:p>13.3098285198212</text:p>
              </table:table-cell>
              <table:table-cell office:value-type="float" office:value="13.3431837558746">
                <text:p>13.3431837558746</text:p>
              </table:table-cell>
              <table:table-cell office:value-type="float" office:value="13.4432497024536">
                <text:p>13.4432497024536</text:p>
              </table:table-cell>
              <table:table-cell office:value-type="float" office:value="13.5099604129791">
                <text:p>13.5099604129791</text:p>
              </table:table-cell>
              <table:table-cell office:value-type="float" office:value="13.5766706466675">
                <text:p>13.5766706466675</text:p>
              </table:table-cell>
              <table:table-cell office:value-type="float" office:value="13.6433811187744">
                <text:p>13.6433811187744</text:p>
              </table:table-cell>
              <table:table-cell office:value-type="float" office:value="13.7100915908813">
                <text:p>13.7100915908813</text:p>
              </table:table-cell>
              <table:table-cell office:value-type="float" office:value="13.7434465885162">
                <text:p>13.7434465885162</text:p>
              </table:table-cell>
              <table:table-cell office:value-type="float" office:value="13.7768018245697">
                <text:p>13.7768018245697</text:p>
              </table:table-cell>
              <table:table-cell office:value-type="float" office:value="13.8101568222046">
                <text:p>13.8101568222046</text:p>
              </table:table-cell>
              <table:table-cell office:value-type="float" office:value="13.8435118198395">
                <text:p>13.8435118198395</text:p>
              </table:table-cell>
              <table:table-cell office:value-type="float" office:value="14.0436418056488">
                <text:p>14.0436418056488</text:p>
              </table:table-cell>
              <table:table-cell office:value-type="float" office:value="14.0769968032837">
                <text:p>14.0769968032837</text:p>
              </table:table-cell>
              <table:table-cell office:value-type="float" office:value="14.1437067985535">
                <text:p>14.1437067985535</text:p>
              </table:table-cell>
              <table:table-cell office:value-type="float" office:value="14.1770615577698">
                <text:p>14.1770615577698</text:p>
              </table:table-cell>
              <table:table-cell office:value-type="float" office:value="14.2771260738373">
                <text:p>14.2771260738373</text:p>
              </table:table-cell>
              <table:table-cell office:value-type="float" office:value="14.3104810714722">
                <text:p>14.3104810714722</text:p>
              </table:table-cell>
              <table:table-cell office:value-type="float" office:value="14.3438360691071">
                <text:p>14.3438360691071</text:p>
              </table:table-cell>
              <table:table-cell office:value-type="float" office:value="14.4105458259583">
                <text:p>14.4105458259583</text:p>
              </table:table-cell>
              <table:table-cell office:value-type="float" office:value="14.4772555828094">
                <text:p>14.4772555828094</text:p>
              </table:table-cell>
              <table:table-cell office:value-type="float" office:value="14.6106746196747">
                <text:p>14.6106746196747</text:p>
              </table:table-cell>
              <table:table-cell office:value-type="float" office:value="14.644029378891">
                <text:p>14.644029378891</text:p>
              </table:table-cell>
              <table:table-cell office:value-type="float" office:value="14.6773838996887">
                <text:p>14.6773838996887</text:p>
              </table:table-cell>
              <table:table-cell office:value-type="float" office:value="14.8441569805145">
                <text:p>14.8441569805145</text:p>
              </table:table-cell>
              <table:table-cell office:value-type="float" office:value="14.9108662605286">
                <text:p>14.9108662605286</text:p>
              </table:table-cell>
              <table:table-cell office:value-type="float" office:value="14.9775750637054">
                <text:p>14.9775750637054</text:p>
              </table:table-cell>
              <table:table-cell office:value-type="float" office:value="15.0442838668823">
                <text:p>15.0442838668823</text:p>
              </table:table-cell>
              <table:table-cell office:value-type="float" office:value="15.1109926700592">
                <text:p>15.1109926700592</text:p>
              </table:table-cell>
              <table:table-cell office:value-type="float" office:value="15.1443471908569">
                <text:p>15.1443471908569</text:p>
              </table:table-cell>
              <table:table-cell office:value-type="float" office:value="15.1777014732361">
                <text:p>15.1777014732361</text:p>
              </table:table-cell>
              <table:table-cell office:value-type="float" office:value="15.2444100379944">
                <text:p>15.2444100379944</text:p>
              </table:table-cell>
              <table:table-cell office:value-type="float" office:value="15.4111845493317">
                <text:p>15.4111845493317</text:p>
              </table:table-cell>
              <table:table-cell office:value-type="float" office:value="15.4778943061829">
                <text:p>15.4778943061829</text:p>
              </table:table-cell>
              <table:table-cell office:value-type="float" office:value="15.5112493038178">
                <text:p>15.5112493038178</text:p>
              </table:table-cell>
              <table:table-cell office:value-type="float" office:value="15.5779590606689">
                <text:p>15.5779590606689</text:p>
              </table:table-cell>
              <table:table-cell office:value-type="float" office:value="15.6446685791016">
                <text:p>15.6446685791016</text:p>
              </table:table-cell>
              <table:table-cell office:value-type="float" office:value="15.7113780975342">
                <text:p>15.7113780975342</text:p>
              </table:table-cell>
              <table:table-cell office:value-type="float" office:value="15.7780876159668">
                <text:p>15.7780876159668</text:p>
              </table:table-cell>
              <table:table-cell office:value-type="float" office:value="15.8447971343994">
                <text:p>15.8447971343994</text:p>
              </table:table-cell>
              <table:table-cell office:value-type="float" office:value="16.0782794952393">
                <text:p>16.0782794952393</text:p>
              </table:table-cell>
              <table:table-cell office:value-type="float" office:value="16.1449885368347">
                <text:p>16.1449885368347</text:p>
              </table:table-cell>
              <table:table-cell office:value-type="float" office:value="16.1783430576324">
                <text:p>16.1783430576324</text:p>
              </table:table-cell>
              <table:table-cell office:value-type="float" office:value="16.2450518608093">
                <text:p>16.2450518608093</text:p>
              </table:table-cell>
              <table:table-cell office:value-type="float" office:value="16.2784063816071">
                <text:p>16.2784063816071</text:p>
              </table:table-cell>
              <table:table-cell office:value-type="float" office:value="16.3451201915741">
                <text:p>16.3451201915741</text:p>
              </table:table-cell>
              <table:table-cell office:value-type="float" office:value="16.378476858139">
                <text:p>16.378476858139</text:p>
              </table:table-cell>
              <table:table-cell office:value-type="float" office:value="16.4118337631226">
                <text:p>16.4118337631226</text:p>
              </table:table-cell>
              <table:table-cell office:value-type="float" office:value="16.4785470962524">
                <text:p>16.4785470962524</text:p>
              </table:table-cell>
              <table:table-cell office:value-type="float" office:value="16.6119742393494">
                <text:p>16.6119742393494</text:p>
              </table:table-cell>
              <table:table-cell office:value-type="float" office:value="16.6786878108978">
                <text:p>16.6786878108978</text:p>
              </table:table-cell>
              <table:table-cell office:value-type="float" office:value="16.7787578105927">
                <text:p>16.7787578105927</text:p>
              </table:table-cell>
              <table:table-cell office:value-type="float" office:value="16.8121147155762">
                <text:p>16.8121147155762</text:p>
              </table:table-cell>
              <table:table-cell office:value-type="float" office:value="16.8454713821411">
                <text:p>16.8454713821411</text:p>
              </table:table-cell>
              <table:table-cell office:value-type="float" office:value="16.912184715271">
                <text:p>16.912184715271</text:p>
              </table:table-cell>
              <table:table-cell office:value-type="float" office:value="16.9788978099823">
                <text:p>16.9788978099823</text:p>
              </table:table-cell>
              <table:table-cell office:value-type="float" office:value="17.0456113815308">
                <text:p>17.0456113815308</text:p>
              </table:table-cell>
              <table:table-cell office:value-type="float" office:value="17.0789680480957">
                <text:p>17.0789680480957</text:p>
              </table:table-cell>
              <table:table-cell office:value-type="float" office:value="17.1123247146606">
                <text:p>17.1123247146606</text:p>
              </table:table-cell>
              <table:table-cell office:value-type="float" office:value="17.2123944759369">
                <text:p>17.2123944759369</text:p>
              </table:table-cell>
              <table:table-cell office:value-type="float" office:value="17.412543296814">
                <text:p>17.412543296814</text:p>
              </table:table-cell>
              <table:table-cell office:value-type="float" office:value="17.4459023475647">
                <text:p>17.4459023475647</text:p>
              </table:table-cell>
              <table:table-cell office:value-type="float" office:value="17.512619972229">
                <text:p>17.512619972229</text:p>
              </table:table-cell>
              <table:table-cell office:value-type="float" office:value="17.5793378353119">
                <text:p>17.5793378353119</text:p>
              </table:table-cell>
              <table:table-cell office:value-type="float" office:value="17.6460556983948">
                <text:p>17.6460556983948</text:p>
              </table:table-cell>
              <table:table-cell office:value-type="float" office:value="17.7127735614777">
                <text:p>17.7127735614777</text:p>
              </table:table-cell>
              <table:table-cell office:value-type="float" office:value="17.8128504753113">
                <text:p>17.8128504753113</text:p>
              </table:table-cell>
              <table:table-cell office:value-type="float" office:value="18.1464405059814">
                <text:p>18.1464405059814</text:p>
              </table:table-cell>
              <table:table-cell office:value-type="float" office:value="18.1797993183136">
                <text:p>18.1797993183136</text:p>
              </table:table-cell>
              <table:table-cell office:value-type="float" office:value="18.2798764705658">
                <text:p>18.2798764705658</text:p>
              </table:table-cell>
              <table:table-cell office:value-type="float" office:value="18.3132338523865">
                <text:p>18.3132338523865</text:p>
              </table:table-cell>
              <table:table-cell office:value-type="float" office:value="18.3465912342072">
                <text:p>18.3465912342072</text:p>
              </table:table-cell>
              <table:table-cell office:value-type="float" office:value="18.3799486160278">
                <text:p>18.3799486160278</text:p>
              </table:table-cell>
              <table:table-cell office:value-type="float" office:value="18.5133781433105">
                <text:p>18.5133781433105</text:p>
              </table:table-cell>
              <table:table-cell office:value-type="float" office:value="18.613450050354">
                <text:p>18.613450050354</text:p>
              </table:table-cell>
              <table:table-cell office:value-type="float" office:value="18.6468076705933">
                <text:p>18.6468076705933</text:p>
              </table:table-cell>
              <table:table-cell office:value-type="float" office:value="18.6801650524139">
                <text:p>18.6801650524139</text:p>
              </table:table-cell>
              <table:table-cell office:value-type="float" office:value="18.713522195816">
                <text:p>18.713522195816</text:p>
              </table:table-cell>
              <table:table-cell office:value-type="float" office:value="18.7468795776367">
                <text:p>18.7468795776367</text:p>
              </table:table-cell>
              <table:table-cell office:value-type="float" office:value="18.7802367210388">
                <text:p>18.7802367210388</text:p>
              </table:table-cell>
              <table:table-cell office:value-type="float" office:value="18.8135941028595">
                <text:p>18.8135941028595</text:p>
              </table:table-cell>
              <table:table-cell office:value-type="float" office:value="18.8803088665009">
                <text:p>18.8803088665009</text:p>
              </table:table-cell>
              <table:table-cell office:value-type="float" office:value="18.913666009903">
                <text:p>18.913666009903</text:p>
              </table:table-cell>
              <table:table-cell office:value-type="float" office:value="18.9470233917236">
                <text:p>18.9470233917236</text:p>
              </table:table-cell>
              <table:table-cell office:value-type="float" office:value="19.1805238723755">
                <text:p>19.1805238723755</text:p>
              </table:table-cell>
              <table:table-cell office:value-type="float" office:value="19.2138812541962">
                <text:p>19.2138812541962</text:p>
              </table:table-cell>
              <table:table-cell office:value-type="float" office:value="19.2805957794189">
                <text:p>19.2805957794189</text:p>
              </table:table-cell>
              <table:table-cell office:value-type="float" office:value="19.3473148345947">
                <text:p>19.3473148345947</text:p>
              </table:table-cell>
              <table:table-cell office:value-type="float" office:value="19.4473941326141">
                <text:p>19.4473941326141</text:p>
              </table:table-cell>
              <table:table-cell office:value-type="float" office:value="19.5141134262085">
                <text:p>19.5141134262085</text:p>
              </table:table-cell>
              <table:table-cell office:value-type="float" office:value="19.5474734306335">
                <text:p>19.5474734306335</text:p>
              </table:table-cell>
              <table:table-cell office:value-type="float" office:value="19.5808329582214">
                <text:p>19.5808329582214</text:p>
              </table:table-cell>
              <table:table-cell office:value-type="float" office:value="19.6141927242279">
                <text:p>19.6141927242279</text:p>
              </table:table-cell>
              <table:table-cell office:value-type="float" office:value="19.647552728653">
                <text:p>19.647552728653</text:p>
              </table:table-cell>
              <table:table-cell office:value-type="float" office:value="19.9144320487976">
                <text:p>19.9144320487976</text:p>
              </table:table-cell>
              <table:table-cell office:value-type="float" office:value="19.9477922916412">
                <text:p>19.9477922916412</text:p>
              </table:table-cell>
              <table:table-cell office:value-type="float" office:value="20.0478723049164">
                <text:p>20.0478723049164</text:p>
              </table:table-cell>
              <table:table-cell office:value-type="float" office:value="20.1145925521851">
                <text:p>20.1145925521851</text:p>
              </table:table-cell>
              <table:table-cell office:value-type="float" office:value="20.1479527950287">
                <text:p>20.1479527950287</text:p>
              </table:table-cell>
              <table:table-cell office:value-type="float" office:value="20.1813130378723">
                <text:p>20.1813130378723</text:p>
              </table:table-cell>
              <table:table-cell office:value-type="float" office:value="20.2813935279846">
                <text:p>20.2813935279846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5.A6:rosfoot5.A6</svg:desc>
                </draw:g>
              </table:table-cell>
              <table:table-cell office:value-type="float" office:value="0.292344372796976">
                <text:p>0.292344372796976</text:p>
                <draw:g>
                  <svg:desc>rosfoot5.B6:rosfoot5.JW6</svg:desc>
                </draw:g>
              </table:table-cell>
              <table:table-cell office:value-type="float" office:value="0.292352296606865">
                <text:p>0.292352296606865</text:p>
              </table:table-cell>
              <table:table-cell office:value-type="float" office:value="0.292371297559959">
                <text:p>0.292371297559959</text:p>
              </table:table-cell>
              <table:table-cell office:value-type="float" office:value="0.292370937643879">
                <text:p>0.292370937643879</text:p>
              </table:table-cell>
              <table:table-cell office:value-type="float" office:value="0.29234422899415">
                <text:p>0.29234422899415</text:p>
              </table:table-cell>
              <table:table-cell office:value-type="float" office:value="0.292348417033163">
                <text:p>0.292348417033163</text:p>
              </table:table-cell>
              <table:table-cell office:value-type="float" office:value="0.292370169469818">
                <text:p>0.292370169469818</text:p>
              </table:table-cell>
              <table:table-cell office:value-type="float" office:value="0.292355005359142">
                <text:p>0.292355005359142</text:p>
              </table:table-cell>
              <table:table-cell office:value-type="float" office:value="0.292345083636468">
                <text:p>0.292345083636468</text:p>
              </table:table-cell>
              <table:table-cell office:value-type="float" office:value="0.29237315116558">
                <text:p>0.29237315116558</text:p>
              </table:table-cell>
              <table:table-cell office:value-type="float" office:value="0.292338968946299">
                <text:p>0.292338968946299</text:p>
              </table:table-cell>
              <table:table-cell office:value-type="float" office:value="0.292354045133078">
                <text:p>0.292354045133078</text:p>
              </table:table-cell>
              <table:table-cell office:value-type="float" office:value="0.292344095416358">
                <text:p>0.292344095416358</text:p>
              </table:table-cell>
              <table:table-cell office:value-type="float" office:value="0.292353119401442">
                <text:p>0.292353119401442</text:p>
              </table:table-cell>
              <table:table-cell office:value-type="float" office:value="0.292334946964443">
                <text:p>0.292334946964443</text:p>
              </table:table-cell>
              <table:table-cell office:value-type="float" office:value="0.29236094397801">
                <text:p>0.29236094397801</text:p>
              </table:table-cell>
              <table:table-cell office:value-type="float" office:value="0.292345775262469">
                <text:p>0.292345775262469</text:p>
              </table:table-cell>
              <table:table-cell office:value-type="float" office:value="0.292360569306736">
                <text:p>0.292360569306736</text:p>
              </table:table-cell>
              <table:table-cell office:value-type="float" office:value="0.292363747969026">
                <text:p>0.292363747969026</text:p>
              </table:table-cell>
              <table:table-cell office:value-type="float" office:value="0.292349685221201">
                <text:p>0.292349685221201</text:p>
              </table:table-cell>
              <table:table-cell office:value-type="float" office:value="0.292359555965322">
                <text:p>0.292359555965322</text:p>
              </table:table-cell>
              <table:table-cell office:value-type="float" office:value="0.292374181741358">
                <text:p>0.292374181741358</text:p>
              </table:table-cell>
              <table:table-cell office:value-type="float" office:value="0.292365566570296">
                <text:p>0.292365566570296</text:p>
              </table:table-cell>
              <table:table-cell office:value-type="float" office:value="0.292362054332282">
                <text:p>0.292362054332282</text:p>
              </table:table-cell>
              <table:table-cell office:value-type="float" office:value="0.29235592465971">
                <text:p>0.29235592465971</text:p>
              </table:table-cell>
              <table:table-cell office:value-type="float" office:value="0.29235850552917">
                <text:p>0.29235850552917</text:p>
              </table:table-cell>
              <table:table-cell office:value-type="float" office:value="0.292361880225954">
                <text:p>0.292361880225954</text:p>
              </table:table-cell>
              <table:table-cell office:value-type="float" office:value="0.292366567166909">
                <text:p>0.292366567166909</text:p>
              </table:table-cell>
              <table:table-cell office:value-type="float" office:value="0.292353529036851">
                <text:p>0.292353529036851</text:p>
              </table:table-cell>
              <table:table-cell office:value-type="float" office:value="0.29236020352222">
                <text:p>0.29236020352222</text:p>
              </table:table-cell>
              <table:table-cell office:value-type="float" office:value="0.292361895599973">
                <text:p>0.292361895599973</text:p>
              </table:table-cell>
              <table:table-cell office:value-type="float" office:value="0.292355222830841">
                <text:p>0.292355222830841</text:p>
              </table:table-cell>
              <table:table-cell office:value-type="float" office:value="0.292354740578422">
                <text:p>0.292354740578422</text:p>
              </table:table-cell>
              <table:table-cell office:value-type="float" office:value="0.292371862447317">
                <text:p>0.292371862447317</text:p>
              </table:table-cell>
              <table:table-cell office:value-type="float" office:value="0.29235675105669">
                <text:p>0.29235675105669</text:p>
              </table:table-cell>
              <table:table-cell office:value-type="float" office:value="0.292377997183691">
                <text:p>0.292377997183691</text:p>
              </table:table-cell>
              <table:table-cell office:value-type="float" office:value="0.292360669494452">
                <text:p>0.292360669494452</text:p>
              </table:table-cell>
              <table:table-cell office:value-type="float" office:value="0.292361769217399">
                <text:p>0.292361769217399</text:p>
              </table:table-cell>
              <table:table-cell office:value-type="float" office:value="0.292360584676237">
                <text:p>0.292360584676237</text:p>
              </table:table-cell>
              <table:table-cell office:value-type="float" office:value="0.292357780081243">
                <text:p>0.292357780081243</text:p>
              </table:table-cell>
              <table:table-cell office:value-type="float" office:value="0.292359201142363">
                <text:p>0.292359201142363</text:p>
              </table:table-cell>
              <table:table-cell office:value-type="float" office:value="0.292362045034475">
                <text:p>0.292362045034475</text:p>
              </table:table-cell>
              <table:table-cell office:value-type="float" office:value="0.292361427142458">
                <text:p>0.292361427142458</text:p>
              </table:table-cell>
              <table:table-cell office:value-type="float" office:value="0.292357638250191">
                <text:p>0.292357638250191</text:p>
              </table:table-cell>
              <table:table-cell office:value-type="float" office:value="0.292358605144596">
                <text:p>0.292358605144596</text:p>
              </table:table-cell>
              <table:table-cell office:value-type="float" office:value="0.29236982533169">
                <text:p>0.29236982533169</text:p>
              </table:table-cell>
              <table:table-cell office:value-type="float" office:value="0.292360073269051">
                <text:p>0.292360073269051</text:p>
              </table:table-cell>
              <table:table-cell office:value-type="float" office:value="0.292370105583927">
                <text:p>0.292370105583927</text:p>
              </table:table-cell>
              <table:table-cell office:value-type="float" office:value="0.292362323186997">
                <text:p>0.292362323186997</text:p>
              </table:table-cell>
              <table:table-cell office:value-type="float" office:value="0.292357141967446">
                <text:p>0.292357141967446</text:p>
              </table:table-cell>
              <table:table-cell office:value-type="float" office:value="0.292377960512616">
                <text:p>0.292377960512616</text:p>
              </table:table-cell>
              <table:table-cell office:value-type="float" office:value="0.292343143158106">
                <text:p>0.292343143158106</text:p>
              </table:table-cell>
              <table:table-cell office:value-type="float" office:value="0.29236389407262">
                <text:p>0.29236389407262</text:p>
              </table:table-cell>
              <table:table-cell office:value-type="float" office:value="0.292366863229102">
                <text:p>0.292366863229102</text:p>
              </table:table-cell>
              <table:table-cell office:value-type="float" office:value="0.292358585062864">
                <text:p>0.292358585062864</text:p>
              </table:table-cell>
              <table:table-cell office:value-type="float" office:value="0.292352064936504">
                <text:p>0.292352064936504</text:p>
              </table:table-cell>
              <table:table-cell office:value-type="float" office:value="0.292361273754641">
                <text:p>0.292361273754641</text:p>
              </table:table-cell>
              <table:table-cell office:value-type="float" office:value="0.292343671840579">
                <text:p>0.292343671840579</text:p>
              </table:table-cell>
              <table:table-cell office:value-type="float" office:value="0.292351097900883">
                <text:p>0.292351097900883</text:p>
              </table:table-cell>
              <table:table-cell office:value-type="float" office:value="0.292235750906968">
                <text:p>0.292235750906968</text:p>
              </table:table-cell>
              <table:table-cell office:value-type="float" office:value="0.291876965313961">
                <text:p>0.291876965313961</text:p>
              </table:table-cell>
              <table:table-cell office:value-type="float" office:value="0.291722398855154">
                <text:p>0.291722398855154</text:p>
              </table:table-cell>
              <table:table-cell office:value-type="float" office:value="0.291635921736865">
                <text:p>0.291635921736865</text:p>
              </table:table-cell>
              <table:table-cell office:value-type="float" office:value="0.291126549250249">
                <text:p>0.291126549250249</text:p>
              </table:table-cell>
              <table:table-cell office:value-type="float" office:value="0.291254140887627">
                <text:p>0.291254140887627</text:p>
              </table:table-cell>
              <table:table-cell office:value-type="float" office:value="0.291851127426784">
                <text:p>0.291851127426784</text:p>
              </table:table-cell>
              <table:table-cell office:value-type="float" office:value="0.293376768922991">
                <text:p>0.293376768922991</text:p>
              </table:table-cell>
              <table:table-cell office:value-type="float" office:value="0.29524879466805">
                <text:p>0.29524879466805</text:p>
              </table:table-cell>
              <table:table-cell office:value-type="float" office:value="0.296782094152187">
                <text:p>0.296782094152187</text:p>
              </table:table-cell>
              <table:table-cell office:value-type="float" office:value="0.297047021017034">
                <text:p>0.297047021017034</text:p>
              </table:table-cell>
              <table:table-cell office:value-type="float" office:value="0.296180772787842">
                <text:p>0.296180772787842</text:p>
              </table:table-cell>
              <table:table-cell office:value-type="float" office:value="0.293232587414026">
                <text:p>0.293232587414026</text:p>
              </table:table-cell>
              <table:table-cell office:value-type="float" office:value="0.297818731604466">
                <text:p>0.297818731604466</text:p>
              </table:table-cell>
              <table:table-cell office:value-type="float" office:value="0.323741964386901">
                <text:p>0.323741964386901</text:p>
              </table:table-cell>
              <table:table-cell office:value-type="float" office:value="0.347418738166065">
                <text:p>0.347418738166065</text:p>
              </table:table-cell>
              <table:table-cell office:value-type="float" office:value="0.343679686770013">
                <text:p>0.343679686770013</text:p>
              </table:table-cell>
              <table:table-cell office:value-type="float" office:value="0.343956555525387">
                <text:p>0.343956555525387</text:p>
              </table:table-cell>
              <table:table-cell office:value-type="float" office:value="0.344241129239635">
                <text:p>0.344241129239635</text:p>
              </table:table-cell>
              <table:table-cell office:value-type="float" office:value="0.303441291108192">
                <text:p>0.303441291108192</text:p>
              </table:table-cell>
              <table:table-cell office:value-type="float" office:value="0.312437976881618">
                <text:p>0.312437976881618</text:p>
              </table:table-cell>
              <table:table-cell office:value-type="float" office:value="0.303187193385801">
                <text:p>0.303187193385801</text:p>
              </table:table-cell>
              <table:table-cell office:value-type="float" office:value="0.299595467125623">
                <text:p>0.299595467125623</text:p>
              </table:table-cell>
              <table:table-cell office:value-type="float" office:value="0.296244519983431">
                <text:p>0.296244519983431</text:p>
              </table:table-cell>
              <table:table-cell office:value-type="float" office:value="0.301156073705512">
                <text:p>0.301156073705512</text:p>
              </table:table-cell>
              <table:table-cell office:value-type="float" office:value="0.306106835520874">
                <text:p>0.306106835520874</text:p>
              </table:table-cell>
              <table:table-cell office:value-type="float" office:value="0.308143920341662">
                <text:p>0.308143920341662</text:p>
              </table:table-cell>
              <table:table-cell office:value-type="float" office:value="0.307152323547974">
                <text:p>0.307152323547974</text:p>
              </table:table-cell>
              <table:table-cell office:value-type="float" office:value="0.305385092235785">
                <text:p>0.305385092235785</text:p>
              </table:table-cell>
              <table:table-cell office:value-type="float" office:value="0.30203033031688">
                <text:p>0.30203033031688</text:p>
              </table:table-cell>
              <table:table-cell office:value-type="float" office:value="0.300612428738743">
                <text:p>0.300612428738743</text:p>
              </table:table-cell>
              <table:table-cell office:value-type="float" office:value="0.299528421699565">
                <text:p>0.299528421699565</text:p>
              </table:table-cell>
              <table:table-cell office:value-type="float" office:value="0.293247319099291">
                <text:p>0.293247319099291</text:p>
              </table:table-cell>
              <table:table-cell office:value-type="float" office:value="0.29043889670349">
                <text:p>0.29043889670349</text:p>
              </table:table-cell>
              <table:table-cell office:value-type="float" office:value="0.293823884880036">
                <text:p>0.293823884880036</text:p>
              </table:table-cell>
              <table:table-cell office:value-type="float" office:value="0.299856257067517">
                <text:p>0.299856257067517</text:p>
              </table:table-cell>
              <table:table-cell office:value-type="float" office:value="0.320400708193981">
                <text:p>0.320400708193981</text:p>
              </table:table-cell>
              <table:table-cell office:value-type="float" office:value="0.318789294433965">
                <text:p>0.318789294433965</text:p>
              </table:table-cell>
              <table:table-cell office:value-type="float" office:value="0.329619114059475">
                <text:p>0.329619114059475</text:p>
              </table:table-cell>
              <table:table-cell office:value-type="float" office:value="0.334890014747714">
                <text:p>0.334890014747714</text:p>
              </table:table-cell>
              <table:table-cell office:value-type="float" office:value="0.338806200174622">
                <text:p>0.338806200174622</text:p>
              </table:table-cell>
              <table:table-cell office:value-type="float" office:value="0.339903368012039">
                <text:p>0.339903368012039</text:p>
              </table:table-cell>
              <table:table-cell office:value-type="float" office:value="0.332020102164668">
                <text:p>0.332020102164668</text:p>
              </table:table-cell>
              <table:table-cell office:value-type="float" office:value="0.290509707593612">
                <text:p>0.290509707593612</text:p>
              </table:table-cell>
              <table:table-cell office:value-type="float" office:value="0.285235305153849">
                <text:p>0.285235305153849</text:p>
              </table:table-cell>
              <table:table-cell office:value-type="float" office:value="0.280842620754294">
                <text:p>0.280842620754294</text:p>
              </table:table-cell>
              <table:table-cell office:value-type="float" office:value="0.278526785228624">
                <text:p>0.278526785228624</text:p>
              </table:table-cell>
              <table:table-cell office:value-type="float" office:value="0.277467125062384">
                <text:p>0.277467125062384</text:p>
              </table:table-cell>
              <table:table-cell office:value-type="float" office:value="0.277469533586722">
                <text:p>0.277469533586722</text:p>
              </table:table-cell>
              <table:table-cell office:value-type="float" office:value="0.277269847880811">
                <text:p>0.277269847880811</text:p>
              </table:table-cell>
              <table:table-cell office:value-type="float" office:value="0.277439954723656">
                <text:p>0.277439954723656</text:p>
              </table:table-cell>
              <table:table-cell office:value-type="float" office:value="0.315457152517453">
                <text:p>0.315457152517453</text:p>
              </table:table-cell>
              <table:table-cell office:value-type="float" office:value="0.31473595771095">
                <text:p>0.31473595771095</text:p>
              </table:table-cell>
              <table:table-cell office:value-type="float" office:value="0.312335567088424">
                <text:p>0.312335567088424</text:p>
              </table:table-cell>
              <table:table-cell office:value-type="float" office:value="0.278488834609805">
                <text:p>0.278488834609805</text:p>
              </table:table-cell>
              <table:table-cell office:value-type="float" office:value="0.279696040380754">
                <text:p>0.279696040380754</text:p>
              </table:table-cell>
              <table:table-cell office:value-type="float" office:value="0.283233953284966">
                <text:p>0.283233953284966</text:p>
              </table:table-cell>
              <table:table-cell office:value-type="float" office:value="0.297557672875323">
                <text:p>0.297557672875323</text:p>
              </table:table-cell>
              <table:table-cell office:value-type="float" office:value="0.305386327745274">
                <text:p>0.305386327745274</text:p>
              </table:table-cell>
              <table:table-cell office:value-type="float" office:value="0.303416888085233">
                <text:p>0.303416888085233</text:p>
              </table:table-cell>
              <table:table-cell office:value-type="float" office:value="0.30253610174426">
                <text:p>0.30253610174426</text:p>
              </table:table-cell>
              <table:table-cell office:value-type="float" office:value="0.300868546881047">
                <text:p>0.300868546881047</text:p>
              </table:table-cell>
              <table:table-cell office:value-type="float" office:value="0.299909447970625">
                <text:p>0.299909447970625</text:p>
              </table:table-cell>
              <table:table-cell office:value-type="float" office:value="0.29923568011669">
                <text:p>0.29923568011669</text:p>
              </table:table-cell>
              <table:table-cell office:value-type="float" office:value="0.296058914266643">
                <text:p>0.296058914266643</text:p>
              </table:table-cell>
              <table:table-cell office:value-type="float" office:value="0.294687472769203">
                <text:p>0.294687472769203</text:p>
              </table:table-cell>
              <table:table-cell office:value-type="float" office:value="0.292417990295505">
                <text:p>0.292417990295505</text:p>
              </table:table-cell>
              <table:table-cell office:value-type="float" office:value="0.293725887965433">
                <text:p>0.293725887965433</text:p>
              </table:table-cell>
              <table:table-cell office:value-type="float" office:value="0.327652042181976">
                <text:p>0.327652042181976</text:p>
              </table:table-cell>
              <table:table-cell office:value-type="float" office:value="0.338807334882955">
                <text:p>0.338807334882955</text:p>
              </table:table-cell>
              <table:table-cell office:value-type="float" office:value="0.341526297203348">
                <text:p>0.341526297203348</text:p>
              </table:table-cell>
              <table:table-cell office:value-type="float" office:value="0.339302902704009">
                <text:p>0.339302902704009</text:p>
              </table:table-cell>
              <table:table-cell office:value-type="float" office:value="0.336793528038778">
                <text:p>0.336793528038778</text:p>
              </table:table-cell>
              <table:table-cell office:value-type="float" office:value="0.335189065516308">
                <text:p>0.335189065516308</text:p>
              </table:table-cell>
              <table:table-cell office:value-type="float" office:value="0.29770247027369">
                <text:p>0.29770247027369</text:p>
              </table:table-cell>
              <table:table-cell office:value-type="float" office:value="0.296293487499505">
                <text:p>0.296293487499505</text:p>
              </table:table-cell>
              <table:table-cell office:value-type="float" office:value="0.292924637058068">
                <text:p>0.292924637058068</text:p>
              </table:table-cell>
              <table:table-cell office:value-type="float" office:value="0.288595695831419">
                <text:p>0.288595695831419</text:p>
              </table:table-cell>
              <table:table-cell office:value-type="float" office:value="0.282838525309178">
                <text:p>0.282838525309178</text:p>
              </table:table-cell>
              <table:table-cell office:value-type="float" office:value="0.281982972687536">
                <text:p>0.281982972687536</text:p>
              </table:table-cell>
              <table:table-cell office:value-type="float" office:value="0.280184112589671">
                <text:p>0.280184112589671</text:p>
              </table:table-cell>
              <table:table-cell office:value-type="float" office:value="0.285354348262597">
                <text:p>0.285354348262597</text:p>
              </table:table-cell>
              <table:table-cell office:value-type="float" office:value="0.318121569871152">
                <text:p>0.318121569871152</text:p>
              </table:table-cell>
              <table:table-cell office:value-type="float" office:value="0.32137374921898">
                <text:p>0.32137374921898</text:p>
              </table:table-cell>
              <table:table-cell office:value-type="float" office:value="0.319787617777942">
                <text:p>0.319787617777942</text:p>
              </table:table-cell>
              <table:table-cell office:value-type="float" office:value="0.279298992388924">
                <text:p>0.279298992388924</text:p>
              </table:table-cell>
              <table:table-cell office:value-type="float" office:value="0.279235567101122">
                <text:p>0.279235567101122</text:p>
              </table:table-cell>
              <table:table-cell office:value-type="float" office:value="0.279459116107993">
                <text:p>0.279459116107993</text:p>
              </table:table-cell>
              <table:table-cell office:value-type="float" office:value="0.293842288007148">
                <text:p>0.293842288007148</text:p>
              </table:table-cell>
              <table:table-cell office:value-type="float" office:value="0.305353647688928">
                <text:p>0.305353647688928</text:p>
              </table:table-cell>
              <table:table-cell office:value-type="float" office:value="0.304835141269254">
                <text:p>0.304835141269254</text:p>
              </table:table-cell>
              <table:table-cell office:value-type="float" office:value="0.303080124948364">
                <text:p>0.303080124948364</text:p>
              </table:table-cell>
              <table:table-cell office:value-type="float" office:value="0.300970612950071">
                <text:p>0.300970612950071</text:p>
              </table:table-cell>
              <table:table-cell office:value-type="float" office:value="0.299669079447117">
                <text:p>0.299669079447117</text:p>
              </table:table-cell>
              <table:table-cell office:value-type="float" office:value="0.298098601228695">
                <text:p>0.298098601228695</text:p>
              </table:table-cell>
              <table:table-cell office:value-type="float" office:value="0.296016914573077">
                <text:p>0.296016914573077</text:p>
              </table:table-cell>
              <table:table-cell office:value-type="float" office:value="0.29248953807831">
                <text:p>0.29248953807831</text:p>
              </table:table-cell>
              <table:table-cell office:value-type="float" office:value="0.288570868646911">
                <text:p>0.288570868646911</text:p>
              </table:table-cell>
              <table:table-cell office:value-type="float" office:value="0.286219883500211">
                <text:p>0.286219883500211</text:p>
              </table:table-cell>
              <table:table-cell office:value-type="float" office:value="0.288910576004919">
                <text:p>0.288910576004919</text:p>
              </table:table-cell>
              <table:table-cell office:value-type="float" office:value="0.294135814851697">
                <text:p>0.294135814851697</text:p>
              </table:table-cell>
              <table:table-cell office:value-type="float" office:value="0.319086445535205">
                <text:p>0.319086445535205</text:p>
              </table:table-cell>
              <table:table-cell office:value-type="float" office:value="0.331517951572585">
                <text:p>0.331517951572585</text:p>
              </table:table-cell>
              <table:table-cell office:value-type="float" office:value="0.339896130000344">
                <text:p>0.339896130000344</text:p>
              </table:table-cell>
              <table:table-cell office:value-type="float" office:value="0.337256041030432">
                <text:p>0.337256041030432</text:p>
              </table:table-cell>
              <table:table-cell office:value-type="float" office:value="0.332583203522611">
                <text:p>0.332583203522611</text:p>
              </table:table-cell>
              <table:table-cell office:value-type="float" office:value="0.302557017225723">
                <text:p>0.302557017225723</text:p>
              </table:table-cell>
              <table:table-cell office:value-type="float" office:value="0.290866637550405">
                <text:p>0.290866637550405</text:p>
              </table:table-cell>
              <table:table-cell office:value-type="float" office:value="0.284243658003417">
                <text:p>0.284243658003417</text:p>
              </table:table-cell>
              <table:table-cell office:value-type="float" office:value="0.279892440406726">
                <text:p>0.279892440406726</text:p>
              </table:table-cell>
              <table:table-cell office:value-type="float" office:value="0.278252304780072">
                <text:p>0.278252304780072</text:p>
              </table:table-cell>
              <table:table-cell office:value-type="float" office:value="0.27722441947413">
                <text:p>0.27722441947413</text:p>
              </table:table-cell>
              <table:table-cell office:value-type="float" office:value="0.276368911474944">
                <text:p>0.276368911474944</text:p>
              </table:table-cell>
              <table:table-cell office:value-type="float" office:value="0.274617662335004">
                <text:p>0.274617662335004</text:p>
              </table:table-cell>
              <table:table-cell office:value-type="float" office:value="0.276185357571392">
                <text:p>0.276185357571392</text:p>
              </table:table-cell>
              <table:table-cell office:value-type="float" office:value="0.311516250941457">
                <text:p>0.311516250941457</text:p>
              </table:table-cell>
              <table:table-cell office:value-type="float" office:value="0.316280765546529">
                <text:p>0.316280765546529</text:p>
              </table:table-cell>
              <table:table-cell office:value-type="float" office:value="0.315586090258318">
                <text:p>0.315586090258318</text:p>
              </table:table-cell>
              <table:table-cell office:value-type="float" office:value="0.305253112722634">
                <text:p>0.305253112722634</text:p>
              </table:table-cell>
              <table:table-cell office:value-type="float" office:value="0.299669272436585">
                <text:p>0.299669272436585</text:p>
              </table:table-cell>
              <table:table-cell office:value-type="float" office:value="0.287473895140072">
                <text:p>0.287473895140072</text:p>
              </table:table-cell>
              <table:table-cell office:value-type="float" office:value="0.285879384304121">
                <text:p>0.285879384304121</text:p>
              </table:table-cell>
              <table:table-cell office:value-type="float" office:value="0.284698718648734">
                <text:p>0.284698718648734</text:p>
              </table:table-cell>
              <table:table-cell office:value-type="float" office:value="0.294017658810559">
                <text:p>0.294017658810559</text:p>
              </table:table-cell>
              <table:table-cell office:value-type="float" office:value="0.301484286212625">
                <text:p>0.301484286212625</text:p>
              </table:table-cell>
              <table:table-cell office:value-type="float" office:value="0.304054428204298">
                <text:p>0.304054428204298</text:p>
              </table:table-cell>
              <table:table-cell office:value-type="float" office:value="0.301044601249331">
                <text:p>0.301044601249331</text:p>
              </table:table-cell>
              <table:table-cell office:value-type="float" office:value="0.298593745079983">
                <text:p>0.298593745079983</text:p>
              </table:table-cell>
              <table:table-cell office:value-type="float" office:value="0.297437803704316">
                <text:p>0.297437803704316</text:p>
              </table:table-cell>
              <table:table-cell office:value-type="float" office:value="0.289739292330537">
                <text:p>0.289739292330537</text:p>
              </table:table-cell>
              <table:table-cell office:value-type="float" office:value="0.286775987940658">
                <text:p>0.286775987940658</text:p>
              </table:table-cell>
              <table:table-cell office:value-type="float" office:value="0.287808543103867">
                <text:p>0.287808543103867</text:p>
              </table:table-cell>
              <table:table-cell office:value-type="float" office:value="0.292728543579439">
                <text:p>0.292728543579439</text:p>
              </table:table-cell>
              <table:table-cell office:value-type="float" office:value="0.298503453606494">
                <text:p>0.298503453606494</text:p>
              </table:table-cell>
              <table:table-cell office:value-type="float" office:value="0.317628298425009">
                <text:p>0.317628298425009</text:p>
              </table:table-cell>
              <table:table-cell office:value-type="float" office:value="0.322707850360302">
                <text:p>0.322707850360302</text:p>
              </table:table-cell>
              <table:table-cell office:value-type="float" office:value="0.333532521448059">
                <text:p>0.333532521448059</text:p>
              </table:table-cell>
              <table:table-cell office:value-type="float" office:value="0.336927974527305">
                <text:p>0.336927974527305</text:p>
              </table:table-cell>
              <table:table-cell office:value-type="float" office:value="0.337713053944622">
                <text:p>0.337713053944622</text:p>
              </table:table-cell>
              <table:table-cell office:value-type="float" office:value="0.334765285012775">
                <text:p>0.334765285012775</text:p>
              </table:table-cell>
              <table:table-cell office:value-type="float" office:value="0.333425114721578">
                <text:p>0.333425114721578</text:p>
              </table:table-cell>
              <table:table-cell office:value-type="float" office:value="0.333462387458299">
                <text:p>0.333462387458299</text:p>
              </table:table-cell>
              <table:table-cell office:value-type="float" office:value="0.329537233551709">
                <text:p>0.329537233551709</text:p>
              </table:table-cell>
              <table:table-cell office:value-type="float" office:value="0.304311762165338">
                <text:p>0.304311762165338</text:p>
              </table:table-cell>
              <table:table-cell office:value-type="float" office:value="0.304110831847266">
                <text:p>0.304110831847266</text:p>
              </table:table-cell>
              <table:table-cell office:value-type="float" office:value="0.301520869522853">
                <text:p>0.301520869522853</text:p>
              </table:table-cell>
              <table:table-cell office:value-type="float" office:value="0.29796424226032">
                <text:p>0.29796424226032</text:p>
              </table:table-cell>
              <table:table-cell office:value-type="float" office:value="0.29388409348959">
                <text:p>0.29388409348959</text:p>
              </table:table-cell>
              <table:table-cell office:value-type="float" office:value="0.290131930260021">
                <text:p>0.290131930260021</text:p>
              </table:table-cell>
              <table:table-cell office:value-type="float" office:value="0.286217290687575">
                <text:p>0.286217290687575</text:p>
              </table:table-cell>
              <table:table-cell office:value-type="float" office:value="0.285408939845669">
                <text:p>0.285408939845669</text:p>
              </table:table-cell>
              <table:table-cell office:value-type="float" office:value="0.285289405440121">
                <text:p>0.285289405440121</text:p>
              </table:table-cell>
              <table:table-cell office:value-type="float" office:value="0.284080036628066">
                <text:p>0.284080036628066</text:p>
              </table:table-cell>
              <table:table-cell office:value-type="float" office:value="0.284033421100802">
                <text:p>0.284033421100802</text:p>
              </table:table-cell>
              <table:table-cell office:value-type="float" office:value="0.325888006176148">
                <text:p>0.325888006176148</text:p>
              </table:table-cell>
              <table:table-cell office:value-type="float" office:value="0.329200335494467">
                <text:p>0.329200335494467</text:p>
              </table:table-cell>
              <table:table-cell office:value-type="float" office:value="0.327233459457758">
                <text:p>0.327233459457758</text:p>
              </table:table-cell>
              <table:table-cell office:value-type="float" office:value="0.323390268407308">
                <text:p>0.323390268407308</text:p>
              </table:table-cell>
              <table:table-cell office:value-type="float" office:value="0.314098989917631">
                <text:p>0.314098989917631</text:p>
              </table:table-cell>
              <table:table-cell office:value-type="float" office:value="0.306429831665595">
                <text:p>0.306429831665595</text:p>
              </table:table-cell>
              <table:table-cell office:value-type="float" office:value="0.303223045584552">
                <text:p>0.303223045584552</text:p>
              </table:table-cell>
              <table:table-cell office:value-type="float" office:value="0.298753293011359">
                <text:p>0.298753293011359</text:p>
              </table:table-cell>
              <table:table-cell office:value-type="float" office:value="0.300299716634137">
                <text:p>0.300299716634137</text:p>
              </table:table-cell>
              <table:table-cell office:value-type="float" office:value="0.298676549386355">
                <text:p>0.298676549386355</text:p>
              </table:table-cell>
              <table:table-cell office:value-type="float" office:value="0.297845142923697">
                <text:p>0.297845142923697</text:p>
              </table:table-cell>
              <table:table-cell office:value-type="float" office:value="0.294757824635841">
                <text:p>0.294757824635841</text:p>
              </table:table-cell>
              <table:table-cell office:value-type="float" office:value="0.29102779141443">
                <text:p>0.29102779141443</text:p>
              </table:table-cell>
              <table:table-cell office:value-type="float" office:value="0.287256281855046">
                <text:p>0.287256281855046</text:p>
              </table:table-cell>
              <table:table-cell office:value-type="float" office:value="0.291576482545238">
                <text:p>0.291576482545238</text:p>
              </table:table-cell>
              <table:table-cell office:value-type="float" office:value="0.297008013900087">
                <text:p>0.297008013900087</text:p>
              </table:table-cell>
              <table:table-cell office:value-type="float" office:value="0.310475587555265">
                <text:p>0.310475587555265</text:p>
              </table:table-cell>
              <table:table-cell office:value-type="float" office:value="0.316277679978732">
                <text:p>0.316277679978732</text:p>
              </table:table-cell>
              <table:table-cell office:value-type="float" office:value="0.326601023626604">
                <text:p>0.326601023626604</text:p>
              </table:table-cell>
              <table:table-cell office:value-type="float" office:value="0.338030949096046">
                <text:p>0.338030949096046</text:p>
              </table:table-cell>
              <table:table-cell office:value-type="float" office:value="0.338067450896086">
                <text:p>0.338067450896086</text:p>
              </table:table-cell>
              <table:table-cell office:value-type="float" office:value="0.337153675663364">
                <text:p>0.337153675663364</text:p>
              </table:table-cell>
              <table:table-cell office:value-type="float" office:value="0.333524251379056">
                <text:p>0.333524251379056</text:p>
              </table:table-cell>
              <table:table-cell office:value-type="float" office:value="0.334487130033762">
                <text:p>0.334487130033762</text:p>
              </table:table-cell>
              <table:table-cell office:value-type="float" office:value="0.332040137004584">
                <text:p>0.332040137004584</text:p>
              </table:table-cell>
              <table:table-cell office:value-type="float" office:value="0.328633802262173">
                <text:p>0.328633802262173</text:p>
              </table:table-cell>
              <table:table-cell office:value-type="float" office:value="0.322515326447445">
                <text:p>0.322515326447445</text:p>
              </table:table-cell>
              <table:table-cell office:value-type="float" office:value="0.304114011299797">
                <text:p>0.304114011299797</text:p>
              </table:table-cell>
              <table:table-cell office:value-type="float" office:value="0.297072181540634">
                <text:p>0.297072181540634</text:p>
              </table:table-cell>
              <table:table-cell office:value-type="float" office:value="0.296640236817614">
                <text:p>0.296640236817614</text:p>
              </table:table-cell>
              <table:table-cell office:value-type="float" office:value="0.293419303245887">
                <text:p>0.293419303245887</text:p>
              </table:table-cell>
              <table:table-cell office:value-type="float" office:value="0.288906230730819">
                <text:p>0.288906230730819</text:p>
              </table:table-cell>
              <table:table-cell office:value-type="float" office:value="0.285862679002055">
                <text:p>0.285862679002055</text:p>
              </table:table-cell>
              <table:table-cell office:value-type="float" office:value="0.285928361930013">
                <text:p>0.285928361930013</text:p>
              </table:table-cell>
              <table:table-cell office:value-type="float" office:value="0.284545431955531">
                <text:p>0.284545431955531</text:p>
              </table:table-cell>
              <table:table-cell office:value-type="float" office:value="0.320461824505366">
                <text:p>0.320461824505366</text:p>
              </table:table-cell>
              <table:table-cell office:value-type="float" office:value="0.315293390036757">
                <text:p>0.315293390036757</text:p>
              </table:table-cell>
              <table:table-cell office:value-type="float" office:value="0.296578854984511">
                <text:p>0.296578854984511</text:p>
              </table:table-cell>
              <table:table-cell office:value-type="float" office:value="0.29540080156942">
                <text:p>0.29540080156942</text:p>
              </table:table-cell>
              <table:table-cell office:value-type="float" office:value="0.294432663135561">
                <text:p>0.294432663135561</text:p>
              </table:table-cell>
              <table:table-cell office:value-type="float" office:value="0.292234876160243">
                <text:p>0.292234876160243</text:p>
              </table:table-cell>
              <table:table-cell office:value-type="float" office:value="0.303714507397977">
                <text:p>0.303714507397977</text:p>
              </table:table-cell>
              <table:table-cell office:value-type="float" office:value="0.303085031328784">
                <text:p>0.303085031328784</text:p>
              </table:table-cell>
              <table:table-cell office:value-type="float" office:value="0.301932855488074">
                <text:p>0.301932855488074</text:p>
              </table:table-cell>
              <table:table-cell office:value-type="float" office:value="0.301199947904283">
                <text:p>0.301199947904283</text:p>
              </table:table-cell>
              <table:table-cell office:value-type="float" office:value="0.300012319830601">
                <text:p>0.300012319830601</text:p>
              </table:table-cell>
              <table:table-cell office:value-type="float" office:value="0.299645927556448">
                <text:p>0.299645927556448</text:p>
              </table:table-cell>
              <table:table-cell office:value-type="float" office:value="0.299158413100714">
                <text:p>0.299158413100714</text:p>
              </table:table-cell>
              <table:table-cell office:value-type="float" office:value="0.298725845098269">
                <text:p>0.298725845098269</text:p>
              </table:table-cell>
              <table:table-cell office:value-type="float" office:value="0.295239100603159">
                <text:p>0.295239100603159</text:p>
              </table:table-cell>
              <table:table-cell office:value-type="float" office:value="0.293021208627964">
                <text:p>0.293021208627964</text:p>
              </table:table-cell>
              <table:table-cell office:value-type="float" office:value="0.294560326124319">
                <text:p>0.294560326124319</text:p>
              </table:table-cell>
              <table:table-cell office:value-type="float" office:value="0.319237156872208">
                <text:p>0.319237156872208</text:p>
              </table:table-cell>
              <table:table-cell office:value-type="float" office:value="0.322076785785849">
                <text:p>0.322076785785849</text:p>
              </table:table-cell>
              <table:table-cell office:value-type="float" office:value="0.333100177837332">
                <text:p>0.333100177837332</text:p>
              </table:table-cell>
              <table:table-cell office:value-type="float" office:value="0.340500467586234">
                <text:p>0.340500467586234</text:p>
              </table:table-cell>
              <table:table-cell office:value-type="float" office:value="0.339722708945432">
                <text:p>0.339722708945432</text:p>
              </table:table-cell>
              <table:table-cell office:value-type="float" office:value="0.337537232632929">
                <text:p>0.337537232632929</text:p>
              </table:table-cell>
              <table:table-cell office:value-type="float" office:value="0.338394410842856">
                <text:p>0.338394410842856</text:p>
              </table:table-cell>
              <table:table-cell office:value-type="float" office:value="0.338132638004764">
                <text:p>0.338132638004764</text:p>
              </table:table-cell>
              <table:table-cell office:value-type="float" office:value="0.337202999366747">
                <text:p>0.337202999366747</text:p>
              </table:table-cell>
              <table:table-cell office:value-type="float" office:value="0.335047093021085">
                <text:p>0.335047093021085</text:p>
              </table:table-cell>
              <table:table-cell office:value-type="float" office:value="0.300034597429154">
                <text:p>0.300034597429154</text:p>
              </table:table-cell>
              <table:table-cell office:value-type="float" office:value="0.29946472294625">
                <text:p>0.29946472294625</text:p>
              </table:table-cell>
              <table:table-cell office:value-type="float" office:value="0.298276460300211">
                <text:p>0.298276460300211</text:p>
              </table:table-cell>
              <table:table-cell office:value-type="float" office:value="0.297090519654355">
                <text:p>0.297090519654355</text:p>
              </table:table-cell>
              <table:table-cell office:value-type="float" office:value="0.295791383643191">
                <text:p>0.295791383643191</text:p>
              </table:table-cell>
              <table:table-cell office:value-type="float" office:value="0.293613521538532">
                <text:p>0.293613521538532</text:p>
              </table:table-cell>
              <table:table-cell office:value-type="float" office:value="0.290818876359323">
                <text:p>0.290818876359323</text:p>
              </table:table-cell>
            </table:table-row>
            <table:table-row>
              <table:table-cell office:value-type="string">
                <text:p>Potential diff</text:p>
                <draw:g>
                  <svg:desc>rosfoot5.A8:rosfoot5.A8</svg:desc>
                </draw:g>
              </table:table-cell>
              <table:table-cell office:value-type="float" office:value="-0.0000218189723851236">
                <text:p>-0.0000218189723851236</text:p>
                <draw:g>
                  <svg:desc>rosfoot5.B8:rosfoot5.JW8</svg:desc>
                </draw:g>
              </table:table-cell>
              <table:table-cell office:value-type="float" office:value="0.00000792380988945407">
                <text:p>0.00000792380988945407</text:p>
              </table:table-cell>
              <table:table-cell office:value-type="float" office:value="0.0000190009530938728">
                <text:p>0.0000190009530938728</text:p>
              </table:table-cell>
              <table:table-cell office:value-type="float" office:value="-0.00000035991608043906">
                <text:p>-0.00000035991608043906</text:p>
              </table:table-cell>
              <table:table-cell office:value-type="float" office:value="-0.0000267086497290347">
                <text:p>-0.0000267086497290347</text:p>
              </table:table-cell>
              <table:table-cell office:value-type="float" office:value="0.00000418803901341969">
                <text:p>0.00000418803901341969</text:p>
              </table:table-cell>
              <table:table-cell office:value-type="float" office:value="0.0000217524366547539">
                <text:p>0.0000217524366547539</text:p>
              </table:table-cell>
              <table:table-cell office:value-type="float" office:value="-0.0000151641106761469">
                <text:p>-0.0000151641106761469</text:p>
              </table:table-cell>
              <table:table-cell office:value-type="float" office:value="-0.00000992172267361147">
                <text:p>-0.00000992172267361147</text:p>
              </table:table-cell>
              <table:table-cell office:value-type="float" office:value="0.0000280675291114973">
                <text:p>0.0000280675291114973</text:p>
              </table:table-cell>
              <table:table-cell office:value-type="float" office:value="-0.0000341822192804764">
                <text:p>-0.0000341822192804764</text:p>
              </table:table-cell>
              <table:table-cell office:value-type="float" office:value="0.0000150761867784843">
                <text:p>0.0000150761867784843</text:p>
              </table:table-cell>
              <table:table-cell office:value-type="float" office:value="-0.00000994971671991474">
                <text:p>-0.00000994971671991474</text:p>
              </table:table-cell>
              <table:table-cell office:value-type="float" office:value="0.00000902398508434432">
                <text:p>0.00000902398508434432</text:p>
              </table:table-cell>
              <table:table-cell office:value-type="float" office:value="-0.0000181724369995306">
                <text:p>-0.0000181724369995306</text:p>
              </table:table-cell>
              <table:table-cell office:value-type="float" office:value="0.0000259970135678689">
                <text:p>0.0000259970135678689</text:p>
              </table:table-cell>
              <table:table-cell office:value-type="float" office:value="-0.0000151687155419689">
                <text:p>-0.0000151687155419689</text:p>
              </table:table-cell>
              <table:table-cell office:value-type="float" office:value="0.0000147940442679628">
                <text:p>0.0000147940442679628</text:p>
              </table:table-cell>
              <table:table-cell office:value-type="float" office:value="0.00000317866228993768">
                <text:p>0.00000317866228993768</text:p>
              </table:table-cell>
              <table:table-cell office:value-type="float" office:value="-0.0000140627478253386">
                <text:p>-0.0000140627478253386</text:p>
              </table:table-cell>
              <table:table-cell office:value-type="float" office:value="0.0000098707441211765">
                <text:p>0.0000098707441211765</text:p>
              </table:table-cell>
              <table:table-cell office:value-type="float" office:value="0.0000146257760353929">
                <text:p>0.0000146257760353929</text:p>
              </table:table-cell>
              <table:table-cell office:value-type="float" office:value="-0.00000861517106126586">
                <text:p>-0.00000861517106126586</text:p>
              </table:table-cell>
              <table:table-cell office:value-type="float" office:value="-0.0000035122380139252">
                <text:p>-0.0000035122380139252</text:p>
              </table:table-cell>
              <table:table-cell office:value-type="float" office:value="-0.00000612967257213048">
                <text:p>-0.00000612967257213048</text:p>
              </table:table-cell>
              <table:table-cell office:value-type="float" office:value="0.00000258086945931213">
                <text:p>0.00000258086945931213</text:p>
              </table:table-cell>
              <table:table-cell office:value-type="float" office:value="0.00000337469678407531">
                <text:p>0.00000337469678407531</text:p>
              </table:table-cell>
              <table:table-cell office:value-type="float" office:value="0.00000468694095540068">
                <text:p>0.00000468694095540068</text:p>
              </table:table-cell>
              <table:table-cell office:value-type="float" office:value="-0.0000130381300584848">
                <text:p>-0.0000130381300584848</text:p>
              </table:table-cell>
              <table:table-cell office:value-type="float" office:value="0.00000667448536900706">
                <text:p>0.00000667448536900706</text:p>
              </table:table-cell>
              <table:table-cell office:value-type="float" office:value="0.00000169207775296831">
                <text:p>0.00000169207775296831</text:p>
              </table:table-cell>
              <table:table-cell office:value-type="float" office:value="-0.00000667276913196568">
                <text:p>-0.00000667276913196568</text:p>
              </table:table-cell>
              <table:table-cell office:value-type="float" office:value="-0.000000482252418276818">
                <text:p>-0.000000482252418276818</text:p>
              </table:table-cell>
              <table:table-cell office:value-type="float" office:value="0.0000171218688949648">
                <text:p>0.0000171218688949648</text:p>
              </table:table-cell>
              <table:table-cell office:value-type="float" office:value="-0.0000151113906268208">
                <text:p>-0.0000151113906268208</text:p>
              </table:table-cell>
              <table:table-cell office:value-type="float" office:value="0.0000212461270008291">
                <text:p>0.0000212461270008291</text:p>
              </table:table-cell>
              <table:table-cell office:value-type="float" office:value="-0.0000173276892390661">
                <text:p>-0.0000173276892390661</text:p>
              </table:table-cell>
              <table:table-cell office:value-type="float" office:value="0.00000109972294659588">
                <text:p>0.00000109972294659588</text:p>
              </table:table-cell>
              <table:table-cell office:value-type="float" office:value="-0.00000118454116171396">
                <text:p>-0.00000118454116171396</text:p>
              </table:table-cell>
              <table:table-cell office:value-type="float" office:value="-0.00000280459499452101">
                <text:p>-0.00000280459499452101</text:p>
              </table:table-cell>
              <table:table-cell office:value-type="float" office:value="0.00000142106111994389">
                <text:p>0.00000142106111994389</text:p>
              </table:table-cell>
              <table:table-cell office:value-type="float" office:value="0.0000028438921124696">
                <text:p>0.0000028438921124696</text:p>
              </table:table-cell>
              <table:table-cell office:value-type="float" office:value="-0.000000617892016885335">
                <text:p>-0.000000617892016885335</text:p>
              </table:table-cell>
              <table:table-cell office:value-type="float" office:value="-0.00000378889226726464">
                <text:p>-0.00000378889226726464</text:p>
              </table:table-cell>
              <table:table-cell office:value-type="float" office:value="0.000000966894404985652">
                <text:p>0.000000966894404985652</text:p>
              </table:table-cell>
              <table:table-cell office:value-type="float" office:value="0.000011220187094374">
                <text:p>0.000011220187094374</text:p>
              </table:table-cell>
              <table:table-cell office:value-type="float" office:value="-0.00000975206263881256">
                <text:p>-0.00000975206263881256</text:p>
              </table:table-cell>
              <table:table-cell office:value-type="float" office:value="0.0000100323148751746">
                <text:p>0.0000100323148751746</text:p>
              </table:table-cell>
              <table:table-cell office:value-type="float" office:value="-0.00000778239692955651">
                <text:p>-0.00000778239692955651</text:p>
              </table:table-cell>
              <table:table-cell office:value-type="float" office:value="-0.00000518121955134232">
                <text:p>-0.00000518121955134232</text:p>
              </table:table-cell>
              <table:table-cell office:value-type="float" office:value="0.0000208185451704423">
                <text:p>0.0000208185451704423</text:p>
              </table:table-cell>
              <table:table-cell office:value-type="float" office:value="-0.0000348173545102193">
                <text:p>-0.0000348173545102193</text:p>
              </table:table-cell>
              <table:table-cell office:value-type="float" office:value="0.0000207509145137008">
                <text:p>0.0000207509145137008</text:p>
              </table:table-cell>
              <table:table-cell office:value-type="float" office:value="0.00000296915648251295">
                <text:p>0.00000296915648251295</text:p>
              </table:table-cell>
              <table:table-cell office:value-type="float" office:value="-0.0000082781662382736">
                <text:p>-0.0000082781662382736</text:p>
              </table:table-cell>
              <table:table-cell office:value-type="float" office:value="-0.00000652012635982135">
                <text:p>-0.00000652012635982135</text:p>
              </table:table-cell>
              <table:table-cell office:value-type="float" office:value="0.00000920881813704089">
                <text:p>0.00000920881813704089</text:p>
              </table:table-cell>
              <table:table-cell office:value-type="float" office:value="-0.0000176019140617489">
                <text:p>-0.0000176019140617489</text:p>
              </table:table-cell>
              <table:table-cell office:value-type="float" office:value="0.00000742606030340598">
                <text:p>0.00000742606030340598</text:p>
              </table:table-cell>
              <table:table-cell office:value-type="float" office:value="-0.000115346993914467">
                <text:p>-0.000115346993914467</text:p>
              </table:table-cell>
              <table:table-cell office:value-type="float" office:value="-0.000358785593007227">
                <text:p>-0.000358785593007227</text:p>
              </table:table-cell>
              <table:table-cell office:value-type="float" office:value="-0.000154566458807348">
                <text:p>-0.000154566458807348</text:p>
              </table:table-cell>
              <table:table-cell office:value-type="float" office:value="-0.0000864771182887414">
                <text:p>-0.0000864771182887414</text:p>
              </table:table-cell>
              <table:table-cell office:value-type="float" office:value="-0.000509372486616033">
                <text:p>-0.000509372486616033</text:p>
              </table:table-cell>
              <table:table-cell office:value-type="float" office:value="0.00012759163737841">
                <text:p>0.00012759163737841</text:p>
              </table:table-cell>
              <table:table-cell office:value-type="float" office:value="0.000596986539157129">
                <text:p>0.000596986539157129</text:p>
              </table:table-cell>
              <table:table-cell office:value-type="float" office:value="0.0015256414962066">
                <text:p>0.0015256414962066</text:p>
              </table:table-cell>
              <table:table-cell office:value-type="float" office:value="0.00187202574505851">
                <text:p>0.00187202574505851</text:p>
              </table:table-cell>
              <table:table-cell office:value-type="float" office:value="0.00153329948413722">
                <text:p>0.00153329948413722</text:p>
              </table:table-cell>
              <table:table-cell office:value-type="float" office:value="0.000264926864846804">
                <text:p>0.000264926864846804</text:p>
              </table:table-cell>
              <table:table-cell office:value-type="float" office:value="-0.000866248229191124">
                <text:p>-0.000866248229191124</text:p>
              </table:table-cell>
              <table:table-cell office:value-type="float" office:value="-0.00294818537381675">
                <text:p>-0.00294818537381675</text:p>
              </table:table-cell>
              <table:table-cell office:value-type="float" office:value="0.00458614419044018">
                <text:p>0.00458614419044018</text:p>
              </table:table-cell>
              <table:table-cell office:value-type="float" office:value="0.025923232782435">
                <text:p>0.025923232782435</text:p>
              </table:table-cell>
              <table:table-cell office:value-type="float" office:value="0.0236767737791642">
                <text:p>0.0236767737791642</text:p>
              </table:table-cell>
              <table:table-cell office:value-type="float" office:value="-0.00373905139605224">
                <text:p>-0.00373905139605224</text:p>
              </table:table-cell>
              <table:table-cell office:value-type="float" office:value="0.000276868755373749">
                <text:p>0.000276868755373749</text:p>
              </table:table-cell>
              <table:table-cell office:value-type="float" office:value="0.000284573714248004">
                <text:p>0.000284573714248004</text:p>
              </table:table-cell>
              <table:table-cell office:value-type="float" office:value="-0.0407998381314428">
                <text:p>-0.0407998381314428</text:p>
              </table:table-cell>
              <table:table-cell office:value-type="float" office:value="0.00899668577342588">
                <text:p>0.00899668577342588</text:p>
              </table:table-cell>
              <table:table-cell office:value-type="float" office:value="-0.00925078349581682">
                <text:p>-0.00925078349581682</text:p>
              </table:table-cell>
              <table:table-cell office:value-type="float" office:value="-0.00359172626017756">
                <text:p>-0.00359172626017756</text:p>
              </table:table-cell>
              <table:table-cell office:value-type="float" office:value="-0.00335094714219231">
                <text:p>-0.00335094714219231</text:p>
              </table:table-cell>
              <table:table-cell office:value-type="float" office:value="0.00491155372208119">
                <text:p>0.00491155372208119</text:p>
              </table:table-cell>
              <table:table-cell office:value-type="float" office:value="0.00495076181536192">
                <text:p>0.00495076181536192</text:p>
              </table:table-cell>
              <table:table-cell office:value-type="float" office:value="0.00203708482078807">
                <text:p>0.00203708482078807</text:p>
              </table:table-cell>
              <table:table-cell office:value-type="float" office:value="-0.000991596793688154">
                <text:p>-0.000991596793688154</text:p>
              </table:table-cell>
              <table:table-cell office:value-type="float" office:value="-0.00176723131218925">
                <text:p>-0.00176723131218925</text:p>
              </table:table-cell>
              <table:table-cell office:value-type="float" office:value="-0.00335476191890466">
                <text:p>-0.00335476191890466</text:p>
              </table:table-cell>
              <table:table-cell office:value-type="float" office:value="-0.0014179015781367">
                <text:p>-0.0014179015781367</text:p>
              </table:table-cell>
              <table:table-cell office:value-type="float" office:value="-0.00108400703917821">
                <text:p>-0.00108400703917821</text:p>
              </table:table-cell>
              <table:table-cell office:value-type="float" office:value="-0.00628110260027442">
                <text:p>-0.00628110260027442</text:p>
              </table:table-cell>
              <table:table-cell office:value-type="float" office:value="-0.00280842239580081">
                <text:p>-0.00280842239580081</text:p>
              </table:table-cell>
              <table:table-cell office:value-type="float" office:value="0.00338498817654609">
                <text:p>0.00338498817654609</text:p>
              </table:table-cell>
              <table:table-cell office:value-type="float" office:value="0.00603237218748098">
                <text:p>0.00603237218748098</text:p>
              </table:table-cell>
              <table:table-cell office:value-type="float" office:value="0.0205444511264643">
                <text:p>0.0205444511264643</text:p>
              </table:table-cell>
              <table:table-cell office:value-type="float" office:value="-0.00161141376001639">
                <text:p>-0.00161141376001639</text:p>
              </table:table-cell>
              <table:table-cell office:value-type="float" office:value="0.0108298196255097">
                <text:p>0.0108298196255097</text:p>
              </table:table-cell>
              <table:table-cell office:value-type="float" office:value="0.00527090068823966">
                <text:p>0.00527090068823966</text:p>
              </table:table-cell>
              <table:table-cell office:value-type="float" office:value="0.00391618542690736">
                <text:p>0.00391618542690736</text:p>
              </table:table-cell>
              <table:table-cell office:value-type="float" office:value="0.00109716783741787">
                <text:p>0.00109716783741787</text:p>
              </table:table-cell>
              <table:table-cell office:value-type="float" office:value="-0.00788326584737198">
                <text:p>-0.00788326584737198</text:p>
              </table:table-cell>
              <table:table-cell office:value-type="float" office:value="-0.0415103945710558">
                <text:p>-0.0415103945710558</text:p>
              </table:table-cell>
              <table:table-cell office:value-type="float" office:value="-0.00527440243976257">
                <text:p>-0.00527440243976257</text:p>
              </table:table-cell>
              <table:table-cell office:value-type="float" office:value="-0.00439268439955526">
                <text:p>-0.00439268439955526</text:p>
              </table:table-cell>
              <table:table-cell office:value-type="float" office:value="-0.00231583552566938">
                <text:p>-0.00231583552566938</text:p>
              </table:table-cell>
              <table:table-cell office:value-type="float" office:value="-0.00105966016624026">
                <text:p>-0.00105966016624026</text:p>
              </table:table-cell>
              <table:table-cell office:value-type="float" office:value="0.00000240852433824879">
                <text:p>0.00000240852433824879</text:p>
              </table:table-cell>
              <table:table-cell office:value-type="float" office:value="-0.000199685705911945">
                <text:p>-0.000199685705911945</text:p>
              </table:table-cell>
              <table:table-cell office:value-type="float" office:value="0.000170106842845241">
                <text:p>0.000170106842845241</text:p>
              </table:table-cell>
              <table:table-cell office:value-type="float" office:value="0.0380171977937976">
                <text:p>0.0380171977937976</text:p>
              </table:table-cell>
              <table:table-cell office:value-type="float" office:value="-0.000721194806502956">
                <text:p>-0.000721194806502956</text:p>
              </table:table-cell>
              <table:table-cell office:value-type="float" office:value="-0.00240039062252673">
                <text:p>-0.00240039062252673</text:p>
              </table:table-cell>
              <table:table-cell office:value-type="float" office:value="-0.0338467324786191">
                <text:p>-0.0338467324786191</text:p>
              </table:table-cell>
              <table:table-cell office:value-type="float" office:value="0.00120720577094918">
                <text:p>0.00120720577094918</text:p>
              </table:table-cell>
              <table:table-cell office:value-type="float" office:value="0.00353791290421174">
                <text:p>0.00353791290421174</text:p>
              </table:table-cell>
              <table:table-cell office:value-type="float" office:value="0.0143237195903574">
                <text:p>0.0143237195903574</text:p>
              </table:table-cell>
              <table:table-cell office:value-type="float" office:value="0.00782865486995071">
                <text:p>0.00782865486995071</text:p>
              </table:table-cell>
              <table:table-cell office:value-type="float" office:value="-0.00196943966004043">
                <text:p>-0.00196943966004043</text:p>
              </table:table-cell>
              <table:table-cell office:value-type="float" office:value="-0.000880786340972828">
                <text:p>-0.000880786340972828</text:p>
              </table:table-cell>
              <table:table-cell office:value-type="float" office:value="-0.00166755486321341">
                <text:p>-0.00166755486321341</text:p>
              </table:table-cell>
              <table:table-cell office:value-type="float" office:value="-0.000959098910421674">
                <text:p>-0.000959098910421674</text:p>
              </table:table-cell>
              <table:table-cell office:value-type="float" office:value="-0.000673767853935636">
                <text:p>-0.000673767853935636</text:p>
              </table:table-cell>
              <table:table-cell office:value-type="float" office:value="-0.00317676585004678">
                <text:p>-0.00317676585004678</text:p>
              </table:table-cell>
              <table:table-cell office:value-type="float" office:value="-0.00137144149744017">
                <text:p>-0.00137144149744017</text:p>
              </table:table-cell>
              <table:table-cell office:value-type="float" office:value="-0.00226948247369824">
                <text:p>-0.00226948247369824</text:p>
              </table:table-cell>
              <table:table-cell office:value-type="float" office:value="0.00130789766992873">
                <text:p>0.00130789766992873</text:p>
              </table:table-cell>
              <table:table-cell office:value-type="float" office:value="0.0339261542165432">
                <text:p>0.0339261542165432</text:p>
              </table:table-cell>
              <table:table-cell office:value-type="float" office:value="0.0111552927009783">
                <text:p>0.0111552927009783</text:p>
              </table:table-cell>
              <table:table-cell office:value-type="float" office:value="0.00271896232039348">
                <text:p>0.00271896232039348</text:p>
              </table:table-cell>
              <table:table-cell office:value-type="float" office:value="-0.00222339449933878">
                <text:p>-0.00222339449933878</text:p>
              </table:table-cell>
              <table:table-cell office:value-type="float" office:value="-0.00250937466523188">
                <text:p>-0.00250937466523188</text:p>
              </table:table-cell>
              <table:table-cell office:value-type="float" office:value="-0.00160446252246932">
                <text:p>-0.00160446252246932</text:p>
              </table:table-cell>
              <table:table-cell office:value-type="float" office:value="-0.037486595242618">
                <text:p>-0.037486595242618</text:p>
              </table:table-cell>
              <table:table-cell office:value-type="float" office:value="-0.00140898277418483">
                <text:p>-0.00140898277418483</text:p>
              </table:table-cell>
              <table:table-cell office:value-type="float" office:value="-0.00336885044143698">
                <text:p>-0.00336885044143698</text:p>
              </table:table-cell>
              <table:table-cell office:value-type="float" office:value="-0.00432894122664901">
                <text:p>-0.00432894122664901</text:p>
              </table:table-cell>
              <table:table-cell office:value-type="float" office:value="-0.00575717052224167">
                <text:p>-0.00575717052224167</text:p>
              </table:table-cell>
              <table:table-cell office:value-type="float" office:value="-0.000855552621641498">
                <text:p>-0.000855552621641498</text:p>
              </table:table-cell>
              <table:table-cell office:value-type="float" office:value="-0.00179886009786573">
                <text:p>-0.00179886009786573</text:p>
              </table:table-cell>
              <table:table-cell office:value-type="float" office:value="0.00517023567292663">
                <text:p>0.00517023567292663</text:p>
              </table:table-cell>
              <table:table-cell office:value-type="float" office:value="0.0327672216085548">
                <text:p>0.0327672216085548</text:p>
              </table:table-cell>
              <table:table-cell office:value-type="float" office:value="0.00325217934782818">
                <text:p>0.00325217934782818</text:p>
              </table:table-cell>
              <table:table-cell office:value-type="float" office:value="-0.00158613144103797">
                <text:p>-0.00158613144103797</text:p>
              </table:table-cell>
              <table:table-cell office:value-type="float" office:value="-0.0404886253890177">
                <text:p>-0.0404886253890177</text:p>
              </table:table-cell>
              <table:table-cell office:value-type="float" office:value="-0.0000634252878023989">
                <text:p>-0.0000634252878023989</text:p>
              </table:table-cell>
              <table:table-cell office:value-type="float" office:value="0.000223549006871104">
                <text:p>0.000223549006871104</text:p>
              </table:table-cell>
              <table:table-cell office:value-type="float" office:value="0.0143831718991548">
                <text:p>0.0143831718991548</text:p>
              </table:table-cell>
              <table:table-cell office:value-type="float" office:value="0.0115113596817795">
                <text:p>0.0115113596817795</text:p>
              </table:table-cell>
              <table:table-cell office:value-type="float" office:value="-0.000518506419673326">
                <text:p>-0.000518506419673326</text:p>
              </table:table-cell>
              <table:table-cell office:value-type="float" office:value="-0.00175501632089065">
                <text:p>-0.00175501632089065</text:p>
              </table:table-cell>
              <table:table-cell office:value-type="float" office:value="-0.0021095119982929">
                <text:p>-0.0021095119982929</text:p>
              </table:table-cell>
              <table:table-cell office:value-type="float" office:value="-0.00130153350295398">
                <text:p>-0.00130153350295398</text:p>
              </table:table-cell>
              <table:table-cell office:value-type="float" office:value="-0.00157047821842143">
                <text:p>-0.00157047821842143</text:p>
              </table:table-cell>
              <table:table-cell office:value-type="float" office:value="-0.00208168665561864">
                <text:p>-0.00208168665561864</text:p>
              </table:table-cell>
              <table:table-cell office:value-type="float" office:value="-0.00352737649476614">
                <text:p>-0.00352737649476614</text:p>
              </table:table-cell>
              <table:table-cell office:value-type="float" office:value="-0.00391866943139929">
                <text:p>-0.00391866943139929</text:p>
              </table:table-cell>
              <table:table-cell office:value-type="float" office:value="-0.00235098514670051">
                <text:p>-0.00235098514670051</text:p>
              </table:table-cell>
              <table:table-cell office:value-type="float" office:value="0.00269069250470833">
                <text:p>0.00269069250470833</text:p>
              </table:table-cell>
              <table:table-cell office:value-type="float" office:value="0.00522523884677817">
                <text:p>0.00522523884677817</text:p>
              </table:table-cell>
              <table:table-cell office:value-type="float" office:value="0.0249506306835081">
                <text:p>0.0249506306835081</text:p>
              </table:table-cell>
              <table:table-cell office:value-type="float" office:value="0.0124315060373802">
                <text:p>0.0124315060373802</text:p>
              </table:table-cell>
              <table:table-cell office:value-type="float" office:value="0.00837817842775895">
                <text:p>0.00837817842775895</text:p>
              </table:table-cell>
              <table:table-cell office:value-type="float" office:value="-0.00264008896991202">
                <text:p>-0.00264008896991202</text:p>
              </table:table-cell>
              <table:table-cell office:value-type="float" office:value="-0.00467283750782177">
                <text:p>-0.00467283750782177</text:p>
              </table:table-cell>
              <table:table-cell office:value-type="float" office:value="-0.0300261862968873">
                <text:p>-0.0300261862968873</text:p>
              </table:table-cell>
              <table:table-cell office:value-type="float" office:value="-0.0116903796753186">
                <text:p>-0.0116903796753186</text:p>
              </table:table-cell>
              <table:table-cell office:value-type="float" office:value="-0.00662297954698743">
                <text:p>-0.00662297954698743</text:p>
              </table:table-cell>
              <table:table-cell office:value-type="float" office:value="-0.00435121759669122">
                <text:p>-0.00435121759669122</text:p>
              </table:table-cell>
              <table:table-cell office:value-type="float" office:value="-0.00164013562665383">
                <text:p>-0.00164013562665383</text:p>
              </table:table-cell>
              <table:table-cell office:value-type="float" office:value="-0.00102788530594194">
                <text:p>-0.00102788530594194</text:p>
              </table:table-cell>
              <table:table-cell office:value-type="float" office:value="-0.000855507999186989">
                <text:p>-0.000855507999186989</text:p>
              </table:table-cell>
              <table:table-cell office:value-type="float" office:value="-0.00175124913993951">
                <text:p>-0.00175124913993951</text:p>
              </table:table-cell>
              <table:table-cell office:value-type="float" office:value="0.00156769523638778">
                <text:p>0.00156769523638778</text:p>
              </table:table-cell>
              <table:table-cell office:value-type="float" office:value="0.0353308933700649">
                <text:p>0.0353308933700649</text:p>
              </table:table-cell>
              <table:table-cell office:value-type="float" office:value="0.00476451460507249">
                <text:p>0.00476451460507249</text:p>
              </table:table-cell>
              <table:table-cell office:value-type="float" office:value="-0.000694675288211433">
                <text:p>-0.000694675288211433</text:p>
              </table:table-cell>
              <table:table-cell office:value-type="float" office:value="-0.0103329775356833">
                <text:p>-0.0103329775356833</text:p>
              </table:table-cell>
              <table:table-cell office:value-type="float" office:value="-0.00558384028604964">
                <text:p>-0.00558384028604964</text:p>
              </table:table-cell>
              <table:table-cell office:value-type="float" office:value="-0.0121953772965128">
                <text:p>-0.0121953772965128</text:p>
              </table:table-cell>
              <table:table-cell office:value-type="float" office:value="-0.00159451083595052">
                <text:p>-0.00159451083595052</text:p>
              </table:table-cell>
              <table:table-cell office:value-type="float" office:value="-0.00118066565538788">
                <text:p>-0.00118066565538788</text:p>
              </table:table-cell>
              <table:table-cell office:value-type="float" office:value="0.00931894016182572">
                <text:p>0.00931894016182572</text:p>
              </table:table-cell>
              <table:table-cell office:value-type="float" office:value="0.00746662740206583">
                <text:p>0.00746662740206583</text:p>
              </table:table-cell>
              <table:table-cell office:value-type="float" office:value="0.00257014199167249">
                <text:p>0.00257014199167249</text:p>
              </table:table-cell>
              <table:table-cell office:value-type="float" office:value="-0.00300982695496688">
                <text:p>-0.00300982695496688</text:p>
              </table:table-cell>
              <table:table-cell office:value-type="float" office:value="-0.00245085616934809">
                <text:p>-0.00245085616934809</text:p>
              </table:table-cell>
              <table:table-cell office:value-type="float" office:value="-0.00115594137566694">
                <text:p>-0.00115594137566694</text:p>
              </table:table-cell>
              <table:table-cell office:value-type="float" office:value="-0.00769851137377886">
                <text:p>-0.00769851137377886</text:p>
              </table:table-cell>
              <table:table-cell office:value-type="float" office:value="-0.00296330438987913">
                <text:p>-0.00296330438987913</text:p>
              </table:table-cell>
              <table:table-cell office:value-type="float" office:value="0.00103255516320938">
                <text:p>0.00103255516320938</text:p>
              </table:table-cell>
              <table:table-cell office:value-type="float" office:value="0.00492000047557178">
                <text:p>0.00492000047557178</text:p>
              </table:table-cell>
              <table:table-cell office:value-type="float" office:value="0.00577491002705521">
                <text:p>0.00577491002705521</text:p>
              </table:table-cell>
              <table:table-cell office:value-type="float" office:value="0.0191248448185153">
                <text:p>0.0191248448185153</text:p>
              </table:table-cell>
              <table:table-cell office:value-type="float" office:value="0.00507955193529286">
                <text:p>0.00507955193529286</text:p>
              </table:table-cell>
              <table:table-cell office:value-type="float" office:value="0.0108246710877571">
                <text:p>0.0108246710877571</text:p>
              </table:table-cell>
              <table:table-cell office:value-type="float" office:value="0.00339545307924544">
                <text:p>0.00339545307924544</text:p>
              </table:table-cell>
              <table:table-cell office:value-type="float" office:value="0.000785079417316814">
                <text:p>0.000785079417316814</text:p>
              </table:table-cell>
              <table:table-cell office:value-type="float" office:value="-0.00294776893184689">
                <text:p>-0.00294776893184689</text:p>
              </table:table-cell>
              <table:table-cell office:value-type="float" office:value="-0.00134017029119682">
                <text:p>-0.00134017029119682</text:p>
              </table:table-cell>
              <table:table-cell office:value-type="float" office:value="0.0000372727367213832">
                <text:p>0.0000372727367213832</text:p>
              </table:table-cell>
              <table:table-cell office:value-type="float" office:value="-0.00392515390659032">
                <text:p>-0.00392515390659032</text:p>
              </table:table-cell>
              <table:table-cell office:value-type="float" office:value="-0.0252254713863712">
                <text:p>-0.0252254713863712</text:p>
              </table:table-cell>
              <table:table-cell office:value-type="float" office:value="-0.000200930318071668">
                <text:p>-0.000200930318071668</text:p>
              </table:table-cell>
              <table:table-cell office:value-type="float" office:value="-0.00258996232441289">
                <text:p>-0.00258996232441289</text:p>
              </table:table-cell>
              <table:table-cell office:value-type="float" office:value="-0.00355662726253275">
                <text:p>-0.00355662726253275</text:p>
              </table:table-cell>
              <table:table-cell office:value-type="float" office:value="-0.00408014877073093">
                <text:p>-0.00408014877073093</text:p>
              </table:table-cell>
              <table:table-cell office:value-type="float" office:value="-0.0037521632295684">
                <text:p>-0.0037521632295684</text:p>
              </table:table-cell>
              <table:table-cell office:value-type="float" office:value="-0.00391463957244564">
                <text:p>-0.00391463957244564</text:p>
              </table:table-cell>
              <table:table-cell office:value-type="float" office:value="-0.000808350841906169">
                <text:p>-0.000808350841906169</text:p>
              </table:table-cell>
              <table:table-cell office:value-type="float" office:value="-0.000119534405548405">
                <text:p>-0.000119534405548405</text:p>
              </table:table-cell>
              <table:table-cell office:value-type="float" office:value="-0.0012093688120553">
                <text:p>-0.0012093688120553</text:p>
              </table:table-cell>
              <table:table-cell office:value-type="float" office:value="-0.0000466155272640378">
                <text:p>-0.0000466155272640378</text:p>
              </table:table-cell>
              <table:table-cell office:value-type="float" office:value="0.041854585075346">
                <text:p>0.041854585075346</text:p>
              </table:table-cell>
              <table:table-cell office:value-type="float" office:value="0.00331232931831965">
                <text:p>0.00331232931831965</text:p>
              </table:table-cell>
              <table:table-cell office:value-type="float" office:value="-0.00196687603670875">
                <text:p>-0.00196687603670875</text:p>
              </table:table-cell>
              <table:table-cell office:value-type="float" office:value="-0.00384319105045006">
                <text:p>-0.00384319105045006</text:p>
              </table:table-cell>
              <table:table-cell office:value-type="float" office:value="-0.00929127848967704">
                <text:p>-0.00929127848967704</text:p>
              </table:table-cell>
              <table:table-cell office:value-type="float" office:value="-0.00766915825203585">
                <text:p>-0.00766915825203585</text:p>
              </table:table-cell>
              <table:table-cell office:value-type="float" office:value="-0.00320678608104358">
                <text:p>-0.00320678608104358</text:p>
              </table:table-cell>
              <table:table-cell office:value-type="float" office:value="-0.00446975257319315">
                <text:p>-0.00446975257319315</text:p>
              </table:table-cell>
              <table:table-cell office:value-type="float" office:value="0.00154642362277807">
                <text:p>0.00154642362277807</text:p>
              </table:table-cell>
              <table:table-cell office:value-type="float" office:value="-0.00162316724778178">
                <text:p>-0.00162316724778178</text:p>
              </table:table-cell>
              <table:table-cell office:value-type="float" office:value="-0.000831406462658335">
                <text:p>-0.000831406462658335</text:p>
              </table:table-cell>
              <table:table-cell office:value-type="float" office:value="-0.00308731828785608">
                <text:p>-0.00308731828785608</text:p>
              </table:table-cell>
              <table:table-cell office:value-type="float" office:value="-0.00373003322141041">
                <text:p>-0.00373003322141041</text:p>
              </table:table-cell>
              <table:table-cell office:value-type="float" office:value="-0.00377150955938421">
                <text:p>-0.00377150955938421</text:p>
              </table:table-cell>
              <table:table-cell office:value-type="float" office:value="0.0043202006901919">
                <text:p>0.0043202006901919</text:p>
              </table:table-cell>
              <table:table-cell office:value-type="float" office:value="0.00543153135484958">
                <text:p>0.00543153135484958</text:p>
              </table:table-cell>
              <table:table-cell office:value-type="float" office:value="0.0134675736551773">
                <text:p>0.0134675736551773</text:p>
              </table:table-cell>
              <table:table-cell office:value-type="float" office:value="0.00580209242346769">
                <text:p>0.00580209242346769</text:p>
              </table:table-cell>
              <table:table-cell office:value-type="float" office:value="0.0103233436478714">
                <text:p>0.0103233436478714</text:p>
              </table:table-cell>
              <table:table-cell office:value-type="float" office:value="0.0114299254694425">
                <text:p>0.0114299254694425</text:p>
              </table:table-cell>
              <table:table-cell office:value-type="float" office:value="0.0000365018000398898">
                <text:p>0.0000365018000398898</text:p>
              </table:table-cell>
              <table:table-cell office:value-type="float" office:value="-0.000913775232722069">
                <text:p>-0.000913775232722069</text:p>
              </table:table-cell>
              <table:table-cell office:value-type="float" office:value="-0.00362942428430779">
                <text:p>-0.00362942428430779</text:p>
              </table:table-cell>
              <table:table-cell office:value-type="float" office:value="0.000962878654705179">
                <text:p>0.000962878654705179</text:p>
              </table:table-cell>
              <table:table-cell office:value-type="float" office:value="-0.002446993029178">
                <text:p>-0.002446993029178</text:p>
              </table:table-cell>
              <table:table-cell office:value-type="float" office:value="-0.00340633474241092">
                <text:p>-0.00340633474241092</text:p>
              </table:table-cell>
              <table:table-cell office:value-type="float" office:value="-0.00611847581472791">
                <text:p>-0.00611847581472791</text:p>
              </table:table-cell>
              <table:table-cell office:value-type="float" office:value="-0.0184013151476478">
                <text:p>-0.0184013151476478</text:p>
              </table:table-cell>
              <table:table-cell office:value-type="float" office:value="-0.00704182975916301">
                <text:p>-0.00704182975916301</text:p>
              </table:table-cell>
              <table:table-cell office:value-type="float" office:value="-0.000431944723019773">
                <text:p>-0.000431944723019773</text:p>
              </table:table-cell>
              <table:table-cell office:value-type="float" office:value="-0.00322093357172709">
                <text:p>-0.00322093357172709</text:p>
              </table:table-cell>
              <table:table-cell office:value-type="float" office:value="-0.00451307251506833">
                <text:p>-0.00451307251506833</text:p>
              </table:table-cell>
              <table:table-cell office:value-type="float" office:value="-0.00304355172876386">
                <text:p>-0.00304355172876386</text:p>
              </table:table-cell>
              <table:table-cell office:value-type="float" office:value="0.000065682927957722">
                <text:p>0.000065682927957722</text:p>
              </table:table-cell>
              <table:table-cell office:value-type="float" office:value="-0.00138292997448175">
                <text:p>-0.00138292997448175</text:p>
              </table:table-cell>
              <table:table-cell office:value-type="float" office:value="0.0359163925498353">
                <text:p>0.0359163925498353</text:p>
              </table:table-cell>
              <table:table-cell office:value-type="float" office:value="-0.00516843446860915">
                <text:p>-0.00516843446860915</text:p>
              </table:table-cell>
              <table:table-cell office:value-type="float" office:value="-0.0187145350522462">
                <text:p>-0.0187145350522462</text:p>
              </table:table-cell>
              <table:table-cell office:value-type="float" office:value="-0.00117805341509064">
                <text:p>-0.00117805341509064</text:p>
              </table:table-cell>
              <table:table-cell office:value-type="float" office:value="-0.00096813843385879">
                <text:p>-0.00096813843385879</text:p>
              </table:table-cell>
              <table:table-cell office:value-type="float" office:value="-0.00219778697531858">
                <text:p>-0.00219778697531858</text:p>
              </table:table-cell>
              <table:table-cell office:value-type="float" office:value="0.0114796312377345">
                <text:p>0.0114796312377345</text:p>
              </table:table-cell>
              <table:table-cell office:value-type="float" office:value="-0.000629476069193335">
                <text:p>-0.000629476069193335</text:p>
              </table:table-cell>
              <table:table-cell office:value-type="float" office:value="-0.00115217584070942">
                <text:p>-0.00115217584070942</text:p>
              </table:table-cell>
              <table:table-cell office:value-type="float" office:value="-0.000732907583791298">
                <text:p>-0.000732907583791298</text:p>
              </table:table-cell>
              <table:table-cell office:value-type="float" office:value="-0.00118762807368228">
                <text:p>-0.00118762807368228</text:p>
              </table:table-cell>
              <table:table-cell office:value-type="float" office:value="-0.000366392274152361">
                <text:p>-0.000366392274152361</text:p>
              </table:table-cell>
              <table:table-cell office:value-type="float" office:value="-0.000487514455734583">
                <text:p>-0.000487514455734583</text:p>
              </table:table-cell>
              <table:table-cell office:value-type="float" office:value="-0.000432568002444844">
                <text:p>-0.000432568002444844</text:p>
              </table:table-cell>
              <table:table-cell office:value-type="float" office:value="-0.00348674449510988">
                <text:p>-0.00348674449510988</text:p>
              </table:table-cell>
              <table:table-cell office:value-type="float" office:value="-0.0022178919751954">
                <text:p>-0.0022178919751954</text:p>
              </table:table-cell>
              <table:table-cell office:value-type="float" office:value="0.00153911749635566">
                <text:p>0.00153911749635566</text:p>
              </table:table-cell>
              <table:table-cell office:value-type="float" office:value="0.0246768307478882">
                <text:p>0.0246768307478882</text:p>
              </table:table-cell>
              <table:table-cell office:value-type="float" office:value="0.00283962891364103">
                <text:p>0.00283962891364103</text:p>
              </table:table-cell>
              <table:table-cell office:value-type="float" office:value="0.0110233920514835">
                <text:p>0.0110233920514835</text:p>
              </table:table-cell>
              <table:table-cell office:value-type="float" office:value="0.00740028974890161">
                <text:p>0.00740028974890161</text:p>
              </table:table-cell>
              <table:table-cell office:value-type="float" office:value="-0.000777758640802095">
                <text:p>-0.000777758640802095</text:p>
              </table:table-cell>
              <table:table-cell office:value-type="float" office:value="-0.00218547631250216">
                <text:p>-0.00218547631250216</text:p>
              </table:table-cell>
              <table:table-cell office:value-type="float" office:value="0.000857178209926757">
                <text:p>0.000857178209926757</text:p>
              </table:table-cell>
              <table:table-cell office:value-type="float" office:value="-0.000261772838092145">
                <text:p>-0.000261772838092145</text:p>
              </table:table-cell>
              <table:table-cell office:value-type="float" office:value="-0.000929638638017538">
                <text:p>-0.000929638638017538</text:p>
              </table:table-cell>
              <table:table-cell office:value-type="float" office:value="-0.00215590634566154">
                <text:p>-0.00215590634566154</text:p>
              </table:table-cell>
              <table:table-cell office:value-type="float" office:value="-0.0350124955919307">
                <text:p>-0.0350124955919307</text:p>
              </table:table-cell>
              <table:table-cell office:value-type="float" office:value="-0.000569874482904464">
                <text:p>-0.000569874482904464</text:p>
              </table:table-cell>
              <table:table-cell office:value-type="float" office:value="-0.001188262646039">
                <text:p>-0.001188262646039</text:p>
              </table:table-cell>
              <table:table-cell office:value-type="float" office:value="-0.0011859406458562">
                <text:p>-0.0011859406458562</text:p>
              </table:table-cell>
              <table:table-cell office:value-type="float" office:value="-0.00129913601116383">
                <text:p>-0.00129913601116383</text:p>
              </table:table-cell>
              <table:table-cell office:value-type="float" office:value="-0.00217786210465864">
                <text:p>-0.00217786210465864</text:p>
              </table:table-cell>
              <table:table-cell office:value-type="float" office:value="-0.00279464517920941">
                <text:p>-0.00279464517920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